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07in"/>
    </style:style>
    <style:style style:name="co2" style:family="table-column">
      <style:table-column-properties fo:break-before="auto" style:column-width="8.5091in"/>
    </style:style>
    <style:style style:name="co3" style:family="table-column">
      <style:table-column-properties fo:break-before="auto" style:column-width="2.67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1.007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>
            <text:p>C:\Users\silva\Documents\repos\DATA\asap-dataset\Bach/Prelude/bwv_848\Lou01M_note_alignments</text:p>
          </table:table-cell>
          <table:table-cell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811">
            <text:p>8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4_no_repeat\Huang10M_note_alignments</text:p>
          </table:table-cell>
          <table:table-cell office:value-type="string">
            <text:p>2 mismatched runs, octave?</text:p>
          </table:table-cell>
          <table:table-cell office:value-type="float" office:value="174">
            <text:p>174</text:p>
          </table:table-cell>
          <table:table-cell office:value-type="float" office:value="361">
            <text:p>361</text:p>
          </table:table-cell>
          <table:table-cell office:value-type="float" office:value="4644">
            <text:p>4644</text:p>
          </table:table-cell>
          <table:table-cell office:value-type="float" office:value="0.0374677002583979">
            <text:p>0.0374677003</text:p>
          </table:table-cell>
          <table:table-cell office:value-type="float" office:value="0.0777347114556417">
            <text:p>0.0777347115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4_no_repeat\Lin11M_note_alignments</text:p>
          </table:table-cell>
          <table:table-cell office:value-type="string">
            <text:p>2 mismatched runs, octave?</text:p>
          </table:table-cell>
          <table:table-cell office:value-type="float" office:value="188">
            <text:p>188</text:p>
          </table:table-cell>
          <table:table-cell office:value-type="float" office:value="418">
            <text:p>418</text:p>
          </table:table-cell>
          <table:table-cell office:value-type="float" office:value="4658">
            <text:p>4658</text:p>
          </table:table-cell>
          <table:table-cell office:value-type="float" office:value="0.0403606698153714">
            <text:p>0.0403606698</text:p>
          </table:table-cell>
          <table:table-cell office:value-type="float" office:value="0.0897380850150279">
            <text:p>0.089738085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4_no_repeat\LuoJ09M_note_alignments</text:p>
          </table:table-cell>
          <table:table-cell office:value-type="string">
            <text:p>2 mismatched runs, octave?</text:p>
          </table:table-cell>
          <table:table-cell office:value-type="float" office:value="197">
            <text:p>197</text:p>
          </table:table-cell>
          <table:table-cell office:value-type="float" office:value="356">
            <text:p>356</text:p>
          </table:table-cell>
          <table:table-cell office:value-type="float" office:value="4667">
            <text:p>4667</text:p>
          </table:table-cell>
          <table:table-cell office:value-type="float" office:value="0.0422112706235269">
            <text:p>0.0422112706</text:p>
          </table:table-cell>
          <table:table-cell office:value-type="float" office:value="0.0762802656953075">
            <text:p>0.0762802657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4_no_repeat\WongWY08M_note_alignments</text:p>
          </table:table-cell>
          <table:table-cell office:value-type="string">
            <text:p>2 mismatched runs, octave?</text:p>
          </table:table-cell>
          <table:table-cell office:value-type="float" office:value="235">
            <text:p>235</text:p>
          </table:table-cell>
          <table:table-cell office:value-type="float" office:value="279">
            <text:p>279</text:p>
          </table:table-cell>
          <table:table-cell office:value-type="float" office:value="4705">
            <text:p>4705</text:p>
          </table:table-cell>
          <table:table-cell office:value-type="float" office:value="0.0499468650371945">
            <text:p>0.049946865</text:p>
          </table:table-cell>
          <table:table-cell office:value-type="float" office:value="0.0592986184909671">
            <text:p>0.0592986185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4\Dossin04_note_alignments</text:p>
          </table:table-cell>
          <table:table-cell office:value-type="string">
            <text:p>2 mismatched runs, octave?</text:p>
          </table:table-cell>
          <table:table-cell office:value-type="float" office:value="217">
            <text:p>217</text:p>
          </table:table-cell>
          <table:table-cell office:value-type="float" office:value="612">
            <text:p>612</text:p>
          </table:table-cell>
          <table:table-cell office:value-type="float" office:value="6047">
            <text:p>6047</text:p>
          </table:table-cell>
          <table:table-cell office:value-type="float" office:value="0.0358855630891351">
            <text:p>0.0358855631</text:p>
          </table:table-cell>
          <table:table-cell office:value-type="float" office:value="0.10120721018687">
            <text:p>0.1012072102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46\Shi05M_note_alignments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68">
            <text:p>768</text:p>
          </table:table-cell>
          <table:table-cell office:value-type="float" office:value="0.0208333333333333">
            <text:p>0.0208333333</text:p>
          </table:table-cell>
          <table:table-cell office:value-type="float" office:value="0.0169270833333333">
            <text:p>0.0169270833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48\Denisova06M_note_alignments</text:p>
          </table:table-cell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456">
            <text:p>1456</text:p>
          </table:table-cell>
          <table:table-cell office:value-type="float" office:value="0.0130494505494506">
            <text:p>0.0130494505</text:p>
          </table:table-cell>
          <table:table-cell office:value-type="float" office:value="0.0137362637362637">
            <text:p>0.0137362637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48\Lee01M_note_alignments</text:p>
          </table:table-cell>
          <table:table-cell office:value-type="string">
            <text:p>c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461">
            <text:p>1461</text:p>
          </table:table-cell>
          <table:table-cell office:value-type="float" office:value="0.0164271047227926">
            <text:p>0.0164271047</text:p>
          </table:table-cell>
          <table:table-cell office:value-type="float" office:value="0.0150581793292266">
            <text:p>0.0150581793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48\LeeSH01M_note_alignments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455">
            <text:p>1455</text:p>
          </table:table-cell>
          <table:table-cell office:value-type="float" office:value="0.0123711340206186">
            <text:p>0.012371134</text:p>
          </table:table-cell>
          <table:table-cell office:value-type="float" office:value="0.0171821305841924">
            <text:p>0.0171821306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48\Lin04M_note_alignments</text:p>
          </table:table-cell>
          <table:table-cell office:value-type="string">
            <text:p>c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1461">
            <text:p>1461</text:p>
          </table:table-cell>
          <table:table-cell office:value-type="float" office:value="0.0164271047227926">
            <text:p>0.0164271047</text:p>
          </table:table-cell>
          <table:table-cell office:value-type="float" office:value="0.0198494182067077">
            <text:p>0.0198494182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48\Lou01M_note_alignments</text:p>
          </table:table-cell>
          <table:table-cell office:value-type="string">
            <text:p>c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451">
            <text:p>1451</text:p>
          </table:table-cell>
          <table:table-cell office:value-type="float" office:value="0.00964851826326671">
            <text:p>0.0096485183</text:p>
          </table:table-cell>
          <table:table-cell office:value-type="float" office:value="0.0117160578911096">
            <text:p>0.0117160579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48\MiyashitaM01M_note_alignments</text:p>
          </table:table-cell>
          <table:table-cell office:value-type="string">
            <text:p>c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459">
            <text:p>1459</text:p>
          </table:table-cell>
          <table:table-cell office:value-type="float" office:value="0.0150788211103496">
            <text:p>0.0150788211</text:p>
          </table:table-cell>
          <table:table-cell office:value-type="float" office:value="0.0137080191912269">
            <text:p>0.0137080192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48\Mizumoto03M_note_alignments</text:p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1467">
            <text:p>1467</text:p>
          </table:table-cell>
          <table:table-cell office:value-type="float" office:value="0.0204498977505113">
            <text:p>0.0204498978</text:p>
          </table:table-cell>
          <table:table-cell office:value-type="float" office:value="0.0177232447171098">
            <text:p>0.0177232447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48\SunY01M_note_alignments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452">
            <text:p>1452</text:p>
          </table:table-cell>
          <table:table-cell office:value-type="float" office:value="0.0103305785123967">
            <text:p>0.0103305785</text:p>
          </table:table-cell>
          <table:table-cell office:value-type="float" office:value="0.0137741046831956">
            <text:p>0.0137741047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48\Zhou01M_note_alignments</text:p>
          </table:table-cell>
          <table:table-cell office:value-type="string">
            <text:p>c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51">
            <text:p>1451</text:p>
          </table:table-cell>
          <table:table-cell office:value-type="float" office:value="0.00964851826326671">
            <text:p>0.0096485183</text:p>
          </table:table-cell>
          <table:table-cell office:value-type="float" office:value="0.0137835975189524">
            <text:p>0.0137835975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54\LuA01M_note_alignment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42">
            <text:p>742</text:p>
          </table:table-cell>
          <table:table-cell office:value-type="float" office:value="0.0107816711590297">
            <text:p>0.0107816712</text:p>
          </table:table-cell>
          <table:table-cell office:value-type="float" office:value="0.00269541778975741">
            <text:p>0.0026954178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54\MiyashitaM01M_note_alignments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43">
            <text:p>743</text:p>
          </table:table-cell>
          <table:table-cell office:value-type="float" office:value="0.0121130551816958">
            <text:p>0.0121130552</text:p>
          </table:table-cell>
          <table:table-cell office:value-type="float" office:value="0.0053835800807537">
            <text:p>0.0053835801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54\Ozaki01M_note_alignments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37">
            <text:p>737</text:p>
          </table:table-cell>
          <table:table-cell office:value-type="float" office:value="0.00407055630936228">
            <text:p>0.0040705563</text:p>
          </table:table-cell>
          <table:table-cell office:value-type="float" office:value="0.00271370420624152">
            <text:p>0.0027137042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54\Richardson01M_note_alignments</text:p>
          </table:table-cell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45">
            <text:p>745</text:p>
          </table:table-cell>
          <table:table-cell office:value-type="float" office:value="0.0147651006711409">
            <text:p>0.0147651007</text:p>
          </table:table-cell>
          <table:table-cell office:value-type="float" office:value="0.00805369127516779">
            <text:p>0.0080536913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54\WangA01M_note_alignments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41">
            <text:p>741</text:p>
          </table:table-cell>
          <table:table-cell office:value-type="float" office:value="0.00944669365721998">
            <text:p>0.0094466937</text:p>
          </table:table-cell>
          <table:table-cell office:value-type="float" office:value="0.00539811066126856">
            <text:p>0.0053981107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56\LuoJ01M_note_alignments</text:p>
          </table:table-cell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778">
            <text:p>778</text:p>
          </table:table-cell>
          <table:table-cell office:value-type="float" office:value="0.0141388174807198">
            <text:p>0.0141388175</text:p>
          </table:table-cell>
          <table:table-cell office:value-type="float" office:value="0.0475578406169666">
            <text:p>0.0475578406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57\Bult-ItoS02M_note_alignments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1411">
            <text:p>1411</text:p>
          </table:table-cell>
          <table:table-cell office:value-type="float" office:value="0.0581148121899362">
            <text:p>0.0581148122</text:p>
          </table:table-cell>
          <table:table-cell office:value-type="float" office:value="0.0070871722182849">
            <text:p>0.0070871722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57\Lan01M_note_alignments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1370">
            <text:p>1370</text:p>
          </table:table-cell>
          <table:table-cell office:value-type="float" office:value="0.0299270072992701">
            <text:p>0.0299270073</text:p>
          </table:table-cell>
          <table:table-cell office:value-type="float" office:value="0.0116788321167883">
            <text:p>0.0116788321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57\Lisiecki04M_note_alignments</text:p>
          </table:table-cell>
          <table:table-cell office:value-type="string">
            <text:p>c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1365">
            <text:p>1365</text:p>
          </table:table-cell>
          <table:table-cell office:value-type="float" office:value="0.0263736263736264">
            <text:p>0.0263736264</text:p>
          </table:table-cell>
          <table:table-cell office:value-type="float" office:value="0.0139194139194139">
            <text:p>0.0139194139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57\ToA01M_note_alignments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1370">
            <text:p>1370</text:p>
          </table:table-cell>
          <table:table-cell office:value-type="float" office:value="0.0299270072992701">
            <text:p>0.0299270073</text:p>
          </table:table-cell>
          <table:table-cell office:value-type="float" office:value="0.00583941605839416">
            <text:p>0.0058394161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57\WangA01M_note_alignments</text:p>
          </table:table-cell>
          <table:table-cell office:value-type="string">
            <text:p>c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351">
            <text:p>1351</text:p>
          </table:table-cell>
          <table:table-cell office:value-type="float" office:value="0.0162842339008142">
            <text:p>0.0162842339</text:p>
          </table:table-cell>
          <table:table-cell office:value-type="float" office:value="0.0074019245003701">
            <text:p>0.0074019245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57\YuP01M_note_alignments</text:p>
          </table:table-cell>
          <table:table-cell office:value-type="string">
            <text:p>c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1368">
            <text:p>1368</text:p>
          </table:table-cell>
          <table:table-cell office:value-type="float" office:value="0.0285087719298246">
            <text:p>0.0285087719</text:p>
          </table:table-cell>
          <table:table-cell office:value-type="float" office:value="0.00657894736842105">
            <text:p>0.0065789474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58\VuV01M_note_alignment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924">
            <text:p>924</text:p>
          </table:table-cell>
          <table:table-cell office:value-type="float" office:value="0.00216450216450216">
            <text:p>0.0021645022</text:p>
          </table:table-cell>
          <table:table-cell office:value-type="float" office:value="0.051948051948052">
            <text:p>0.0519480519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58\Zhang01M_note_alignments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926">
            <text:p>926</text:p>
          </table:table-cell>
          <table:table-cell office:value-type="float" office:value="0.00431965442764579">
            <text:p>0.0043196544</text:p>
          </table:table-cell>
          <table:table-cell office:value-type="float" office:value="0.0399568034557235">
            <text:p>0.0399568035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0\Ko04M_note_alignments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1779">
            <text:p>1779</text:p>
          </table:table-cell>
          <table:table-cell office:value-type="float" office:value="0.00843170320404722">
            <text:p>0.0084317032</text:p>
          </table:table-cell>
          <table:table-cell office:value-type="float" office:value="0.0219224283305228">
            <text:p>0.0219224283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0\Nikiforov05M_note_alignments</text:p>
          </table:table-cell>
          <table:table-cell office:value-type="string">
            <text:p>c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787">
            <text:p>1787</text:p>
          </table:table-cell>
          <table:table-cell office:value-type="float" office:value="0.012870733072188">
            <text:p>0.0128707331</text:p>
          </table:table-cell>
          <table:table-cell office:value-type="float" office:value="0.0201454952434247">
            <text:p>0.0201454952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0\Tetzloff04M_note_alignments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1805">
            <text:p>1805</text:p>
          </table:table-cell>
          <table:table-cell office:value-type="float" office:value="0.0227146814404432">
            <text:p>0.0227146814</text:p>
          </table:table-cell>
          <table:table-cell office:value-type="float" office:value="0.0210526315789474">
            <text:p>0.0210526316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0\TuanS01M_note_alignments</text:p>
          </table:table-cell>
          <table:table-cell office:value-type="string">
            <text:p>c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1787">
            <text:p>1787</text:p>
          </table:table-cell>
          <table:table-cell office:value-type="float" office:value="0.012870733072188">
            <text:p>0.0128707331</text:p>
          </table:table-cell>
          <table:table-cell office:value-type="float" office:value="0.025741466144376">
            <text:p>0.0257414661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0\YoungS01M_note_alignments</text:p>
          </table:table-cell>
          <table:table-cell office:value-type="string">
            <text:p>c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1808">
            <text:p>1808</text:p>
          </table:table-cell>
          <table:table-cell office:value-type="float" office:value="0.0243362831858407">
            <text:p>0.0243362832</text:p>
          </table:table-cell>
          <table:table-cell office:value-type="float" office:value="0.0248893805309734">
            <text:p>0.0248893805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0\ZhangH04M_note_alignments</text:p>
          </table:table-cell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1783">
            <text:p>1783</text:p>
          </table:table-cell>
          <table:table-cell office:value-type="float" office:value="0.0106561974200785">
            <text:p>0.0106561974</text:p>
          </table:table-cell>
          <table:table-cell office:value-type="float" office:value="0.021312394840157">
            <text:p>0.0213123948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2\Song04M_note_alignments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900">
            <text:p>900</text:p>
          </table:table-cell>
          <table:table-cell office:value-type="float" office:value="0.00666666666666667">
            <text:p>0.0066666667</text:p>
          </table:table-cell>
          <table:table-cell office:value-type="float" office:value="0.0344444444444444">
            <text:p>0.0344444444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3\LeeN01M_note_alignments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813">
            <text:p>813</text:p>
          </table:table-cell>
          <table:table-cell office:value-type="float" office:value="0.011070110701107">
            <text:p>0.0110701107</text:p>
          </table:table-cell>
          <table:table-cell office:value-type="float" office:value="0.02460024600246">
            <text:p>0.024600246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3\Shychko01M_note_alignments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808">
            <text:p>808</text:p>
          </table:table-cell>
          <table:table-cell office:value-type="float" office:value="0.00495049504950495">
            <text:p>0.004950495</text:p>
          </table:table-cell>
          <table:table-cell office:value-type="float" office:value="0.0099009900990099">
            <text:p>0.0099009901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3\TongB01M_note_alignments</text:p>
          </table:table-cell>
          <table:table-cell office:value-type="string">
            <text:p>c</text:p>
          </table:table-cell>
          <table:table-cell table:number-columns-repeated="2" office:value-type="float" office:value="10">
            <text:p>10</text:p>
          </table:table-cell>
          <table:table-cell office:value-type="float" office:value="814">
            <text:p>814</text:p>
          </table:table-cell>
          <table:table-cell table:number-columns-repeated="2" office:value-type="float" office:value="0.0122850122850123">
            <text:p>0.0122850123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4\SunD01M_note_alignments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206">
            <text:p>1206</text:p>
          </table:table-cell>
          <table:table-cell office:value-type="float" office:value="0.00497512437810945">
            <text:p>0.0049751244</text:p>
          </table:table-cell>
          <table:table-cell office:value-type="float" office:value="0.0140961857379768">
            <text:p>0.0140961857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5\Rizikov01M_note_alignments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float" office:value="68">
            <text:p>68</text:p>
          </table:table-cell>
          <table:table-cell office:value-type="float" office:value="2467">
            <text:p>2467</text:p>
          </table:table-cell>
          <table:table-cell office:value-type="float" office:value="0.0101337657073368">
            <text:p>0.0101337657</text:p>
          </table:table-cell>
          <table:table-cell office:value-type="float" office:value="0.0275638427239562">
            <text:p>0.0275638427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5\Teo01M_note_alignments</text:p>
          </table:table-cell>
          <table:table-cell office:value-type="string">
            <text:p>c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office:value-type="float" office:value="2520">
            <text:p>2520</text:p>
          </table:table-cell>
          <table:table-cell office:value-type="float" office:value="0.030952380952381">
            <text:p>0.030952381</text:p>
          </table:table-cell>
          <table:table-cell office:value-type="float" office:value="0.025">
            <text:p>0.025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5\ZhangE01M_note_alignments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2496">
            <text:p>2496</text:p>
          </table:table-cell>
          <table:table-cell office:value-type="float" office:value="0.0216346153846154">
            <text:p>0.0216346154</text:p>
          </table:table-cell>
          <table:table-cell office:value-type="float" office:value="0.0372596153846154">
            <text:p>0.0372596154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6\SOLOM02_note_alignments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53">
            <text:p>953</text:p>
          </table:table-cell>
          <table:table-cell office:value-type="float" office:value="0">
            <text:p>0</text:p>
          </table:table-cell>
          <table:table-cell office:value-type="float" office:value="0.00629590766002099">
            <text:p>0.0062959077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7\HuNY01M_note_alignments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772">
            <text:p>772</text:p>
          </table:table-cell>
          <table:table-cell office:value-type="float" office:value="0.0155440414507772">
            <text:p>0.0155440415</text:p>
          </table:table-cell>
          <table:table-cell office:value-type="float" office:value="0.0310880829015544">
            <text:p>0.0310880829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7\Sham01M_note_alignments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764">
            <text:p>764</text:p>
          </table:table-cell>
          <table:table-cell office:value-type="float" office:value="0.00523560209424084">
            <text:p>0.0052356021</text:p>
          </table:table-cell>
          <table:table-cell office:value-type="float" office:value="0.031413612565445">
            <text:p>0.0314136126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68\GonzalezJ05M_note_alignments</text:p>
          </table:table-cell>
          <table:table-cell office:value-type="string">
            <text:p>c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904">
            <text:p>904</text:p>
          </table:table-cell>
          <table:table-cell office:value-type="float" office:value="0.0464601769911505">
            <text:p>0.046460177</text:p>
          </table:table-cell>
          <table:table-cell office:value-type="float" office:value="0.0342920353982301">
            <text:p>0.0342920354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70\ChenW01M_note_alignments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79">
            <text:p>1079</text:p>
          </table:table-cell>
          <table:table-cell office:value-type="float" office:value="0.0185356811862836">
            <text:p>0.0185356812</text:p>
          </table:table-cell>
          <table:table-cell office:value-type="float" office:value="0.00741427247451344">
            <text:p>0.0074142725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70\LeeE01M_note_alignments</text:p>
          </table:table-cell>
          <table:table-cell office:value-type="string">
            <text:p>c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072">
            <text:p>1072</text:p>
          </table:table-cell>
          <table:table-cell office:value-type="float" office:value="0.0121268656716418">
            <text:p>0.0121268657</text:p>
          </table:table-cell>
          <table:table-cell office:value-type="float" office:value="0.0205223880597015">
            <text:p>0.0205223881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70\MaximovI01M_note_alignments</text:p>
          </table:table-cell>
          <table:table-cell office:value-type="string">
            <text:p>c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103">
            <text:p>1103</text:p>
          </table:table-cell>
          <table:table-cell office:value-type="float" office:value="0.0398912058023572">
            <text:p>0.0398912058</text:p>
          </table:table-cell>
          <table:table-cell office:value-type="float" office:value="0.00906618313689937">
            <text:p>0.0090661831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73\Lisiecki02_note_alignments</text:p>
          </table:table-cell>
          <table:table-cell office:value-type="string">
            <text:p>c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1412">
            <text:p>1412</text:p>
          </table:table-cell>
          <table:table-cell office:value-type="float" office:value="0.0269121813031161">
            <text:p>0.0269121813</text:p>
          </table:table-cell>
          <table:table-cell office:value-type="float" office:value="0.0184135977337111">
            <text:p>0.0184135977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73\Lisiecki13M_note_alignments</text:p>
          </table:table-cell>
          <table:table-cell office:value-type="string">
            <text:p>c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405">
            <text:p>1405</text:p>
          </table:table-cell>
          <table:table-cell office:value-type="float" office:value="0.0220640569395018">
            <text:p>0.0220640569</text:p>
          </table:table-cell>
          <table:table-cell office:value-type="float" office:value="0.0170818505338078">
            <text:p>0.0170818505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74\BianF01_note_alignments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82">
            <text:p>882</text:p>
          </table:table-cell>
          <table:table-cell office:value-type="float" office:value="0.00566893424036281">
            <text:p>0.0056689342</text:p>
          </table:table-cell>
          <table:table-cell office:value-type="float" office:value="0.0158730158730159">
            <text:p>0.0158730159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74\Kurz01M_note_alignments</text:p>
          </table:table-cell>
          <table:table-cell office:value-type="string">
            <text:p>c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891">
            <text:p>891</text:p>
          </table:table-cell>
          <table:table-cell office:value-type="float" office:value="0.0157126823793491">
            <text:p>0.0157126824</text:p>
          </table:table-cell>
          <table:table-cell office:value-type="float" office:value="0.0202020202020202">
            <text:p>0.0202020202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74\WongWY01M_note_alignments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82">
            <text:p>882</text:p>
          </table:table-cell>
          <table:table-cell office:value-type="float" office:value="0.00566893424036281">
            <text:p>0.0056689342</text:p>
          </table:table-cell>
          <table:table-cell office:value-type="float" office:value="0.0158730158730159">
            <text:p>0.0158730159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75\Ahfat01M_note_alignments</text:p>
          </table:table-cell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827">
            <text:p>827</text:p>
          </table:table-cell>
          <table:table-cell office:value-type="float" office:value="0.033857315598549">
            <text:p>0.0338573156</text:p>
          </table:table-cell>
          <table:table-cell office:value-type="float" office:value="0.0241837968561064">
            <text:p>0.0241837969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75\CaoJ01M_note_alignments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819">
            <text:p>819</text:p>
          </table:table-cell>
          <table:table-cell office:value-type="float" office:value="0.0244200244200244">
            <text:p>0.0244200244</text:p>
          </table:table-cell>
          <table:table-cell office:value-type="float" office:value="0.0231990231990232">
            <text:p>0.0231990232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76\SirajA01M_note_alignments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715">
            <text:p>715</text:p>
          </table:table-cell>
          <table:table-cell office:value-type="float" office:value="0.00979020979020979">
            <text:p>0.0097902098</text:p>
          </table:table-cell>
          <table:table-cell office:value-type="float" office:value="0.0321678321678322">
            <text:p>0.0321678322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76\Song01M_note_alignments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712">
            <text:p>712</text:p>
          </table:table-cell>
          <table:table-cell office:value-type="float" office:value="0.00561797752808989">
            <text:p>0.0056179775</text:p>
          </table:table-cell>
          <table:table-cell office:value-type="float" office:value="0.0098314606741573">
            <text:p>0.0098314607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0\LeungR01M_note_alignments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995">
            <text:p>995</text:p>
          </table:table-cell>
          <table:table-cell office:value-type="float" office:value="0.0160804020100503">
            <text:p>0.016080402</text:p>
          </table:table-cell>
          <table:table-cell office:value-type="float" office:value="0.0100502512562814">
            <text:p>0.0100502513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0\Sun02_note_alignments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95">
            <text:p>995</text:p>
          </table:table-cell>
          <table:table-cell office:value-type="float" office:value="0.0160804020100503">
            <text:p>0.016080402</text:p>
          </table:table-cell>
          <table:table-cell office:value-type="float" office:value="0.0120603015075377">
            <text:p>0.0120603015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0\WangA04M_note_alignments</text:p>
          </table:table-cell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90">
            <text:p>990</text:p>
          </table:table-cell>
          <table:table-cell office:value-type="float" office:value="0.0111111111111111">
            <text:p>0.0111111111</text:p>
          </table:table-cell>
          <table:table-cell office:value-type="float" office:value="0.0141414141414141">
            <text:p>0.0141414141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3\GuoE01M_note_alignments</text:p>
          </table:table-cell>
          <table:table-cell office:value-type="string">
            <text:p>c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1462">
            <text:p>1462</text:p>
          </table:table-cell>
          <table:table-cell office:value-type="float" office:value="0.0410396716826265">
            <text:p>0.0410396717</text:p>
          </table:table-cell>
          <table:table-cell office:value-type="float" office:value="0.00615595075239398">
            <text:p>0.0061559508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3\Herbert02_note_alignments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461">
            <text:p>1461</text:p>
          </table:table-cell>
          <table:table-cell office:value-type="float" office:value="0.0403832991101985">
            <text:p>0.0403832991</text:p>
          </table:table-cell>
          <table:table-cell office:value-type="float" office:value="0.00684462696783025">
            <text:p>0.006844627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3\KaiRuiR03_note_alignments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1475">
            <text:p>1475</text:p>
          </table:table-cell>
          <table:table-cell office:value-type="float" office:value="0.0494915254237288">
            <text:p>0.0494915254</text:p>
          </table:table-cell>
          <table:table-cell office:value-type="float" office:value="0.00542372881355932">
            <text:p>0.0054237288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3\Khmara04_note_alignments</text:p>
          </table:table-cell>
          <table:table-cell office:value-type="string">
            <text:p>c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1460">
            <text:p>1460</text:p>
          </table:table-cell>
          <table:table-cell office:value-type="float" office:value="0.0397260273972603">
            <text:p>0.0397260274</text:p>
          </table:table-cell>
          <table:table-cell office:value-type="float" office:value="0.010958904109589">
            <text:p>0.0109589041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3\Lim01_note_alignments</text:p>
          </table:table-cell>
          <table:table-cell office:value-type="string">
            <text:p>c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439">
            <text:p>1439</text:p>
          </table:table-cell>
          <table:table-cell office:value-type="float" office:value="0.0257123002084781">
            <text:p>0.0257123002</text:p>
          </table:table-cell>
          <table:table-cell office:value-type="float" office:value="0.00694927032661571">
            <text:p>0.0069492703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3\LuM01M_note_alignments</text:p>
          </table:table-cell>
          <table:table-cell office:value-type="string">
            <text:p>c</text:p>
          </table:table-cell>
          <table:table-cell office:value-type="float" office:value="151">
            <text:p>151</text:p>
          </table:table-cell>
          <table:table-cell office:value-type="float" office:value="8">
            <text:p>8</text:p>
          </table:table-cell>
          <table:table-cell office:value-type="float" office:value="1553">
            <text:p>1553</text:p>
          </table:table-cell>
          <table:table-cell office:value-type="float" office:value="0.0972311654861558">
            <text:p>0.0972311655</text:p>
          </table:table-cell>
          <table:table-cell office:value-type="float" office:value="0.0051513200257566">
            <text:p>0.00515132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4\LiA01M_note_alignments</text:p>
          </table:table-cell>
          <table:table-cell office:value-type="string">
            <text:p>c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757">
            <text:p>757</text:p>
          </table:table-cell>
          <table:table-cell office:value-type="float" office:value="0.0792602377807134">
            <text:p>0.0792602378</text:p>
          </table:table-cell>
          <table:table-cell office:value-type="float" office:value="0.0145310435931308">
            <text:p>0.0145310436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5\Chon02_note_alignments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674">
            <text:p>1674</text:p>
          </table:table-cell>
          <table:table-cell office:value-type="float" office:value="0.00896057347670251">
            <text:p>0.0089605735</text:p>
          </table:table-cell>
          <table:table-cell office:value-type="float" office:value="0.0185185185185185">
            <text:p>0.0185185185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5\Guo01M_note_alignments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1700">
            <text:p>1700</text:p>
          </table:table-cell>
          <table:table-cell office:value-type="float" office:value="0.0241176470588235">
            <text:p>0.0241176471</text:p>
          </table:table-cell>
          <table:table-cell office:value-type="float" office:value="0.0135294117647059">
            <text:p>0.0135294118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5\Huang04M_note_alignments</text:p>
          </table:table-cell>
          <table:table-cell office:value-type="string">
            <text:p>c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682">
            <text:p>1682</text:p>
          </table:table-cell>
          <table:table-cell office:value-type="float" office:value="0.0136741973840666">
            <text:p>0.0136741974</text:p>
          </table:table-cell>
          <table:table-cell office:value-type="float" office:value="0.0130796670630202">
            <text:p>0.0130796671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5\JeonH01M_note_alignments</text:p>
          </table:table-cell>
          <table:table-cell office:value-type="string">
            <text:p>c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1692">
            <text:p>1692</text:p>
          </table:table-cell>
          <table:table-cell office:value-type="float" office:value="0.0195035460992908">
            <text:p>0.0195035461</text:p>
          </table:table-cell>
          <table:table-cell office:value-type="float" office:value="0.0171394799054374">
            <text:p>0.0171394799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5\SINKEV01_note_alignments</text:p>
          </table:table-cell>
          <table:table-cell office:value-type="string">
            <text:p>c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686">
            <text:p>1686</text:p>
          </table:table-cell>
          <table:table-cell office:value-type="float" office:value="0.0160142348754448">
            <text:p>0.0160142349</text:p>
          </table:table-cell>
          <table:table-cell office:value-type="float" office:value="0.0124555160142349">
            <text:p>0.012455516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5\SINKEV06_note_alignments</text:p>
          </table:table-cell>
          <table:table-cell office:value-type="string">
            <text:p>c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1692">
            <text:p>1692</text:p>
          </table:table-cell>
          <table:table-cell office:value-type="float" office:value="0.0195035460992908">
            <text:p>0.0195035461</text:p>
          </table:table-cell>
          <table:table-cell office:value-type="float" office:value="0.0118203309692671">
            <text:p>0.011820331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7\LiYZ01M_note_alignments</text:p>
          </table:table-cell>
          <table:table-cell office:value-type="string">
            <text:p>c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1599">
            <text:p>1599</text:p>
          </table:table-cell>
          <table:table-cell office:value-type="float" office:value="0.0412757973733584">
            <text:p>0.0412757974</text:p>
          </table:table-cell>
          <table:table-cell office:value-type="float" office:value="0.00625390869293308">
            <text:p>0.0062539087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8\ZhaoK01M_note_alignments</text:p>
          </table:table-cell>
          <table:table-cell office:value-type="string">
            <text:p>c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778">
            <text:p>778</text:p>
          </table:table-cell>
          <table:table-cell office:value-type="float" office:value="0.0295629820051414">
            <text:p>0.029562982</text:p>
          </table:table-cell>
          <table:table-cell office:value-type="float" office:value="0.0115681233933162">
            <text:p>0.0115681234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9\Giesbrecht01M_note_alignments</text:p>
          </table:table-cell>
          <table:table-cell office:value-type="string">
            <text:p>c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846">
            <text:p>846</text:p>
          </table:table-cell>
          <table:table-cell office:value-type="float" office:value="0.132387706855792">
            <text:p>0.1323877069</text:p>
          </table:table-cell>
          <table:table-cell office:value-type="float" office:value="0.008274231678487">
            <text:p>0.0082742317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9\LiuY01M_note_alignments</text:p>
          </table:table-cell>
          <table:table-cell office:value-type="string">
            <text:p>c</text:p>
          </table:table-cell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 office:value-type="float" office:value="855">
            <text:p>855</text:p>
          </table:table-cell>
          <table:table-cell office:value-type="float" office:value="0.141520467836257">
            <text:p>0.1415204678</text:p>
          </table:table-cell>
          <table:table-cell office:value-type="float" office:value="0.00701754385964912">
            <text:p>0.0070175439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9\MunA01M_note_alignments</text:p>
          </table:table-cell>
          <table:table-cell office:value-type="string">
            <text:p>c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834">
            <text:p>834</text:p>
          </table:table-cell>
          <table:table-cell office:value-type="float" office:value="0.119904076738609">
            <text:p>0.1199040767</text:p>
          </table:table-cell>
          <table:table-cell office:value-type="float" office:value="0.00719424460431655">
            <text:p>0.0071942446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9\Wang01M_note_alignments</text:p>
          </table:table-cell>
          <table:table-cell office:value-type="string">
            <text:p>c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float" office:value="847">
            <text:p>847</text:p>
          </table:table-cell>
          <table:table-cell office:value-type="float" office:value="0.133412042502952">
            <text:p>0.1334120425</text:p>
          </table:table-cell>
          <table:table-cell office:value-type="float" office:value="0.00708382526564345">
            <text:p>0.0070838253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9\YangY02M_note_alignments</text:p>
          </table:table-cell>
          <table:table-cell office:value-type="string">
            <text:p>c</text:p>
          </table:table-cell>
          <table:table-cell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float" office:value="859">
            <text:p>859</text:p>
          </table:table-cell>
          <table:table-cell office:value-type="float" office:value="0.145518044237485">
            <text:p>0.1455180442</text:p>
          </table:table-cell>
          <table:table-cell office:value-type="float" office:value="0.010477299185099">
            <text:p>0.0104772992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89\ZhangW02M_note_alignments</text:p>
          </table:table-cell>
          <table:table-cell office:value-type="string">
            <text:p>c</text:p>
          </table:table-cell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float" office:value="839">
            <text:p>839</text:p>
          </table:table-cell>
          <table:table-cell office:value-type="float" office:value="0.125148986889154">
            <text:p>0.1251489869</text:p>
          </table:table-cell>
          <table:table-cell office:value-type="float" office:value="0.00953516090584029">
            <text:p>0.0095351609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91\Duepree06M_note_alignments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771">
            <text:p>1771</text:p>
          </table:table-cell>
          <table:table-cell office:value-type="float" office:value="0.00959909655561829">
            <text:p>0.0095990966</text:p>
          </table:table-cell>
          <table:table-cell office:value-type="float" office:value="0.00564652738565782">
            <text:p>0.0056465274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92\Hou01M_note_alignments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331">
            <text:p>1331</text:p>
          </table:table-cell>
          <table:table-cell office:value-type="float" office:value="0.00525920360631104">
            <text:p>0.0052592036</text:p>
          </table:table-cell>
          <table:table-cell office:value-type="float" office:value="0.0187828700225394">
            <text:p>0.01878287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92\KabuliL01M_note_alignments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330">
            <text:p>1330</text:p>
          </table:table-cell>
          <table:table-cell office:value-type="float" office:value="0.00451127819548872">
            <text:p>0.0045112782</text:p>
          </table:table-cell>
          <table:table-cell office:value-type="float" office:value="0.0142857142857143">
            <text:p>0.0142857143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93\Kleisen04M_note_alignments</text:p>
          </table:table-cell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1016">
            <text:p>1016</text:p>
          </table:table-cell>
          <table:table-cell office:value-type="float" office:value="0.0275590551181102">
            <text:p>0.0275590551</text:p>
          </table:table-cell>
          <table:table-cell office:value-type="float" office:value="0.0226377952755906">
            <text:p>0.0226377953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93\Levitsky04M_note_alignments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1029">
            <text:p>1029</text:p>
          </table:table-cell>
          <table:table-cell office:value-type="float" office:value="0.0398445092322643">
            <text:p>0.0398445092</text:p>
          </table:table-cell>
          <table:table-cell office:value-type="float" office:value="0.00777453838678328">
            <text:p>0.0077745384</text:p>
          </table:table-cell>
        </table:table-row>
        <table:table-row table:style-name="ro1">
          <table:table-cell/>
          <table:table-cell office:value-type="string">
            <text:p>C:\Users\silva\Documents\repos\DATA\asap-dataset\Bach/Fugue/bwv_893\Wong01M_note_alignments</text:p>
          </table:table-cell>
          <table:table-cell office:value-type="string">
            <text:p>c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1049">
            <text:p>1049</text:p>
          </table:table-cell>
          <table:table-cell office:value-type="float" office:value="0.0581506196377502">
            <text:p>0.0581506196</text:p>
          </table:table-cell>
          <table:table-cell office:value-type="float" office:value="0.0162059103908484">
            <text:p>0.0162059104</text:p>
          </table:table-cell>
        </table:table-row>
        <table:table-row table:style-name="ro1">
          <table:table-cell/>
          <table:table-cell office:value-type="string">
            <text:p>C:\Users\silva\Documents\repos\DATA\asap-dataset\Bach/Italian_concerto\KyykhynenT03_note_alignments</text:p>
          </table:table-cell>
          <table:table-cell office:value-type="string">
            <text:p>c</text:p>
          </table:table-cell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1230">
            <text:p>1230</text:p>
          </table:table-cell>
          <table:table-cell office:value-type="float" office:value="0.117073170731707">
            <text:p>0.1170731707</text:p>
          </table:table-cell>
          <table:table-cell office:value-type="float" office:value="0.00650406504065041">
            <text:p>0.006504065</text:p>
          </table:table-cell>
        </table:table-row>
        <table:table-row table:style-name="ro1">
          <table:table-cell/>
          <table:table-cell office:value-type="string">
            <text:p>C:\Users\silva\Documents\repos\DATA\asap-dataset\Bach/Italian_concerto\LeeN07_note_alignments</text:p>
          </table:table-cell>
          <table:table-cell office:value-type="string">
            <text:p>c</text:p>
          </table:table-cell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1202">
            <text:p>1202</text:p>
          </table:table-cell>
          <table:table-cell office:value-type="float" office:value="0.0965058236272879">
            <text:p>0.0965058236</text:p>
          </table:table-cell>
          <table:table-cell office:value-type="float" office:value="0.00665557404326123">
            <text:p>0.006655574</text:p>
          </table:table-cell>
        </table:table-row>
        <table:table-row table:style-name="ro1">
          <table:table-cell/>
          <table:table-cell office:value-type="string">
            <text:p>C:\Users\silva\Documents\repos\DATA\asap-dataset\Bach/Italian_concerto\TanakaM03_note_alignments</text:p>
          </table:table-cell>
          <table:table-cell office:value-type="string">
            <text:p>c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1180">
            <text:p>1180</text:p>
          </table:table-cell>
          <table:table-cell office:value-type="float" office:value="0.0796610169491526">
            <text:p>0.0796610169</text:p>
          </table:table-cell>
          <table:table-cell office:value-type="float" office:value="0.00677966101694915">
            <text:p>0.006779661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46\Shi05M_note_alignment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0.00181488203266788">
            <text:p>0.001814882</text:p>
          </table:table-cell>
          <table:table-cell office:value-type="float" office:value="0.00362976406533575">
            <text:p>0.0036297641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48\Denisova06M_note_alignments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14">
            <text:p>814</text:p>
          </table:table-cell>
          <table:table-cell office:value-type="float" office:value="0.00368550368550369">
            <text:p>0.0036855037</text:p>
          </table:table-cell>
          <table:table-cell office:value-type="float" office:value="0.00245700245700246">
            <text:p>0.0024570025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48\Lee01M_note_alignments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21">
            <text:p>821</text:p>
          </table:table-cell>
          <table:table-cell office:value-type="float" office:value="0.0121802679658952">
            <text:p>0.012180268</text:p>
          </table:table-cell>
          <table:table-cell office:value-type="float" office:value="0.0048721071863581">
            <text:p>0.0048721072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48\LeeSH01M_note_alignments</text:p>
          </table:table-cell>
          <table:table-cell office:value-type="string">
            <text:p>c</text:p>
          </table:table-cell>
          <table:table-cell table:number-columns-repeated="2" office:value-type="float" office:value="3">
            <text:p>3</text:p>
          </table:table-cell>
          <table:table-cell office:value-type="float" office:value="814">
            <text:p>814</text:p>
          </table:table-cell>
          <table:table-cell table:number-columns-repeated="2" office:value-type="float" office:value="0.00368550368550369">
            <text:p>0.0036855037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48\Lin04M_note_alignments</text:p>
          </table:table-cell>
          <table:table-cell office:value-type="string">
            <text:p>c</text:p>
          </table:table-cell>
          <table:table-cell table:number-columns-repeated="2" office:value-type="float" office:value="3">
            <text:p>3</text:p>
          </table:table-cell>
          <table:table-cell office:value-type="float" office:value="814">
            <text:p>814</text:p>
          </table:table-cell>
          <table:table-cell table:number-columns-repeated="2" office:value-type="float" office:value="0.00368550368550369">
            <text:p>0.0036855037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48\MiyashitaM01M_note_alignments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16">
            <text:p>816</text:p>
          </table:table-cell>
          <table:table-cell office:value-type="float" office:value="0.00612745098039216">
            <text:p>0.006127451</text:p>
          </table:table-cell>
          <table:table-cell office:value-type="float" office:value="0.00490196078431373">
            <text:p>0.0049019608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48\Mizumoto03M_note_alignments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0.00493218249075216">
            <text:p>0.0049321825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48\SunY01M_note_alignment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13">
            <text:p>813</text:p>
          </table:table-cell>
          <table:table-cell office:value-type="float" office:value="0.002460024600246">
            <text:p>0.0024600246</text:p>
          </table:table-cell>
          <table:table-cell office:value-type="float" office:value="0.001230012300123">
            <text:p>0.0012300123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48\Zhou01M_note_alignments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0.00246609124537608">
            <text:p>0.0024660912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54\LuA01M_note_alignments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office:value-type="float" office:value="0.0319148936170213">
            <text:p>0.0319148936</text:p>
          </table:table-cell>
          <table:table-cell office:value-type="float" office:value="0.0212765957446808">
            <text:p>0.0212765957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54\MiyashitaM01M_note_alignment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57">
            <text:p>457</text:p>
          </table:table-cell>
          <table:table-cell office:value-type="float" office:value="0.00437636761487965">
            <text:p>0.0043763676</text:p>
          </table:table-cell>
          <table:table-cell office:value-type="float" office:value="0.0262582056892779">
            <text:p>0.0262582057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54\Ozaki01M_note_alignments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0.0241758241758242">
            <text:p>0.0241758242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54\Richardson01M_note_alignment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57">
            <text:p>457</text:p>
          </table:table-cell>
          <table:table-cell office:value-type="float" office:value="0.00437636761487965">
            <text:p>0.0043763676</text:p>
          </table:table-cell>
          <table:table-cell office:value-type="float" office:value="0.0262582056892779">
            <text:p>0.0262582057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54\WangA01M_note_alignments</text:p>
          </table:table-cell>
          <table:table-cell office:value-type="string">
            <text:p>c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76">
            <text:p>476</text:p>
          </table:table-cell>
          <table:table-cell office:value-type="float" office:value="0.0441176470588235">
            <text:p>0.0441176471</text:p>
          </table:table-cell>
          <table:table-cell office:value-type="float" office:value="0.0210084033613445">
            <text:p>0.0210084034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56\LuoJ01M_note_alignments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  <table:table-cell office:value-type="float" office:value="930">
            <text:p>930</text:p>
          </table:table-cell>
          <table:table-cell office:value-type="float" office:value="0.00752688172043011">
            <text:p>0.0075268817</text:p>
          </table:table-cell>
          <table:table-cell office:value-type="float" office:value="0.112903225806452">
            <text:p>0.1129032258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57\Bult-ItoS02M_note_alignments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615">
            <text:p>615</text:p>
          </table:table-cell>
          <table:table-cell office:value-type="float" office:value="0.016260162601626">
            <text:p>0.0162601626</text:p>
          </table:table-cell>
          <table:table-cell office:value-type="float" office:value="0.105691056910569">
            <text:p>0.1056910569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57\Lan01M_note_alignments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622">
            <text:p>622</text:p>
          </table:table-cell>
          <table:table-cell office:value-type="float" office:value="0.0273311897106109">
            <text:p>0.0273311897</text:p>
          </table:table-cell>
          <table:table-cell office:value-type="float" office:value="0.0884244372990354">
            <text:p>0.0884244373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57\Lisiecki04M_note_alignments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float" office:value="622">
            <text:p>622</text:p>
          </table:table-cell>
          <table:table-cell office:value-type="float" office:value="0.0273311897106109">
            <text:p>0.0273311897</text:p>
          </table:table-cell>
          <table:table-cell office:value-type="float" office:value="0.104501607717042">
            <text:p>0.1045016077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57\ToA01M_note_alignments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620">
            <text:p>620</text:p>
          </table:table-cell>
          <table:table-cell office:value-type="float" office:value="0.0241935483870968">
            <text:p>0.0241935484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57\WangA01M_note_alignments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608">
            <text:p>608</text:p>
          </table:table-cell>
          <table:table-cell office:value-type="float" office:value="0.00493421052631579">
            <text:p>0.0049342105</text:p>
          </table:table-cell>
          <table:table-cell office:value-type="float" office:value="0.133223684210526">
            <text:p>0.1332236842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57\YuP01M_note_alignments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623">
            <text:p>623</text:p>
          </table:table-cell>
          <table:table-cell office:value-type="float" office:value="0.028892455858748">
            <text:p>0.0288924559</text:p>
          </table:table-cell>
          <table:table-cell office:value-type="float" office:value="0.101123595505618">
            <text:p>0.1011235955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58\VuV01M_note_alignments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float" office:value="0.0266666666666667">
            <text:p>0.0266666667</text:p>
          </table:table-cell>
          <table:table-cell office:value-type="float" office:value="0.0222222222222222">
            <text:p>0.0222222222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58\Zhang01M_note_alignments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491">
            <text:p>491</text:p>
          </table:table-cell>
          <table:table-cell office:value-type="float" office:value="0.107942973523422">
            <text:p>0.1079429735</text:p>
          </table:table-cell>
          <table:table-cell office:value-type="float" office:value="0.00814663951120163">
            <text:p>0.0081466395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0\Ko04M_note_alignments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18">
            <text:p>618</text:p>
          </table:table-cell>
          <table:table-cell office:value-type="float" office:value="0.0145631067961165">
            <text:p>0.0145631068</text:p>
          </table:table-cell>
          <table:table-cell office:value-type="float" office:value="0.00161812297734628">
            <text:p>0.001618123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0\Nikiforov05M_note_alignments</text:p>
          </table:table-cell>
          <table:table-cell office:value-type="string">
            <text:p>c</text:p>
          </table:table-cell>
          <table:table-cell table:number-columns-repeated="2" office:value-type="float" office:value="4">
            <text:p>4</text:p>
          </table:table-cell>
          <table:table-cell office:value-type="float" office:value="613">
            <text:p>613</text:p>
          </table:table-cell>
          <table:table-cell table:number-columns-repeated="2" office:value-type="float" office:value="0.00652528548123981">
            <text:p>0.0065252855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0\Tetzloff04M_note_alignments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0.00975609756097561">
            <text:p>0.0097560976</text:p>
          </table:table-cell>
          <table:table-cell office:value-type="float" office:value="0.0032520325203252">
            <text:p>0.0032520325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0\TuanS01M_note_alignments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21">
            <text:p>621</text:p>
          </table:table-cell>
          <table:table-cell office:value-type="float" office:value="0.0193236714975845">
            <text:p>0.0193236715</text:p>
          </table:table-cell>
          <table:table-cell office:value-type="float" office:value="0.0112721417069243">
            <text:p>0.0112721417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0\YoungS01M_note_alignments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18">
            <text:p>618</text:p>
          </table:table-cell>
          <table:table-cell office:value-type="float" office:value="0.0145631067961165">
            <text:p>0.0145631068</text:p>
          </table:table-cell>
          <table:table-cell office:value-type="float" office:value="0.00970873786407767">
            <text:p>0.0097087379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0\ZhangH04M_note_alignments</text:p>
          </table:table-cell>
          <table:table-cell office:value-type="string">
            <text:p>c</text:p>
          </table:table-cell>
          <table:table-cell table:number-columns-repeated="2" office:value-type="float" office:value="4">
            <text:p>4</text:p>
          </table:table-cell>
          <table:table-cell office:value-type="float" office:value="613">
            <text:p>613</text:p>
          </table:table-cell>
          <table:table-cell table:number-columns-repeated="2" office:value-type="float" office:value="0.00652528548123981">
            <text:p>0.0065252855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2\Song04M_note_alignments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91">
            <text:p>691</text:p>
          </table:table-cell>
          <table:table-cell office:value-type="float" office:value="0.00434153400868307">
            <text:p>0.004341534</text:p>
          </table:table-cell>
          <table:table-cell office:value-type="float" office:value="0.0217076700434153">
            <text:p>0.02170767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3\LeeN01M_note_alignments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80">
            <text:p>580</text:p>
          </table:table-cell>
          <table:table-cell office:value-type="float" office:value="0.00689655172413793">
            <text:p>0.0068965517</text:p>
          </table:table-cell>
          <table:table-cell office:value-type="float" office:value="0.0293103448275862">
            <text:p>0.0293103448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3\Shychko01M_note_alignment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78">
            <text:p>578</text:p>
          </table:table-cell>
          <table:table-cell office:value-type="float" office:value="0.00346020761245675">
            <text:p>0.0034602076</text:p>
          </table:table-cell>
          <table:table-cell office:value-type="float" office:value="0.0224913494809689">
            <text:p>0.0224913495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3\TongB01M_note_alignment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77">
            <text:p>577</text:p>
          </table:table-cell>
          <table:table-cell office:value-type="float" office:value="0.00173310225303293">
            <text:p>0.0017331023</text:p>
          </table:table-cell>
          <table:table-cell office:value-type="float" office:value="0.0207972270363952">
            <text:p>0.020797227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4\SunD01M_note_alignments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23">
            <text:p>623</text:p>
          </table:table-cell>
          <table:table-cell office:value-type="float" office:value="0.00481540930979133">
            <text:p>0.0048154093</text:p>
          </table:table-cell>
          <table:table-cell office:value-type="float" office:value="0.0176565008025682">
            <text:p>0.0176565008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5\Rizikov01M_note_alignments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18">
            <text:p>618</text:p>
          </table:table-cell>
          <table:table-cell office:value-type="float" office:value="0.00647249190938511">
            <text:p>0.0064724919</text:p>
          </table:table-cell>
          <table:table-cell office:value-type="float" office:value="0.00809061488673139">
            <text:p>0.0080906149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5\Teo01M_note_alignments</text:p>
          </table:table-cell>
          <table:table-cell office:value-type="string">
            <text:p>c</text:p>
          </table:table-cell>
          <table:table-cell table:number-columns-repeated="2" office:value-type="float" office:value="5">
            <text:p>5</text:p>
          </table:table-cell>
          <table:table-cell office:value-type="float" office:value="619">
            <text:p>619</text:p>
          </table:table-cell>
          <table:table-cell table:number-columns-repeated="2" office:value-type="float" office:value="0.00807754442649435">
            <text:p>0.0080775444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5\ZhangE01M_note_alignments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19">
            <text:p>619</text:p>
          </table:table-cell>
          <table:table-cell office:value-type="float" office:value="0.00807754442649435">
            <text:p>0.0080775444</text:p>
          </table:table-cell>
          <table:table-cell office:value-type="float" office:value="0.012924071082391">
            <text:p>0.0129240711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6\SOLOM02_note_alignments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43">
            <text:p>643</text:p>
          </table:table-cell>
          <table:table-cell office:value-type="float" office:value="0.0139968895800933">
            <text:p>0.0139968896</text:p>
          </table:table-cell>
          <table:table-cell office:value-type="float" office:value="0.00622083981337481">
            <text:p>0.0062208398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7\HuNY01M_note_alignments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788">
            <text:p>788</text:p>
          </table:table-cell>
          <table:table-cell office:value-type="float" office:value="0.00634517766497462">
            <text:p>0.0063451777</text:p>
          </table:table-cell>
          <table:table-cell office:value-type="float" office:value="0.0228426395939086">
            <text:p>0.0228426396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7\Sham01M_note_alignment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85">
            <text:p>785</text:p>
          </table:table-cell>
          <table:table-cell office:value-type="float" office:value="0.00254777070063694">
            <text:p>0.0025477707</text:p>
          </table:table-cell>
          <table:table-cell office:value-type="float" office:value="0.0089171974522293">
            <text:p>0.0089171975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68\GonzalezJ05M_note_alignments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21">
            <text:p>421</text:p>
          </table:table-cell>
          <table:table-cell office:value-type="float" office:value="0.00712589073634204">
            <text:p>0.0071258907</text:p>
          </table:table-cell>
          <table:table-cell office:value-type="float" office:value="0.0142517814726841">
            <text:p>0.0142517815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70\ChenW01M_note_alignments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41">
            <text:p>841</text:p>
          </table:table-cell>
          <table:table-cell office:value-type="float" office:value="0.00356718192627824">
            <text:p>0.0035671819</text:p>
          </table:table-cell>
          <table:table-cell office:value-type="float" office:value="0.00713436385255648">
            <text:p>0.0071343639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70\LeeE01M_note_alignments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41">
            <text:p>841</text:p>
          </table:table-cell>
          <table:table-cell office:value-type="float" office:value="0.00356718192627824">
            <text:p>0.0035671819</text:p>
          </table:table-cell>
          <table:table-cell office:value-type="float" office:value="0.00713436385255648">
            <text:p>0.0071343639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70\MaximovI01M_note_alignments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842">
            <text:p>842</text:p>
          </table:table-cell>
          <table:table-cell office:value-type="float" office:value="0.00475059382422803">
            <text:p>0.0047505938</text:p>
          </table:table-cell>
          <table:table-cell office:value-type="float" office:value="0.00950118764845606">
            <text:p>0.0095011876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73\Lisiecki02_note_alignments</text:p>
          </table:table-cell>
          <table:table-cell office:value-type="string">
            <text:p>c</text:p>
          </table:table-cell>
          <table:table-cell office:value-type="float" office:value="72">
            <text:p>72</text:p>
          </table:table-cell>
          <table:table-cell office:value-type="float" office:value="318">
            <text:p>318</text:p>
          </table:table-cell>
          <table:table-cell office:value-type="float" office:value="1677">
            <text:p>1677</text:p>
          </table:table-cell>
          <table:table-cell office:value-type="float" office:value="0.0429338103756708">
            <text:p>0.0429338104</text:p>
          </table:table-cell>
          <table:table-cell office:value-type="float" office:value="0.189624329159213">
            <text:p>0.1896243292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73\Lisiecki13M_note_alignments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319">
            <text:p>319</text:p>
          </table:table-cell>
          <table:table-cell office:value-type="float" office:value="1678">
            <text:p>1678</text:p>
          </table:table-cell>
          <table:table-cell office:value-type="float" office:value="0.0435041716328963">
            <text:p>0.0435041716</text:p>
          </table:table-cell>
          <table:table-cell office:value-type="float" office:value="0.190107270560191">
            <text:p>0.1901072706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74\BianF01M_note_alignments</text:p>
          </table:table-cell>
          <table:table-cell office:value-type="string">
            <text:p>c</text:p>
          </table:table-cell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float" office:value="1598">
            <text:p>1598</text:p>
          </table:table-cell>
          <table:table-cell office:value-type="float" office:value="0.0707133917396746">
            <text:p>0.0707133917</text:p>
          </table:table-cell>
          <table:table-cell office:value-type="float" office:value="0.0143929912390488">
            <text:p>0.0143929912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74\WongWY01M_note_alignments</text:p>
          </table:table-cell>
          <table:table-cell office:value-type="string">
            <text:p>c</text:p>
          </table:table-cell>
          <table:table-cell office:value-type="float" office:value="88">
            <text:p>88</text:p>
          </table:table-cell>
          <table:table-cell office:value-type="float" office:value="21">
            <text:p>21</text:p>
          </table:table-cell>
          <table:table-cell office:value-type="float" office:value="1573">
            <text:p>1573</text:p>
          </table:table-cell>
          <table:table-cell office:value-type="float" office:value="0.0559440559440559">
            <text:p>0.0559440559</text:p>
          </table:table-cell>
          <table:table-cell office:value-type="float" office:value="0.0133502860775588">
            <text:p>0.0133502861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75\Ahfat01M_note_alignments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112">
            <text:p>1112</text:p>
          </table:table-cell>
          <table:table-cell office:value-type="float" office:value="0.0287769784172662">
            <text:p>0.0287769784</text:p>
          </table:table-cell>
          <table:table-cell office:value-type="float" office:value="0.00719424460431655">
            <text:p>0.0071942446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75\CaoJ01M_note_alignments</text:p>
          </table:table-cell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06">
            <text:p>1106</text:p>
          </table:table-cell>
          <table:table-cell office:value-type="float" office:value="0.0235081374321881">
            <text:p>0.0235081374</text:p>
          </table:table-cell>
          <table:table-cell office:value-type="float" office:value="0.0054249547920434">
            <text:p>0.0054249548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75\HONG04M_note_alignments</text:p>
          </table:table-cell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108">
            <text:p>1108</text:p>
          </table:table-cell>
          <table:table-cell office:value-type="float" office:value="0.0252707581227437">
            <text:p>0.0252707581</text:p>
          </table:table-cell>
          <table:table-cell office:value-type="float" office:value="0.00270758122743682">
            <text:p>0.0027075812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76\SirajA01M_note_alignments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949">
            <text:p>949</text:p>
          </table:table-cell>
          <table:table-cell office:value-type="float" office:value="0.017913593256059">
            <text:p>0.0179135933</text:p>
          </table:table-cell>
          <table:table-cell office:value-type="float" office:value="0.029504741833509">
            <text:p>0.0295047418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76\Song01M_note_alignments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949">
            <text:p>949</text:p>
          </table:table-cell>
          <table:table-cell office:value-type="float" office:value="0.017913593256059">
            <text:p>0.0179135933</text:p>
          </table:table-cell>
          <table:table-cell office:value-type="float" office:value="0.0252897787144362">
            <text:p>0.0252897787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0\LeungR01M_note_alignment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265">
            <text:p>1265</text:p>
          </table:table-cell>
          <table:table-cell office:value-type="float" office:value="0.00632411067193676">
            <text:p>0.0063241107</text:p>
          </table:table-cell>
          <table:table-cell office:value-type="float" office:value="0.0189723320158103">
            <text:p>0.018972332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0\Sun02_note_alignments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1272">
            <text:p>1272</text:p>
          </table:table-cell>
          <table:table-cell office:value-type="float" office:value="0.0117924528301887">
            <text:p>0.0117924528</text:p>
          </table:table-cell>
          <table:table-cell office:value-type="float" office:value="0.0267295597484277">
            <text:p>0.0267295597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0\WangA04M_note_alignments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1273">
            <text:p>1273</text:p>
          </table:table-cell>
          <table:table-cell office:value-type="float" office:value="0.0125687352710134">
            <text:p>0.0125687353</text:p>
          </table:table-cell>
          <table:table-cell office:value-type="float" office:value="0.0227808326787117">
            <text:p>0.0227808327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3\GuoE01M_note_alignments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99">
            <text:p>899</text:p>
          </table:table-cell>
          <table:table-cell office:value-type="float" office:value="0.0111234705228031">
            <text:p>0.0111234705</text:p>
          </table:table-cell>
          <table:table-cell office:value-type="float" office:value="0.00667408231368187">
            <text:p>0.0066740823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3\Lim01_note_alignments</text:p>
          </table:table-cell>
          <table:table-cell office:value-type="string">
            <text:p>c</text:p>
          </table:table-cell>
          <table:table-cell table:number-columns-repeated="2" office:value-type="float" office:value="6">
            <text:p>6</text:p>
          </table:table-cell>
          <table:table-cell office:value-type="float" office:value="895">
            <text:p>895</text:p>
          </table:table-cell>
          <table:table-cell table:number-columns-repeated="2" office:value-type="float" office:value="0.00670391061452514">
            <text:p>0.0067039106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3\LuM01M_note_alignments</text:p>
          </table:table-cell>
          <table:table-cell office:value-type="string">
            <text:p>c</text:p>
          </table:table-cell>
          <table:table-cell table:number-columns-repeated="2" office:value-type="float" office:value="10">
            <text:p>10</text:p>
          </table:table-cell>
          <table:table-cell office:value-type="float" office:value="899">
            <text:p>899</text:p>
          </table:table-cell>
          <table:table-cell table:number-columns-repeated="2" office:value-type="float" office:value="0.0111234705228031">
            <text:p>0.0111234705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4\LiA01M_note_alignments</text:p>
          </table:table-cell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916">
            <text:p>916</text:p>
          </table:table-cell>
          <table:table-cell office:value-type="float" office:value="0.0283842794759825">
            <text:p>0.0283842795</text:p>
          </table:table-cell>
          <table:table-cell office:value-type="float" office:value="0.00764192139737991">
            <text:p>0.0076419214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5\Chon02_note_alignments</text:p>
          </table:table-cell>
          <table:table-cell office:value-type="string">
            <text:p>c</text:p>
          </table:table-cell>
          <table:table-cell table:number-columns-repeated="2" office:value-type="float" office:value="14">
            <text:p>14</text:p>
          </table:table-cell>
          <table:table-cell office:value-type="float" office:value="525">
            <text:p>525</text:p>
          </table:table-cell>
          <table:table-cell table:number-columns-repeated="2" office:value-type="float" office:value="0.0266666666666667">
            <text:p>0.0266666667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5\Guo01M_note_alignments</text:p>
          </table:table-cell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539">
            <text:p>539</text:p>
          </table:table-cell>
          <table:table-cell office:value-type="float" office:value="0.051948051948052">
            <text:p>0.0519480519</text:p>
          </table:table-cell>
          <table:table-cell office:value-type="float" office:value="0.025974025974026">
            <text:p>0.025974026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5\Huang04M_note_alignments</text:p>
          </table:table-cell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530">
            <text:p>530</text:p>
          </table:table-cell>
          <table:table-cell office:value-type="float" office:value="0.0358490566037736">
            <text:p>0.0358490566</text:p>
          </table:table-cell>
          <table:table-cell office:value-type="float" office:value="0.0226415094339623">
            <text:p>0.0226415094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5\JeonH01M_note_alignments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531">
            <text:p>531</text:p>
          </table:table-cell>
          <table:table-cell office:value-type="float" office:value="0.0376647834274953">
            <text:p>0.0376647834</text:p>
          </table:table-cell>
          <table:table-cell office:value-type="float" office:value="0.0263653483992467">
            <text:p>0.0263653484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5\SINKEV01_note_alignments</text:p>
          </table:table-cell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37">
            <text:p>537</text:p>
          </table:table-cell>
          <table:table-cell office:value-type="float" office:value="0.0484171322160149">
            <text:p>0.0484171322</text:p>
          </table:table-cell>
          <table:table-cell office:value-type="float" office:value="0.0242085661080075">
            <text:p>0.0242085661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5\SINKEV06_note_alignments</text:p>
          </table:table-cell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39">
            <text:p>539</text:p>
          </table:table-cell>
          <table:table-cell office:value-type="float" office:value="0.051948051948052">
            <text:p>0.0519480519</text:p>
          </table:table-cell>
          <table:table-cell office:value-type="float" office:value="0.0241187384044527">
            <text:p>0.0241187384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7\LiYZ01M_note_alignments</text:p>
          </table:table-cell>
          <table:table-cell office:value-type="string">
            <text:p>c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324">
            <text:p>1324</text:p>
          </table:table-cell>
          <table:table-cell office:value-type="float" office:value="0.0105740181268882">
            <text:p>0.0105740181</text:p>
          </table:table-cell>
          <table:table-cell office:value-type="float" office:value="0.013595166163142">
            <text:p>0.0135951662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8\ZhaoK01M_note_alignments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698">
            <text:p>698</text:p>
          </table:table-cell>
          <table:table-cell office:value-type="float" office:value="0.0128939828080229">
            <text:p>0.0128939828</text:p>
          </table:table-cell>
          <table:table-cell office:value-type="float" office:value="0.0229226361031519">
            <text:p>0.0229226361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9\Giesbrecht01M_note_alignments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91">
            <text:p>791</text:p>
          </table:table-cell>
          <table:table-cell office:value-type="float" office:value="0.02275600505689">
            <text:p>0.0227560051</text:p>
          </table:table-cell>
          <table:table-cell office:value-type="float" office:value="0.00632111251580278">
            <text:p>0.0063211125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9\LiuY01M_note_alignments</text:p>
          </table:table-cell>
          <table:table-cell office:value-type="string">
            <text:p>c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87">
            <text:p>787</text:p>
          </table:table-cell>
          <table:table-cell office:value-type="float" office:value="0.0177890724269377">
            <text:p>0.0177890724</text:p>
          </table:table-cell>
          <table:table-cell office:value-type="float" office:value="0.00508259212198221">
            <text:p>0.0050825921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9\MunA01M_note_alignments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83">
            <text:p>783</text:p>
          </table:table-cell>
          <table:table-cell office:value-type="float" office:value="0.0127713920817369">
            <text:p>0.0127713921</text:p>
          </table:table-cell>
          <table:table-cell office:value-type="float" office:value="0.00255427841634738">
            <text:p>0.0025542784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9\Wang01M_note_alignments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793">
            <text:p>793</text:p>
          </table:table-cell>
          <table:table-cell office:value-type="float" office:value="0.0252206809583859">
            <text:p>0.025220681</text:p>
          </table:table-cell>
          <table:table-cell office:value-type="float" office:value="0.00756620428751576">
            <text:p>0.0075662043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9\YangY02M_note_alignments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98">
            <text:p>798</text:p>
          </table:table-cell>
          <table:table-cell office:value-type="float" office:value="0.031328320802005">
            <text:p>0.0313283208</text:p>
          </table:table-cell>
          <table:table-cell office:value-type="float" office:value="0.0100250626566416">
            <text:p>0.0100250627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89\ZhangW02M_note_alignments</text:p>
          </table:table-cell>
          <table:table-cell office:value-type="string">
            <text:p>c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802">
            <text:p>802</text:p>
          </table:table-cell>
          <table:table-cell office:value-type="float" office:value="0.0361596009975062">
            <text:p>0.036159601</text:p>
          </table:table-cell>
          <table:table-cell office:value-type="float" office:value="0.00748129675810474">
            <text:p>0.0074812968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91\BLINOV04M_note_alignments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195">
            <text:p>1195</text:p>
          </table:table-cell>
          <table:table-cell office:value-type="float" office:value="0.00418410041841004">
            <text:p>0.0041841004</text:p>
          </table:table-cell>
          <table:table-cell office:value-type="float" office:value="0.0117154811715481">
            <text:p>0.0117154812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91\Duepree06M_note_alignments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0.00833333333333333">
            <text:p>0.0083333333</text:p>
          </table:table-cell>
          <table:table-cell office:value-type="float" office:value="0.0116666666666667">
            <text:p>0.0116666667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92\Hou01M_note_alignments</text:p>
          </table:table-cell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1095">
            <text:p>1095</text:p>
          </table:table-cell>
          <table:table-cell office:value-type="float" office:value="0.0392694063926941">
            <text:p>0.0392694064</text:p>
          </table:table-cell>
          <table:table-cell office:value-type="float" office:value="0.0091324200913242">
            <text:p>0.0091324201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92\KabuliL01M_note_alignments</text:p>
          </table:table-cell>
          <table:table-cell office:value-type="string">
            <text:p>c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1094">
            <text:p>1094</text:p>
          </table:table-cell>
          <table:table-cell office:value-type="float" office:value="0.0383912248628885">
            <text:p>0.0383912249</text:p>
          </table:table-cell>
          <table:table-cell office:value-type="float" office:value="0.00639853747714808">
            <text:p>0.0063985375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93\Kleisen04M_note_alignments</text:p>
          </table:table-cell>
          <table:table-cell office:value-type="string">
            <text:p>c</text:p>
          </table:table-cell>
          <table:table-cell table:number-columns-repeated="2" office:value-type="float" office:value="1">
            <text:p>1</text:p>
          </table:table-cell>
          <table:table-cell office:value-type="float" office:value="878">
            <text:p>878</text:p>
          </table:table-cell>
          <table:table-cell table:number-columns-repeated="2" office:value-type="float" office:value="0.00113895216400911">
            <text:p>0.0011389522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93\Levitsky04M_note_alignments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office:value-type="float" office:value="0.0112739571589628">
            <text:p>0.0112739572</text:p>
          </table:table-cell>
          <table:table-cell office:value-type="float" office:value="0.00112739571589628">
            <text:p>0.0011273957</text:p>
          </table:table-cell>
        </table:table-row>
        <table:table-row table:style-name="ro1">
          <table:table-cell/>
          <table:table-cell office:value-type="string">
            <text:p>C:\Users\silva\Documents\repos\DATA\asap-dataset\Bach/Prelude/bwv_893\Wong01M_note_alignments</text:p>
          </table:table-cell>
          <table:table-cell office:value-type="string">
            <text:p>c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904">
            <text:p>904</text:p>
          </table:table-cell>
          <table:table-cell office:value-type="float" office:value="0.0298672566371681">
            <text:p>0.0298672566</text:p>
          </table:table-cell>
          <table:table-cell office:value-type="float" office:value="0.0088495575221239">
            <text:p>0.0088495575</text:p>
          </table:table-cell>
        </table:table-row>
        <table:table-row table:style-name="ro1">
          <table:table-cell/>
          <table:table-cell office:value-type="string">
            <text:p>C:\Users\silva\Documents\repos\DATA\asap-dataset\Balakirev/Islamey\CHEN04_note_alignments</text:p>
          </table:table-cell>
          <table:table-cell office:value-type="string">
            <text:p>c</text:p>
          </table:table-cell>
          <table:table-cell office:value-type="float" office:value="647">
            <text:p>647</text:p>
          </table:table-cell>
          <table:table-cell office:value-type="float" office:value="791">
            <text:p>791</text:p>
          </table:table-cell>
          <table:table-cell office:value-type="float" office:value="8898">
            <text:p>8898</text:p>
          </table:table-cell>
          <table:table-cell office:value-type="float" office:value="0.0727129692065633">
            <text:p>0.0727129692</text:p>
          </table:table-cell>
          <table:table-cell office:value-type="float" office:value="0.0888963812092605">
            <text:p>0.0888963812</text:p>
          </table:table-cell>
        </table:table-row>
        <table:table-row table:style-name="ro1">
          <table:table-cell/>
          <table:table-cell office:value-type="string">
            <text:p>C:\Users\silva\Documents\repos\DATA\asap-dataset\Balakirev/Islamey\CHEN10M_note_alignments</text:p>
          </table:table-cell>
          <table:table-cell office:value-type="string">
            <text:p>c</text:p>
          </table:table-cell>
          <table:table-cell office:value-type="float" office:value="523">
            <text:p>523</text:p>
          </table:table-cell>
          <table:table-cell office:value-type="float" office:value="789">
            <text:p>789</text:p>
          </table:table-cell>
          <table:table-cell office:value-type="float" office:value="8774">
            <text:p>8774</text:p>
          </table:table-cell>
          <table:table-cell office:value-type="float" office:value="0.0596079325279234">
            <text:p>0.0596079325</text:p>
          </table:table-cell>
          <table:table-cell office:value-type="float" office:value="0.0899247777524504">
            <text:p>0.0899247778</text:p>
          </table:table-cell>
        </table:table-row>
        <table:table-row table:style-name="ro1">
          <table:table-cell/>
          <table:table-cell office:value-type="string">
            <text:p>C:\Users\silva\Documents\repos\DATA\asap-dataset\Balakirev/Islamey\Cho05_note_alignments</text:p>
          </table:table-cell>
          <table:table-cell office:value-type="string">
            <text:p>c</text:p>
          </table:table-cell>
          <table:table-cell office:value-type="float" office:value="895">
            <text:p>895</text:p>
          </table:table-cell>
          <table:table-cell office:value-type="float" office:value="624">
            <text:p>624</text:p>
          </table:table-cell>
          <table:table-cell office:value-type="float" office:value="9146">
            <text:p>9146</text:p>
          </table:table-cell>
          <table:table-cell office:value-type="float" office:value="0.0978569866608354">
            <text:p>0.0978569867</text:p>
          </table:table-cell>
          <table:table-cell office:value-type="float" office:value="0.068226547124426">
            <text:p>0.0682265471</text:p>
          </table:table-cell>
        </table:table-row>
        <table:table-row table:style-name="ro1">
          <table:table-cell/>
          <table:table-cell office:value-type="string">
            <text:p>C:\Users\silva\Documents\repos\DATA\asap-dataset\Balakirev/Islamey\Gorucan03_note_alignments</text:p>
          </table:table-cell>
          <table:table-cell office:value-type="string">
            <text:p>c</text:p>
          </table:table-cell>
          <table:table-cell office:value-type="float" office:value="959">
            <text:p>959</text:p>
          </table:table-cell>
          <table:table-cell office:value-type="float" office:value="922">
            <text:p>922</text:p>
          </table:table-cell>
          <table:table-cell office:value-type="float" office:value="9210">
            <text:p>9210</text:p>
          </table:table-cell>
          <table:table-cell office:value-type="float" office:value="0.104125950054289">
            <text:p>0.1041259501</text:p>
          </table:table-cell>
          <table:table-cell office:value-type="float" office:value="0.100108577633008">
            <text:p>0.1001085776</text:p>
          </table:table-cell>
        </table:table-row>
        <table:table-row table:style-name="ro1">
          <table:table-cell/>
          <table:table-cell office:value-type="string">
            <text:p>C:\Users\silva\Documents\repos\DATA\asap-dataset\Balakirev/Islamey\Na04_note_alignments</text:p>
          </table:table-cell>
          <table:table-cell office:value-type="string">
            <text:p>c</text:p>
          </table:table-cell>
          <table:table-cell office:value-type="float" office:value="951">
            <text:p>951</text:p>
          </table:table-cell>
          <table:table-cell office:value-type="float" office:value="804">
            <text:p>804</text:p>
          </table:table-cell>
          <table:table-cell office:value-type="float" office:value="9202">
            <text:p>9202</text:p>
          </table:table-cell>
          <table:table-cell office:value-type="float" office:value="0.103347098456857">
            <text:p>0.1033470985</text:p>
          </table:table-cell>
          <table:table-cell office:value-type="float" office:value="0.0873723103673115">
            <text:p>0.0873723104</text:p>
          </table:table-cell>
        </table:table-row>
        <table:table-row table:style-name="ro1">
          <table:table-cell/>
          <table:table-cell office:value-type="string">
            <text:p>C:\Users\silva\Documents\repos\DATA\asap-dataset\Balakirev/Islamey\Na08M_note_alignments</text:p>
          </table:table-cell>
          <table:table-cell office:value-type="string">
            <text:p>c</text:p>
          </table:table-cell>
          <table:table-cell office:value-type="float" office:value="884">
            <text:p>884</text:p>
          </table:table-cell>
          <table:table-cell office:value-type="float" office:value="777">
            <text:p>777</text:p>
          </table:table-cell>
          <table:table-cell office:value-type="float" office:value="9135">
            <text:p>9135</text:p>
          </table:table-cell>
          <table:table-cell office:value-type="float" office:value="0.0967706622879037">
            <text:p>0.0967706623</text:p>
          </table:table-cell>
          <table:table-cell office:value-type="float" office:value="0.0850574712643678">
            <text:p>0.0850574713</text:p>
          </table:table-cell>
        </table:table-row>
        <table:table-row table:style-name="ro1">
          <table:table-cell/>
          <table:table-cell office:value-type="string">
            <text:p>C:\Users\silva\Documents\repos\DATA\asap-dataset\Balakirev/Islamey\Shelest03_note_alignments</text:p>
          </table:table-cell>
          <table:table-cell office:value-type="string">
            <text:p>c</text:p>
          </table:table-cell>
          <table:table-cell office:value-type="float" office:value="563">
            <text:p>563</text:p>
          </table:table-cell>
          <table:table-cell office:value-type="float" office:value="492">
            <text:p>492</text:p>
          </table:table-cell>
          <table:table-cell office:value-type="float" office:value="8814">
            <text:p>8814</text:p>
          </table:table-cell>
          <table:table-cell office:value-type="float" office:value="0.0638756523712276">
            <text:p>0.0638756524</text:p>
          </table:table-cell>
          <table:table-cell office:value-type="float" office:value="0.0558202859087815">
            <text:p>0.0558202859</text:p>
          </table:table-cell>
        </table:table-row>
        <table:table-row table:style-name="ro1">
          <table:table-cell/>
          <table:table-cell office:value-type="string">
            <text:p>C:\Users\silva\Documents\repos\DATA\asap-dataset\Balakirev/Islamey\Shi11_note_alignments</text:p>
          </table:table-cell>
          <table:table-cell office:value-type="string">
            <text:p>c</text:p>
          </table:table-cell>
          <table:table-cell office:value-type="float" office:value="507">
            <text:p>507</text:p>
          </table:table-cell>
          <table:table-cell office:value-type="float" office:value="724">
            <text:p>724</text:p>
          </table:table-cell>
          <table:table-cell office:value-type="float" office:value="8758">
            <text:p>8758</text:p>
          </table:table-cell>
          <table:table-cell office:value-type="float" office:value="0.0578899292075816">
            <text:p>0.0578899292</text:p>
          </table:table-cell>
          <table:table-cell office:value-type="float" office:value="0.0826672756337063">
            <text:p>0.0826672756</text:p>
          </table:table-cell>
        </table:table-row>
        <table:table-row table:style-name="ro1">
          <table:table-cell/>
          <table:table-cell office:value-type="string">
            <text:p>C:\Users\silva\Documents\repos\DATA\asap-dataset\Balakirev/Islamey\Verbaite04_note_alignments</text:p>
          </table:table-cell>
          <table:table-cell office:value-type="string">
            <text:p>c</text:p>
          </table:table-cell>
          <table:table-cell office:value-type="float" office:value="767">
            <text:p>767</text:p>
          </table:table-cell>
          <table:table-cell office:value-type="float" office:value="949">
            <text:p>949</text:p>
          </table:table-cell>
          <table:table-cell office:value-type="float" office:value="9018">
            <text:p>9018</text:p>
          </table:table-cell>
          <table:table-cell office:value-type="float" office:value="0.0850521179862497">
            <text:p>0.085052118</text:p>
          </table:table-cell>
          <table:table-cell office:value-type="float" office:value="0.105233976491462">
            <text:p>0.1052339765</text:p>
          </table:table-cell>
        </table:table-row>
        <table:table-row table:style-name="ro1">
          <table:table-cell/>
          <table:table-cell office:value-type="string">
            <text:p>C:\Users\silva\Documents\repos\DATA\asap-dataset\Balakirev/Islamey\Yi04M_note_alignments</text:p>
          </table:table-cell>
          <table:table-cell office:value-type="string">
            <text:p>c</text:p>
          </table:table-cell>
          <table:table-cell office:value-type="float" office:value="488">
            <text:p>488</text:p>
          </table:table-cell>
          <table:table-cell office:value-type="float" office:value="570">
            <text:p>570</text:p>
          </table:table-cell>
          <table:table-cell office:value-type="float" office:value="8739">
            <text:p>8739</text:p>
          </table:table-cell>
          <table:table-cell office:value-type="float" office:value="0.0558416294770569">
            <text:p>0.0558416295</text:p>
          </table:table-cell>
          <table:table-cell office:value-type="float" office:value="0.0652248541023">
            <text:p>0.065224854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-1\KimG01_note_alignments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04">
            <text:p>1704</text:p>
          </table:table-cell>
          <table:table-cell office:value-type="float" office:value="0.0117370892018779">
            <text:p>0.0117370892</text:p>
          </table:table-cell>
          <table:table-cell office:value-type="float" office:value="0.00645539906103286">
            <text:p>0.006455399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0-1\Hou02M_note_alignments</text:p>
          </table:table-cell>
          <table:table-cell office:value-type="string">
            <text:p>c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2688">
            <text:p>2688</text:p>
          </table:table-cell>
          <table:table-cell office:value-type="float" office:value="0.013764880952381">
            <text:p>0.013764881</text:p>
          </table:table-cell>
          <table:table-cell office:value-type="float" office:value="0.0290178571428571">
            <text:p>0.029017857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1-1\Arciglione03_note_alignments</text:p>
          </table:table-cell>
          <table:table-cell office:value-type="string">
            <text:p>c</text:p>
          </table:table-cell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  <table:table-cell office:value-type="float" office:value="3932">
            <text:p>3932</text:p>
          </table:table-cell>
          <table:table-cell office:value-type="float" office:value="0.0231434384537131">
            <text:p>0.0231434385</text:p>
          </table:table-cell>
          <table:table-cell office:value-type="float" office:value="0.0167853509664293">
            <text:p>0.01678535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1-1\DeTurck01_note_alignments</text:p>
          </table:table-cell>
          <table:table-cell office:value-type="string">
            <text:p>c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float" office:value="3886">
            <text:p>3886</text:p>
          </table:table-cell>
          <table:table-cell office:value-type="float" office:value="0.0115800308800823">
            <text:p>0.0115800309</text:p>
          </table:table-cell>
          <table:table-cell office:value-type="float" office:value="0.0182707153885744">
            <text:p>0.018270715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1-1\LiC03M_note_alignments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float" office:value="3896">
            <text:p>3896</text:p>
          </table:table-cell>
          <table:table-cell office:value-type="float" office:value="0.0141170431211499">
            <text:p>0.0141170431</text:p>
          </table:table-cell>
          <table:table-cell office:value-type="float" office:value="0.0215605749486653">
            <text:p>0.021560574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1-1\LiYZ03M_note_alignments</text:p>
          </table:table-cell>
          <table:table-cell office:value-type="string">
            <text:p>c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872">
            <text:p>3872</text:p>
          </table:table-cell>
          <table:table-cell office:value-type="float" office:value="0.00800619834710744">
            <text:p>0.0080061983</text:p>
          </table:table-cell>
          <table:table-cell office:value-type="float" office:value="0.00774793388429752">
            <text:p>0.007747933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1-1\NAKAJI01_note_alignments</text:p>
          </table:table-cell>
          <table:table-cell office:value-type="string">
            <text:p>c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3883">
            <text:p>3883</text:p>
          </table:table-cell>
          <table:table-cell office:value-type="float" office:value="0.0108163790883338">
            <text:p>0.0108163791</text:p>
          </table:table-cell>
          <table:table-cell office:value-type="float" office:value="0.0136492402781355">
            <text:p>0.013649240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1-1\ZhaoK02M_note_alignments</text:p>
          </table:table-cell>
          <table:table-cell office:value-type="string">
            <text:p>c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3915">
            <text:p>3915</text:p>
          </table:table-cell>
          <table:table-cell office:value-type="float" office:value="0.0189016602809706">
            <text:p>0.0189016603</text:p>
          </table:table-cell>
          <table:table-cell office:value-type="float" office:value="0.00715197956577267">
            <text:p>0.007151979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1-2\MaximovI04_note_alignments</text:p>
          </table:table-cell>
          <table:table-cell office:value-type="string">
            <text:p>c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2212">
            <text:p>2212</text:p>
          </table:table-cell>
          <table:table-cell office:value-type="float" office:value="0.0162748643761302">
            <text:p>0.0162748644</text:p>
          </table:table-cell>
          <table:table-cell office:value-type="float" office:value="0.0158227848101266">
            <text:p>0.015822784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2-1\Garritson01_note_alignments</text:p>
          </table:table-cell>
          <table:table-cell office:value-type="string">
            <text:p>c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3392">
            <text:p>3392</text:p>
          </table:table-cell>
          <table:table-cell office:value-type="float" office:value="0.0100235849056604">
            <text:p>0.0100235849</text:p>
          </table:table-cell>
          <table:table-cell office:value-type="float" office:value="0.0203419811320755">
            <text:p>0.020341981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2-1\Kleisen05M_note_alignments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float" office:value="217">
            <text:p>217</text:p>
          </table:table-cell>
          <table:table-cell office:value-type="float" office:value="3412">
            <text:p>3412</text:p>
          </table:table-cell>
          <table:table-cell office:value-type="float" office:value="0.0158264947245018">
            <text:p>0.0158264947</text:p>
          </table:table-cell>
          <table:table-cell office:value-type="float" office:value="0.063599062133646">
            <text:p>0.063599062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2-1\Zhao02_note_alignments</text:p>
          </table:table-cell>
          <table:table-cell office:value-type="string">
            <text:p>c</text:p>
          </table:table-cell>
          <table:table-cell office:value-type="float" office:value="51">
            <text:p>51</text:p>
          </table:table-cell>
          <table:table-cell office:value-type="float" office:value="110">
            <text:p>110</text:p>
          </table:table-cell>
          <table:table-cell office:value-type="float" office:value="3409">
            <text:p>3409</text:p>
          </table:table-cell>
          <table:table-cell office:value-type="float" office:value="0.0149603989439718">
            <text:p>0.0149603989</text:p>
          </table:table-cell>
          <table:table-cell office:value-type="float" office:value="0.0322675271340569">
            <text:p>0.032267527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3-4\Taverna01_note_alignments</text:p>
          </table:table-cell>
          <table:table-cell office:value-type="string">
            <text:p>c</text:p>
          </table:table-cell>
          <table:table-cell office:value-type="float" office:value="83">
            <text:p>83</text:p>
          </table:table-cell>
          <table:table-cell office:value-type="float" office:value="38">
            <text:p>38</text:p>
          </table:table-cell>
          <table:table-cell office:value-type="float" office:value="4146">
            <text:p>4146</text:p>
          </table:table-cell>
          <table:table-cell office:value-type="float" office:value="0.0200192957067053">
            <text:p>0.0200192957</text:p>
          </table:table-cell>
          <table:table-cell office:value-type="float" office:value="0.00916546068499759">
            <text:p>0.009165460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5-1\LEE_H01_note_alignments</text:p>
          </table:table-cell>
          <table:table-cell office:value-type="string">
            <text:p>c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3996">
            <text:p>3996</text:p>
          </table:table-cell>
          <table:table-cell office:value-type="float" office:value="0.013013013013013">
            <text:p>0.013013013</text:p>
          </table:table-cell>
          <table:table-cell office:value-type="float" office:value="0.0185185185185185">
            <text:p>0.018518518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5-1\Sekino01_note_alignments</text:p>
          </table:table-cell>
          <table:table-cell office:value-type="string">
            <text:p>c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3992">
            <text:p>3992</text:p>
          </table:table-cell>
          <table:table-cell office:value-type="float" office:value="0.0120240480961924">
            <text:p>0.0120240481</text:p>
          </table:table-cell>
          <table:table-cell office:value-type="float" office:value="0.0117735470941884">
            <text:p>0.011773547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5-1\ZhaoA02_note_alignments</text:p>
          </table:table-cell>
          <table:table-cell office:value-type="string">
            <text:p>c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3984">
            <text:p>3984</text:p>
          </table:table-cell>
          <table:table-cell office:value-type="float" office:value="0.0100401606425703">
            <text:p>0.0100401606</text:p>
          </table:table-cell>
          <table:table-cell office:value-type="float" office:value="0.016566265060241">
            <text:p>0.016566265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5-4\Floril01_note_alignments</text:p>
          </table:table-cell>
          <table:table-cell office:value-type="string">
            <text:p>c</text:p>
          </table:table-cell>
          <table:table-cell office:value-type="float" office:value="129">
            <text:p>129</text:p>
          </table:table-cell>
          <table:table-cell office:value-type="float" office:value="41">
            <text:p>41</text:p>
          </table:table-cell>
          <table:table-cell office:value-type="float" office:value="2777">
            <text:p>2777</text:p>
          </table:table-cell>
          <table:table-cell office:value-type="float" office:value="0.0464530068419157">
            <text:p>0.0464530068</text:p>
          </table:table-cell>
          <table:table-cell office:value-type="float" office:value="0.0147641339575081">
            <text:p>0.01476413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6-1\BuiJL02M_note_alignments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float" office:value="194">
            <text:p>194</text:p>
          </table:table-cell>
          <table:table-cell office:value-type="float" office:value="3459">
            <text:p>3459</text:p>
          </table:table-cell>
          <table:table-cell office:value-type="float" office:value="0.01561144839549">
            <text:p>0.0156114484</text:p>
          </table:table-cell>
          <table:table-cell office:value-type="float" office:value="0.056085573865279">
            <text:p>0.056085573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6-1\Khmara01_note_alignments</text:p>
          </table:table-cell>
          <table:table-cell office:value-type="string">
            <text:p>c</text:p>
          </table:table-cell>
          <table:table-cell office:value-type="float" office:value="92">
            <text:p>92</text:p>
          </table:table-cell>
          <table:table-cell office:value-type="float" office:value="121">
            <text:p>121</text:p>
          </table:table-cell>
          <table:table-cell office:value-type="float" office:value="3497">
            <text:p>3497</text:p>
          </table:table-cell>
          <table:table-cell office:value-type="float" office:value="0.0263082642264798">
            <text:p>0.0263082642</text:p>
          </table:table-cell>
          <table:table-cell office:value-type="float" office:value="0.0346010866456963">
            <text:p>0.034601086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6-1\Khmara05M_note_alignments</text:p>
          </table:table-cell>
          <table:table-cell office:value-type="string">
            <text:p>c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office:value-type="float" office:value="3467">
            <text:p>3467</text:p>
          </table:table-cell>
          <table:table-cell office:value-type="float" office:value="0.0178828958753966">
            <text:p>0.0178828959</text:p>
          </table:table-cell>
          <table:table-cell office:value-type="float" office:value="0.038650129795212">
            <text:p>0.038650129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6-1\LeeSH02M_note_alignments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3446">
            <text:p>3446</text:p>
          </table:table-cell>
          <table:table-cell office:value-type="float" office:value="0.0118978525827046">
            <text:p>0.0118978526</text:p>
          </table:table-cell>
          <table:table-cell office:value-type="float" office:value="0.0217643644805572">
            <text:p>0.021764364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6-1\Shybayeva02_note_alignments</text:p>
          </table:table-cell>
          <table:table-cell office:value-type="string">
            <text:p>c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3456">
            <text:p>3456</text:p>
          </table:table-cell>
          <table:table-cell office:value-type="float" office:value="0.0147569444444444">
            <text:p>0.0147569444</text:p>
          </table:table-cell>
          <table:table-cell office:value-type="float" office:value="0.0150462962962963">
            <text:p>0.015046296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6-1\Woo01_note_alignments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3459">
            <text:p>3459</text:p>
          </table:table-cell>
          <table:table-cell office:value-type="float" office:value="0.01561144839549">
            <text:p>0.0156114484</text:p>
          </table:table-cell>
          <table:table-cell office:value-type="float" office:value="0.0231280716970223">
            <text:p>0.023128071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6-1\Woo05M_note_alignments</text:p>
          </table:table-cell>
          <table:table-cell office:value-type="string">
            <text:p>c</text:p>
          </table:table-cell>
          <table:table-cell office:value-type="float" office:value="51">
            <text:p>51</text:p>
          </table:table-cell>
          <table:table-cell office:value-type="float" office:value="149">
            <text:p>149</text:p>
          </table:table-cell>
          <table:table-cell office:value-type="float" office:value="3456">
            <text:p>3456</text:p>
          </table:table-cell>
          <table:table-cell office:value-type="float" office:value="0.0147569444444444">
            <text:p>0.0147569444</text:p>
          </table:table-cell>
          <table:table-cell office:value-type="float" office:value="0.0431134259259259">
            <text:p>0.043113425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6-2\LuoJ04M_note_alignments</text:p>
          </table:table-cell>
          <table:table-cell office:value-type="string">
            <text:p>c</text:p>
          </table:table-cell>
          <table:table-cell office:value-type="float" office:value="86">
            <text:p>86</text:p>
          </table:table-cell>
          <table:table-cell office:value-type="float" office:value="513">
            <text:p>513</text:p>
          </table:table-cell>
          <table:table-cell office:value-type="float" office:value="5128">
            <text:p>5128</text:p>
          </table:table-cell>
          <table:table-cell office:value-type="float" office:value="0.0167706708268331">
            <text:p>0.0167706708</text:p>
          </table:table-cell>
          <table:table-cell office:value-type="float" office:value="0.100039001560062">
            <text:p>0.100039001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1_no_repeat\Giesbrecht02_note_alignments</text:p>
          </table:table-cell>
          <table:table-cell office:value-type="string">
            <text:p>c</text:p>
          </table:table-cell>
          <table:table-cell office:value-type="float" office:value="91">
            <text:p>91</text:p>
          </table:table-cell>
          <table:table-cell office:value-type="float" office:value="141">
            <text:p>141</text:p>
          </table:table-cell>
          <table:table-cell office:value-type="float" office:value="2968">
            <text:p>2968</text:p>
          </table:table-cell>
          <table:table-cell office:value-type="float" office:value="0.0306603773584906">
            <text:p>0.0306603774</text:p>
          </table:table-cell>
          <table:table-cell office:value-type="float" office:value="0.0475067385444744">
            <text:p>0.047506738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1_no_repeat\GuoE02M_note_alignments</text:p>
          </table:table-cell>
          <table:table-cell office:value-type="string">
            <text:p>c</text:p>
          </table:table-cell>
          <table:table-cell office:value-type="float" office:value="93">
            <text:p>93</text:p>
          </table:table-cell>
          <table:table-cell office:value-type="float" office:value="182">
            <text:p>182</text:p>
          </table:table-cell>
          <table:table-cell office:value-type="float" office:value="2970">
            <text:p>2970</text:p>
          </table:table-cell>
          <table:table-cell office:value-type="float" office:value="0.0313131313131313">
            <text:p>0.0313131313</text:p>
          </table:table-cell>
          <table:table-cell office:value-type="float" office:value="0.0612794612794613">
            <text:p>0.061279461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1_no_repeat\HONG01_note_alignments</text:p>
          </table:table-cell>
          <table:table-cell office:value-type="string">
            <text:p>c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2927">
            <text:p>2927</text:p>
          </table:table-cell>
          <table:table-cell office:value-type="float" office:value="0.017082336863683">
            <text:p>0.0170823369</text:p>
          </table:table-cell>
          <table:table-cell office:value-type="float" office:value="0.0427058421592074">
            <text:p>0.042705842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1_no_repeat\KabuliL02M_note_alignments</text:p>
          </table:table-cell>
          <table:table-cell office:value-type="string">
            <text:p>c</text:p>
          </table:table-cell>
          <table:table-cell office:value-type="float" office:value="56">
            <text:p>56</text:p>
          </table:table-cell>
          <table:table-cell office:value-type="float" office:value="171">
            <text:p>171</text:p>
          </table:table-cell>
          <table:table-cell office:value-type="float" office:value="2933">
            <text:p>2933</text:p>
          </table:table-cell>
          <table:table-cell office:value-type="float" office:value="0.0190930787589499">
            <text:p>0.0190930788</text:p>
          </table:table-cell>
          <table:table-cell office:value-type="float" office:value="0.0583020797817934">
            <text:p>0.058302079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1_no_repeat\Lee02_note_alignments</text:p>
          </table:table-cell>
          <table:table-cell office:value-type="string">
            <text:p>c</text:p>
          </table:table-cell>
          <table:table-cell office:value-type="float" office:value="99">
            <text:p>99</text:p>
          </table:table-cell>
          <table:table-cell office:value-type="float" office:value="84">
            <text:p>84</text:p>
          </table:table-cell>
          <table:table-cell office:value-type="float" office:value="2976">
            <text:p>2976</text:p>
          </table:table-cell>
          <table:table-cell office:value-type="float" office:value="0.0332661290322581">
            <text:p>0.033266129</text:p>
          </table:table-cell>
          <table:table-cell office:value-type="float" office:value="0.0282258064516129">
            <text:p>0.028225806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1_no_repeat\Nedayvoda01_note_alignments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346">
            <text:p>346</text:p>
          </table:table-cell>
          <table:table-cell office:value-type="float" office:value="2958">
            <text:p>2958</text:p>
          </table:table-cell>
          <table:table-cell office:value-type="float" office:value="0.0273833671399594">
            <text:p>0.0273833671</text:p>
          </table:table-cell>
          <table:table-cell office:value-type="float" office:value="0.116970926301555">
            <text:p>0.116970926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1_no_repeat\Richardson02M_note_alignments</text:p>
          </table:table-cell>
          <table:table-cell office:value-type="string">
            <text:p>c</text:p>
          </table:table-cell>
          <table:table-cell office:value-type="float" office:value="111">
            <text:p>111</text:p>
          </table:table-cell>
          <table:table-cell office:value-type="float" office:value="183">
            <text:p>183</text:p>
          </table:table-cell>
          <table:table-cell office:value-type="float" office:value="2988">
            <text:p>2988</text:p>
          </table:table-cell>
          <table:table-cell office:value-type="float" office:value="0.03714859437751">
            <text:p>0.0371485944</text:p>
          </table:table-cell>
          <table:table-cell office:value-type="float" office:value="0.0612449799196787">
            <text:p>0.061244979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1_no_repeat\Rizikov02_note_alignments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office:value-type="float" office:value="2946">
            <text:p>2946</text:p>
          </table:table-cell>
          <table:table-cell office:value-type="float" office:value="0.0234215885947047">
            <text:p>0.0234215886</text:p>
          </table:table-cell>
          <table:table-cell office:value-type="float" office:value="0.0274949083503055">
            <text:p>0.027494908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1_no_repeat\Song01_note_alignments</text:p>
          </table:table-cell>
          <table:table-cell office:value-type="string">
            <text:p>c</text:p>
          </table:table-cell>
          <table:table-cell office:value-type="float" office:value="64">
            <text:p>64</text:p>
          </table:table-cell>
          <table:table-cell office:value-type="float" office:value="192">
            <text:p>192</text:p>
          </table:table-cell>
          <table:table-cell office:value-type="float" office:value="2941">
            <text:p>2941</text:p>
          </table:table-cell>
          <table:table-cell office:value-type="float" office:value="0.0217613056783407">
            <text:p>0.0217613057</text:p>
          </table:table-cell>
          <table:table-cell office:value-type="float" office:value="0.0652839170350221">
            <text:p>0.06528391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1_no_repeat\TuanS02M_note_alignments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118">
            <text:p>118</text:p>
          </table:table-cell>
          <table:table-cell office:value-type="float" office:value="2950">
            <text:p>2950</text:p>
          </table:table-cell>
          <table:table-cell office:value-type="float" office:value="0.0247457627118644">
            <text:p>0.0247457627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1_no_repeat\WangH03M_note_alignments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119">
            <text:p>119</text:p>
          </table:table-cell>
          <table:table-cell office:value-type="float" office:value="2942">
            <text:p>2942</text:p>
          </table:table-cell>
          <table:table-cell office:value-type="float" office:value="0.022093813732155">
            <text:p>0.0220938137</text:p>
          </table:table-cell>
          <table:table-cell office:value-type="float" office:value="0.0404486743711761">
            <text:p>0.040448674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1\KaszoS09M_note_alignments</text:p>
          </table:table-cell>
          <table:table-cell office:value-type="string">
            <text:p>c</text:p>
          </table:table-cell>
          <table:table-cell office:value-type="float" office:value="72">
            <text:p>72</text:p>
          </table:table-cell>
          <table:table-cell office:value-type="float" office:value="173">
            <text:p>173</text:p>
          </table:table-cell>
          <table:table-cell office:value-type="float" office:value="4096">
            <text:p>4096</text:p>
          </table:table-cell>
          <table:table-cell office:value-type="float" office:value="0.017578125">
            <text:p>0.017578125</text:p>
          </table:table-cell>
          <table:table-cell office:value-type="float" office:value="0.042236328125">
            <text:p>0.042236328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1\Mordvinov02_note_alignments</text:p>
          </table:table-cell>
          <table:table-cell office:value-type="string">
            <text:p>c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4133">
            <text:p>4133</text:p>
          </table:table-cell>
          <table:table-cell office:value-type="float" office:value="0.0263730946044036">
            <text:p>0.0263730946</text:p>
          </table:table-cell>
          <table:table-cell office:value-type="float" office:value="0.027582869586257">
            <text:p>0.027582869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1\Tuncali01_note_alignments</text:p>
          </table:table-cell>
          <table:table-cell office:value-type="string">
            <text:p>c</text:p>
          </table:table-cell>
          <table:table-cell office:value-type="float" office:value="141">
            <text:p>141</text:p>
          </table:table-cell>
          <table:table-cell office:value-type="float" office:value="176">
            <text:p>176</text:p>
          </table:table-cell>
          <table:table-cell office:value-type="float" office:value="4165">
            <text:p>4165</text:p>
          </table:table-cell>
          <table:table-cell office:value-type="float" office:value="0.0338535414165666">
            <text:p>0.0338535414</text:p>
          </table:table-cell>
          <table:table-cell office:value-type="float" office:value="0.0422569027611044">
            <text:p>0.042256902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2\USHIKI05M_note_alignments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1770">
            <text:p>1770</text:p>
          </table:table-cell>
          <table:table-cell office:value-type="float" office:value="0.0333333333333333">
            <text:p>0.0333333333</text:p>
          </table:table-cell>
          <table:table-cell office:value-type="float" office:value="0.0435028248587571">
            <text:p>0.043502824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3\USHIKI05M_note_alignments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369">
            <text:p>369</text:p>
          </table:table-cell>
          <table:table-cell office:value-type="float" office:value="4685">
            <text:p>4685</text:p>
          </table:table-cell>
          <table:table-cell office:value-type="float" office:value="0.0170757737459979">
            <text:p>0.0170757737</text:p>
          </table:table-cell>
          <table:table-cell office:value-type="float" office:value="0.0787620064034152">
            <text:p>0.078762006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1\Avdeeva01_note_alignments</text:p>
          </table:table-cell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office:value-type="float" office:value="121">
            <text:p>121</text:p>
          </table:table-cell>
          <table:table-cell office:value-type="float" office:value="3365">
            <text:p>3365</text:p>
          </table:table-cell>
          <table:table-cell office:value-type="float" office:value="0.012778603268945">
            <text:p>0.0127786033</text:p>
          </table:table-cell>
          <table:table-cell office:value-type="float" office:value="0.0359583952451709">
            <text:p>0.035958395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1\ChenGuang03M_note_alignments</text:p>
          </table:table-cell>
          <table:table-cell office:value-type="string">
            <text:p>c</text:p>
          </table:table-cell>
          <table:table-cell office:value-type="float" office:value="36">
            <text:p>36</text:p>
          </table:table-cell>
          <table:table-cell office:value-type="float" office:value="93">
            <text:p>93</text:p>
          </table:table-cell>
          <table:table-cell office:value-type="float" office:value="3358">
            <text:p>3358</text:p>
          </table:table-cell>
          <table:table-cell office:value-type="float" office:value="0.0107206670637284">
            <text:p>0.0107206671</text:p>
          </table:table-cell>
          <table:table-cell office:value-type="float" office:value="0.0276950565812984">
            <text:p>0.027695056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1\LeungR02M_note_alignments</text:p>
          </table:table-cell>
          <table:table-cell office:value-type="string">
            <text:p>c</text:p>
          </table:table-cell>
          <table:table-cell office:value-type="float" office:value="46">
            <text:p>46</text:p>
          </table:table-cell>
          <table:table-cell office:value-type="float" office:value="107">
            <text:p>107</text:p>
          </table:table-cell>
          <table:table-cell office:value-type="float" office:value="3368">
            <text:p>3368</text:p>
          </table:table-cell>
          <table:table-cell office:value-type="float" office:value="0.0136579572446556">
            <text:p>0.0136579572</text:p>
          </table:table-cell>
          <table:table-cell office:value-type="float" office:value="0.0317695961995249">
            <text:p>0.031769596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1\Smirnov01_note_alignments</text:p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3352">
            <text:p>3352</text:p>
          </table:table-cell>
          <table:table-cell office:value-type="float" office:value="0.00894988066825776">
            <text:p>0.0089498807</text:p>
          </table:table-cell>
          <table:table-cell office:value-type="float" office:value="0.0426610978520286">
            <text:p>0.042661097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1\ZhangH01_note_alignments</text:p>
          </table:table-cell>
          <table:table-cell office:value-type="string">
            <text:p>c</text:p>
          </table:table-cell>
          <table:table-cell office:value-type="float" office:value="29">
            <text:p>29</text:p>
          </table:table-cell>
          <table:table-cell office:value-type="float" office:value="138">
            <text:p>138</text:p>
          </table:table-cell>
          <table:table-cell office:value-type="float" office:value="3351">
            <text:p>3351</text:p>
          </table:table-cell>
          <table:table-cell office:value-type="float" office:value="0.00865413309459863">
            <text:p>0.0086541331</text:p>
          </table:table-cell>
          <table:table-cell office:value-type="float" office:value="0.0411817367949866">
            <text:p>0.041181736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1\ZhangH05M_note_alignments</text:p>
          </table:table-cell>
          <table:table-cell office:value-type="string">
            <text:p>c</text:p>
          </table:table-cell>
          <table:table-cell office:value-type="float" office:value="31">
            <text:p>31</text:p>
          </table:table-cell>
          <table:table-cell office:value-type="float" office:value="139">
            <text:p>139</text:p>
          </table:table-cell>
          <table:table-cell office:value-type="float" office:value="3353">
            <text:p>3353</text:p>
          </table:table-cell>
          <table:table-cell office:value-type="float" office:value="0.00924545183417835">
            <text:p>0.0092454518</text:p>
          </table:table-cell>
          <table:table-cell office:value-type="float" office:value="0.0414554130629287">
            <text:p>0.041455413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2_no_repeat\KOLESO06_note_alignments</text:p>
          </table:table-cell>
          <table:table-cell office:value-type="string">
            <text:p>c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float" office:value="2282">
            <text:p>2282</text:p>
          </table:table-cell>
          <table:table-cell office:value-type="float" office:value="0.0153374233128834">
            <text:p>0.0153374233</text:p>
          </table:table-cell>
          <table:table-cell office:value-type="float" office:value="0.0267309377738826">
            <text:p>0.026730937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2_no_repeat\Schmitt01_note_alignments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2272">
            <text:p>2272</text:p>
          </table:table-cell>
          <table:table-cell office:value-type="float" office:value="0.0110035211267606">
            <text:p>0.0110035211</text:p>
          </table:table-cell>
          <table:table-cell office:value-type="float" office:value="0.0215669014084507">
            <text:p>0.021566901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2\ChenGuang04_note_alignments</text:p>
          </table:table-cell>
          <table:table-cell office:value-type="string">
            <text:p>c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3102">
            <text:p>3102</text:p>
          </table:table-cell>
          <table:table-cell office:value-type="float" office:value="0.0219213410702772">
            <text:p>0.0219213411</text:p>
          </table:table-cell>
          <table:table-cell office:value-type="float" office:value="0.0251450676982592">
            <text:p>0.025145067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3\ChenGuang05_note_alignments</text:p>
          </table:table-cell>
          <table:table-cell office:value-type="string">
            <text:p>c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1510">
            <text:p>1510</text:p>
          </table:table-cell>
          <table:table-cell office:value-type="float" office:value="0.0205298013245033">
            <text:p>0.0205298013</text:p>
          </table:table-cell>
          <table:table-cell office:value-type="float" office:value="0.0125827814569536">
            <text:p>0.012582781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4\ChenGuang06M_note_alignments</text:p>
          </table:table-cell>
          <table:table-cell office:value-type="string">
            <text:p>c</text:p>
          </table:table-cell>
          <table:table-cell office:value-type="float" office:value="72">
            <text:p>72</text:p>
          </table:table-cell>
          <table:table-cell office:value-type="float" office:value="115">
            <text:p>115</text:p>
          </table:table-cell>
          <table:table-cell office:value-type="float" office:value="3544">
            <text:p>3544</text:p>
          </table:table-cell>
          <table:table-cell office:value-type="float" office:value="0.0203160270880361">
            <text:p>0.0203160271</text:p>
          </table:table-cell>
          <table:table-cell office:value-type="float" office:value="0.0324492099322799">
            <text:p>0.032449209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4\KOLESO06M_note_alignments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3548">
            <text:p>3548</text:p>
          </table:table-cell>
          <table:table-cell office:value-type="float" office:value="0.0214205186020293">
            <text:p>0.0214205186</text:p>
          </table:table-cell>
          <table:table-cell office:value-type="float" office:value="0.0259301014656144">
            <text:p>0.025930101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-1\Kochetkova01_note_alignments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office:value-type="float" office:value="3137">
            <text:p>3137</text:p>
          </table:table-cell>
          <table:table-cell office:value-type="float" office:value="0.0258208479438954">
            <text:p>0.0258208479</text:p>
          </table:table-cell>
          <table:table-cell office:value-type="float" office:value="0.0213579853363086">
            <text:p>0.021357985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-1\OUSSET01_note_alignments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3129">
            <text:p>3129</text:p>
          </table:table-cell>
          <table:table-cell office:value-type="float" office:value="0.0233301374240972">
            <text:p>0.0233301374</text:p>
          </table:table-cell>
          <table:table-cell office:value-type="float" office:value="0.0210930009587728">
            <text:p>0.02109300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-1\Yang02_note_alignments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82">
            <text:p>82</text:p>
          </table:table-cell>
          <table:table-cell office:value-type="float" office:value="3133">
            <text:p>3133</text:p>
          </table:table-cell>
          <table:table-cell office:value-type="float" office:value="0.024577082668369">
            <text:p>0.0245770827</text:p>
          </table:table-cell>
          <table:table-cell office:value-type="float" office:value="0.026172997127354">
            <text:p>0.026172997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Dulu01_note_alignments</text:p>
          </table:table-cell>
          <table:table-cell office:value-type="string">
            <text:p>c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6735">
            <text:p>6735</text:p>
          </table:table-cell>
          <table:table-cell office:value-type="float" office:value="0.0123236822568671">
            <text:p>0.0123236823</text:p>
          </table:table-cell>
          <table:table-cell office:value-type="float" office:value="0.0187082405345212">
            <text:p>0.018708240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GonzalezJ06M_note_alignments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211">
            <text:p>211</text:p>
          </table:table-cell>
          <table:table-cell office:value-type="float" office:value="6727">
            <text:p>6727</text:p>
          </table:table-cell>
          <table:table-cell office:value-type="float" office:value="0.0111491006392151">
            <text:p>0.0111491006</text:p>
          </table:table-cell>
          <table:table-cell office:value-type="float" office:value="0.0313661364649918">
            <text:p>0.031366136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KimSY02M_note_alignments</text:p>
          </table:table-cell>
          <table:table-cell office:value-type="string">
            <text:p>c</text:p>
          </table:table-cell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float" office:value="6700">
            <text:p>6700</text:p>
          </table:table-cell>
          <table:table-cell office:value-type="float" office:value="0.00716417910447761">
            <text:p>0.0071641791</text:p>
          </table:table-cell>
          <table:table-cell office:value-type="float" office:value="0.0141791044776119">
            <text:p>0.014179104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Lariviere01_note_alignments</text:p>
          </table:table-cell>
          <table:table-cell office:value-type="string">
            <text:p>c</text:p>
          </table:table-cell>
          <table:table-cell office:value-type="float" office:value="130">
            <text:p>130</text:p>
          </table:table-cell>
          <table:table-cell office:value-type="float" office:value="87">
            <text:p>87</text:p>
          </table:table-cell>
          <table:table-cell office:value-type="float" office:value="6782">
            <text:p>6782</text:p>
          </table:table-cell>
          <table:table-cell office:value-type="float" office:value="0.0191683869065173">
            <text:p>0.0191683869</text:p>
          </table:table-cell>
          <table:table-cell office:value-type="float" office:value="0.0128280743143615">
            <text:p>0.012828074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LeeN02M_note_alignments</text:p>
          </table:table-cell>
          <table:table-cell office:value-type="string">
            <text:p>c</text:p>
          </table:table-cell>
          <table:table-cell office:value-type="float" office:value="88">
            <text:p>88</text:p>
          </table:table-cell>
          <table:table-cell office:value-type="float" office:value="124">
            <text:p>124</text:p>
          </table:table-cell>
          <table:table-cell office:value-type="float" office:value="6740">
            <text:p>6740</text:p>
          </table:table-cell>
          <table:table-cell office:value-type="float" office:value="0.0130563798219585">
            <text:p>0.0130563798</text:p>
          </table:table-cell>
          <table:table-cell office:value-type="float" office:value="0.0183976261127596">
            <text:p>0.018397626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MorozovS01_note_alignments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office:value-type="float" office:value="6706">
            <text:p>6706</text:p>
          </table:table-cell>
          <table:table-cell office:value-type="float" office:value="0.00805249030718759">
            <text:p>0.0080524903</text:p>
          </table:table-cell>
          <table:table-cell office:value-type="float" office:value="0.00969281240679988">
            <text:p>0.009692812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RichardsonC02M_note_alignments</text:p>
          </table:table-cell>
          <table:table-cell office:value-type="string">
            <text:p>c</text:p>
          </table:table-cell>
          <table:table-cell office:value-type="float" office:value="138">
            <text:p>138</text:p>
          </table:table-cell>
          <table:table-cell office:value-type="float" office:value="119">
            <text:p>119</text:p>
          </table:table-cell>
          <table:table-cell office:value-type="float" office:value="6790">
            <text:p>6790</text:p>
          </table:table-cell>
          <table:table-cell office:value-type="float" office:value="0.0203240058910162">
            <text:p>0.0203240059</text:p>
          </table:table-cell>
          <table:table-cell office:value-type="float" office:value="0.0175257731958763">
            <text:p>0.017525773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SEBAST01_note_alignments</text:p>
          </table:table-cell>
          <table:table-cell office:value-type="string">
            <text:p>c</text:p>
          </table:table-cell>
          <table:table-cell office:value-type="float" office:value="115">
            <text:p>115</text:p>
          </table:table-cell>
          <table:table-cell office:value-type="float" office:value="176">
            <text:p>176</text:p>
          </table:table-cell>
          <table:table-cell office:value-type="float" office:value="6767">
            <text:p>6767</text:p>
          </table:table-cell>
          <table:table-cell office:value-type="float" office:value="0.0169942367371065">
            <text:p>0.0169942367</text:p>
          </table:table-cell>
          <table:table-cell office:value-type="float" office:value="0.0260085710063544">
            <text:p>0.02600857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Seo01_note_alignments</text:p>
          </table:table-cell>
          <table:table-cell office:value-type="string">
            <text:p>c</text:p>
          </table:table-cell>
          <table:table-cell office:value-type="float" office:value="109">
            <text:p>109</text:p>
          </table:table-cell>
          <table:table-cell office:value-type="float" office:value="101">
            <text:p>101</text:p>
          </table:table-cell>
          <table:table-cell office:value-type="float" office:value="6761">
            <text:p>6761</text:p>
          </table:table-cell>
          <table:table-cell office:value-type="float" office:value="0.0161218754622097">
            <text:p>0.0161218755</text:p>
          </table:table-cell>
          <table:table-cell office:value-type="float" office:value="0.0149386185475521">
            <text:p>0.014938618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Shi02_note_alignments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727">
            <text:p>6727</text:p>
          </table:table-cell>
          <table:table-cell office:value-type="float" office:value="0.0111491006392151">
            <text:p>0.0111491006</text:p>
          </table:table-cell>
          <table:table-cell office:value-type="float" office:value="0.0148654675189535">
            <text:p>0.014865467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Shychko02M_note_alignments</text:p>
          </table:table-cell>
          <table:table-cell office:value-type="string">
            <text:p>c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6722">
            <text:p>6722</text:p>
          </table:table-cell>
          <table:table-cell office:value-type="float" office:value="0.0104135673906575">
            <text:p>0.0104135674</text:p>
          </table:table-cell>
          <table:table-cell office:value-type="float" office:value="0.0141326986016067">
            <text:p>0.014132698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Sladek02M_note_alignments</text:p>
          </table:table-cell>
          <table:table-cell office:value-type="string">
            <text:p>c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6750">
            <text:p>6750</text:p>
          </table:table-cell>
          <table:table-cell office:value-type="float" office:value="0.0145185185185185">
            <text:p>0.0145185185</text:p>
          </table:table-cell>
          <table:table-cell office:value-type="float" office:value="0.0234074074074074">
            <text:p>0.023407407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Song03M_note_alignments</text:p>
          </table:table-cell>
          <table:table-cell office:value-type="string">
            <text:p>c</text:p>
          </table:table-cell>
          <table:table-cell office:value-type="float" office:value="49">
            <text:p>49</text:p>
          </table:table-cell>
          <table:table-cell office:value-type="float" office:value="76">
            <text:p>76</text:p>
          </table:table-cell>
          <table:table-cell office:value-type="float" office:value="6701">
            <text:p>6701</text:p>
          </table:table-cell>
          <table:table-cell office:value-type="float" office:value="0.00731234144157588">
            <text:p>0.0073123414</text:p>
          </table:table-cell>
          <table:table-cell office:value-type="float" office:value="0.0113415908073422">
            <text:p>0.011341590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SunY02M_note_alignments</text:p>
          </table:table-cell>
          <table:table-cell office:value-type="string">
            <text:p>c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office:value-type="float" office:value="6692">
            <text:p>6692</text:p>
          </table:table-cell>
          <table:table-cell office:value-type="float" office:value="0.00597728631201435">
            <text:p>0.0059772863</text:p>
          </table:table-cell>
          <table:table-cell office:value-type="float" office:value="0.0130005977286312">
            <text:p>0.013000597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Sychev01_note_alignments</text:p>
          </table:table-cell>
          <table:table-cell office:value-type="string">
            <text:p>c</text:p>
          </table:table-cell>
          <table:table-cell office:value-type="float" office:value="56">
            <text:p>56</text:p>
          </table:table-cell>
          <table:table-cell office:value-type="float" office:value="126">
            <text:p>126</text:p>
          </table:table-cell>
          <table:table-cell office:value-type="float" office:value="6708">
            <text:p>6708</text:p>
          </table:table-cell>
          <table:table-cell office:value-type="float" office:value="0.00834824090638044">
            <text:p>0.0083482409</text:p>
          </table:table-cell>
          <table:table-cell office:value-type="float" office:value="0.018783542039356">
            <text:p>0.01878354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Tetzloff01_note_alignments</text:p>
          </table:table-cell>
          <table:table-cell office:value-type="string">
            <text:p>c</text:p>
          </table:table-cell>
          <table:table-cell office:value-type="float" office:value="61">
            <text:p>61</text:p>
          </table:table-cell>
          <table:table-cell office:value-type="float" office:value="136">
            <text:p>136</text:p>
          </table:table-cell>
          <table:table-cell office:value-type="float" office:value="6713">
            <text:p>6713</text:p>
          </table:table-cell>
          <table:table-cell office:value-type="float" office:value="0.00908684641739908">
            <text:p>0.0090868464</text:p>
          </table:table-cell>
          <table:table-cell office:value-type="float" office:value="0.0202591985699389">
            <text:p>0.020259198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Tetzloff05M_note_alignments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6725">
            <text:p>6725</text:p>
          </table:table-cell>
          <table:table-cell office:value-type="float" office:value="0.0108550185873606">
            <text:p>0.0108550186</text:p>
          </table:table-cell>
          <table:table-cell office:value-type="float" office:value="0.0279553903345725">
            <text:p>0.027955390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ToA02M_note_alignments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float" office:value="117">
            <text:p>117</text:p>
          </table:table-cell>
          <table:table-cell office:value-type="float" office:value="6693">
            <text:p>6693</text:p>
          </table:table-cell>
          <table:table-cell office:value-type="float" office:value="0.00612580307784252">
            <text:p>0.0061258031</text:p>
          </table:table-cell>
          <table:table-cell office:value-type="float" office:value="0.0174809502465262">
            <text:p>0.017480950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TongB03M_note_alignments</text:p>
          </table:table-cell>
          <table:table-cell office:value-type="string">
            <text:p>c</text:p>
          </table:table-cell>
          <table:table-cell office:value-type="float" office:value="86">
            <text:p>86</text:p>
          </table:table-cell>
          <table:table-cell office:value-type="float" office:value="132">
            <text:p>132</text:p>
          </table:table-cell>
          <table:table-cell office:value-type="float" office:value="6738">
            <text:p>6738</text:p>
          </table:table-cell>
          <table:table-cell office:value-type="float" office:value="0.0127634312852478">
            <text:p>0.0127634313</text:p>
          </table:table-cell>
          <table:table-cell office:value-type="float" office:value="0.0195903829029386">
            <text:p>0.019590382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WangA02M_note_alignments</text:p>
          </table:table-cell>
          <table:table-cell office:value-type="string">
            <text:p>c</text:p>
          </table:table-cell>
          <table:table-cell office:value-type="float" office:value="50">
            <text:p>50</text:p>
          </table:table-cell>
          <table:table-cell office:value-type="float" office:value="111">
            <text:p>111</text:p>
          </table:table-cell>
          <table:table-cell office:value-type="float" office:value="6702">
            <text:p>6702</text:p>
          </table:table-cell>
          <table:table-cell office:value-type="float" office:value="0.00746045956430916">
            <text:p>0.0074604596</text:p>
          </table:table-cell>
          <table:table-cell office:value-type="float" office:value="0.0165622202327663">
            <text:p>0.016562220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YeZ02M_note_alignments</text:p>
          </table:table-cell>
          <table:table-cell office:value-type="string">
            <text:p>c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  <table:table-cell office:value-type="float" office:value="6709">
            <text:p>6709</text:p>
          </table:table-cell>
          <table:table-cell office:value-type="float" office:value="0.00849605008197943">
            <text:p>0.0084960501</text:p>
          </table:table-cell>
          <table:table-cell office:value-type="float" office:value="0.0116261737963929">
            <text:p>0.011626173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ZhangW01M_note_alignments</text:p>
          </table:table-cell>
          <table:table-cell office:value-type="string">
            <text:p>c</text:p>
          </table:table-cell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office:value-type="float" office:value="6714">
            <text:p>6714</text:p>
          </table:table-cell>
          <table:table-cell office:value-type="float" office:value="0.00923443550789395">
            <text:p>0.0092344355</text:p>
          </table:table-cell>
          <table:table-cell office:value-type="float" office:value="0.0131069407208817">
            <text:p>0.013106940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_no_repeat\Zuber01_note_alignments</text:p>
          </table:table-cell>
          <table:table-cell office:value-type="string">
            <text:p>c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6780">
            <text:p>6780</text:p>
          </table:table-cell>
          <table:table-cell office:value-type="float" office:value="0.0188790560471976">
            <text:p>0.018879056</text:p>
          </table:table-cell>
          <table:table-cell office:value-type="float" office:value="0.0187315634218289">
            <text:p>0.018731563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\HAGINO02_note_alignments</text:p>
          </table:table-cell>
          <table:table-cell office:value-type="string">
            <text:p>c</text:p>
          </table:table-cell>
          <table:table-cell office:value-type="float" office:value="125">
            <text:p>125</text:p>
          </table:table-cell>
          <table:table-cell office:value-type="float" office:value="159">
            <text:p>159</text:p>
          </table:table-cell>
          <table:table-cell office:value-type="float" office:value="8725">
            <text:p>8725</text:p>
          </table:table-cell>
          <table:table-cell office:value-type="float" office:value="0.0143266475644699">
            <text:p>0.0143266476</text:p>
          </table:table-cell>
          <table:table-cell office:value-type="float" office:value="0.0182234957020057">
            <text:p>0.018223495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\KaiRuiR02M_note_alignments</text:p>
          </table:table-cell>
          <table:table-cell office:value-type="string">
            <text:p>c</text:p>
          </table:table-cell>
          <table:table-cell office:value-type="float" office:value="35">
            <text:p>35</text:p>
          </table:table-cell>
          <table:table-cell office:value-type="float" office:value="113">
            <text:p>113</text:p>
          </table:table-cell>
          <table:table-cell office:value-type="float" office:value="8635">
            <text:p>8635</text:p>
          </table:table-cell>
          <table:table-cell office:value-type="float" office:value="0.00405327156919514">
            <text:p>0.0040532716</text:p>
          </table:table-cell>
          <table:table-cell office:value-type="float" office:value="0.0130862767805443">
            <text:p>0.013086276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2\KimSY03_note_alignments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0.0100806451612903">
            <text:p>0.010080645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2\Sekino05_note_alignment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98">
            <text:p>498</text:p>
          </table:table-cell>
          <table:table-cell office:value-type="float" office:value="0.00401606425702811">
            <text:p>0.0040160643</text:p>
          </table:table-cell>
          <table:table-cell office:value-type="float" office:value="0.0100401606425703">
            <text:p>0.010040160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2\YOO05M_note_alignment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98">
            <text:p>498</text:p>
          </table:table-cell>
          <table:table-cell office:value-type="float" office:value="0.00401606425702811">
            <text:p>0.0040160643</text:p>
          </table:table-cell>
          <table:table-cell office:value-type="float" office:value="0.00602409638554217">
            <text:p>0.006024096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3\KimSY04M_note_alignments</text:p>
          </table:table-cell>
          <table:table-cell office:value-type="string">
            <text:p>c</text:p>
          </table:table-cell>
          <table:table-cell office:value-type="float" office:value="78">
            <text:p>78</text:p>
          </table:table-cell>
          <table:table-cell office:value-type="float" office:value="512">
            <text:p>512</text:p>
          </table:table-cell>
          <table:table-cell office:value-type="float" office:value="7766">
            <text:p>7766</text:p>
          </table:table-cell>
          <table:table-cell office:value-type="float" office:value="0.0100437805820242">
            <text:p>0.0100437806</text:p>
          </table:table-cell>
          <table:table-cell office:value-type="float" office:value="0.0659284058717487">
            <text:p>0.065928405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3\Sekino05M_note_alignments</text:p>
          </table:table-cell>
          <table:table-cell office:value-type="string">
            <text:p>c</text:p>
          </table:table-cell>
          <table:table-cell office:value-type="float" office:value="152">
            <text:p>152</text:p>
          </table:table-cell>
          <table:table-cell office:value-type="float" office:value="691">
            <text:p>691</text:p>
          </table:table-cell>
          <table:table-cell office:value-type="float" office:value="7840">
            <text:p>7840</text:p>
          </table:table-cell>
          <table:table-cell office:value-type="float" office:value="0.0193877551020408">
            <text:p>0.0193877551</text:p>
          </table:table-cell>
          <table:table-cell office:value-type="float" office:value="0.0881377551020408">
            <text:p>0.088137755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3\YOO05M_note_alignments</text:p>
          </table:table-cell>
          <table:table-cell office:value-type="string">
            <text:p>c</text:p>
          </table:table-cell>
          <table:table-cell office:value-type="float" office:value="109">
            <text:p>109</text:p>
          </table:table-cell>
          <table:table-cell office:value-type="float" office:value="485">
            <text:p>485</text:p>
          </table:table-cell>
          <table:table-cell office:value-type="float" office:value="7797">
            <text:p>7797</text:p>
          </table:table-cell>
          <table:table-cell office:value-type="float" office:value="0.0139797357958189">
            <text:p>0.0139797358</text:p>
          </table:table-cell>
          <table:table-cell office:value-type="float" office:value="0.062203411568552">
            <text:p>0.062203411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2-1\IVLEVA01_note_alignments</text:p>
          </table:table-cell>
          <table:table-cell office:value-type="string">
            <text:p>c</text:p>
          </table:table-cell>
          <table:table-cell office:value-type="float" office:value="99">
            <text:p>99</text:p>
          </table:table-cell>
          <table:table-cell office:value-type="float" office:value="185">
            <text:p>185</text:p>
          </table:table-cell>
          <table:table-cell office:value-type="float" office:value="3164">
            <text:p>3164</text:p>
          </table:table-cell>
          <table:table-cell office:value-type="float" office:value="0.0312895069532238">
            <text:p>0.031289507</text:p>
          </table:table-cell>
          <table:table-cell office:value-type="float" office:value="0.0584702907711757">
            <text:p>0.058470290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2-1\KOLESO04M_note_alignments</text:p>
          </table:table-cell>
          <table:table-cell office:value-type="string">
            <text:p>c</text:p>
          </table:table-cell>
          <table:table-cell office:value-type="float" office:value="131">
            <text:p>131</text:p>
          </table:table-cell>
          <table:table-cell office:value-type="float" office:value="88">
            <text:p>88</text:p>
          </table:table-cell>
          <table:table-cell office:value-type="float" office:value="3196">
            <text:p>3196</text:p>
          </table:table-cell>
          <table:table-cell office:value-type="float" office:value="0.0409887359198999">
            <text:p>0.0409887359</text:p>
          </table:table-cell>
          <table:table-cell office:value-type="float" office:value="0.0275344180225282">
            <text:p>0.02753441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2-1\WongDoe01_note_alignments</text:p>
          </table:table-cell>
          <table:table-cell office:value-type="string">
            <text:p>c</text:p>
          </table:table-cell>
          <table:table-cell office:value-type="float" office:value="161">
            <text:p>161</text:p>
          </table:table-cell>
          <table:table-cell office:value-type="float" office:value="133">
            <text:p>133</text:p>
          </table:table-cell>
          <table:table-cell office:value-type="float" office:value="3226">
            <text:p>3226</text:p>
          </table:table-cell>
          <table:table-cell office:value-type="float" office:value="0.0499070055796652">
            <text:p>0.0499070056</text:p>
          </table:table-cell>
          <table:table-cell office:value-type="float" office:value="0.0412275263484191">
            <text:p>0.041227526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4-1_no_2_repeat\Cui02_note_alignments</text:p>
          </table:table-cell>
          <table:table-cell office:value-type="string">
            <text:p>c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2868">
            <text:p>2868</text:p>
          </table:table-cell>
          <table:table-cell office:value-type="float" office:value="0.0122036262203626">
            <text:p>0.0122036262</text:p>
          </table:table-cell>
          <table:table-cell office:value-type="float" office:value="0.0278940027894003">
            <text:p>0.027894002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4-1_no_2_repeat\Cui06M_note_alignments</text:p>
          </table:table-cell>
          <table:table-cell office:value-type="string">
            <text:p>c</text:p>
          </table:table-cell>
          <table:table-cell office:value-type="float" office:value="48">
            <text:p>48</text:p>
          </table:table-cell>
          <table:table-cell office:value-type="float" office:value="158">
            <text:p>158</text:p>
          </table:table-cell>
          <table:table-cell office:value-type="float" office:value="2881">
            <text:p>2881</text:p>
          </table:table-cell>
          <table:table-cell office:value-type="float" office:value="0.01666088163832">
            <text:p>0.0166608816</text:p>
          </table:table-cell>
          <table:table-cell office:value-type="float" office:value="0.0548420687261368">
            <text:p>0.054842068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4-1_no_2_repeat\DeTurck06M_note_alignments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2858">
            <text:p>2858</text:p>
          </table:table-cell>
          <table:table-cell office:value-type="float" office:value="0.00874737578726382">
            <text:p>0.0087473758</text:p>
          </table:table-cell>
          <table:table-cell office:value-type="float" office:value="0.0251924422673198">
            <text:p>0.025192442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4-1_no_2_repeat\MERJAN01_note_alignments</text:p>
          </table:table-cell>
          <table:table-cell office:value-type="string">
            <text:p>c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2870">
            <text:p>2870</text:p>
          </table:table-cell>
          <table:table-cell office:value-type="float" office:value="0.0128919860627178">
            <text:p>0.0128919861</text:p>
          </table:table-cell>
          <table:table-cell office:value-type="float" office:value="0.0146341463414634">
            <text:p>0.014634146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4-1_no_2_repeat\Zusko01_note_alignments</text:p>
          </table:table-cell>
          <table:table-cell office:value-type="string">
            <text:p>c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2868">
            <text:p>2868</text:p>
          </table:table-cell>
          <table:table-cell office:value-type="float" office:value="0.0122036262203626">
            <text:p>0.0122036262</text:p>
          </table:table-cell>
          <table:table-cell office:value-type="float" office:value="0.0129009762900976">
            <text:p>0.012900976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4-1_no_repeat\Lou02M_note_alignments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163">
            <text:p>2163</text:p>
          </table:table-cell>
          <table:table-cell office:value-type="float" office:value="0.00693481276005548">
            <text:p>0.0069348128</text:p>
          </table:table-cell>
          <table:table-cell office:value-type="float" office:value="0.0134073046694406">
            <text:p>0.013407304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4-1\Lisiecki01_note_alignments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float" office:value="4322">
            <text:p>4322</text:p>
          </table:table-cell>
          <table:table-cell office:value-type="float" office:value="0.0122628412771865">
            <text:p>0.0122628413</text:p>
          </table:table-cell>
          <table:table-cell office:value-type="float" office:value="0.020823692734845">
            <text:p>0.020823692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4-1\Lisiecki05M_note_alignments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float" office:value="105">
            <text:p>105</text:p>
          </table:table-cell>
          <table:table-cell office:value-type="float" office:value="4323">
            <text:p>4323</text:p>
          </table:table-cell>
          <table:table-cell office:value-type="float" office:value="0.0124913254684247">
            <text:p>0.0124913255</text:p>
          </table:table-cell>
          <table:table-cell office:value-type="float" office:value="0.0242886884108258">
            <text:p>0.024288688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4-1\WangV01_note_alignments</text:p>
          </table:table-cell>
          <table:table-cell office:value-type="string">
            <text:p>c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4320">
            <text:p>4320</text:p>
          </table:table-cell>
          <table:table-cell office:value-type="float" office:value="0.0118055555555556">
            <text:p>0.0118055556</text:p>
          </table:table-cell>
          <table:table-cell office:value-type="float" office:value="0.0148148148148148">
            <text:p>0.014814814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1_no_repeat\Broberg01_note_alignments</text:p>
          </table:table-cell>
          <table:table-cell office:value-type="string">
            <text:p>c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2725">
            <text:p>2725</text:p>
          </table:table-cell>
          <table:table-cell office:value-type="float" office:value="0.0154128440366972">
            <text:p>0.015412844</text:p>
          </table:table-cell>
          <table:table-cell office:value-type="float" office:value="0.036697247706422">
            <text:p>0.036697247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1_no_repeat\Kim02M_note_alignments</text:p>
          </table:table-cell>
          <table:table-cell office:value-type="string">
            <text:p>c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float" office:value="2730">
            <text:p>2730</text:p>
          </table:table-cell>
          <table:table-cell office:value-type="float" office:value="0.0172161172161172">
            <text:p>0.0172161172</text:p>
          </table:table-cell>
          <table:table-cell office:value-type="float" office:value="0.0304029304029304">
            <text:p>0.030402930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1_no_repeat\Tysman01_note_alignments</text:p>
          </table:table-cell>
          <table:table-cell office:value-type="string">
            <text:p>c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office:value-type="float" office:value="2744">
            <text:p>2744</text:p>
          </table:table-cell>
          <table:table-cell office:value-type="float" office:value="0.0222303206997085">
            <text:p>0.0222303207</text:p>
          </table:table-cell>
          <table:table-cell office:value-type="float" office:value="0.026603498542274">
            <text:p>0.026603498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1_no_repeat\Ye02_note_alignments</text:p>
          </table:table-cell>
          <table:table-cell office:value-type="string">
            <text:p>c</text:p>
          </table:table-cell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 office:value-type="float" office:value="2735">
            <text:p>2735</text:p>
          </table:table-cell>
          <table:table-cell office:value-type="float" office:value="0.0190127970749543">
            <text:p>0.0190127971</text:p>
          </table:table-cell>
          <table:table-cell office:value-type="float" office:value="0.0351005484460695">
            <text:p>0.035100548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1\Ali02_note_alignments</text:p>
          </table:table-cell>
          <table:table-cell office:value-type="string">
            <text:p>c</text:p>
          </table:table-cell>
          <table:table-cell office:value-type="float" office:value="125">
            <text:p>125</text:p>
          </table:table-cell>
          <table:table-cell office:value-type="float" office:value="194">
            <text:p>194</text:p>
          </table:table-cell>
          <table:table-cell office:value-type="float" office:value="3477">
            <text:p>3477</text:p>
          </table:table-cell>
          <table:table-cell office:value-type="float" office:value="0.0359505320678746">
            <text:p>0.0359505321</text:p>
          </table:table-cell>
          <table:table-cell office:value-type="float" office:value="0.0557952257693414">
            <text:p>0.055795225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1\Huang02_note_alignments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165">
            <text:p>165</text:p>
          </table:table-cell>
          <table:table-cell office:value-type="float" office:value="3429">
            <text:p>3429</text:p>
          </table:table-cell>
          <table:table-cell office:value-type="float" office:value="0.0224555263925343">
            <text:p>0.0224555264</text:p>
          </table:table-cell>
          <table:table-cell office:value-type="float" office:value="0.0481189851268591">
            <text:p>0.048118985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1\HuNY02M_note_alignments</text:p>
          </table:table-cell>
          <table:table-cell office:value-type="string">
            <text:p>c</text:p>
          </table:table-cell>
          <table:table-cell office:value-type="float" office:value="71">
            <text:p>71</text:p>
          </table:table-cell>
          <table:table-cell office:value-type="float" office:value="116">
            <text:p>116</text:p>
          </table:table-cell>
          <table:table-cell office:value-type="float" office:value="3423">
            <text:p>3423</text:p>
          </table:table-cell>
          <table:table-cell office:value-type="float" office:value="0.0207420391469471">
            <text:p>0.0207420391</text:p>
          </table:table-cell>
          <table:table-cell office:value-type="float" office:value="0.0338884019865615">
            <text:p>0.03388840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1\LEE_K05_note_alignments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office:value-type="float" office:value="113">
            <text:p>113</text:p>
          </table:table-cell>
          <table:table-cell office:value-type="float" office:value="3407">
            <text:p>3407</text:p>
          </table:table-cell>
          <table:table-cell office:value-type="float" office:value="0.0161432345171705">
            <text:p>0.0161432345</text:p>
          </table:table-cell>
          <table:table-cell office:value-type="float" office:value="0.033167009098914">
            <text:p>0.033167009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1\MorozovY02_note_alignments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152">
            <text:p>152</text:p>
          </table:table-cell>
          <table:table-cell office:value-type="float" office:value="3433">
            <text:p>3433</text:p>
          </table:table-cell>
          <table:table-cell office:value-type="float" office:value="0.023594523740169">
            <text:p>0.0235945237</text:p>
          </table:table-cell>
          <table:table-cell office:value-type="float" office:value="0.0442761433148849">
            <text:p>0.044276143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1\Sham03M_note_alignments</text:p>
          </table:table-cell>
          <table:table-cell office:value-type="string">
            <text:p>c</text:p>
          </table:table-cell>
          <table:table-cell office:value-type="float" office:value="93">
            <text:p>93</text:p>
          </table:table-cell>
          <table:table-cell office:value-type="float" office:value="127">
            <text:p>127</text:p>
          </table:table-cell>
          <table:table-cell office:value-type="float" office:value="3445">
            <text:p>3445</text:p>
          </table:table-cell>
          <table:table-cell office:value-type="float" office:value="0.0269956458635704">
            <text:p>0.0269956459</text:p>
          </table:table-cell>
          <table:table-cell office:value-type="float" office:value="0.0368650217706822">
            <text:p>0.036865021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1\Zhdanov05M_note_alignments</text:p>
          </table:table-cell>
          <table:table-cell office:value-type="string">
            <text:p>c</text:p>
          </table:table-cell>
          <table:table-cell office:value-type="float" office:value="88">
            <text:p>88</text:p>
          </table:table-cell>
          <table:table-cell office:value-type="float" office:value="125">
            <text:p>125</text:p>
          </table:table-cell>
          <table:table-cell office:value-type="float" office:value="3440">
            <text:p>3440</text:p>
          </table:table-cell>
          <table:table-cell office:value-type="float" office:value="0.0255813953488372">
            <text:p>0.0255813953</text:p>
          </table:table-cell>
          <table:table-cell office:value-type="float" office:value="0.0363372093023256">
            <text:p>0.036337209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2\HONG05M_note_alignments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0.00339366515837104">
            <text:p>0.0033936652</text:p>
          </table:table-cell>
          <table:table-cell office:value-type="float" office:value="0.0248868778280543">
            <text:p>0.024886877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2\Huang02_note_alignments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887">
            <text:p>887</text:p>
          </table:table-cell>
          <table:table-cell office:value-type="float" office:value="0.00676437429537768">
            <text:p>0.0067643743</text:p>
          </table:table-cell>
          <table:table-cell office:value-type="float" office:value="0.0146561443066516">
            <text:p>0.014656144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2\LEE_K05M_note_alignment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83">
            <text:p>883</text:p>
          </table:table-cell>
          <table:table-cell office:value-type="float" office:value="0.00226500566251416">
            <text:p>0.0022650057</text:p>
          </table:table-cell>
          <table:table-cell office:value-type="float" office:value="0.0158550396375991">
            <text:p>0.015855039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2\Tysman01_note_alignments</text:p>
          </table:table-cell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92">
            <text:p>892</text:p>
          </table:table-cell>
          <table:table-cell office:value-type="float" office:value="0.0123318385650224">
            <text:p>0.0123318386</text:p>
          </table:table-cell>
          <table:table-cell office:value-type="float" office:value="0.0190582959641256">
            <text:p>0.01905829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2\Zhdanov05_note_alignments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883">
            <text:p>883</text:p>
          </table:table-cell>
          <table:table-cell office:value-type="float" office:value="0.00226500566251416">
            <text:p>0.0022650057</text:p>
          </table:table-cell>
          <table:table-cell office:value-type="float" office:value="0.0203850509626274">
            <text:p>0.02038505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3\LEE_K05_note_alignments</text:p>
          </table:table-cell>
          <table:table-cell office:value-type="string">
            <text:p>c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5391">
            <text:p>5391</text:p>
          </table:table-cell>
          <table:table-cell office:value-type="float" office:value="0.0126136152847338">
            <text:p>0.0126136153</text:p>
          </table:table-cell>
          <table:table-cell office:value-type="float" office:value="0.0168799851604526">
            <text:p>0.016879985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3\Zhdanov05M_note_alignments</text:p>
          </table:table-cell>
          <table:table-cell office:value-type="string">
            <text:p>c</text:p>
          </table:table-cell>
          <table:table-cell office:value-type="float" office:value="156">
            <text:p>156</text:p>
          </table:table-cell>
          <table:table-cell office:value-type="float" office:value="198">
            <text:p>198</text:p>
          </table:table-cell>
          <table:table-cell office:value-type="float" office:value="5479">
            <text:p>5479</text:p>
          </table:table-cell>
          <table:table-cell office:value-type="float" office:value="0.0284723489687899">
            <text:p>0.028472349</text:p>
          </table:table-cell>
          <table:table-cell office:value-type="float" office:value="0.0361379813834641">
            <text:p>0.036137981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7-1\Abdelmola01_note_alignments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0218356772760918">
            <text:p>0.0218356773</text:p>
          </table:table-cell>
          <table:table-cell office:value-type="float" office:value="0.0270170244263508">
            <text:p>0.027017024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7-1\Fung01_note_alignments</text:p>
          </table:table-cell>
          <table:table-cell office:value-type="string">
            <text:p>c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2676">
            <text:p>2676</text:p>
          </table:table-cell>
          <table:table-cell office:value-type="float" office:value="0.0123318385650224">
            <text:p>0.0123318386</text:p>
          </table:table-cell>
          <table:table-cell office:value-type="float" office:value="0.0145739910313901">
            <text:p>0.01457399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7-1\GiacomelliN04M_note_alignments</text:p>
          </table:table-cell>
          <table:table-cell office:value-type="string">
            <text:p>c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2707">
            <text:p>2707</text:p>
          </table:table-cell>
          <table:table-cell office:value-type="float" office:value="0.0236424085703731">
            <text:p>0.0236424086</text:p>
          </table:table-cell>
          <table:table-cell office:value-type="float" office:value="0.0221647580347248">
            <text:p>0.02216475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7-1\Ko01_note_alignments</text:p>
          </table:table-cell>
          <table:table-cell office:value-type="string">
            <text:p>c</text:p>
          </table:table-cell>
          <table:table-cell office:value-type="float" office:value="70">
            <text:p>70</text:p>
          </table:table-cell>
          <table:table-cell office:value-type="float" office:value="117">
            <text:p>117</text:p>
          </table:table-cell>
          <table:table-cell office:value-type="float" office:value="2713">
            <text:p>2713</text:p>
          </table:table-cell>
          <table:table-cell office:value-type="float" office:value="0.0258016955399926">
            <text:p>0.0258016955</text:p>
          </table:table-cell>
          <table:table-cell office:value-type="float" office:value="0.0431256911168448">
            <text:p>0.043125691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7-1\Ko05M_note_alignments</text:p>
          </table:table-cell>
          <table:table-cell office:value-type="string">
            <text:p>c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office:value-type="float" office:value="2733">
            <text:p>2733</text:p>
          </table:table-cell>
          <table:table-cell office:value-type="float" office:value="0.0329308452250274">
            <text:p>0.0329308452</text:p>
          </table:table-cell>
          <table:table-cell office:value-type="float" office:value="0.0380534211489206">
            <text:p>0.038053421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7-1\MiyashitaM02M_note_alignments</text:p>
          </table:table-cell>
          <table:table-cell office:value-type="string">
            <text:p>c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2685">
            <text:p>2685</text:p>
          </table:table-cell>
          <table:table-cell office:value-type="float" office:value="0.0156424581005587">
            <text:p>0.0156424581</text:p>
          </table:table-cell>
          <table:table-cell office:value-type="float" office:value="0.0219739292364991">
            <text:p>0.021973929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7-1\Seredenko01_note_alignments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2720">
            <text:p>2720</text:p>
          </table:table-cell>
          <table:table-cell office:value-type="float" office:value="0.0283088235294118">
            <text:p>0.0283088235</text:p>
          </table:table-cell>
          <table:table-cell office:value-type="float" office:value="0.0308823529411765">
            <text:p>0.030882352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7-2\GiacomelliN05M_note_alignments</text:p>
          </table:table-cell>
          <table:table-cell office:value-type="string">
            <text:p>c</text:p>
          </table:table-cell>
          <table:table-cell office:value-type="float" office:value="37">
            <text:p>37</text:p>
          </table:table-cell>
          <table:table-cell office:value-type="float" office:value="69">
            <text:p>69</text:p>
          </table:table-cell>
          <table:table-cell office:value-type="float" office:value="4060">
            <text:p>4060</text:p>
          </table:table-cell>
          <table:table-cell office:value-type="float" office:value="0.00911330049261084">
            <text:p>0.0091133005</text:p>
          </table:table-cell>
          <table:table-cell office:value-type="float" office:value="0.0169950738916256">
            <text:p>0.016995073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8-1\Atzinger01_note_alignments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322">
            <text:p>1322</text:p>
          </table:table-cell>
          <table:table-cell office:value-type="float" office:value="0.0151285930408472">
            <text:p>0.015128593</text:p>
          </table:table-cell>
          <table:table-cell office:value-type="float" office:value="0.0347957639939486">
            <text:p>0.03479576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8-1\KimHJ02M_note_alignments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307">
            <text:p>1307</text:p>
          </table:table-cell>
          <table:table-cell office:value-type="float" office:value="0.00382555470543229">
            <text:p>0.0038255547</text:p>
          </table:table-cell>
          <table:table-cell office:value-type="float" office:value="0.0160673297628156">
            <text:p>0.016067329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8-1\KyykhynenT06M_note_alignments</text:p>
          </table:table-cell>
          <table:table-cell office:value-type="string">
            <text:p>c</text:p>
          </table:table-cell>
          <table:table-cell table:number-columns-repeated="2" office:value-type="float" office:value="37">
            <text:p>37</text:p>
          </table:table-cell>
          <table:table-cell office:value-type="float" office:value="1339">
            <text:p>1339</text:p>
          </table:table-cell>
          <table:table-cell table:number-columns-repeated="2" office:value-type="float" office:value="0.0276325616131441">
            <text:p>0.027632561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8-1\WangY04M_note_alignments</text:p>
          </table:table-cell>
          <table:table-cell office:value-type="string">
            <text:p>c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326">
            <text:p>1326</text:p>
          </table:table-cell>
          <table:table-cell office:value-type="float" office:value="0.0180995475113122">
            <text:p>0.0180995475</text:p>
          </table:table-cell>
          <table:table-cell office:value-type="float" office:value="0.0226244343891403">
            <text:p>0.022624434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8-1\Zhdanov01_note_alignments</text:p>
          </table:table-cell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1328">
            <text:p>1328</text:p>
          </table:table-cell>
          <table:table-cell office:value-type="float" office:value="0.0195783132530121">
            <text:p>0.0195783133</text:p>
          </table:table-cell>
          <table:table-cell office:value-type="float" office:value="0.0278614457831325">
            <text:p>0.027861445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9-2\ChowK03_note_alignments</text:p>
          </table:table-cell>
          <table:table-cell office:value-type="string">
            <text:p>c</text:p>
          </table:table-cell>
          <table:table-cell office:value-type="float" office:value="144">
            <text:p>144</text:p>
          </table:table-cell>
          <table:table-cell office:value-type="float" office:value="133">
            <text:p>133</text:p>
          </table:table-cell>
          <table:table-cell office:value-type="float" office:value="2036">
            <text:p>2036</text:p>
          </table:table-cell>
          <table:table-cell office:value-type="float" office:value="0.0707269155206287">
            <text:p>0.0707269155</text:p>
          </table:table-cell>
          <table:table-cell office:value-type="float" office:value="0.0653241650294695">
            <text:p>0.06532416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9-3\ChowK04_note_alignments</text:p>
          </table:table-cell>
          <table:table-cell office:value-type="string">
            <text:p>c</text:p>
          </table:table-cell>
          <table:table-cell office:value-type="float" office:value="133">
            <text:p>133</text:p>
          </table:table-cell>
          <table:table-cell office:value-type="float" office:value="177">
            <text:p>177</text:p>
          </table:table-cell>
          <table:table-cell office:value-type="float" office:value="5328">
            <text:p>5328</text:p>
          </table:table-cell>
          <table:table-cell office:value-type="float" office:value="0.0249624624624625">
            <text:p>0.0249624625</text:p>
          </table:table-cell>
          <table:table-cell office:value-type="float" office:value="0.0332207207207207">
            <text:p>0.033220720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9-4\ChowK05M_note_alignments</text:p>
          </table:table-cell>
          <table:table-cell office:value-type="string">
            <text:p>c</text:p>
          </table:table-cell>
          <table:table-cell office:value-type="float" office:value="847">
            <text:p>847</text:p>
          </table:table-cell>
          <table:table-cell office:value-type="float" office:value="1312">
            <text:p>1312</text:p>
          </table:table-cell>
          <table:table-cell office:value-type="float" office:value="9348">
            <text:p>9348</text:p>
          </table:table-cell>
          <table:table-cell office:value-type="float" office:value="0.0906076166024818">
            <text:p>0.0906076166</text:p>
          </table:table-cell>
          <table:table-cell office:value-type="float" office:value="0.140350877192982">
            <text:p>0.140350877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-2\MiyashitaM04M_note_alignments</text:p>
          </table:table-cell>
          <table:table-cell office:value-type="string">
            <text:p>c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502">
            <text:p>1502</text:p>
          </table:table-cell>
          <table:table-cell office:value-type="float" office:value="0.0206391478029294">
            <text:p>0.0206391478</text:p>
          </table:table-cell>
          <table:table-cell office:value-type="float" office:value="0.0159786950732357">
            <text:p>0.015978695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AbdelmoulaJS03M_note_alignments</text:p>
          </table:table-cell>
          <table:table-cell office:value-type="string">
            <text:p>c</text:p>
          </table:table-cell>
          <table:table-cell office:value-type="float" office:value="46">
            <text:p>46</text:p>
          </table:table-cell>
          <table:table-cell office:value-type="float" office:value="131">
            <text:p>131</text:p>
          </table:table-cell>
          <table:table-cell office:value-type="float" office:value="2995">
            <text:p>2995</text:p>
          </table:table-cell>
          <table:table-cell office:value-type="float" office:value="0.0153589315525877">
            <text:p>0.0153589316</text:p>
          </table:table-cell>
          <table:table-cell office:value-type="float" office:value="0.0437395659432387">
            <text:p>0.043739565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ADIG05M_note_alignments</text:p>
          </table:table-cell>
          <table:table-cell office:value-type="string">
            <text:p>c</text:p>
          </table:table-cell>
          <table:table-cell office:value-type="float" office:value="38">
            <text:p>38</text:p>
          </table:table-cell>
          <table:table-cell office:value-type="float" office:value="83">
            <text:p>83</text:p>
          </table:table-cell>
          <table:table-cell office:value-type="float" office:value="2987">
            <text:p>2987</text:p>
          </table:table-cell>
          <table:table-cell office:value-type="float" office:value="0.0127217944425845">
            <text:p>0.0127217944</text:p>
          </table:table-cell>
          <table:table-cell office:value-type="float" office:value="0.0277870773351189">
            <text:p>0.027787077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Ahfat02M_note_alignments</text:p>
          </table:table-cell>
          <table:table-cell office:value-type="string">
            <text:p>c</text:p>
          </table:table-cell>
          <table:table-cell office:value-type="float" office:value="50">
            <text:p>50</text:p>
          </table:table-cell>
          <table:table-cell office:value-type="float" office:value="152">
            <text:p>152</text:p>
          </table:table-cell>
          <table:table-cell office:value-type="float" office:value="2999">
            <text:p>2999</text:p>
          </table:table-cell>
          <table:table-cell office:value-type="float" office:value="0.0166722240746916">
            <text:p>0.0166722241</text:p>
          </table:table-cell>
          <table:table-cell office:value-type="float" office:value="0.0506835611870624">
            <text:p>0.050683561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Ahn01_note_alignments</text:p>
          </table:table-cell>
          <table:table-cell office:value-type="string">
            <text:p>c</text:p>
          </table:table-cell>
          <table:table-cell office:value-type="float" office:value="90">
            <text:p>90</text:p>
          </table:table-cell>
          <table:table-cell office:value-type="float" office:value="126">
            <text:p>126</text:p>
          </table:table-cell>
          <table:table-cell office:value-type="float" office:value="3039">
            <text:p>3039</text:p>
          </table:table-cell>
          <table:table-cell office:value-type="float" office:value="0.0296150049358342">
            <text:p>0.0296150049</text:p>
          </table:table-cell>
          <table:table-cell office:value-type="float" office:value="0.0414610069101678">
            <text:p>0.041461006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BrendleA03M_note_alignments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92">
            <text:p>92</text:p>
          </table:table-cell>
          <table:table-cell office:value-type="float" office:value="3014">
            <text:p>3014</text:p>
          </table:table-cell>
          <table:table-cell office:value-type="float" office:value="0.0215660252156603">
            <text:p>0.0215660252</text:p>
          </table:table-cell>
          <table:table-cell office:value-type="float" office:value="0.0305242203052422">
            <text:p>0.030524220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Goh02_note_alignments</text:p>
          </table:table-cell>
          <table:table-cell office:value-type="string">
            <text:p>c</text:p>
          </table:table-cell>
          <table:table-cell office:value-type="float" office:value="48">
            <text:p>48</text:p>
          </table:table-cell>
          <table:table-cell office:value-type="float" office:value="117">
            <text:p>117</text:p>
          </table:table-cell>
          <table:table-cell office:value-type="float" office:value="2997">
            <text:p>2997</text:p>
          </table:table-cell>
          <table:table-cell office:value-type="float" office:value="0.016016016016016">
            <text:p>0.016016016</text:p>
          </table:table-cell>
          <table:table-cell office:value-type="float" office:value="0.039039039039039">
            <text:p>0.03903903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HUAN_B01_note_alignments</text:p>
          </table:table-cell>
          <table:table-cell office:value-type="string">
            <text:p>c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2999">
            <text:p>2999</text:p>
          </table:table-cell>
          <table:table-cell office:value-type="float" office:value="0.0166722240746916">
            <text:p>0.0166722241</text:p>
          </table:table-cell>
          <table:table-cell office:value-type="float" office:value="0.0250083361120373">
            <text:p>0.025008336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Huang01_note_alignments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office:value-type="float" office:value="106">
            <text:p>106</text:p>
          </table:table-cell>
          <table:table-cell office:value-type="float" office:value="3008">
            <text:p>3008</text:p>
          </table:table-cell>
          <table:table-cell office:value-type="float" office:value="0.0196143617021277">
            <text:p>0.0196143617</text:p>
          </table:table-cell>
          <table:table-cell office:value-type="float" office:value="0.0352393617021277">
            <text:p>0.035239361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HuangSW08M_note_alignments</text:p>
          </table:table-cell>
          <table:table-cell office:value-type="string">
            <text:p>c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3009">
            <text:p>3009</text:p>
          </table:table-cell>
          <table:table-cell office:value-type="float" office:value="0.0199401794616152">
            <text:p>0.0199401795</text:p>
          </table:table-cell>
          <table:table-cell office:value-type="float" office:value="0.0398803589232303">
            <text:p>0.039880358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Karpeyev01_note_alignments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3014">
            <text:p>3014</text:p>
          </table:table-cell>
          <table:table-cell office:value-type="float" office:value="0.0215660252156603">
            <text:p>0.0215660252</text:p>
          </table:table-cell>
          <table:table-cell office:value-type="float" office:value="0.0272063702720637">
            <text:p>0.027206370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Kavalerova01_note_alignments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float" office:value="153">
            <text:p>153</text:p>
          </table:table-cell>
          <table:table-cell office:value-type="float" office:value="3003">
            <text:p>3003</text:p>
          </table:table-cell>
          <table:table-cell office:value-type="float" office:value="0.017982017982018">
            <text:p>0.017982018</text:p>
          </table:table-cell>
          <table:table-cell office:value-type="float" office:value="0.050949050949051">
            <text:p>0.050949050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LeungM03M_note_alignments</text:p>
          </table:table-cell>
          <table:table-cell office:value-type="string">
            <text:p>c</text:p>
          </table:table-cell>
          <table:table-cell office:value-type="float" office:value="38">
            <text:p>38</text:p>
          </table:table-cell>
          <table:table-cell office:value-type="float" office:value="106">
            <text:p>106</text:p>
          </table:table-cell>
          <table:table-cell office:value-type="float" office:value="2987">
            <text:p>2987</text:p>
          </table:table-cell>
          <table:table-cell office:value-type="float" office:value="0.0127217944425845">
            <text:p>0.0127217944</text:p>
          </table:table-cell>
          <table:table-cell office:value-type="float" office:value="0.0354871108135253">
            <text:p>0.035487110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Mikhailoff04_note_alignments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  <table:table-cell office:value-type="float" office:value="2990">
            <text:p>2990</text:p>
          </table:table-cell>
          <table:table-cell office:value-type="float" office:value="0.0137123745819398">
            <text:p>0.0137123746</text:p>
          </table:table-cell>
          <table:table-cell office:value-type="float" office:value="0.0230769230769231">
            <text:p>0.023076923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Na06M_note_alignments</text:p>
          </table:table-cell>
          <table:table-cell office:value-type="string">
            <text:p>c</text:p>
          </table:table-cell>
          <table:table-cell office:value-type="float" office:value="78">
            <text:p>78</text:p>
          </table:table-cell>
          <table:table-cell office:value-type="float" office:value="130">
            <text:p>130</text:p>
          </table:table-cell>
          <table:table-cell office:value-type="float" office:value="3027">
            <text:p>3027</text:p>
          </table:table-cell>
          <table:table-cell office:value-type="float" office:value="0.0257680872150644">
            <text:p>0.0257680872</text:p>
          </table:table-cell>
          <table:table-cell office:value-type="float" office:value="0.0429468120251074">
            <text:p>0.04294681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SINKEV02_note_alignments</text:p>
          </table:table-cell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office:value-type="float" office:value="83">
            <text:p>83</text:p>
          </table:table-cell>
          <table:table-cell office:value-type="float" office:value="2992">
            <text:p>2992</text:p>
          </table:table-cell>
          <table:table-cell office:value-type="float" office:value="0.0143716577540107">
            <text:p>0.0143716578</text:p>
          </table:table-cell>
          <table:table-cell office:value-type="float" office:value="0.0277406417112299">
            <text:p>0.027740641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SOLOM04_note_alignments</text:p>
          </table:table-cell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office:value-type="float" office:value="157">
            <text:p>157</text:p>
          </table:table-cell>
          <table:table-cell office:value-type="float" office:value="2992">
            <text:p>2992</text:p>
          </table:table-cell>
          <table:table-cell office:value-type="float" office:value="0.0143716577540107">
            <text:p>0.0143716578</text:p>
          </table:table-cell>
          <table:table-cell office:value-type="float" office:value="0.0524732620320856">
            <text:p>0.05247326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Stahievitch02_note_alignments</text:p>
          </table:table-cell>
          <table:table-cell office:value-type="string">
            <text:p>c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float" office:value="2995">
            <text:p>2995</text:p>
          </table:table-cell>
          <table:table-cell office:value-type="float" office:value="0.0153589315525877">
            <text:p>0.0153589316</text:p>
          </table:table-cell>
          <table:table-cell office:value-type="float" office:value="0.0273789649415693">
            <text:p>0.027378964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Sun01_note_alignments</text:p>
          </table:table-cell>
          <table:table-cell office:value-type="string">
            <text:p>c</text:p>
          </table:table-cell>
          <table:table-cell office:value-type="float" office:value="66">
            <text:p>66</text:p>
          </table:table-cell>
          <table:table-cell office:value-type="float" office:value="134">
            <text:p>134</text:p>
          </table:table-cell>
          <table:table-cell office:value-type="float" office:value="3015">
            <text:p>3015</text:p>
          </table:table-cell>
          <table:table-cell office:value-type="float" office:value="0.0218905472636816">
            <text:p>0.0218905473</text:p>
          </table:table-cell>
          <table:table-cell office:value-type="float" office:value="0.0444444444444445">
            <text:p>0.044444444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Tang01_note_alignments</text:p>
          </table:table-cell>
          <table:table-cell office:value-type="string">
            <text:p>c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3005">
            <text:p>3005</text:p>
          </table:table-cell>
          <table:table-cell office:value-type="float" office:value="0.0186356073211315">
            <text:p>0.0186356073</text:p>
          </table:table-cell>
          <table:table-cell office:value-type="float" office:value="0.0209650582362729">
            <text:p>0.020965058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YOU01_note_alignments</text:p>
          </table:table-cell>
          <table:table-cell office:value-type="string">
            <text:p>c</text:p>
          </table:table-cell>
          <table:table-cell office:value-type="float" office:value="85">
            <text:p>85</text:p>
          </table:table-cell>
          <table:table-cell office:value-type="float" office:value="116">
            <text:p>116</text:p>
          </table:table-cell>
          <table:table-cell office:value-type="float" office:value="3034">
            <text:p>3034</text:p>
          </table:table-cell>
          <table:table-cell office:value-type="float" office:value="0.0280158206987475">
            <text:p>0.0280158207</text:p>
          </table:table-cell>
          <table:table-cell office:value-type="float" office:value="0.038233355306526">
            <text:p>0.038233355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1\Zuber04M_note_alignments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3022">
            <text:p>3022</text:p>
          </table:table-cell>
          <table:table-cell office:value-type="float" office:value="0.0241561879549967">
            <text:p>0.024156188</text:p>
          </table:table-cell>
          <table:table-cell office:value-type="float" office:value="0.0234943745863666">
            <text:p>0.023494374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2\AbdelmoulaJS04_note_alignments</text:p>
          </table:table-cell>
          <table:table-cell office:value-type="string">
            <text:p>c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371">
            <text:p>1371</text:p>
          </table:table-cell>
          <table:table-cell office:value-type="float" office:value="0.0175054704595186">
            <text:p>0.0175054705</text:p>
          </table:table-cell>
          <table:table-cell office:value-type="float" office:value="0.00583515681983953">
            <text:p>0.005835156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2\ADIG05M_note_alignments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372">
            <text:p>1372</text:p>
          </table:table-cell>
          <table:table-cell office:value-type="float" office:value="0.0182215743440233">
            <text:p>0.0182215743</text:p>
          </table:table-cell>
          <table:table-cell office:value-type="float" office:value="0.00510204081632653">
            <text:p>0.005102040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2\HuangSW09_note_alignments</text:p>
          </table:table-cell>
          <table:table-cell office:value-type="string">
            <text:p>c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1397">
            <text:p>1397</text:p>
          </table:table-cell>
          <table:table-cell office:value-type="float" office:value="0.0357909806728704">
            <text:p>0.0357909807</text:p>
          </table:table-cell>
          <table:table-cell office:value-type="float" office:value="0.015748031496063">
            <text:p>0.015748031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2\LeungM04_note_alignments</text:p>
          </table:table-cell>
          <table:table-cell office:value-type="string">
            <text:p>c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361">
            <text:p>1361</text:p>
          </table:table-cell>
          <table:table-cell office:value-type="float" office:value="0.0102865540044085">
            <text:p>0.010286554</text:p>
          </table:table-cell>
          <table:table-cell office:value-type="float" office:value="0.0110213078618663">
            <text:p>0.011021307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2\Na06_note_alignments</text:p>
          </table:table-cell>
          <table:table-cell office:value-type="string">
            <text:p>c</text:p>
          </table:table-cell>
          <table:table-cell office:value-type="float" office:value="37">
            <text:p>37</text:p>
          </table:table-cell>
          <table:table-cell office:value-type="float" office:value="215">
            <text:p>215</text:p>
          </table:table-cell>
          <table:table-cell office:value-type="float" office:value="1384">
            <text:p>1384</text:p>
          </table:table-cell>
          <table:table-cell office:value-type="float" office:value="0.0267341040462428">
            <text:p>0.026734104</text:p>
          </table:table-cell>
          <table:table-cell office:value-type="float" office:value="0.155346820809249">
            <text:p>0.155346820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2\Stahievitch02_note_alignments</text:p>
          </table:table-cell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373">
            <text:p>1373</text:p>
          </table:table-cell>
          <table:table-cell office:value-type="float" office:value="0.0189366351056082">
            <text:p>0.0189366351</text:p>
          </table:table-cell>
          <table:table-cell office:value-type="float" office:value="0.0116533139111435">
            <text:p>0.011653313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2\Zuber04_note_alignments</text:p>
          </table:table-cell>
          <table:table-cell office:value-type="string">
            <text:p>c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1397">
            <text:p>1397</text:p>
          </table:table-cell>
          <table:table-cell office:value-type="float" office:value="0.0357909806728704">
            <text:p>0.0357909807</text:p>
          </table:table-cell>
          <table:table-cell office:value-type="float" office:value="0.0164638511095204">
            <text:p>0.016463851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4-1\BENABD01_note_alignments</text:p>
          </table:table-cell>
          <table:table-cell office:value-type="string">
            <text:p>c</text:p>
          </table:table-cell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  <table:table-cell office:value-type="float" office:value="4152">
            <text:p>4152</text:p>
          </table:table-cell>
          <table:table-cell office:value-type="float" office:value="0.0264932562620424">
            <text:p>0.0264932563</text:p>
          </table:table-cell>
          <table:table-cell office:value-type="float" office:value="0.0236030828516378">
            <text:p>0.023603082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4-1\Benabdallah01_note_alignments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4118">
            <text:p>4118</text:p>
          </table:table-cell>
          <table:table-cell office:value-type="float" office:value="0.0184555609519184">
            <text:p>0.018455561</text:p>
          </table:table-cell>
          <table:table-cell office:value-type="float" office:value="0.021369596891695">
            <text:p>0.021369596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4-1\CaiC01_note_alignments</text:p>
          </table:table-cell>
          <table:table-cell office:value-type="string">
            <text:p>c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4093">
            <text:p>4093</text:p>
          </table:table-cell>
          <table:table-cell office:value-type="float" office:value="0.0124602980698754">
            <text:p>0.0124602981</text:p>
          </table:table-cell>
          <table:table-cell office:value-type="float" office:value="0.014903493769851">
            <text:p>0.014903493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4-1\Chon03M_note_alignments</text:p>
          </table:table-cell>
          <table:table-cell office:value-type="string">
            <text:p>c</text:p>
          </table:table-cell>
          <table:table-cell office:value-type="float" office:value="81">
            <text:p>81</text:p>
          </table:table-cell>
          <table:table-cell office:value-type="float" office:value="111">
            <text:p>111</text:p>
          </table:table-cell>
          <table:table-cell office:value-type="float" office:value="4123">
            <text:p>4123</text:p>
          </table:table-cell>
          <table:table-cell office:value-type="float" office:value="0.019645888915838">
            <text:p>0.0196458889</text:p>
          </table:table-cell>
          <table:table-cell office:value-type="float" office:value="0.0269221440698521">
            <text:p>0.026922144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4-1\LeeE02M_note_alignments</text:p>
          </table:table-cell>
          <table:table-cell office:value-type="string">
            <text:p>c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4112">
            <text:p>4112</text:p>
          </table:table-cell>
          <table:table-cell office:value-type="float" office:value="0.0170233463035019">
            <text:p>0.0170233463</text:p>
          </table:table-cell>
          <table:table-cell office:value-type="float" office:value="0.0221303501945525">
            <text:p>0.022130350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4-1\LiA04M_note_alignments</text:p>
          </table:table-cell>
          <table:table-cell office:value-type="string">
            <text:p>c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4078">
            <text:p>4078</text:p>
          </table:table-cell>
          <table:table-cell office:value-type="float" office:value="0.00882785679254537">
            <text:p>0.0088278568</text:p>
          </table:table-cell>
          <table:table-cell office:value-type="float" office:value="0.0188818048062776">
            <text:p>0.018881804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4-1\Shamray01_note_alignments</text:p>
          </table:table-cell>
          <table:table-cell office:value-type="string">
            <text:p>c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office:value-type="float" office:value="4143">
            <text:p>4143</text:p>
          </table:table-cell>
          <table:table-cell office:value-type="float" office:value="0.0243784697079411">
            <text:p>0.0243784697</text:p>
          </table:table-cell>
          <table:table-cell office:value-type="float" office:value="0.0222061308230751">
            <text:p>0.022206130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4-1\SirajA02M_note_alignments</text:p>
          </table:table-cell>
          <table:table-cell office:value-type="string">
            <text:p>c</text:p>
          </table:table-cell>
          <table:table-cell office:value-type="float" office:value="52">
            <text:p>52</text:p>
          </table:table-cell>
          <table:table-cell office:value-type="float" office:value="146">
            <text:p>146</text:p>
          </table:table-cell>
          <table:table-cell office:value-type="float" office:value="4094">
            <text:p>4094</text:p>
          </table:table-cell>
          <table:table-cell office:value-type="float" office:value="0.0127015144113337">
            <text:p>0.0127015144</text:p>
          </table:table-cell>
          <table:table-cell office:value-type="float" office:value="0.0356619443087445">
            <text:p>0.035661944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4-1\Zhao01_note_alignments</text:p>
          </table:table-cell>
          <table:table-cell office:value-type="string">
            <text:p>c</text:p>
          </table:table-cell>
          <table:table-cell office:value-type="float" office:value="74">
            <text:p>74</text:p>
          </table:table-cell>
          <table:table-cell office:value-type="float" office:value="106">
            <text:p>106</text:p>
          </table:table-cell>
          <table:table-cell office:value-type="float" office:value="4116">
            <text:p>4116</text:p>
          </table:table-cell>
          <table:table-cell office:value-type="float" office:value="0.0179786200194363">
            <text:p>0.01797862</text:p>
          </table:table-cell>
          <table:table-cell office:value-type="float" office:value="0.0257531584062196">
            <text:p>0.025753158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5-1\Colafelice02M_note_alignments</text:p>
          </table:table-cell>
          <table:table-cell office:value-type="string">
            <text:p>c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2157">
            <text:p>2157</text:p>
          </table:table-cell>
          <table:table-cell office:value-type="float" office:value="0.0176170607324988">
            <text:p>0.0176170607</text:p>
          </table:table-cell>
          <table:table-cell office:value-type="float" office:value="0.0208623087621697">
            <text:p>0.020862308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5-1\SunD02M_note_alignments</text:p>
          </table:table-cell>
          <table:table-cell office:value-type="string">
            <text:p>c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2154">
            <text:p>2154</text:p>
          </table:table-cell>
          <table:table-cell office:value-type="float" office:value="0.0162488393686165">
            <text:p>0.0162488394</text:p>
          </table:table-cell>
          <table:table-cell office:value-type="float" office:value="0.0185701021355617">
            <text:p>0.018570102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5-1\Wong01_note_alignments</text:p>
          </table:table-cell>
          <table:table-cell office:value-type="string">
            <text:p>c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2159">
            <text:p>2159</text:p>
          </table:table-cell>
          <table:table-cell office:value-type="float" office:value="0.0185270958777212">
            <text:p>0.0185270959</text:p>
          </table:table-cell>
          <table:table-cell office:value-type="float" office:value="0.0203798054654933">
            <text:p>0.020379805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7-1\Hebert01M_note_alignments</text:p>
          </table:table-cell>
          <table:table-cell office:value-type="string">
            <text:p>c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570">
            <text:p>3570</text:p>
          </table:table-cell>
          <table:table-cell office:value-type="float" office:value="0.0187675070028011">
            <text:p>0.018767507</text:p>
          </table:table-cell>
          <table:table-cell office:value-type="float" office:value="0.0137254901960784">
            <text:p>0.013725490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7-1\KOLESO01_note_alignments</text:p>
          </table:table-cell>
          <table:table-cell office:value-type="string">
            <text:p>c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 office:value-type="float" office:value="3570">
            <text:p>3570</text:p>
          </table:table-cell>
          <table:table-cell office:value-type="float" office:value="0.0187675070028011">
            <text:p>0.018767507</text:p>
          </table:table-cell>
          <table:table-cell office:value-type="float" office:value="0.0120448179271709">
            <text:p>0.012044817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7-1\Larionova04M_note_alignments</text:p>
          </table:table-cell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3522">
            <text:p>3522</text:p>
          </table:table-cell>
          <table:table-cell office:value-type="float" office:value="0.0053946621237933">
            <text:p>0.0053946621</text:p>
          </table:table-cell>
          <table:table-cell office:value-type="float" office:value="0.0110732538330494">
            <text:p>0.011073253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7-1\Lee_E01_note_alignments</text:p>
          </table:table-cell>
          <table:table-cell office:value-type="string">
            <text:p>c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3550">
            <text:p>3550</text:p>
          </table:table-cell>
          <table:table-cell office:value-type="float" office:value="0.0132394366197183">
            <text:p>0.0132394366</text:p>
          </table:table-cell>
          <table:table-cell office:value-type="float" office:value="0.0146478873239437">
            <text:p>0.014647887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7-1\LeeS02M_note_alignments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3528">
            <text:p>3528</text:p>
          </table:table-cell>
          <table:table-cell office:value-type="float" office:value="0.00708616780045352">
            <text:p>0.0070861678</text:p>
          </table:table-cell>
          <table:table-cell office:value-type="float" office:value="0.0150226757369615">
            <text:p>0.015022675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7-1\MATSUM01_note_alignments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3557">
            <text:p>3557</text:p>
          </table:table-cell>
          <table:table-cell office:value-type="float" office:value="0.0151813325836379">
            <text:p>0.0151813326</text:p>
          </table:table-cell>
          <table:table-cell office:value-type="float" office:value="0.0261456283384875">
            <text:p>0.026145628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7-1\Wang02M_note_alignments</text:p>
          </table:table-cell>
          <table:table-cell office:value-type="string">
            <text:p>c</text:p>
          </table:table-cell>
          <table:table-cell office:value-type="float" office:value="88">
            <text:p>88</text:p>
          </table:table-cell>
          <table:table-cell office:value-type="float" office:value="49">
            <text:p>49</text:p>
          </table:table-cell>
          <table:table-cell office:value-type="float" office:value="3591">
            <text:p>3591</text:p>
          </table:table-cell>
          <table:table-cell office:value-type="float" office:value="0.024505708716235">
            <text:p>0.0245057087</text:p>
          </table:table-cell>
          <table:table-cell office:value-type="float" office:value="0.01364522417154">
            <text:p>0.013645224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7-1\WangY01M_note_alignments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float" office:value="88">
            <text:p>88</text:p>
          </table:table-cell>
          <table:table-cell office:value-type="float" office:value="3557">
            <text:p>3557</text:p>
          </table:table-cell>
          <table:table-cell office:value-type="float" office:value="0.0151813325836379">
            <text:p>0.0151813326</text:p>
          </table:table-cell>
          <table:table-cell office:value-type="float" office:value="0.0247399493955581">
            <text:p>0.024739949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7-1\ZhangE02M_note_alignments</text:p>
          </table:table-cell>
          <table:table-cell office:value-type="string">
            <text:p>c</text:p>
          </table:table-cell>
          <table:table-cell office:value-type="float" office:value="117">
            <text:p>117</text:p>
          </table:table-cell>
          <table:table-cell office:value-type="float" office:value="74">
            <text:p>74</text:p>
          </table:table-cell>
          <table:table-cell office:value-type="float" office:value="3620">
            <text:p>3620</text:p>
          </table:table-cell>
          <table:table-cell office:value-type="float" office:value="0.0323204419889503">
            <text:p>0.032320442</text:p>
          </table:table-cell>
          <table:table-cell office:value-type="float" office:value="0.0204419889502762">
            <text:p>0.02044198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7-2\Larionova04_note_alignments</text:p>
          </table:table-cell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102">
            <text:p>2102</text:p>
          </table:table-cell>
          <table:table-cell office:value-type="float" office:value="0.00523311132254995">
            <text:p>0.0052331113</text:p>
          </table:table-cell>
          <table:table-cell office:value-type="float" office:value="0.0114176974310181">
            <text:p>0.011417697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7-2\LeeS03_note_alignment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2099">
            <text:p>2099</text:p>
          </table:table-cell>
          <table:table-cell office:value-type="float" office:value="0.00381133873272987">
            <text:p>0.0038113387</text:p>
          </table:table-cell>
          <table:table-cell office:value-type="float" office:value="0.016198189614102">
            <text:p>0.016198189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7-4\Larionova04M_note_alignments</text:p>
          </table:table-cell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160">
            <text:p>2160</text:p>
          </table:table-cell>
          <table:table-cell office:value-type="float" office:value="0.0087962962962963">
            <text:p>0.0087962963</text:p>
          </table:table-cell>
          <table:table-cell office:value-type="float" office:value="0.00833333333333333">
            <text:p>0.008333333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7-4\LeeS05M_note_alignments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166">
            <text:p>2166</text:p>
          </table:table-cell>
          <table:table-cell office:value-type="float" office:value="0.0115420129270545">
            <text:p>0.0115420129</text:p>
          </table:table-cell>
          <table:table-cell office:value-type="float" office:value="0.0143120960295476">
            <text:p>0.01431209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8-1\ChenS01_note_alignments</text:p>
          </table:table-cell>
          <table:table-cell office:value-type="string">
            <text:p>c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  <table:table-cell office:value-type="float" office:value="4551">
            <text:p>4551</text:p>
          </table:table-cell>
          <table:table-cell office:value-type="float" office:value="0.019995605361459">
            <text:p>0.0199956054</text:p>
          </table:table-cell>
          <table:table-cell office:value-type="float" office:value="0.023511316194243">
            <text:p>0.023511316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8-1\Na06M_note_alignments</text:p>
          </table:table-cell>
          <table:table-cell office:value-type="string">
            <text:p>c</text:p>
          </table:table-cell>
          <table:table-cell office:value-type="float" office:value="129">
            <text:p>129</text:p>
          </table:table-cell>
          <table:table-cell office:value-type="float" office:value="167">
            <text:p>167</text:p>
          </table:table-cell>
          <table:table-cell office:value-type="float" office:value="4589">
            <text:p>4589</text:p>
          </table:table-cell>
          <table:table-cell office:value-type="float" office:value="0.0281106994988015">
            <text:p>0.0281106995</text:p>
          </table:table-cell>
          <table:table-cell office:value-type="float" office:value="0.0363913706689911">
            <text:p>0.036391370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8-2\Na06_note_alignments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661">
            <text:p>1661</text:p>
          </table:table-cell>
          <table:table-cell office:value-type="float" office:value="0.0102347983142685">
            <text:p>0.0102347983</text:p>
          </table:table-cell>
          <table:table-cell office:value-type="float" office:value="0.0114388922335942">
            <text:p>0.011438892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8-3\Na06M_note_alignments</text:p>
          </table:table-cell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2445">
            <text:p>2445</text:p>
          </table:table-cell>
          <table:table-cell office:value-type="float" office:value="0.0175869120654397">
            <text:p>0.0175869121</text:p>
          </table:table-cell>
          <table:table-cell office:value-type="float" office:value="0.0081799591002045">
            <text:p>0.008179959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9-2_no_trio\Tysman05_note_alignments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54">
            <text:p>554</text:p>
          </table:table-cell>
          <table:table-cell office:value-type="float" office:value="0.0126353790613718">
            <text:p>0.0126353791</text:p>
          </table:table-cell>
          <table:table-cell office:value-type="float" office:value="0.00902527075812275">
            <text:p>0.009025270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9-3\Tysman05M_note_alignments</text:p>
          </table:table-cell>
          <table:table-cell office:value-type="string">
            <text:p>c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1841">
            <text:p>1841</text:p>
          </table:table-cell>
          <table:table-cell office:value-type="float" office:value="0.026615969581749">
            <text:p>0.0266159696</text:p>
          </table:table-cell>
          <table:table-cell office:value-type="float" office:value="0.0228136882129278">
            <text:p>0.022813688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2-1\DupreeF03M_note_alignments</text:p>
          </table:table-cell>
          <table:table-cell office:value-type="string">
            <text:p>c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5597">
            <text:p>5597</text:p>
          </table:table-cell>
          <table:table-cell office:value-type="float" office:value="0.0223333928890477">
            <text:p>0.0223333929</text:p>
          </table:table-cell>
          <table:table-cell office:value-type="float" office:value="0.0116133643023048">
            <text:p>0.011613364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2-1\HouY04M_note_alignments</text:p>
          </table:table-cell>
          <table:table-cell office:value-type="string">
            <text:p>c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  <table:table-cell office:value-type="float" office:value="5528">
            <text:p>5528</text:p>
          </table:table-cell>
          <table:table-cell office:value-type="float" office:value="0.0101302460202605">
            <text:p>0.010130246</text:p>
          </table:table-cell>
          <table:table-cell office:value-type="float" office:value="0.0390738060781476">
            <text:p>0.039073806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2-1\Jussow02_note_alignments</text:p>
          </table:table-cell>
          <table:table-cell office:value-type="string">
            <text:p>c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5617">
            <text:p>5617</text:p>
          </table:table-cell>
          <table:table-cell office:value-type="float" office:value="0.0258144917215595">
            <text:p>0.0258144917</text:p>
          </table:table-cell>
          <table:table-cell office:value-type="float" office:value="0.0247463058572192">
            <text:p>0.024746305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2-1\Jussow06M_note_alignments</text:p>
          </table:table-cell>
          <table:table-cell office:value-type="string">
            <text:p>c</text:p>
          </table:table-cell>
          <table:table-cell office:value-type="float" office:value="130">
            <text:p>130</text:p>
          </table:table-cell>
          <table:table-cell office:value-type="float" office:value="158">
            <text:p>158</text:p>
          </table:table-cell>
          <table:table-cell office:value-type="float" office:value="5602">
            <text:p>5602</text:p>
          </table:table-cell>
          <table:table-cell office:value-type="float" office:value="0.0232059978579079">
            <text:p>0.0232059979</text:p>
          </table:table-cell>
          <table:table-cell office:value-type="float" office:value="0.0282042127811496">
            <text:p>0.028204212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2-1\MORET01_note_alignments</text:p>
          </table:table-cell>
          <table:table-cell office:value-type="string">
            <text:p>c</text:p>
          </table:table-cell>
          <table:table-cell office:value-type="float" office:value="421">
            <text:p>421</text:p>
          </table:table-cell>
          <table:table-cell office:value-type="float" office:value="102">
            <text:p>102</text:p>
          </table:table-cell>
          <table:table-cell office:value-type="float" office:value="5893">
            <text:p>5893</text:p>
          </table:table-cell>
          <table:table-cell office:value-type="float" office:value="0.0714406923468522">
            <text:p>0.0714406923</text:p>
          </table:table-cell>
          <table:table-cell office:value-type="float" office:value="0.0173086713049381">
            <text:p>0.0173086713</text:p>
          </table:table-cell>
        </table:table-row>
        <table:table-row table:style-name="ro1">
          <table:table-cell/>
          <table:table-cell office:value-type="string">
            <text:p>C:\Users\silva\Documents\repos\DATA\asap-dataset\Brahms/Six_Pieces_op_118/2\Shilyaev03_note_alignments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office:value-type="float" office:value="1771">
            <text:p>1771</text:p>
          </table:table-cell>
          <table:table-cell office:value-type="float" office:value="0.00564652738565782">
            <text:p>0.0056465274</text:p>
          </table:table-cell>
          <table:table-cell office:value-type="float" office:value="0.0581592320722756">
            <text:p>0.0581592321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Ali01_note_alignments</text:p>
          </table:table-cell>
          <table:table-cell office:value-type="string">
            <text:p>c</text:p>
          </table:table-cell>
          <table:table-cell office:value-type="float" office:value="416">
            <text:p>416</text:p>
          </table:table-cell>
          <table:table-cell office:value-type="float" office:value="507">
            <text:p>507</text:p>
          </table:table-cell>
          <table:table-cell office:value-type="float" office:value="5588">
            <text:p>5588</text:p>
          </table:table-cell>
          <table:table-cell office:value-type="float" office:value="0.0744452397995705">
            <text:p>0.0744452398</text:p>
          </table:table-cell>
          <table:table-cell office:value-type="float" office:value="0.0907301360057266">
            <text:p>0.090730136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BuiJL04M_note_alignments</text:p>
          </table:table-cell>
          <table:table-cell office:value-type="string">
            <text:p>c</text:p>
          </table:table-cell>
          <table:table-cell office:value-type="float" office:value="216">
            <text:p>216</text:p>
          </table:table-cell>
          <table:table-cell office:value-type="float" office:value="338">
            <text:p>338</text:p>
          </table:table-cell>
          <table:table-cell office:value-type="float" office:value="5388">
            <text:p>5388</text:p>
          </table:table-cell>
          <table:table-cell office:value-type="float" office:value="0.0400890868596882">
            <text:p>0.0400890869</text:p>
          </table:table-cell>
          <table:table-cell office:value-type="float" office:value="0.062731997030438">
            <text:p>0.062731997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Day04_note_alignments</text:p>
          </table:table-cell>
          <table:table-cell office:value-type="string">
            <text:p>c</text:p>
          </table:table-cell>
          <table:table-cell office:value-type="float" office:value="114">
            <text:p>114</text:p>
          </table:table-cell>
          <table:table-cell office:value-type="float" office:value="297">
            <text:p>297</text:p>
          </table:table-cell>
          <table:table-cell office:value-type="float" office:value="5286">
            <text:p>5286</text:p>
          </table:table-cell>
          <table:table-cell office:value-type="float" office:value="0.021566401816118">
            <text:p>0.0215664018</text:p>
          </table:table-cell>
          <table:table-cell office:value-type="float" office:value="0.0561861520998865">
            <text:p>0.0561861521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Dossin05_note_alignments</text:p>
          </table:table-cell>
          <table:table-cell office:value-type="string">
            <text:p>c</text:p>
          </table:table-cell>
          <table:table-cell office:value-type="float" office:value="174">
            <text:p>174</text:p>
          </table:table-cell>
          <table:table-cell office:value-type="float" office:value="305">
            <text:p>305</text:p>
          </table:table-cell>
          <table:table-cell office:value-type="float" office:value="5346">
            <text:p>5346</text:p>
          </table:table-cell>
          <table:table-cell office:value-type="float" office:value="0.0325476992143659">
            <text:p>0.0325476992</text:p>
          </table:table-cell>
          <table:table-cell office:value-type="float" office:value="0.0570520014964459">
            <text:p>0.0570520015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JIA06M_note_alignments</text:p>
          </table:table-cell>
          <table:table-cell office:value-type="string">
            <text:p>c</text:p>
          </table:table-cell>
          <table:table-cell office:value-type="float" office:value="284">
            <text:p>284</text:p>
          </table:table-cell>
          <table:table-cell office:value-type="float" office:value="299">
            <text:p>299</text:p>
          </table:table-cell>
          <table:table-cell office:value-type="float" office:value="5456">
            <text:p>5456</text:p>
          </table:table-cell>
          <table:table-cell office:value-type="float" office:value="0.0520527859237537">
            <text:p>0.0520527859</text:p>
          </table:table-cell>
          <table:table-cell office:value-type="float" office:value="0.0548020527859238">
            <text:p>0.0548020528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KimSuyeon04M_note_alignments</text:p>
          </table:table-cell>
          <table:table-cell office:value-type="string">
            <text:p>c</text:p>
          </table:table-cell>
          <table:table-cell office:value-type="float" office:value="225">
            <text:p>225</text:p>
          </table:table-cell>
          <table:table-cell office:value-type="float" office:value="252">
            <text:p>252</text:p>
          </table:table-cell>
          <table:table-cell office:value-type="float" office:value="5397">
            <text:p>5397</text:p>
          </table:table-cell>
          <table:table-cell office:value-type="float" office:value="0.0416898276820456">
            <text:p>0.0416898277</text:p>
          </table:table-cell>
          <table:table-cell office:value-type="float" office:value="0.0466926070038911">
            <text:p>0.046692607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LeeKoeun03_note_alignments</text:p>
          </table:table-cell>
          <table:table-cell office:value-type="string">
            <text:p>c</text:p>
          </table:table-cell>
          <table:table-cell office:value-type="float" office:value="113">
            <text:p>113</text:p>
          </table:table-cell>
          <table:table-cell office:value-type="float" office:value="234">
            <text:p>234</text:p>
          </table:table-cell>
          <table:table-cell office:value-type="float" office:value="5285">
            <text:p>5285</text:p>
          </table:table-cell>
          <table:table-cell office:value-type="float" office:value="0.0213812677388836">
            <text:p>0.0213812677</text:p>
          </table:table-cell>
          <table:table-cell office:value-type="float" office:value="0.0442762535477767">
            <text:p>0.0442762535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LeeKoeun06_note_alignments</text:p>
          </table:table-cell>
          <table:table-cell office:value-type="string">
            <text:p>c</text:p>
          </table:table-cell>
          <table:table-cell office:value-type="float" office:value="86">
            <text:p>86</text:p>
          </table:table-cell>
          <table:table-cell office:value-type="float" office:value="238">
            <text:p>238</text:p>
          </table:table-cell>
          <table:table-cell office:value-type="float" office:value="5258">
            <text:p>5258</text:p>
          </table:table-cell>
          <table:table-cell office:value-type="float" office:value="0.0163560289083302">
            <text:p>0.0163560289</text:p>
          </table:table-cell>
          <table:table-cell office:value-type="float" office:value="0.0452643590718905">
            <text:p>0.0452643591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LinTao04_note_alignments</text:p>
          </table:table-cell>
          <table:table-cell office:value-type="string">
            <text:p>c</text:p>
          </table:table-cell>
          <table:table-cell office:value-type="float" office:value="210">
            <text:p>210</text:p>
          </table:table-cell>
          <table:table-cell office:value-type="float" office:value="320">
            <text:p>320</text:p>
          </table:table-cell>
          <table:table-cell office:value-type="float" office:value="5382">
            <text:p>5382</text:p>
          </table:table-cell>
          <table:table-cell office:value-type="float" office:value="0.0390189520624303">
            <text:p>0.0390189521</text:p>
          </table:table-cell>
          <table:table-cell office:value-type="float" office:value="0.0594574507617986">
            <text:p>0.0594574508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McNamara02_note_alignments</text:p>
          </table:table-cell>
          <table:table-cell office:value-type="string">
            <text:p>c</text:p>
          </table:table-cell>
          <table:table-cell office:value-type="float" office:value="375">
            <text:p>375</text:p>
          </table:table-cell>
          <table:table-cell office:value-type="float" office:value="370">
            <text:p>370</text:p>
          </table:table-cell>
          <table:table-cell office:value-type="float" office:value="5547">
            <text:p>5547</text:p>
          </table:table-cell>
          <table:table-cell office:value-type="float" office:value="0.0676041103299081">
            <text:p>0.0676041103</text:p>
          </table:table-cell>
          <table:table-cell office:value-type="float" office:value="0.066702722192176">
            <text:p>0.0667027222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Mo07M_note_alignments</text:p>
          </table:table-cell>
          <table:table-cell office:value-type="string">
            <text:p>c</text:p>
          </table:table-cell>
          <table:table-cell office:value-type="float" office:value="247">
            <text:p>247</text:p>
          </table:table-cell>
          <table:table-cell office:value-type="float" office:value="372">
            <text:p>372</text:p>
          </table:table-cell>
          <table:table-cell office:value-type="float" office:value="5419">
            <text:p>5419</text:p>
          </table:table-cell>
          <table:table-cell office:value-type="float" office:value="0.0455803653810666">
            <text:p>0.0455803654</text:p>
          </table:table-cell>
          <table:table-cell office:value-type="float" office:value="0.0686473519099465">
            <text:p>0.0686473519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Richardson13M_note_alignments</text:p>
          </table:table-cell>
          <table:table-cell office:value-type="string">
            <text:p>c</text:p>
          </table:table-cell>
          <table:table-cell office:value-type="float" office:value="291">
            <text:p>291</text:p>
          </table:table-cell>
          <table:table-cell office:value-type="float" office:value="293">
            <text:p>293</text:p>
          </table:table-cell>
          <table:table-cell office:value-type="float" office:value="5463">
            <text:p>5463</text:p>
          </table:table-cell>
          <table:table-cell office:value-type="float" office:value="0.0532674354750137">
            <text:p>0.0532674355</text:p>
          </table:table-cell>
          <table:table-cell office:value-type="float" office:value="0.0536335346879004">
            <text:p>0.0536335347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SINKEV05_note_alignments</text:p>
          </table:table-cell>
          <table:table-cell office:value-type="string">
            <text:p>c</text:p>
          </table:table-cell>
          <table:table-cell office:value-type="float" office:value="259">
            <text:p>259</text:p>
          </table:table-cell>
          <table:table-cell office:value-type="float" office:value="269">
            <text:p>269</text:p>
          </table:table-cell>
          <table:table-cell office:value-type="float" office:value="5431">
            <text:p>5431</text:p>
          </table:table-cell>
          <table:table-cell office:value-type="float" office:value="0.0476891916774075">
            <text:p>0.0476891917</text:p>
          </table:table-cell>
          <table:table-cell office:value-type="float" office:value="0.0495304732093537">
            <text:p>0.0495304732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SINKEV11_note_alignments</text:p>
          </table:table-cell>
          <table:table-cell office:value-type="string">
            <text:p>c</text:p>
          </table:table-cell>
          <table:table-cell office:value-type="float" office:value="328">
            <text:p>328</text:p>
          </table:table-cell>
          <table:table-cell office:value-type="float" office:value="310">
            <text:p>310</text:p>
          </table:table-cell>
          <table:table-cell office:value-type="float" office:value="5500">
            <text:p>5500</text:p>
          </table:table-cell>
          <table:table-cell office:value-type="float" office:value="0.0596363636363636">
            <text:p>0.0596363636</text:p>
          </table:table-cell>
          <table:table-cell office:value-type="float" office:value="0.0563636363636364">
            <text:p>0.0563636364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Sladek04M_note_alignments</text:p>
          </table:table-cell>
          <table:table-cell office:value-type="string">
            <text:p>c</text:p>
          </table:table-cell>
          <table:table-cell office:value-type="float" office:value="218">
            <text:p>218</text:p>
          </table:table-cell>
          <table:table-cell office:value-type="float" office:value="417">
            <text:p>417</text:p>
          </table:table-cell>
          <table:table-cell office:value-type="float" office:value="5390">
            <text:p>5390</text:p>
          </table:table-cell>
          <table:table-cell office:value-type="float" office:value="0.0404452690166976">
            <text:p>0.040445269</text:p>
          </table:table-cell>
          <table:table-cell office:value-type="float" office:value="0.0773654916512059">
            <text:p>0.0773654917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YeSijing01_note_alignments</text:p>
          </table:table-cell>
          <table:table-cell office:value-type="string">
            <text:p>c</text:p>
          </table:table-cell>
          <table:table-cell office:value-type="float" office:value="215">
            <text:p>215</text:p>
          </table:table-cell>
          <table:table-cell office:value-type="float" office:value="312">
            <text:p>312</text:p>
          </table:table-cell>
          <table:table-cell office:value-type="float" office:value="5387">
            <text:p>5387</text:p>
          </table:table-cell>
          <table:table-cell office:value-type="float" office:value="0.039910896602933">
            <text:p>0.0399108966</text:p>
          </table:table-cell>
          <table:table-cell office:value-type="float" office:value="0.0579172080935586">
            <text:p>0.0579172081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Zhou06M_note_alignments</text:p>
          </table:table-cell>
          <table:table-cell office:value-type="string">
            <text:p>c</text:p>
          </table:table-cell>
          <table:table-cell office:value-type="float" office:value="150">
            <text:p>150</text:p>
          </table:table-cell>
          <table:table-cell office:value-type="float" office:value="290">
            <text:p>290</text:p>
          </table:table-cell>
          <table:table-cell office:value-type="float" office:value="5322">
            <text:p>5322</text:p>
          </table:table-cell>
          <table:table-cell office:value-type="float" office:value="0.028184892897407">
            <text:p>0.0281848929</text:p>
          </table:table-cell>
          <table:table-cell office:value-type="float" office:value="0.0544907929349869">
            <text:p>0.0544907929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3\Ko11M_note_alignments</text:p>
          </table:table-cell>
          <table:table-cell office:value-type="string">
            <text:p>c</text:p>
          </table:table-cell>
          <table:table-cell office:value-type="float" office:value="294">
            <text:p>294</text:p>
          </table:table-cell>
          <table:table-cell office:value-type="float" office:value="209">
            <text:p>209</text:p>
          </table:table-cell>
          <table:table-cell office:value-type="float" office:value="4780">
            <text:p>4780</text:p>
          </table:table-cell>
          <table:table-cell office:value-type="float" office:value="0.0615062761506276">
            <text:p>0.0615062762</text:p>
          </table:table-cell>
          <table:table-cell office:value-type="float" office:value="0.0437238493723849">
            <text:p>0.0437238494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3\LinPeng06M_note_alignments</text:p>
          </table:table-cell>
          <table:table-cell office:value-type="string">
            <text:p>c</text:p>
          </table:table-cell>
          <table:table-cell office:value-type="float" office:value="307">
            <text:p>307</text:p>
          </table:table-cell>
          <table:table-cell office:value-type="float" office:value="215">
            <text:p>215</text:p>
          </table:table-cell>
          <table:table-cell office:value-type="float" office:value="4793">
            <text:p>4793</text:p>
          </table:table-cell>
          <table:table-cell office:value-type="float" office:value="0.0640517421239307">
            <text:p>0.0640517421</text:p>
          </table:table-cell>
          <table:table-cell office:value-type="float" office:value="0.044857083246401">
            <text:p>0.0448570832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3\Tan02_note_alignments</text:p>
          </table:table-cell>
          <table:table-cell office:value-type="string">
            <text:p>c</text:p>
          </table:table-cell>
          <table:table-cell office:value-type="float" office:value="365">
            <text:p>365</text:p>
          </table:table-cell>
          <table:table-cell office:value-type="float" office:value="453">
            <text:p>453</text:p>
          </table:table-cell>
          <table:table-cell office:value-type="float" office:value="4851">
            <text:p>4851</text:p>
          </table:table-cell>
          <table:table-cell office:value-type="float" office:value="0.075242218099361">
            <text:p>0.0752422181</text:p>
          </table:table-cell>
          <table:table-cell office:value-type="float" office:value="0.093382807668522">
            <text:p>0.0933828077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4\ChenC04M_note_alignments</text:p>
          </table:table-cell>
          <table:table-cell office:value-type="string">
            <text:p>c</text:p>
          </table:table-cell>
          <table:table-cell office:value-type="float" office:value="161">
            <text:p>161</text:p>
          </table:table-cell>
          <table:table-cell office:value-type="float" office:value="169">
            <text:p>169</text:p>
          </table:table-cell>
          <table:table-cell office:value-type="float" office:value="6323">
            <text:p>6323</text:p>
          </table:table-cell>
          <table:table-cell office:value-type="float" office:value="0.025462596868575">
            <text:p>0.0254625969</text:p>
          </table:table-cell>
          <table:table-cell office:value-type="float" office:value="0.0267278190732247">
            <text:p>0.0267278191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4\Khmara02_note_alignments</text:p>
          </table:table-cell>
          <table:table-cell office:value-type="string">
            <text:p>c</text:p>
          </table:table-cell>
          <table:table-cell office:value-type="float" office:value="510">
            <text:p>510</text:p>
          </table:table-cell>
          <table:table-cell office:value-type="float" office:value="406">
            <text:p>406</text:p>
          </table:table-cell>
          <table:table-cell office:value-type="float" office:value="6672">
            <text:p>6672</text:p>
          </table:table-cell>
          <table:table-cell office:value-type="float" office:value="0.0764388489208633">
            <text:p>0.0764388489</text:p>
          </table:table-cell>
          <table:table-cell office:value-type="float" office:value="0.0608513189448441">
            <text:p>0.0608513189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4\Kociuban07M_note_alignments</text:p>
          </table:table-cell>
          <table:table-cell office:value-type="string">
            <text:p>c</text:p>
          </table:table-cell>
          <table:table-cell office:value-type="float" office:value="472">
            <text:p>472</text:p>
          </table:table-cell>
          <table:table-cell office:value-type="float" office:value="343">
            <text:p>343</text:p>
          </table:table-cell>
          <table:table-cell office:value-type="float" office:value="6634">
            <text:p>6634</text:p>
          </table:table-cell>
          <table:table-cell office:value-type="float" office:value="0.071148628278565">
            <text:p>0.0711486283</text:p>
          </table:table-cell>
          <table:table-cell office:value-type="float" office:value="0.051703346397347">
            <text:p>0.0517033464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4\Levitsky18M_note_alignments</text:p>
          </table:table-cell>
          <table:table-cell office:value-type="string">
            <text:p>c</text:p>
          </table:table-cell>
          <table:table-cell office:value-type="float" office:value="216">
            <text:p>216</text:p>
          </table:table-cell>
          <table:table-cell office:value-type="float" office:value="362">
            <text:p>362</text:p>
          </table:table-cell>
          <table:table-cell office:value-type="float" office:value="6378">
            <text:p>6378</text:p>
          </table:table-cell>
          <table:table-cell office:value-type="float" office:value="0.0338664158043274">
            <text:p>0.0338664158</text:p>
          </table:table-cell>
          <table:table-cell office:value-type="float" office:value="0.0567576042646598">
            <text:p>0.0567576043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4\Lim03_note_alignments</text:p>
          </table:table-cell>
          <table:table-cell office:value-type="string">
            <text:p>c</text:p>
          </table:table-cell>
          <table:table-cell office:value-type="float" office:value="335">
            <text:p>335</text:p>
          </table:table-cell>
          <table:table-cell office:value-type="float" office:value="257">
            <text:p>257</text:p>
          </table:table-cell>
          <table:table-cell office:value-type="float" office:value="6497">
            <text:p>6497</text:p>
          </table:table-cell>
          <table:table-cell office:value-type="float" office:value="0.0515622595043866">
            <text:p>0.0515622595</text:p>
          </table:table-cell>
          <table:table-cell office:value-type="float" office:value="0.0395567184854548">
            <text:p>0.0395567185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4\LuEric04M_note_alignments</text:p>
          </table:table-cell>
          <table:table-cell office:value-type="string">
            <text:p>c</text:p>
          </table:table-cell>
          <table:table-cell office:value-type="float" office:value="321">
            <text:p>321</text:p>
          </table:table-cell>
          <table:table-cell office:value-type="float" office:value="235">
            <text:p>235</text:p>
          </table:table-cell>
          <table:table-cell office:value-type="float" office:value="6483">
            <text:p>6483</text:p>
          </table:table-cell>
          <table:table-cell office:value-type="float" office:value="0.049514113836187">
            <text:p>0.0495141138</text:p>
          </table:table-cell>
          <table:table-cell office:value-type="float" office:value="0.0362486503162116">
            <text:p>0.0362486503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4\MiyashitaM04M_note_alignments</text:p>
          </table:table-cell>
          <table:table-cell office:value-type="string">
            <text:p>c</text:p>
          </table:table-cell>
          <table:table-cell office:value-type="float" office:value="180">
            <text:p>180</text:p>
          </table:table-cell>
          <table:table-cell office:value-type="float" office:value="322">
            <text:p>322</text:p>
          </table:table-cell>
          <table:table-cell office:value-type="float" office:value="6342">
            <text:p>6342</text:p>
          </table:table-cell>
          <table:table-cell office:value-type="float" office:value="0.0283822138126774">
            <text:p>0.0283822138</text:p>
          </table:table-cell>
          <table:table-cell office:value-type="float" office:value="0.0507726269315673">
            <text:p>0.0507726269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4\Mizumoto02M_note_alignments</text:p>
          </table:table-cell>
          <table:table-cell office:value-type="string">
            <text:p>c</text:p>
          </table:table-cell>
          <table:table-cell office:value-type="float" office:value="365">
            <text:p>365</text:p>
          </table:table-cell>
          <table:table-cell office:value-type="float" office:value="516">
            <text:p>516</text:p>
          </table:table-cell>
          <table:table-cell office:value-type="float" office:value="6527">
            <text:p>6527</text:p>
          </table:table-cell>
          <table:table-cell office:value-type="float" office:value="0.0559215566110005">
            <text:p>0.0559215566</text:p>
          </table:table-cell>
          <table:table-cell office:value-type="float" office:value="0.0790562279760993">
            <text:p>0.079056228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4\Nikiforov13M_note_alignments</text:p>
          </table:table-cell>
          <table:table-cell office:value-type="string">
            <text:p>c</text:p>
          </table:table-cell>
          <table:table-cell office:value-type="float" office:value="189">
            <text:p>189</text:p>
          </table:table-cell>
          <table:table-cell office:value-type="float" office:value="387">
            <text:p>387</text:p>
          </table:table-cell>
          <table:table-cell office:value-type="float" office:value="6351">
            <text:p>6351</text:p>
          </table:table-cell>
          <table:table-cell office:value-type="float" office:value="0.0297590930562116">
            <text:p>0.0297590931</text:p>
          </table:table-cell>
          <table:table-cell office:value-type="float" office:value="0.0609352857817667">
            <text:p>0.0609352858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4\SOLOM05_note_alignments</text:p>
          </table:table-cell>
          <table:table-cell office:value-type="string">
            <text:p>c</text:p>
          </table:table-cell>
          <table:table-cell office:value-type="float" office:value="190">
            <text:p>190</text:p>
          </table:table-cell>
          <table:table-cell office:value-type="float" office:value="246">
            <text:p>246</text:p>
          </table:table-cell>
          <table:table-cell office:value-type="float" office:value="6352">
            <text:p>6352</text:p>
          </table:table-cell>
          <table:table-cell office:value-type="float" office:value="0.029911838790932">
            <text:p>0.0299118388</text:p>
          </table:table-cell>
          <table:table-cell office:value-type="float" office:value="0.038727959697733">
            <text:p>0.0387279597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4\Yang03_note_alignments</text:p>
          </table:table-cell>
          <table:table-cell office:value-type="string">
            <text:p>c</text:p>
          </table:table-cell>
          <table:table-cell office:value-type="float" office:value="331">
            <text:p>331</text:p>
          </table:table-cell>
          <table:table-cell office:value-type="float" office:value="261">
            <text:p>261</text:p>
          </table:table-cell>
          <table:table-cell office:value-type="float" office:value="6493">
            <text:p>6493</text:p>
          </table:table-cell>
          <table:table-cell office:value-type="float" office:value="0.05097797628215">
            <text:p>0.0509779763</text:p>
          </table:table-cell>
          <table:table-cell office:value-type="float" office:value="0.0401971353765594">
            <text:p>0.0401971354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4\ZhangX02_note_alignments</text:p>
          </table:table-cell>
          <table:table-cell office:value-type="string">
            <text:p>c</text:p>
          </table:table-cell>
          <table:table-cell office:value-type="float" office:value="271">
            <text:p>271</text:p>
          </table:table-cell>
          <table:table-cell office:value-type="float" office:value="397">
            <text:p>397</text:p>
          </table:table-cell>
          <table:table-cell office:value-type="float" office:value="6433">
            <text:p>6433</text:p>
          </table:table-cell>
          <table:table-cell office:value-type="float" office:value="0.0421265350536297">
            <text:p>0.0421265351</text:p>
          </table:table-cell>
          <table:table-cell office:value-type="float" office:value="0.0617130421265351">
            <text:p>0.0617130421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rcarolle\Kociuban13_note_alignments</text:p>
          </table:table-cell>
          <table:table-cell office:value-type="string">
            <text:p>c</text:p>
          </table:table-cell>
          <table:table-cell office:value-type="float" office:value="286">
            <text:p>286</text:p>
          </table:table-cell>
          <table:table-cell office:value-type="float" office:value="364">
            <text:p>364</text:p>
          </table:table-cell>
          <table:table-cell office:value-type="float" office:value="5141">
            <text:p>5141</text:p>
          </table:table-cell>
          <table:table-cell office:value-type="float" office:value="0.0556312001556118">
            <text:p>0.0556312002</text:p>
          </table:table-cell>
          <table:table-cell office:value-type="float" office:value="0.0708033456525968">
            <text:p>0.0708033457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rcarolle\LeeSH05M_note_alignments</text:p>
          </table:table-cell>
          <table:table-cell office:value-type="string">
            <text:p>c</text:p>
          </table:table-cell>
          <table:table-cell office:value-type="float" office:value="124">
            <text:p>124</text:p>
          </table:table-cell>
          <table:table-cell office:value-type="float" office:value="278">
            <text:p>278</text:p>
          </table:table-cell>
          <table:table-cell office:value-type="float" office:value="4979">
            <text:p>4979</text:p>
          </table:table-cell>
          <table:table-cell office:value-type="float" office:value="0.024904599317132">
            <text:p>0.0249045993</text:p>
          </table:table-cell>
          <table:table-cell office:value-type="float" office:value="0.0558345049206668">
            <text:p>0.0558345049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rcarolle\Na03_note_alignments</text:p>
          </table:table-cell>
          <table:table-cell office:value-type="string">
            <text:p>c</text:p>
          </table:table-cell>
          <table:table-cell office:value-type="float" office:value="204">
            <text:p>204</text:p>
          </table:table-cell>
          <table:table-cell office:value-type="float" office:value="271">
            <text:p>271</text:p>
          </table:table-cell>
          <table:table-cell office:value-type="float" office:value="5059">
            <text:p>5059</text:p>
          </table:table-cell>
          <table:table-cell office:value-type="float" office:value="0.0403241747380905">
            <text:p>0.0403241747</text:p>
          </table:table-cell>
          <table:table-cell office:value-type="float" office:value="0.0535678987942281">
            <text:p>0.0535678988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rcarolle\Na09M_note_alignments</text:p>
          </table:table-cell>
          <table:table-cell office:value-type="string">
            <text:p>c</text:p>
          </table:table-cell>
          <table:table-cell office:value-type="float" office:value="204">
            <text:p>204</text:p>
          </table:table-cell>
          <table:table-cell office:value-type="float" office:value="287">
            <text:p>287</text:p>
          </table:table-cell>
          <table:table-cell office:value-type="float" office:value="5059">
            <text:p>5059</text:p>
          </table:table-cell>
          <table:table-cell office:value-type="float" office:value="0.0403241747380905">
            <text:p>0.0403241747</text:p>
          </table:table-cell>
          <table:table-cell office:value-type="float" office:value="0.0567305791658431">
            <text:p>0.0567305792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rcarolle\Ozel10M_note_alignments</text:p>
          </table:table-cell>
          <table:table-cell office:value-type="string">
            <text:p>c</text:p>
          </table:table-cell>
          <table:table-cell office:value-type="float" office:value="118">
            <text:p>118</text:p>
          </table:table-cell>
          <table:table-cell office:value-type="float" office:value="338">
            <text:p>338</text:p>
          </table:table-cell>
          <table:table-cell office:value-type="float" office:value="4973">
            <text:p>4973</text:p>
          </table:table-cell>
          <table:table-cell office:value-type="float" office:value="0.0237281319123266">
            <text:p>0.0237281319</text:p>
          </table:table-cell>
          <table:table-cell office:value-type="float" office:value="0.0679670219183591">
            <text:p>0.0679670219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rcarolle\Park10M_note_alignments</text:p>
          </table:table-cell>
          <table:table-cell office:value-type="string">
            <text:p>c</text:p>
          </table:table-cell>
          <table:table-cell office:value-type="float" office:value="157">
            <text:p>157</text:p>
          </table:table-cell>
          <table:table-cell office:value-type="float" office:value="238">
            <text:p>238</text:p>
          </table:table-cell>
          <table:table-cell office:value-type="float" office:value="5012">
            <text:p>5012</text:p>
          </table:table-cell>
          <table:table-cell office:value-type="float" office:value="0.0313248204309657">
            <text:p>0.0313248204</text:p>
          </table:table-cell>
          <table:table-cell office:value-type="float" office:value="0.0474860335195531">
            <text:p>0.0474860335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rcarolle\Rozanski07M_note_alignments</text:p>
          </table:table-cell>
          <table:table-cell office:value-type="string">
            <text:p>c</text:p>
          </table:table-cell>
          <table:table-cell office:value-type="float" office:value="189">
            <text:p>189</text:p>
          </table:table-cell>
          <table:table-cell office:value-type="float" office:value="319">
            <text:p>319</text:p>
          </table:table-cell>
          <table:table-cell office:value-type="float" office:value="5044">
            <text:p>5044</text:p>
          </table:table-cell>
          <table:table-cell office:value-type="float" office:value="0.0374702616970658">
            <text:p>0.0374702617</text:p>
          </table:table-cell>
          <table:table-cell office:value-type="float" office:value="0.0632434575733545">
            <text:p>0.0632434576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rcarolle\Verbaite03_note_alignments</text:p>
          </table:table-cell>
          <table:table-cell office:value-type="string">
            <text:p>c</text:p>
          </table:table-cell>
          <table:table-cell office:value-type="float" office:value="157">
            <text:p>157</text:p>
          </table:table-cell>
          <table:table-cell office:value-type="float" office:value="404">
            <text:p>404</text:p>
          </table:table-cell>
          <table:table-cell office:value-type="float" office:value="5012">
            <text:p>5012</text:p>
          </table:table-cell>
          <table:table-cell office:value-type="float" office:value="0.0313248204309657">
            <text:p>0.0313248204</text:p>
          </table:table-cell>
          <table:table-cell office:value-type="float" office:value="0.0806065442936951">
            <text:p>0.0806065443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rcarolle\Wilshire04_note_alignments</text:p>
          </table:table-cell>
          <table:table-cell office:value-type="string">
            <text:p>c</text:p>
          </table:table-cell>
          <table:table-cell office:value-type="float" office:value="165">
            <text:p>165</text:p>
          </table:table-cell>
          <table:table-cell office:value-type="float" office:value="248">
            <text:p>248</text:p>
          </table:table-cell>
          <table:table-cell office:value-type="float" office:value="5020">
            <text:p>5020</text:p>
          </table:table-cell>
          <table:table-cell office:value-type="float" office:value="0.0328685258964143">
            <text:p>0.0328685259</text:p>
          </table:table-cell>
          <table:table-cell office:value-type="float" office:value="0.049402390438247">
            <text:p>0.049402390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Avdeeva02_note_alignments</text:p>
          </table:table-cell>
          <table:table-cell office:value-type="string">
            <text:p>c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372">
            <text:p>1372</text:p>
          </table:table-cell>
          <table:table-cell office:value-type="float" office:value="0.0247813411078717">
            <text:p>0.0247813411</text:p>
          </table:table-cell>
          <table:table-cell office:value-type="float" office:value="0.00583090379008746">
            <text:p>0.005830903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ChenW03M_note_alignments</text:p>
          </table:table-cell>
          <table:table-cell office:value-type="string">
            <text:p>c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float" office:value="1430">
            <text:p>1430</text:p>
          </table:table-cell>
          <table:table-cell office:value-type="float" office:value="0.0643356643356643">
            <text:p>0.0643356643</text:p>
          </table:table-cell>
          <table:table-cell office:value-type="float" office:value="0.0048951048951049">
            <text:p>0.004895104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HSU02_note_alignments</text:p>
          </table:table-cell>
          <table:table-cell office:value-type="string">
            <text:p>c</text:p>
          </table:table-cell>
          <table:table-cell office:value-type="float" office:value="211">
            <text:p>211</text:p>
          </table:table-cell>
          <table:table-cell office:value-type="float" office:value="26">
            <text:p>26</text:p>
          </table:table-cell>
          <table:table-cell office:value-type="float" office:value="1549">
            <text:p>1549</text:p>
          </table:table-cell>
          <table:table-cell office:value-type="float" office:value="0.136216914138154">
            <text:p>0.1362169141</text:p>
          </table:table-cell>
          <table:table-cell office:value-type="float" office:value="0.0167850225952227">
            <text:p>0.016785022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ISHIDA04_note_alignments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411">
            <text:p>1411</text:p>
          </table:table-cell>
          <table:table-cell office:value-type="float" office:value="0.0517363571934798">
            <text:p>0.0517363572</text:p>
          </table:table-cell>
          <table:table-cell office:value-type="float" office:value="0.00141743444365698">
            <text:p>0.001417434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Jussow03_note_alignments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411">
            <text:p>1411</text:p>
          </table:table-cell>
          <table:table-cell office:value-type="float" office:value="0.0517363571934798">
            <text:p>0.0517363572</text:p>
          </table:table-cell>
          <table:table-cell office:value-type="float" office:value="0.00283486888731396">
            <text:p>0.002834868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KaiRuiR03M_note_alignments</text:p>
          </table:table-cell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364">
            <text:p>1364</text:p>
          </table:table-cell>
          <table:table-cell office:value-type="float" office:value="0.0190615835777126">
            <text:p>0.0190615836</text:p>
          </table:table-cell>
          <table:table-cell office:value-type="float" office:value="0.00146627565982405">
            <text:p>0.0014662757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LeeHanchien02_note_alignments</text:p>
          </table:table-cell>
          <table:table-cell office:value-type="string">
            <text:p>c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377">
            <text:p>1377</text:p>
          </table:table-cell>
          <table:table-cell office:value-type="float" office:value="0.028322440087146">
            <text:p>0.0283224401</text:p>
          </table:table-cell>
          <table:table-cell office:value-type="float" office:value="0.00798838053740015">
            <text:p>0.0079883805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LiYZ02M_note_alignments</text:p>
          </table:table-cell>
          <table:table-cell office:value-type="string">
            <text:p>c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float" office:value="0.0254916241806264">
            <text:p>0.0254916242</text:p>
          </table:table-cell>
          <table:table-cell office:value-type="float" office:value="0.0021849963583394">
            <text:p>0.0021849964</text:p>
          </table:table-cell>
        </table:table-row>
        <table:table-row table:style-name="ro1">
          <table:table-cell/>
          <table:table-cell table:style-name="ce1" office:value-type="string">
            <text:p>C:\Users\silva\Documents\repos\DATA\asap-dataset\Chopin/Etudes_op_10/1\LuM02M_note_alignments</text:p>
          </table:table-cell>
          <table:table-cell table:style-name="ce1" office:value-type="string">
            <text:p>c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1408">
            <text:p>1408</text:p>
          </table:table-cell>
          <table:table-cell office:value-type="float" office:value="0.0497159090909091">
            <text:p>0.0497159091</text:p>
          </table:table-cell>
          <table:table-cell office:value-type="float" office:value="0.0106534090909091">
            <text:p>0.0106534091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Mikhailoff05_note_alignments</text:p>
          </table:table-cell>
          <table:table-cell office:value-type="string">
            <text:p>c</text:p>
          </table:table-cell>
          <table:table-cell office:value-type="float" office:value="104">
            <text:p>104</text:p>
          </table:table-cell>
          <table:table-cell office:value-type="float" office:value="39">
            <text:p>39</text:p>
          </table:table-cell>
          <table:table-cell office:value-type="float" office:value="1442">
            <text:p>1442</text:p>
          </table:table-cell>
          <table:table-cell office:value-type="float" office:value="0.072122052704577">
            <text:p>0.0721220527</text:p>
          </table:table-cell>
          <table:table-cell office:value-type="float" office:value="0.0270457697642164">
            <text:p>0.027045769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MorozovS02_note_alignments</text:p>
          </table:table-cell>
          <table:table-cell office:value-type="string">
            <text:p>c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1396">
            <text:p>1396</text:p>
          </table:table-cell>
          <table:table-cell office:value-type="float" office:value="0.0415472779369628">
            <text:p>0.0415472779</text:p>
          </table:table-cell>
          <table:table-cell office:value-type="float" office:value="0.00501432664756447">
            <text:p>0.005014326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MunA07M_note_alignments</text:p>
          </table:table-cell>
          <table:table-cell office:value-type="string">
            <text:p>c</text:p>
          </table:table-cell>
          <table:table-cell office:value-type="float" office:value="136">
            <text:p>136</text:p>
          </table:table-cell>
          <table:table-cell office:value-type="float" office:value="13">
            <text:p>13</text:p>
          </table:table-cell>
          <table:table-cell office:value-type="float" office:value="1474">
            <text:p>1474</text:p>
          </table:table-cell>
          <table:table-cell office:value-type="float" office:value="0.0922659430122117">
            <text:p>0.092265943</text:p>
          </table:table-cell>
          <table:table-cell office:value-type="float" office:value="0.00881953867028494">
            <text:p>0.0088195387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NAKAJI02_note_alignments</text:p>
          </table:table-cell>
          <table:table-cell office:value-type="string">
            <text:p>c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1394">
            <text:p>1394</text:p>
          </table:table-cell>
          <table:table-cell office:value-type="float" office:value="0.0401721664275466">
            <text:p>0.0401721664</text:p>
          </table:table-cell>
          <table:table-cell office:value-type="float" office:value="0.0100430416068867">
            <text:p>0.010043041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Park02_note_alignments</text:p>
          </table:table-cell>
          <table:table-cell office:value-type="string">
            <text:p>c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369">
            <text:p>1369</text:p>
          </table:table-cell>
          <table:table-cell office:value-type="float" office:value="0.0226442658875091">
            <text:p>0.0226442659</text:p>
          </table:table-cell>
          <table:table-cell office:value-type="float" office:value="0.0029218407596786">
            <text:p>0.002921840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Savitski03_note_alignments</text:p>
          </table:table-cell>
          <table:table-cell office:value-type="string">
            <text:p>c</text:p>
          </table:table-cell>
          <table:table-cell office:value-type="float" office:value="135">
            <text:p>135</text:p>
          </table:table-cell>
          <table:table-cell office:value-type="float" office:value="14">
            <text:p>14</text:p>
          </table:table-cell>
          <table:table-cell office:value-type="float" office:value="1473">
            <text:p>1473</text:p>
          </table:table-cell>
          <table:table-cell office:value-type="float" office:value="0.0916496945010183">
            <text:p>0.0916496945</text:p>
          </table:table-cell>
          <table:table-cell office:value-type="float" office:value="0.00950441276306857">
            <text:p>0.009504412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Shelest02_note_alignments</text:p>
          </table:table-cell>
          <table:table-cell office:value-type="string">
            <text:p>c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float" office:value="1437">
            <text:p>1437</text:p>
          </table:table-cell>
          <table:table-cell office:value-type="float" office:value="0.0688935281837161">
            <text:p>0.0688935282</text:p>
          </table:table-cell>
          <table:table-cell office:value-type="float" office:value="0.00417536534446764">
            <text:p>0.004175365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Stahievitch03_note_alignments</text:p>
          </table:table-cell>
          <table:table-cell office:value-type="string">
            <text:p>c</text:p>
          </table:table-cell>
          <table:table-cell office:value-type="float" office:value="106">
            <text:p>106</text:p>
          </table:table-cell>
          <table:table-cell office:value-type="float" office:value="13">
            <text:p>13</text:p>
          </table:table-cell>
          <table:table-cell office:value-type="float" office:value="1444">
            <text:p>1444</text:p>
          </table:table-cell>
          <table:table-cell office:value-type="float" office:value="0.0734072022160665">
            <text:p>0.0734072022</text:p>
          </table:table-cell>
          <table:table-cell office:value-type="float" office:value="0.00900277008310249">
            <text:p>0.0090027701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SunY03M_note_alignments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391">
            <text:p>1391</text:p>
          </table:table-cell>
          <table:table-cell office:value-type="float" office:value="0.0381020848310568">
            <text:p>0.0381020848</text:p>
          </table:table-cell>
          <table:table-cell office:value-type="float" office:value="0.00287562904385334">
            <text:p>0.00287562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Terenkova02_note_alignments</text:p>
          </table:table-cell>
          <table:table-cell office:value-type="string">
            <text:p>c</text:p>
          </table:table-cell>
          <table:table-cell office:value-type="float" office:value="93">
            <text:p>93</text:p>
          </table:table-cell>
          <table:table-cell office:value-type="float" office:value="21">
            <text:p>21</text:p>
          </table:table-cell>
          <table:table-cell office:value-type="float" office:value="1431">
            <text:p>1431</text:p>
          </table:table-cell>
          <table:table-cell office:value-type="float" office:value="0.0649895178197065">
            <text:p>0.0649895178</text:p>
          </table:table-cell>
          <table:table-cell office:value-type="float" office:value="0.0146750524109015">
            <text:p>0.014675052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Tysman02_note_alignments</text:p>
          </table:table-cell>
          <table:table-cell office:value-type="string">
            <text:p>c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390">
            <text:p>1390</text:p>
          </table:table-cell>
          <table:table-cell office:value-type="float" office:value="0.037410071942446">
            <text:p>0.0374100719</text:p>
          </table:table-cell>
          <table:table-cell office:value-type="float" office:value="0.00431654676258993">
            <text:p>0.004316546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Verbaite02_note_alignments</text:p>
          </table:table-cell>
          <table:table-cell office:value-type="string">
            <text:p>c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463">
            <text:p>1463</text:p>
          </table:table-cell>
          <table:table-cell office:value-type="float" office:value="0.0854408749145591">
            <text:p>0.0854408749</text:p>
          </table:table-cell>
          <table:table-cell office:value-type="float" office:value="0.0239234449760766">
            <text:p>0.023923445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YeF03M_note_alignments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1420">
            <text:p>1420</text:p>
          </table:table-cell>
          <table:table-cell office:value-type="float" office:value="0.0577464788732394">
            <text:p>0.0577464789</text:p>
          </table:table-cell>
          <table:table-cell office:value-type="float" office:value="0.00633802816901409">
            <text:p>0.006338028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YuP02M_note_alignments</text:p>
          </table:table-cell>
          <table:table-cell office:value-type="string">
            <text:p>c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383">
            <text:p>1383</text:p>
          </table:table-cell>
          <table:table-cell office:value-type="float" office:value="0.0325379609544469">
            <text:p>0.032537961</text:p>
          </table:table-cell>
          <table:table-cell office:value-type="float" office:value="0.00216919739696312">
            <text:p>0.002169197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Zhdanov02_note_alignments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391">
            <text:p>1391</text:p>
          </table:table-cell>
          <table:table-cell office:value-type="float" office:value="0.0381020848310568">
            <text:p>0.0381020848</text:p>
          </table:table-cell>
          <table:table-cell office:value-type="float" office:value="0.00359453630481668">
            <text:p>0.003594536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\Zukiewicz02_note_alignments</text:p>
          </table:table-cell>
          <table:table-cell office:value-type="string">
            <text:p>c</text:p>
          </table:table-cell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1427">
            <text:p>1427</text:p>
          </table:table-cell>
          <table:table-cell office:value-type="float" office:value="0.0623686054660126">
            <text:p>0.0623686055</text:p>
          </table:table-cell>
          <table:table-cell office:value-type="float" office:value="0.00350385423966363">
            <text:p>0.003503854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0\Na_2009_02_note_alignments</text:p>
          </table:table-cell>
          <table:table-cell office:value-type="string">
            <text:p>c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2347">
            <text:p>2347</text:p>
          </table:table-cell>
          <table:table-cell office:value-type="float" office:value="0.0336599914784832">
            <text:p>0.0336599915</text:p>
          </table:table-cell>
          <table:table-cell office:value-type="float" office:value="0.0409032807839796">
            <text:p>0.040903280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0\WangH02M_note_alignments</text:p>
          </table:table-cell>
          <table:table-cell office:value-type="string">
            <text:p>c</text:p>
          </table:table-cell>
          <table:table-cell office:value-type="float" office:value="58">
            <text:p>58</text:p>
          </table:table-cell>
          <table:table-cell office:value-type="float" office:value="94">
            <text:p>94</text:p>
          </table:table-cell>
          <table:table-cell office:value-type="float" office:value="2326">
            <text:p>2326</text:p>
          </table:table-cell>
          <table:table-cell office:value-type="float" office:value="0.0249355116079106">
            <text:p>0.0249355116</text:p>
          </table:table-cell>
          <table:table-cell office:value-type="float" office:value="0.0404127257093723">
            <text:p>0.0404127257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0\Wilshire02_note_alignments</text:p>
          </table:table-cell>
          <table:table-cell office:value-type="string">
            <text:p>c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2406">
            <text:p>2406</text:p>
          </table:table-cell>
          <table:table-cell office:value-type="float" office:value="0.057356608478803">
            <text:p>0.0573566085</text:p>
          </table:table-cell>
          <table:table-cell office:value-type="float" office:value="0.0590191188694929">
            <text:p>0.059019118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0\Yanagitani02_note_alignments</text:p>
          </table:table-cell>
          <table:table-cell office:value-type="string">
            <text:p>c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office:value-type="float" office:value="2339">
            <text:p>2339</text:p>
          </table:table-cell>
          <table:table-cell office:value-type="float" office:value="0.0303548525010688">
            <text:p>0.0303548525</text:p>
          </table:table-cell>
          <table:table-cell office:value-type="float" office:value="0.0410431808465156">
            <text:p>0.041043180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2\Bult-ItoS04M_note_alignments</text:p>
          </table:table-cell>
          <table:table-cell office:value-type="string">
            <text:p>c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2130">
            <text:p>2130</text:p>
          </table:table-cell>
          <table:table-cell office:value-type="float" office:value="0.0225352112676056">
            <text:p>0.0225352113</text:p>
          </table:table-cell>
          <table:table-cell office:value-type="float" office:value="0.00845070422535211">
            <text:p>0.008450704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2\Floril02_note_alignments</text:p>
          </table:table-cell>
          <table:table-cell office:value-type="string">
            <text:p>c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2207">
            <text:p>2207</text:p>
          </table:table-cell>
          <table:table-cell office:value-type="float" office:value="0.0566379700951518">
            <text:p>0.0566379701</text:p>
          </table:table-cell>
          <table:table-cell office:value-type="float" office:value="0.0108744902582691">
            <text:p>0.010874490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2\Gintov02_note_alignments</text:p>
          </table:table-cell>
          <table:table-cell office:value-type="string">
            <text:p>c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2182">
            <text:p>2182</text:p>
          </table:table-cell>
          <table:table-cell office:value-type="float" office:value="0.0458295142071494">
            <text:p>0.0458295142</text:p>
          </table:table-cell>
          <table:table-cell office:value-type="float" office:value="0.0174152153987168">
            <text:p>0.017415215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2\Hirata02_note_alignments</text:p>
          </table:table-cell>
          <table:table-cell office:value-type="string">
            <text:p>c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2129">
            <text:p>2129</text:p>
          </table:table-cell>
          <table:table-cell office:value-type="float" office:value="0.0220760920620009">
            <text:p>0.0220760921</text:p>
          </table:table-cell>
          <table:table-cell office:value-type="float" office:value="0.00328792860497886">
            <text:p>0.003287928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2\HuNY03M_note_alignments</text:p>
          </table:table-cell>
          <table:table-cell office:value-type="string">
            <text:p>c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float" office:value="2145">
            <text:p>2145</text:p>
          </table:table-cell>
          <table:table-cell office:value-type="float" office:value="0.0293706293706294">
            <text:p>0.0293706294</text:p>
          </table:table-cell>
          <table:table-cell office:value-type="float" office:value="0.00932400932400932">
            <text:p>0.009324009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2\KimBenjamin04_note_alignments</text:p>
          </table:table-cell>
          <table:table-cell office:value-type="string">
            <text:p>c</text:p>
          </table:table-cell>
          <table:table-cell office:value-type="float" office:value="103">
            <text:p>103</text:p>
          </table:table-cell>
          <table:table-cell office:value-type="float" office:value="26">
            <text:p>26</text:p>
          </table:table-cell>
          <table:table-cell office:value-type="float" office:value="2185">
            <text:p>2185</text:p>
          </table:table-cell>
          <table:table-cell office:value-type="float" office:value="0.0471395881006865">
            <text:p>0.0471395881</text:p>
          </table:table-cell>
          <table:table-cell office:value-type="float" office:value="0.0118993135011442">
            <text:p>0.0118993135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2\LuoJ08M_note_alignments</text:p>
          </table:table-cell>
          <table:table-cell office:value-type="string">
            <text:p>c</text:p>
          </table:table-cell>
          <table:table-cell office:value-type="float" office:value="87">
            <text:p>87</text:p>
          </table:table-cell>
          <table:table-cell office:value-type="float" office:value="44">
            <text:p>44</text:p>
          </table:table-cell>
          <table:table-cell office:value-type="float" office:value="2169">
            <text:p>2169</text:p>
          </table:table-cell>
          <table:table-cell office:value-type="float" office:value="0.0401106500691563">
            <text:p>0.0401106501</text:p>
          </table:table-cell>
          <table:table-cell office:value-type="float" office:value="0.0202858460119871">
            <text:p>0.02028584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2\Mordvinov04_note_alignments</text:p>
          </table:table-cell>
          <table:table-cell office:value-type="string">
            <text:p>c</text:p>
          </table:table-cell>
          <table:table-cell office:value-type="float" office:value="96">
            <text:p>96</text:p>
          </table:table-cell>
          <table:table-cell office:value-type="float" office:value="36">
            <text:p>36</text:p>
          </table:table-cell>
          <table:table-cell office:value-type="float" office:value="2178">
            <text:p>2178</text:p>
          </table:table-cell>
          <table:table-cell office:value-type="float" office:value="0.0440771349862259">
            <text:p>0.044077135</text:p>
          </table:table-cell>
          <table:table-cell office:value-type="float" office:value="0.0165289256198347">
            <text:p>0.016528925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2\Na_2006_02_note_alignments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2162">
            <text:p>2162</text:p>
          </table:table-cell>
          <table:table-cell office:value-type="float" office:value="0.0370027752081406">
            <text:p>0.0370027752</text:p>
          </table:table-cell>
          <table:table-cell office:value-type="float" office:value="0.0166512488436633">
            <text:p>0.016651248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2\Staupe02_note_alignments</text:p>
          </table:table-cell>
          <table:table-cell office:value-type="string">
            <text:p>c</text:p>
          </table:table-cell>
          <table:table-cell office:value-type="float" office:value="89">
            <text:p>89</text:p>
          </table:table-cell>
          <table:table-cell office:value-type="float" office:value="34">
            <text:p>34</text:p>
          </table:table-cell>
          <table:table-cell office:value-type="float" office:value="2171">
            <text:p>2171</text:p>
          </table:table-cell>
          <table:table-cell office:value-type="float" office:value="0.0409949332105021">
            <text:p>0.0409949332</text:p>
          </table:table-cell>
          <table:table-cell office:value-type="float" office:value="0.015660985720866">
            <text:p>0.0156609857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2\WuuE06M_note_alignments</text:p>
          </table:table-cell>
          <table:table-cell office:value-type="string">
            <text:p>c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111">
            <text:p>2111</text:p>
          </table:table-cell>
          <table:table-cell office:value-type="float" office:value="0.0137375651350071">
            <text:p>0.0137375651</text:p>
          </table:table-cell>
          <table:table-cell office:value-type="float" office:value="0.00994789199431549">
            <text:p>0.00994789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2\Yarden04_note_alignments</text:p>
          </table:table-cell>
          <table:table-cell office:value-type="string">
            <text:p>c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float" office:value="2139">
            <text:p>2139</text:p>
          </table:table-cell>
          <table:table-cell office:value-type="float" office:value="0.0266479663394109">
            <text:p>0.0266479663</text:p>
          </table:table-cell>
          <table:table-cell office:value-type="float" office:value="0.0168302945301543">
            <text:p>0.0168302945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12\ZhangYunling02M_note_alignments</text:p>
          </table:table-cell>
          <table:table-cell office:value-type="string">
            <text:p>c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2160">
            <text:p>2160</text:p>
          </table:table-cell>
          <table:table-cell office:value-type="float" office:value="0.0361111111111111">
            <text:p>0.0361111111</text:p>
          </table:table-cell>
          <table:table-cell office:value-type="float" office:value="0.0115740740740741">
            <text:p>0.0115740741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2\Hebert03M_note_alignments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1476">
            <text:p>1476</text:p>
          </table:table-cell>
          <table:table-cell office:value-type="float" office:value="0.0101626016260163">
            <text:p>0.0101626016</text:p>
          </table:table-cell>
          <table:table-cell office:value-type="float" office:value="0.0569105691056911">
            <text:p>0.0569105691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2\JeonH02M_note_alignments</text:p>
          </table:table-cell>
          <table:table-cell office:value-type="string">
            <text:p>c</text:p>
          </table:table-cell>
          <table:table-cell office:value-type="float" office:value="13">
            <text:p>13</text:p>
          </table:table-cell>
          <table:table-cell office:value-type="float" office:value="98">
            <text:p>98</text:p>
          </table:table-cell>
          <table:table-cell office:value-type="float" office:value="1474">
            <text:p>1474</text:p>
          </table:table-cell>
          <table:table-cell office:value-type="float" office:value="0.00881953867028494">
            <text:p>0.0088195387</text:p>
          </table:table-cell>
          <table:table-cell office:value-type="float" office:value="0.0664857530529172">
            <text:p>0.0664857531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2\JiaXin01_note_alignments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1479">
            <text:p>1479</text:p>
          </table:table-cell>
          <table:table-cell office:value-type="float" office:value="0.0121703853955375">
            <text:p>0.0121703854</text:p>
          </table:table-cell>
          <table:table-cell office:value-type="float" office:value="0.0283975659229209">
            <text:p>0.028397565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2\KaiRuiR06_note_alignments</text:p>
          </table:table-cell>
          <table:table-cell office:value-type="string">
            <text:p>c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483">
            <text:p>1483</text:p>
          </table:table-cell>
          <table:table-cell office:value-type="float" office:value="0.0148347943358058">
            <text:p>0.0148347943</text:p>
          </table:table-cell>
          <table:table-cell office:value-type="float" office:value="0.0404585300067431">
            <text:p>0.0404585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2\Kavalerova02_note_alignments</text:p>
          </table:table-cell>
          <table:table-cell office:value-type="string">
            <text:p>c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  <table:table-cell office:value-type="float" office:value="1483">
            <text:p>1483</text:p>
          </table:table-cell>
          <table:table-cell office:value-type="float" office:value="0.0148347943358058">
            <text:p>0.0148347943</text:p>
          </table:table-cell>
          <table:table-cell office:value-type="float" office:value="0.0782198246797033">
            <text:p>0.0782198247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2\MERJAN02_note_alignments</text:p>
          </table:table-cell>
          <table:table-cell office:value-type="string">
            <text:p>c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499">
            <text:p>1499</text:p>
          </table:table-cell>
          <table:table-cell office:value-type="float" office:value="0.0253502334889927">
            <text:p>0.0253502335</text:p>
          </table:table-cell>
          <table:table-cell office:value-type="float" office:value="0.0160106737825217">
            <text:p>0.016010673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2\ParkJ02_note_alignments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office:value-type="float" office:value="1471">
            <text:p>1471</text:p>
          </table:table-cell>
          <table:table-cell office:value-type="float" office:value="0.00679809653297077">
            <text:p>0.0067980965</text:p>
          </table:table-cell>
          <table:table-cell office:value-type="float" office:value="0.0700203942895989">
            <text:p>0.070020394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2\Shi01_note_alignments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1471">
            <text:p>1471</text:p>
          </table:table-cell>
          <table:table-cell office:value-type="float" office:value="0.00679809653297077">
            <text:p>0.0067980965</text:p>
          </table:table-cell>
          <table:table-cell office:value-type="float" office:value="0.0659415363698165">
            <text:p>0.065941536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2\Shi02_note_alignments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1465">
            <text:p>1465</text:p>
          </table:table-cell>
          <table:table-cell office:value-type="float" office:value="0.00273037542662116">
            <text:p>0.0027303754</text:p>
          </table:table-cell>
          <table:table-cell office:value-type="float" office:value="0.0709897610921502">
            <text:p>0.0709897611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2\TOIVIO02_note_alignments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471">
            <text:p>1471</text:p>
          </table:table-cell>
          <table:table-cell office:value-type="float" office:value="0.00679809653297077">
            <text:p>0.0067980965</text:p>
          </table:table-cell>
          <table:table-cell office:value-type="float" office:value="0.0407885791978246">
            <text:p>0.040788579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2\YeSijing03_note_alignments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office:value-type="float" office:value="1467">
            <text:p>1467</text:p>
          </table:table-cell>
          <table:table-cell office:value-type="float" office:value="0.00408997955010225">
            <text:p>0.0040899796</text:p>
          </table:table-cell>
          <table:table-cell office:value-type="float" office:value="0.098159509202454">
            <text:p>0.098159509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3\SunMeiting08_note_alignments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2006">
            <text:p>2006</text:p>
          </table:table-cell>
          <table:table-cell office:value-type="float" office:value="0.0363908275174477">
            <text:p>0.0363908275</text:p>
          </table:table-cell>
          <table:table-cell office:value-type="float" office:value="0.036889332003988">
            <text:p>0.03688933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ADIG02_note_alignments</text:p>
          </table:table-cell>
          <table:table-cell office:value-type="string">
            <text:p>c</text:p>
          </table:table-cell>
          <table:table-cell office:value-type="float" office:value="105">
            <text:p>105</text:p>
          </table:table-cell>
          <table:table-cell office:value-type="float" office:value="72">
            <text:p>72</text:p>
          </table:table-cell>
          <table:table-cell office:value-type="float" office:value="2345">
            <text:p>2345</text:p>
          </table:table-cell>
          <table:table-cell office:value-type="float" office:value="0.0447761194029851">
            <text:p>0.0447761194</text:p>
          </table:table-cell>
          <table:table-cell office:value-type="float" office:value="0.0307036247334755">
            <text:p>0.0307036247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Arciglione04_note_alignments</text:p>
          </table:table-cell>
          <table:table-cell office:value-type="string">
            <text:p>c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2338">
            <text:p>2338</text:p>
          </table:table-cell>
          <table:table-cell office:value-type="float" office:value="0.0419161676646707">
            <text:p>0.0419161677</text:p>
          </table:table-cell>
          <table:table-cell office:value-type="float" office:value="0.0312232677502139">
            <text:p>0.031223267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BLINOV03_note_alignments</text:p>
          </table:table-cell>
          <table:table-cell office:value-type="string">
            <text:p>c</text:p>
          </table:table-cell>
          <table:table-cell office:value-type="float" office:value="117">
            <text:p>117</text:p>
          </table:table-cell>
          <table:table-cell office:value-type="float" office:value="72">
            <text:p>72</text:p>
          </table:table-cell>
          <table:table-cell office:value-type="float" office:value="2357">
            <text:p>2357</text:p>
          </table:table-cell>
          <table:table-cell office:value-type="float" office:value="0.0496393720831566">
            <text:p>0.0496393721</text:p>
          </table:table-cell>
          <table:table-cell office:value-type="float" office:value="0.0305473058973271">
            <text:p>0.030547305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Day02_note_alignments</text:p>
          </table:table-cell>
          <table:table-cell office:value-type="string">
            <text:p>c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office:value-type="float" office:value="2282">
            <text:p>2282</text:p>
          </table:table-cell>
          <table:table-cell office:value-type="float" office:value="0.0184049079754601">
            <text:p>0.018404908</text:p>
          </table:table-cell>
          <table:table-cell office:value-type="float" office:value="0.0337423312883436">
            <text:p>0.033742331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Duepree02_note_alignments</text:p>
          </table:table-cell>
          <table:table-cell office:value-type="string">
            <text:p>c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2290">
            <text:p>2290</text:p>
          </table:table-cell>
          <table:table-cell office:value-type="float" office:value="0.0218340611353712">
            <text:p>0.0218340611</text:p>
          </table:table-cell>
          <table:table-cell office:value-type="float" office:value="0.0253275109170306">
            <text:p>0.025327510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Duepree06M_note_alignments</text:p>
          </table:table-cell>
          <table:table-cell office:value-type="string">
            <text:p>c</text:p>
          </table:table-cell>
          <table:table-cell table:number-columns-repeated="2" office:value-type="float" office:value="55">
            <text:p>55</text:p>
          </table:table-cell>
          <table:table-cell office:value-type="float" office:value="2295">
            <text:p>2295</text:p>
          </table:table-cell>
          <table:table-cell table:number-columns-repeated="2" office:value-type="float" office:value="0.0239651416122004">
            <text:p>0.023965141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Dulu02_note_alignments</text:p>
          </table:table-cell>
          <table:table-cell office:value-type="string">
            <text:p>c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2329">
            <text:p>2329</text:p>
          </table:table-cell>
          <table:table-cell office:value-type="float" office:value="0.0382138256762559">
            <text:p>0.0382138257</text:p>
          </table:table-cell>
          <table:table-cell office:value-type="float" office:value="0.0356376127093173">
            <text:p>0.0356376127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EVSTIO02_note_alignments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80">
            <text:p>80</text:p>
          </table:table-cell>
          <table:table-cell office:value-type="float" office:value="2293">
            <text:p>2293</text:p>
          </table:table-cell>
          <table:table-cell office:value-type="float" office:value="0.0231138246838203">
            <text:p>0.0231138247</text:p>
          </table:table-cell>
          <table:table-cell office:value-type="float" office:value="0.0348887919755778">
            <text:p>0.03488879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Fung02_note_alignments</text:p>
          </table:table-cell>
          <table:table-cell office:value-type="string">
            <text:p>c</text:p>
          </table:table-cell>
          <table:table-cell table:number-columns-repeated="2" office:value-type="float" office:value="72">
            <text:p>72</text:p>
          </table:table-cell>
          <table:table-cell office:value-type="float" office:value="2312">
            <text:p>2312</text:p>
          </table:table-cell>
          <table:table-cell table:number-columns-repeated="2" office:value-type="float" office:value="0.0311418685121107">
            <text:p>0.0311418685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GORDEL02_note_alignments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2309">
            <text:p>2309</text:p>
          </table:table-cell>
          <table:table-cell office:value-type="float" office:value="0.0298830662624513">
            <text:p>0.0298830663</text:p>
          </table:table-cell>
          <table:table-cell office:value-type="float" office:value="0.0277176266782157">
            <text:p>0.0277176267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JiaRan_2009_02_note_alignments</text:p>
          </table:table-cell>
          <table:table-cell office:value-type="string">
            <text:p>c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2286">
            <text:p>2286</text:p>
          </table:table-cell>
          <table:table-cell office:value-type="float" office:value="0.0201224846894138">
            <text:p>0.0201224847</text:p>
          </table:table-cell>
          <table:table-cell office:value-type="float" office:value="0.0249343832020997">
            <text:p>0.024934383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Katyukova02_note_alignments</text:p>
          </table:table-cell>
          <table:table-cell office:value-type="string">
            <text:p>c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 office:value-type="float" office:value="2315">
            <text:p>2315</text:p>
          </table:table-cell>
          <table:table-cell office:value-type="float" office:value="0.0323974082073434">
            <text:p>0.0323974082</text:p>
          </table:table-cell>
          <table:table-cell office:value-type="float" office:value="0.0384449244060475">
            <text:p>0.038444924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Knoll03M_note_alignments</text:p>
          </table:table-cell>
          <table:table-cell office:value-type="string">
            <text:p>c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2312">
            <text:p>2312</text:p>
          </table:table-cell>
          <table:table-cell office:value-type="float" office:value="0.0311418685121107">
            <text:p>0.0311418685</text:p>
          </table:table-cell>
          <table:table-cell office:value-type="float" office:value="0.0246539792387543">
            <text:p>0.024653979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Kurz03M_note_alignments</text:p>
          </table:table-cell>
          <table:table-cell office:value-type="string">
            <text:p>c</text:p>
          </table:table-cell>
          <table:table-cell office:value-type="float" office:value="190">
            <text:p>190</text:p>
          </table:table-cell>
          <table:table-cell office:value-type="float" office:value="62">
            <text:p>62</text:p>
          </table:table-cell>
          <table:table-cell office:value-type="float" office:value="2430">
            <text:p>2430</text:p>
          </table:table-cell>
          <table:table-cell office:value-type="float" office:value="0.0781893004115226">
            <text:p>0.0781893004</text:p>
          </table:table-cell>
          <table:table-cell office:value-type="float" office:value="0.0255144032921811">
            <text:p>0.025514403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LeeSH03M_note_alignments</text:p>
          </table:table-cell>
          <table:table-cell office:value-type="string">
            <text:p>c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2310">
            <text:p>2310</text:p>
          </table:table-cell>
          <table:table-cell office:value-type="float" office:value="0.0303030303030303">
            <text:p>0.0303030303</text:p>
          </table:table-cell>
          <table:table-cell office:value-type="float" office:value="0.0341991341991342">
            <text:p>0.034199134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MATSUM02_note_alignments</text:p>
          </table:table-cell>
          <table:table-cell office:value-type="string">
            <text:p>c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2354">
            <text:p>2354</text:p>
          </table:table-cell>
          <table:table-cell office:value-type="float" office:value="0.048428207306712">
            <text:p>0.0484282073</text:p>
          </table:table-cell>
          <table:table-cell office:value-type="float" office:value="0.046304163126593">
            <text:p>0.0463041631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Richardson_2013_03M_note_alignments</text:p>
          </table:table-cell>
          <table:table-cell office:value-type="string">
            <text:p>c</text:p>
          </table:table-cell>
          <table:table-cell office:value-type="float" office:value="135">
            <text:p>135</text:p>
          </table:table-cell>
          <table:table-cell office:value-type="float" office:value="68">
            <text:p>68</text:p>
          </table:table-cell>
          <table:table-cell office:value-type="float" office:value="2375">
            <text:p>2375</text:p>
          </table:table-cell>
          <table:table-cell office:value-type="float" office:value="0.0568421052631579">
            <text:p>0.0568421053</text:p>
          </table:table-cell>
          <table:table-cell office:value-type="float" office:value="0.0286315789473684">
            <text:p>0.028631578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Sladek03M_note_alignments</text:p>
          </table:table-cell>
          <table:table-cell office:value-type="string">
            <text:p>c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355">
            <text:p>2355</text:p>
          </table:table-cell>
          <table:table-cell office:value-type="float" office:value="0.0488322717622081">
            <text:p>0.0488322718</text:p>
          </table:table-cell>
          <table:table-cell office:value-type="float" office:value="0.035244161358811">
            <text:p>0.035244161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Yi03M_note_alignments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2317">
            <text:p>2317</text:p>
          </table:table-cell>
          <table:table-cell office:value-type="float" office:value="0.0332326283987915">
            <text:p>0.0332326284</text:p>
          </table:table-cell>
          <table:table-cell office:value-type="float" office:value="0.0349589987052223">
            <text:p>0.0349589987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ZhangE03M_note_alignments</text:p>
          </table:table-cell>
          <table:table-cell office:value-type="string">
            <text:p>c</text:p>
          </table:table-cell>
          <table:table-cell office:value-type="float" office:value="91">
            <text:p>91</text:p>
          </table:table-cell>
          <table:table-cell office:value-type="float" office:value="147">
            <text:p>147</text:p>
          </table:table-cell>
          <table:table-cell office:value-type="float" office:value="2331">
            <text:p>2331</text:p>
          </table:table-cell>
          <table:table-cell office:value-type="float" office:value="0.039039039039039">
            <text:p>0.039039039</text:p>
          </table:table-cell>
          <table:table-cell office:value-type="float" office:value="0.0630630630630631">
            <text:p>0.0630630631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ZhaoA03M_note_alignments</text:p>
          </table:table-cell>
          <table:table-cell office:value-type="string">
            <text:p>c</text:p>
          </table:table-cell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2347">
            <text:p>2347</text:p>
          </table:table-cell>
          <table:table-cell office:value-type="float" office:value="0.0455901150404772">
            <text:p>0.045590115</text:p>
          </table:table-cell>
          <table:table-cell office:value-type="float" office:value="0.0268427780144866">
            <text:p>0.02684277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4\Zuber02_note_alignments</text:p>
          </table:table-cell>
          <table:table-cell office:value-type="string">
            <text:p>c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2312">
            <text:p>2312</text:p>
          </table:table-cell>
          <table:table-cell office:value-type="float" office:value="0.0311418685121107">
            <text:p>0.0311418685</text:p>
          </table:table-cell>
          <table:table-cell office:value-type="float" office:value="0.0384948096885813">
            <text:p>0.0384948097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5\Bach02_note_alignments</text:p>
          </table:table-cell>
          <table:table-cell office:value-type="string">
            <text:p>c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1675">
            <text:p>1675</text:p>
          </table:table-cell>
          <table:table-cell office:value-type="float" office:value="0.026865671641791">
            <text:p>0.0268656716</text:p>
          </table:table-cell>
          <table:table-cell office:value-type="float" office:value="0.00776119402985075">
            <text:p>0.00776119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5\Feiner_2006_02_note_alignments</text:p>
          </table:table-cell>
          <table:table-cell office:value-type="string">
            <text:p>c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672">
            <text:p>1672</text:p>
          </table:table-cell>
          <table:table-cell office:value-type="float" office:value="0.0251196172248804">
            <text:p>0.0251196172</text:p>
          </table:table-cell>
          <table:table-cell office:value-type="float" office:value="0.0305023923444976">
            <text:p>0.030502392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5\KimEunhae04_note_alignments</text:p>
          </table:table-cell>
          <table:table-cell office:value-type="string">
            <text:p>c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1659">
            <text:p>1659</text:p>
          </table:table-cell>
          <table:table-cell office:value-type="float" office:value="0.0174804098854732">
            <text:p>0.0174804099</text:p>
          </table:table-cell>
          <table:table-cell office:value-type="float" office:value="0.0216998191681736">
            <text:p>0.021699819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5\Koshoeva02_note_alignments</text:p>
          </table:table-cell>
          <table:table-cell office:value-type="string">
            <text:p>c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1681">
            <text:p>1681</text:p>
          </table:table-cell>
          <table:table-cell office:value-type="float" office:value="0.0303390838786437">
            <text:p>0.0303390839</text:p>
          </table:table-cell>
          <table:table-cell office:value-type="float" office:value="0.0368828078524688">
            <text:p>0.036882807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5\LiA03M_note_alignments</text:p>
          </table:table-cell>
          <table:table-cell office:value-type="string">
            <text:p>c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1651">
            <text:p>1651</text:p>
          </table:table-cell>
          <table:table-cell office:value-type="float" office:value="0.0127195639006663">
            <text:p>0.0127195639</text:p>
          </table:table-cell>
          <table:table-cell office:value-type="float" office:value="0.0193821926105391">
            <text:p>0.019382192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5\LIAO03_note_alignments</text:p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1660">
            <text:p>1660</text:p>
          </table:table-cell>
          <table:table-cell office:value-type="float" office:value="0.0180722891566265">
            <text:p>0.0180722892</text:p>
          </table:table-cell>
          <table:table-cell office:value-type="float" office:value="0.0246987951807229">
            <text:p>0.024698795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5\LiC02M_note_alignments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float" office:value="1671">
            <text:p>1671</text:p>
          </table:table-cell>
          <table:table-cell office:value-type="float" office:value="0.0245362058647517">
            <text:p>0.0245362059</text:p>
          </table:table-cell>
          <table:table-cell office:value-type="float" office:value="0.0377019748653501">
            <text:p>0.037701974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5\Rozanski03_note_alignments</text:p>
          </table:table-cell>
          <table:table-cell office:value-type="string">
            <text:p>c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674">
            <text:p>1674</text:p>
          </table:table-cell>
          <table:table-cell office:value-type="float" office:value="0.026284348864994">
            <text:p>0.0262843489</text:p>
          </table:table-cell>
          <table:table-cell office:value-type="float" office:value="0.0316606929510155">
            <text:p>0.03166069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5\Tario02_note_alignments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  <table:table-cell office:value-type="float" office:value="1703">
            <text:p>1703</text:p>
          </table:table-cell>
          <table:table-cell office:value-type="float" office:value="0.0428655314151497">
            <text:p>0.0428655314</text:p>
          </table:table-cell>
          <table:table-cell office:value-type="float" office:value="0.0182031708749266">
            <text:p>0.018203170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5\USHIKI03_note_alignments</text:p>
          </table:table-cell>
          <table:table-cell office:value-type="string">
            <text:p>c</text:p>
          </table:table-cell>
          <table:table-cell office:value-type="float" office:value="29">
            <text:p>29</text:p>
          </table:table-cell>
          <table:table-cell office:value-type="float" office:value="106">
            <text:p>106</text:p>
          </table:table-cell>
          <table:table-cell office:value-type="float" office:value="1659">
            <text:p>1659</text:p>
          </table:table-cell>
          <table:table-cell office:value-type="float" office:value="0.0174804098854732">
            <text:p>0.0174804099</text:p>
          </table:table-cell>
          <table:table-cell office:value-type="float" office:value="0.0638939119951778">
            <text:p>0.06389391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5\ZhangW03M_note_alignments</text:p>
          </table:table-cell>
          <table:table-cell office:value-type="string">
            <text:p>c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674">
            <text:p>1674</text:p>
          </table:table-cell>
          <table:table-cell office:value-type="float" office:value="0.026284348864994">
            <text:p>0.0262843489</text:p>
          </table:table-cell>
          <table:table-cell office:value-type="float" office:value="0.0137395459976105">
            <text:p>0.01373954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7\ChenL02_note_alignments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1827">
            <text:p>1827</text:p>
          </table:table-cell>
          <table:table-cell office:value-type="float" office:value="0.0175150519978106">
            <text:p>0.017515052</text:p>
          </table:table-cell>
          <table:table-cell office:value-type="float" office:value="0.060207991242474">
            <text:p>0.060207991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7\Namirovsky02_note_alignments</text:p>
          </table:table-cell>
          <table:table-cell office:value-type="string">
            <text:p>c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float" office:value="1853">
            <text:p>1853</text:p>
          </table:table-cell>
          <table:table-cell office:value-type="float" office:value="0.0313005936319482">
            <text:p>0.0313005936</text:p>
          </table:table-cell>
          <table:table-cell office:value-type="float" office:value="0.0474905558553697">
            <text:p>0.047490555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7\SINKEV03_note_alignments</text:p>
          </table:table-cell>
          <table:table-cell office:value-type="string">
            <text:p>c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1841">
            <text:p>1841</text:p>
          </table:table-cell>
          <table:table-cell office:value-type="float" office:value="0.0249864204236828">
            <text:p>0.0249864204</text:p>
          </table:table-cell>
          <table:table-cell office:value-type="float" office:value="0.0277023356871266">
            <text:p>0.0277023357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BENABD02_note_alignments</text:p>
          </table:table-cell>
          <table:table-cell office:value-type="string">
            <text:p>c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2384">
            <text:p>2384</text:p>
          </table:table-cell>
          <table:table-cell office:value-type="float" office:value="0.0327181208053691">
            <text:p>0.0327181208</text:p>
          </table:table-cell>
          <table:table-cell office:value-type="float" office:value="0.0159395973154362">
            <text:p>0.015939597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Benabdallah02_note_alignments</text:p>
          </table:table-cell>
          <table:table-cell office:value-type="string">
            <text:p>c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office:value-type="float" office:value="2373">
            <text:p>2373</text:p>
          </table:table-cell>
          <table:table-cell office:value-type="float" office:value="0.0282343025705858">
            <text:p>0.0282343026</text:p>
          </table:table-cell>
          <table:table-cell office:value-type="float" office:value="0.0151706700379267">
            <text:p>0.01517067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ChenJie03_note_alignments</text:p>
          </table:table-cell>
          <table:table-cell office:value-type="string">
            <text:p>c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2353">
            <text:p>2353</text:p>
          </table:table-cell>
          <table:table-cell office:value-type="float" office:value="0.0199745006374841">
            <text:p>0.0199745006</text:p>
          </table:table-cell>
          <table:table-cell office:value-type="float" office:value="0.0131746706332342">
            <text:p>0.013174670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CHOE01_note_alignments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2382">
            <text:p>2382</text:p>
          </table:table-cell>
          <table:table-cell office:value-type="float" office:value="0.0319059613769941">
            <text:p>0.0319059614</text:p>
          </table:table-cell>
          <table:table-cell office:value-type="float" office:value="0.010495382031906">
            <text:p>0.01049538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FONG02_note_alignments</text:p>
          </table:table-cell>
          <table:table-cell office:value-type="string">
            <text:p>c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2370">
            <text:p>2370</text:p>
          </table:table-cell>
          <table:table-cell office:value-type="float" office:value="0.0270042194092827">
            <text:p>0.0270042194</text:p>
          </table:table-cell>
          <table:table-cell office:value-type="float" office:value="0.0151898734177215">
            <text:p>0.015189873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Georgieva03_note_alignments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office:value-type="float" office:value="2383">
            <text:p>2383</text:p>
          </table:table-cell>
          <table:table-cell office:value-type="float" office:value="0.0323122114981116">
            <text:p>0.0323122115</text:p>
          </table:table-cell>
          <table:table-cell office:value-type="float" office:value="0.0117498950902224">
            <text:p>0.0117498951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IVLEVA02_note_alignments</text:p>
          </table:table-cell>
          <table:table-cell office:value-type="string">
            <text:p>c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2388">
            <text:p>2388</text:p>
          </table:table-cell>
          <table:table-cell office:value-type="float" office:value="0.0343383584589615">
            <text:p>0.0343383585</text:p>
          </table:table-cell>
          <table:table-cell office:value-type="float" office:value="0.0297319932998325">
            <text:p>0.029731993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Kwok02_note_alignments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2359">
            <text:p>2359</text:p>
          </table:table-cell>
          <table:table-cell office:value-type="float" office:value="0.0224671470962272">
            <text:p>0.0224671471</text:p>
          </table:table-cell>
          <table:table-cell office:value-type="float" office:value="0.0114455277660025">
            <text:p>0.011445527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KyykhynenT09M_note_alignments</text:p>
          </table:table-cell>
          <table:table-cell office:value-type="string">
            <text:p>c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2363">
            <text:p>2363</text:p>
          </table:table-cell>
          <table:table-cell office:value-type="float" office:value="0.0241218789674143">
            <text:p>0.024121879</text:p>
          </table:table-cell>
          <table:table-cell office:value-type="float" office:value="0.00465509944985188">
            <text:p>0.004655099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LeeEunjin02_note_alignments</text:p>
          </table:table-cell>
          <table:table-cell office:value-type="string">
            <text:p>c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350">
            <text:p>2350</text:p>
          </table:table-cell>
          <table:table-cell office:value-type="float" office:value="0.0187234042553192">
            <text:p>0.0187234043</text:p>
          </table:table-cell>
          <table:table-cell office:value-type="float" office:value="0.00680851063829787">
            <text:p>0.006808510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LeeHwakyu02_note_alignments</text:p>
          </table:table-cell>
          <table:table-cell office:value-type="string">
            <text:p>c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2340">
            <text:p>2340</text:p>
          </table:table-cell>
          <table:table-cell office:value-type="float" office:value="0.0145299145299145">
            <text:p>0.0145299145</text:p>
          </table:table-cell>
          <table:table-cell office:value-type="float" office:value="0.00854700854700855">
            <text:p>0.0085470085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LeeJisun02_note_alignments</text:p>
          </table:table-cell>
          <table:table-cell office:value-type="string">
            <text:p>c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2344">
            <text:p>2344</text:p>
          </table:table-cell>
          <table:table-cell office:value-type="float" office:value="0.0162116040955631">
            <text:p>0.0162116041</text:p>
          </table:table-cell>
          <table:table-cell office:value-type="float" office:value="0.015358361774744">
            <text:p>0.015358361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LiuLangning02_note_alignments</text:p>
          </table:table-cell>
          <table:table-cell office:value-type="string">
            <text:p>c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2358">
            <text:p>2358</text:p>
          </table:table-cell>
          <table:table-cell office:value-type="float" office:value="0.0220525869380831">
            <text:p>0.0220525869</text:p>
          </table:table-cell>
          <table:table-cell office:value-type="float" office:value="0.0135708227311281">
            <text:p>0.0135708227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Lou03M_note_alignments</text:p>
          </table:table-cell>
          <table:table-cell office:value-type="string">
            <text:p>c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2340">
            <text:p>2340</text:p>
          </table:table-cell>
          <table:table-cell office:value-type="float" office:value="0.0145299145299145">
            <text:p>0.0145299145</text:p>
          </table:table-cell>
          <table:table-cell office:value-type="float" office:value="0.00512820512820513">
            <text:p>0.0051282051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LuEric03M_note_alignments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360">
            <text:p>2360</text:p>
          </table:table-cell>
          <table:table-cell office:value-type="float" office:value="0.0228813559322034">
            <text:p>0.0228813559</text:p>
          </table:table-cell>
          <table:table-cell office:value-type="float" office:value="0.0122881355932203">
            <text:p>0.012288135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Masycheva02_note_alignments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2375">
            <text:p>2375</text:p>
          </table:table-cell>
          <table:table-cell office:value-type="float" office:value="0.0290526315789474">
            <text:p>0.0290526316</text:p>
          </table:table-cell>
          <table:table-cell office:value-type="float" office:value="0.00757894736842105">
            <text:p>0.007578947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MiyashitaM05M_note_alignments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float" office:value="2375">
            <text:p>2375</text:p>
          </table:table-cell>
          <table:table-cell office:value-type="float" office:value="0.0290526315789474">
            <text:p>0.0290526316</text:p>
          </table:table-cell>
          <table:table-cell office:value-type="float" office:value="0.0147368421052632">
            <text:p>0.0147368421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ParkH02_note_alignments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2379">
            <text:p>2379</text:p>
          </table:table-cell>
          <table:table-cell office:value-type="float" office:value="0.0306851618327028">
            <text:p>0.0306851618</text:p>
          </table:table-cell>
          <table:table-cell office:value-type="float" office:value="0.00546448087431694">
            <text:p>0.005464480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Rizikov03M_note_alignments</text:p>
          </table:table-cell>
          <table:table-cell office:value-type="string">
            <text:p>c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2380">
            <text:p>2380</text:p>
          </table:table-cell>
          <table:table-cell office:value-type="float" office:value="0.0310924369747899">
            <text:p>0.031092437</text:p>
          </table:table-cell>
          <table:table-cell office:value-type="float" office:value="0.0201680672268908">
            <text:p>0.020168067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SCHU03_note_alignments</text:p>
          </table:table-cell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2349">
            <text:p>2349</text:p>
          </table:table-cell>
          <table:table-cell office:value-type="float" office:value="0.0183056619838229">
            <text:p>0.018305662</text:p>
          </table:table-cell>
          <table:table-cell office:value-type="float" office:value="0.0157513835674755">
            <text:p>0.015751383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Sekino03_note_alignments</text:p>
          </table:table-cell>
          <table:table-cell office:value-type="string">
            <text:p>c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2350">
            <text:p>2350</text:p>
          </table:table-cell>
          <table:table-cell office:value-type="float" office:value="0.0187234042553192">
            <text:p>0.0187234043</text:p>
          </table:table-cell>
          <table:table-cell office:value-type="float" office:value="0.0123404255319149">
            <text:p>0.0123404255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Shilyaev02_note_alignments</text:p>
          </table:table-cell>
          <table:table-cell office:value-type="string">
            <text:p>c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2363">
            <text:p>2363</text:p>
          </table:table-cell>
          <table:table-cell office:value-type="float" office:value="0.0241218789674143">
            <text:p>0.024121879</text:p>
          </table:table-cell>
          <table:table-cell office:value-type="float" office:value="0.00465509944985188">
            <text:p>0.004655099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Soukhovetski02_note_alignments</text:p>
          </table:table-cell>
          <table:table-cell office:value-type="string">
            <text:p>c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2352">
            <text:p>2352</text:p>
          </table:table-cell>
          <table:table-cell office:value-type="float" office:value="0.0195578231292517">
            <text:p>0.0195578231</text:p>
          </table:table-cell>
          <table:table-cell office:value-type="float" office:value="0.0127551020408163">
            <text:p>0.01275510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Tak02_note_alignments</text:p>
          </table:table-cell>
          <table:table-cell office:value-type="string">
            <text:p>c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2373">
            <text:p>2373</text:p>
          </table:table-cell>
          <table:table-cell office:value-type="float" office:value="0.0282343025705858">
            <text:p>0.0282343026</text:p>
          </table:table-cell>
          <table:table-cell office:value-type="float" office:value="0.00842815002107037">
            <text:p>0.00842815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Tetzloff02_note_alignments</text:p>
          </table:table-cell>
          <table:table-cell office:value-type="string">
            <text:p>c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float" office:value="2352">
            <text:p>2352</text:p>
          </table:table-cell>
          <table:table-cell office:value-type="float" office:value="0.0195578231292517">
            <text:p>0.0195578231</text:p>
          </table:table-cell>
          <table:table-cell office:value-type="float" office:value="0.0369897959183674">
            <text:p>0.036989795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Tetzloff07M_note_alignments</text:p>
          </table:table-cell>
          <table:table-cell office:value-type="string">
            <text:p>c</text:p>
          </table:table-cell>
          <table:table-cell office:value-type="float" office:value="56">
            <text:p>56</text:p>
          </table:table-cell>
          <table:table-cell office:value-type="float" office:value="122">
            <text:p>122</text:p>
          </table:table-cell>
          <table:table-cell office:value-type="float" office:value="2362">
            <text:p>2362</text:p>
          </table:table-cell>
          <table:table-cell office:value-type="float" office:value="0.0237087214225233">
            <text:p>0.0237087214</text:p>
          </table:table-cell>
          <table:table-cell office:value-type="float" office:value="0.0516511430990686">
            <text:p>0.0516511431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YOU02_note_alignments</text:p>
          </table:table-cell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 office:value-type="float" office:value="35">
            <text:p>35</text:p>
          </table:table-cell>
          <table:table-cell office:value-type="float" office:value="2382">
            <text:p>2382</text:p>
          </table:table-cell>
          <table:table-cell office:value-type="float" office:value="0.0319059613769941">
            <text:p>0.0319059614</text:p>
          </table:table-cell>
          <table:table-cell office:value-type="float" office:value="0.0146935348446683">
            <text:p>0.014693534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10/8\Zhou03M_note_alignments</text:p>
          </table:table-cell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334">
            <text:p>2334</text:p>
          </table:table-cell>
          <table:table-cell office:value-type="float" office:value="0.0119965724078835">
            <text:p>0.0119965724</text:p>
          </table:table-cell>
          <table:table-cell office:value-type="float" office:value="0.00728363324764353">
            <text:p>0.007283633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\Erice03_note_alignments</text:p>
          </table:table-cell>
          <table:table-cell office:value-type="string">
            <text:p>c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2273">
            <text:p>2273</text:p>
          </table:table-cell>
          <table:table-cell office:value-type="float" office:value="0.0175978882534096">
            <text:p>0.0175978883</text:p>
          </table:table-cell>
          <table:table-cell office:value-type="float" office:value="0.021997360316762">
            <text:p>0.021997360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\LeeN03M_note_alignments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178">
            <text:p>178</text:p>
          </table:table-cell>
          <table:table-cell office:value-type="float" office:value="2245">
            <text:p>2245</text:p>
          </table:table-cell>
          <table:table-cell office:value-type="float" office:value="0.00534521158129176">
            <text:p>0.0053452116</text:p>
          </table:table-cell>
          <table:table-cell office:value-type="float" office:value="0.0792873051224944">
            <text:p>0.0792873051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\TongB02M_note_alignments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304">
            <text:p>304</text:p>
          </table:table-cell>
          <table:table-cell office:value-type="float" office:value="2242">
            <text:p>2242</text:p>
          </table:table-cell>
          <table:table-cell office:value-type="float" office:value="0.004014272970562">
            <text:p>0.004014273</text:p>
          </table:table-cell>
          <table:table-cell office:value-type="float" office:value="0.135593220338983">
            <text:p>0.135593220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\TuanS04M_note_alignments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264">
            <text:p>264</text:p>
          </table:table-cell>
          <table:table-cell office:value-type="float" office:value="2243">
            <text:p>2243</text:p>
          </table:table-cell>
          <table:table-cell office:value-type="float" office:value="0.00445831475702185">
            <text:p>0.0044583148</text:p>
          </table:table-cell>
          <table:table-cell office:value-type="float" office:value="0.117699509585377">
            <text:p>0.117699509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\Wong03M_note_alignments</text:p>
          </table:table-cell>
          <table:table-cell office:value-type="string">
            <text:p>c</text:p>
          </table:table-cell>
          <table:table-cell office:value-type="float" office:value="34">
            <text:p>34</text:p>
          </table:table-cell>
          <table:table-cell office:value-type="float" office:value="156">
            <text:p>156</text:p>
          </table:table-cell>
          <table:table-cell office:value-type="float" office:value="2267">
            <text:p>2267</text:p>
          </table:table-cell>
          <table:table-cell office:value-type="float" office:value="0.0149977944419938">
            <text:p>0.0149977944</text:p>
          </table:table-cell>
          <table:table-cell office:value-type="float" office:value="0.0688134097926775">
            <text:p>0.068813409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0\Ahn02_note_alignments</text:p>
          </table:table-cell>
          <table:table-cell office:value-type="string">
            <text:p>c</text:p>
          </table:table-cell>
          <table:table-cell office:value-type="float" office:value="346">
            <text:p>346</text:p>
          </table:table-cell>
          <table:table-cell office:value-type="float" office:value="70">
            <text:p>70</text:p>
          </table:table-cell>
          <table:table-cell office:value-type="float" office:value="3709">
            <text:p>3709</text:p>
          </table:table-cell>
          <table:table-cell office:value-type="float" office:value="0.0932866001617687">
            <text:p>0.0932866002</text:p>
          </table:table-cell>
          <table:table-cell office:value-type="float" office:value="0.0188730115934214">
            <text:p>0.018873011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0\DANILO02_note_alignments</text:p>
          </table:table-cell>
          <table:table-cell office:value-type="string">
            <text:p>c</text:p>
          </table:table-cell>
          <table:table-cell office:value-type="float" office:value="393">
            <text:p>393</text:p>
          </table:table-cell>
          <table:table-cell office:value-type="float" office:value="102">
            <text:p>102</text:p>
          </table:table-cell>
          <table:table-cell office:value-type="float" office:value="3756">
            <text:p>3756</text:p>
          </table:table-cell>
          <table:table-cell office:value-type="float" office:value="0.104632587859425">
            <text:p>0.1046325879</text:p>
          </table:table-cell>
          <table:table-cell office:value-type="float" office:value="0.0271565495207668">
            <text:p>0.0271565495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0\Goh01_note_alignments</text:p>
          </table:table-cell>
          <table:table-cell office:value-type="string">
            <text:p>c</text:p>
          </table:table-cell>
          <table:table-cell office:value-type="float" office:value="353">
            <text:p>353</text:p>
          </table:table-cell>
          <table:table-cell office:value-type="float" office:value="58">
            <text:p>58</text:p>
          </table:table-cell>
          <table:table-cell office:value-type="float" office:value="3716">
            <text:p>3716</text:p>
          </table:table-cell>
          <table:table-cell office:value-type="float" office:value="0.094994617868676">
            <text:p>0.0949946179</text:p>
          </table:table-cell>
          <table:table-cell office:value-type="float" office:value="0.0156081808396125">
            <text:p>0.015608180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0\Guo02M_note_alignments</text:p>
          </table:table-cell>
          <table:table-cell office:value-type="string">
            <text:p>c</text:p>
          </table:table-cell>
          <table:table-cell office:value-type="float" office:value="433">
            <text:p>433</text:p>
          </table:table-cell>
          <table:table-cell office:value-type="float" office:value="180">
            <text:p>180</text:p>
          </table:table-cell>
          <table:table-cell office:value-type="float" office:value="3796">
            <text:p>3796</text:p>
          </table:table-cell>
          <table:table-cell office:value-type="float" office:value="0.114067439409905">
            <text:p>0.1140674394</text:p>
          </table:table-cell>
          <table:table-cell office:value-type="float" office:value="0.047418335089568">
            <text:p>0.0474183351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0\KorchinskayaKogan03_note_alignments</text:p>
          </table:table-cell>
          <table:table-cell office:value-type="string">
            <text:p>c</text:p>
          </table:table-cell>
          <table:table-cell office:value-type="float" office:value="349">
            <text:p>349</text:p>
          </table:table-cell>
          <table:table-cell office:value-type="float" office:value="63">
            <text:p>63</text:p>
          </table:table-cell>
          <table:table-cell office:value-type="float" office:value="3712">
            <text:p>3712</text:p>
          </table:table-cell>
          <table:table-cell office:value-type="float" office:value="0.0940193965517241">
            <text:p>0.0940193966</text:p>
          </table:table-cell>
          <table:table-cell office:value-type="float" office:value="0.0169719827586207">
            <text:p>0.016971982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0\McNamara03_note_alignments</text:p>
          </table:table-cell>
          <table:table-cell office:value-type="string">
            <text:p>c</text:p>
          </table:table-cell>
          <table:table-cell office:value-type="float" office:value="453">
            <text:p>453</text:p>
          </table:table-cell>
          <table:table-cell office:value-type="float" office:value="114">
            <text:p>114</text:p>
          </table:table-cell>
          <table:table-cell office:value-type="float" office:value="3816">
            <text:p>3816</text:p>
          </table:table-cell>
          <table:table-cell office:value-type="float" office:value="0.118710691823899">
            <text:p>0.1187106918</text:p>
          </table:table-cell>
          <table:table-cell office:value-type="float" office:value="0.029874213836478">
            <text:p>0.029874213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0\Ozel05M_note_alignments</text:p>
          </table:table-cell>
          <table:table-cell office:value-type="string">
            <text:p>c</text:p>
          </table:table-cell>
          <table:table-cell office:value-type="float" office:value="269">
            <text:p>269</text:p>
          </table:table-cell>
          <table:table-cell office:value-type="float" office:value="104">
            <text:p>104</text:p>
          </table:table-cell>
          <table:table-cell office:value-type="float" office:value="3632">
            <text:p>3632</text:p>
          </table:table-cell>
          <table:table-cell office:value-type="float" office:value="0.0740638766519824">
            <text:p>0.0740638767</text:p>
          </table:table-cell>
          <table:table-cell office:value-type="float" office:value="0.0286343612334802">
            <text:p>0.028634361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0\Shelest01_note_alignments</text:p>
          </table:table-cell>
          <table:table-cell office:value-type="string">
            <text:p>c</text:p>
          </table:table-cell>
          <table:table-cell office:value-type="float" office:value="434">
            <text:p>434</text:p>
          </table:table-cell>
          <table:table-cell office:value-type="float" office:value="58">
            <text:p>58</text:p>
          </table:table-cell>
          <table:table-cell office:value-type="float" office:value="3797">
            <text:p>3797</text:p>
          </table:table-cell>
          <table:table-cell office:value-type="float" office:value="0.114300763760864">
            <text:p>0.1143007638</text:p>
          </table:table-cell>
          <table:table-cell office:value-type="float" office:value="0.0152752172767975">
            <text:p>0.015275217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0\Shybayeva01_note_alignments</text:p>
          </table:table-cell>
          <table:table-cell office:value-type="string">
            <text:p>c</text:p>
          </table:table-cell>
          <table:table-cell office:value-type="float" office:value="246">
            <text:p>246</text:p>
          </table:table-cell>
          <table:table-cell office:value-type="float" office:value="64">
            <text:p>64</text:p>
          </table:table-cell>
          <table:table-cell office:value-type="float" office:value="3609">
            <text:p>3609</text:p>
          </table:table-cell>
          <table:table-cell office:value-type="float" office:value="0.0681629260182876">
            <text:p>0.068162926</text:p>
          </table:table-cell>
          <table:table-cell office:value-type="float" office:value="0.0177334441673594">
            <text:p>0.017733444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0\WangA03M_note_alignments</text:p>
          </table:table-cell>
          <table:table-cell office:value-type="string">
            <text:p>c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3465">
            <text:p>3465</text:p>
          </table:table-cell>
          <table:table-cell office:value-type="float" office:value="0.0294372294372294">
            <text:p>0.0294372294</text:p>
          </table:table-cell>
          <table:table-cell office:value-type="float" office:value="0.0227994227994228">
            <text:p>0.022799422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0\Zagalskaia03_note_alignments</text:p>
          </table:table-cell>
          <table:table-cell office:value-type="string">
            <text:p>c</text:p>
          </table:table-cell>
          <table:table-cell office:value-type="float" office:value="183">
            <text:p>183</text:p>
          </table:table-cell>
          <table:table-cell office:value-type="float" office:value="33">
            <text:p>33</text:p>
          </table:table-cell>
          <table:table-cell office:value-type="float" office:value="3546">
            <text:p>3546</text:p>
          </table:table-cell>
          <table:table-cell office:value-type="float" office:value="0.0516074450084602">
            <text:p>0.051607445</text:p>
          </table:table-cell>
          <table:table-cell office:value-type="float" office:value="0.00930626057529611">
            <text:p>0.009306260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0\Zhao02_note_alignments</text:p>
          </table:table-cell>
          <table:table-cell office:value-type="string">
            <text:p>c</text:p>
          </table:table-cell>
          <table:table-cell office:value-type="float" office:value="220">
            <text:p>220</text:p>
          </table:table-cell>
          <table:table-cell office:value-type="float" office:value="47">
            <text:p>47</text:p>
          </table:table-cell>
          <table:table-cell office:value-type="float" office:value="3583">
            <text:p>3583</text:p>
          </table:table-cell>
          <table:table-cell office:value-type="float" office:value="0.0614010605637734">
            <text:p>0.0614010606</text:p>
          </table:table-cell>
          <table:table-cell office:value-type="float" office:value="0.0131174993022607">
            <text:p>0.013117499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ChenS02_note_alignments</text:p>
          </table:table-cell>
          <table:table-cell office:value-type="string">
            <text:p>c</text:p>
          </table:table-cell>
          <table:table-cell office:value-type="float" office:value="111">
            <text:p>111</text:p>
          </table:table-cell>
          <table:table-cell office:value-type="float" office:value="70">
            <text:p>70</text:p>
          </table:table-cell>
          <table:table-cell office:value-type="float" office:value="3289">
            <text:p>3289</text:p>
          </table:table-cell>
          <table:table-cell office:value-type="float" office:value="0.0337488598358164">
            <text:p>0.0337488598</text:p>
          </table:table-cell>
          <table:table-cell office:value-type="float" office:value="0.0212830647613256">
            <text:p>0.021283064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Gorucan02_note_alignments</text:p>
          </table:table-cell>
          <table:table-cell office:value-type="string">
            <text:p>c</text:p>
          </table:table-cell>
          <table:table-cell office:value-type="float" office:value="251">
            <text:p>251</text:p>
          </table:table-cell>
          <table:table-cell office:value-type="float" office:value="156">
            <text:p>156</text:p>
          </table:table-cell>
          <table:table-cell office:value-type="float" office:value="3429">
            <text:p>3429</text:p>
          </table:table-cell>
          <table:table-cell office:value-type="float" office:value="0.0731991834354039">
            <text:p>0.0731991834</text:p>
          </table:table-cell>
          <table:table-cell office:value-type="float" office:value="0.0454943132108487">
            <text:p>0.045494313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Guzman04_note_alignments</text:p>
          </table:table-cell>
          <table:table-cell office:value-type="string">
            <text:p>c</text:p>
          </table:table-cell>
          <table:table-cell office:value-type="float" office:value="441">
            <text:p>441</text:p>
          </table:table-cell>
          <table:table-cell office:value-type="float" office:value="89">
            <text:p>89</text:p>
          </table:table-cell>
          <table:table-cell office:value-type="float" office:value="3619">
            <text:p>3619</text:p>
          </table:table-cell>
          <table:table-cell office:value-type="float" office:value="0.121856866537718">
            <text:p>0.1218568665</text:p>
          </table:table-cell>
          <table:table-cell office:value-type="float" office:value="0.024592428847748">
            <text:p>0.024592428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HouMiao_2009_02_note_alignments</text:p>
          </table:table-cell>
          <table:table-cell office:value-type="string">
            <text:p>c</text:p>
          </table:table-cell>
          <table:table-cell office:value-type="float" office:value="161">
            <text:p>161</text:p>
          </table:table-cell>
          <table:table-cell office:value-type="float" office:value="90">
            <text:p>90</text:p>
          </table:table-cell>
          <table:table-cell office:value-type="float" office:value="3339">
            <text:p>3339</text:p>
          </table:table-cell>
          <table:table-cell office:value-type="float" office:value="0.0482180293501048">
            <text:p>0.0482180294</text:p>
          </table:table-cell>
          <table:table-cell office:value-type="float" office:value="0.0269541778975741">
            <text:p>0.026954177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Huang02_note_alignments</text:p>
          </table:table-cell>
          <table:table-cell office:value-type="string">
            <text:p>c</text:p>
          </table:table-cell>
          <table:table-cell office:value-type="float" office:value="228">
            <text:p>228</text:p>
          </table:table-cell>
          <table:table-cell office:value-type="float" office:value="69">
            <text:p>69</text:p>
          </table:table-cell>
          <table:table-cell office:value-type="float" office:value="3406">
            <text:p>3406</text:p>
          </table:table-cell>
          <table:table-cell office:value-type="float" office:value="0.0669406928948914">
            <text:p>0.0669406929</text:p>
          </table:table-cell>
          <table:table-cell office:value-type="float" office:value="0.0202583675866119">
            <text:p>0.020258367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KimSuyeon03M_note_alignments</text:p>
          </table:table-cell>
          <table:table-cell office:value-type="string">
            <text:p>c</text:p>
          </table:table-cell>
          <table:table-cell office:value-type="float" office:value="172">
            <text:p>172</text:p>
          </table:table-cell>
          <table:table-cell office:value-type="float" office:value="94">
            <text:p>94</text:p>
          </table:table-cell>
          <table:table-cell office:value-type="float" office:value="3350">
            <text:p>3350</text:p>
          </table:table-cell>
          <table:table-cell office:value-type="float" office:value="0.0513432835820896">
            <text:p>0.0513432836</text:p>
          </table:table-cell>
          <table:table-cell office:value-type="float" office:value="0.0280597014925373">
            <text:p>0.0280597015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Kochetkova02_note_alignments</text:p>
          </table:table-cell>
          <table:table-cell office:value-type="string">
            <text:p>c</text:p>
          </table:table-cell>
          <table:table-cell office:value-type="float" office:value="150">
            <text:p>150</text:p>
          </table:table-cell>
          <table:table-cell office:value-type="float" office:value="72">
            <text:p>72</text:p>
          </table:table-cell>
          <table:table-cell office:value-type="float" office:value="3328">
            <text:p>3328</text:p>
          </table:table-cell>
          <table:table-cell office:value-type="float" office:value="0.0450721153846154">
            <text:p>0.0450721154</text:p>
          </table:table-cell>
          <table:table-cell office:value-type="float" office:value="0.0216346153846154">
            <text:p>0.021634615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Kociuban02_note_alignments</text:p>
          </table:table-cell>
          <table:table-cell office:value-type="string">
            <text:p>c</text:p>
          </table:table-cell>
          <table:table-cell office:value-type="float" office:value="215">
            <text:p>215</text:p>
          </table:table-cell>
          <table:table-cell office:value-type="float" office:value="73">
            <text:p>73</text:p>
          </table:table-cell>
          <table:table-cell office:value-type="float" office:value="3393">
            <text:p>3393</text:p>
          </table:table-cell>
          <table:table-cell office:value-type="float" office:value="0.0633657530209254">
            <text:p>0.063365753</text:p>
          </table:table-cell>
          <table:table-cell office:value-type="float" office:value="0.0215148835838491">
            <text:p>0.021514883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KOLESO02_note_alignments</text:p>
          </table:table-cell>
          <table:table-cell office:value-type="string">
            <text:p>c</text:p>
          </table:table-cell>
          <table:table-cell office:value-type="float" office:value="214">
            <text:p>214</text:p>
          </table:table-cell>
          <table:table-cell office:value-type="float" office:value="88">
            <text:p>88</text:p>
          </table:table-cell>
          <table:table-cell office:value-type="float" office:value="3392">
            <text:p>3392</text:p>
          </table:table-cell>
          <table:table-cell office:value-type="float" office:value="0.0630896226415094">
            <text:p>0.0630896226</text:p>
          </table:table-cell>
          <table:table-cell office:value-type="float" office:value="0.0259433962264151">
            <text:p>0.025943396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KyykhynenT10M_note_alignments</text:p>
          </table:table-cell>
          <table:table-cell office:value-type="string">
            <text:p>c</text:p>
          </table:table-cell>
          <table:table-cell office:value-type="float" office:value="252">
            <text:p>252</text:p>
          </table:table-cell>
          <table:table-cell office:value-type="float" office:value="65">
            <text:p>65</text:p>
          </table:table-cell>
          <table:table-cell office:value-type="float" office:value="3430">
            <text:p>3430</text:p>
          </table:table-cell>
          <table:table-cell office:value-type="float" office:value="0.0734693877551021">
            <text:p>0.0734693878</text:p>
          </table:table-cell>
          <table:table-cell office:value-type="float" office:value="0.0189504373177843">
            <text:p>0.018950437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LeeKoeun02_note_alignments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49">
            <text:p>49</text:p>
          </table:table-cell>
          <table:table-cell office:value-type="float" office:value="3243">
            <text:p>3243</text:p>
          </table:table-cell>
          <table:table-cell office:value-type="float" office:value="0.0200431699044095">
            <text:p>0.0200431699</text:p>
          </table:table-cell>
          <table:table-cell office:value-type="float" office:value="0.0151094665433241">
            <text:p>0.0151094665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Lisiecki07M_note_alignments</text:p>
          </table:table-cell>
          <table:table-cell office:value-type="string">
            <text:p>c</text:p>
          </table:table-cell>
          <table:table-cell office:value-type="float" office:value="256">
            <text:p>256</text:p>
          </table:table-cell>
          <table:table-cell office:value-type="float" office:value="137">
            <text:p>137</text:p>
          </table:table-cell>
          <table:table-cell office:value-type="float" office:value="3434">
            <text:p>3434</text:p>
          </table:table-cell>
          <table:table-cell office:value-type="float" office:value="0.0745486313337216">
            <text:p>0.0745486313</text:p>
          </table:table-cell>
          <table:table-cell office:value-type="float" office:value="0.039895165987187">
            <text:p>0.03989516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MiyashitaM03M_note_alignments</text:p>
          </table:table-cell>
          <table:table-cell office:value-type="string">
            <text:p>c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3284">
            <text:p>3284</text:p>
          </table:table-cell>
          <table:table-cell office:value-type="float" office:value="0.0322777101096224">
            <text:p>0.0322777101</text:p>
          </table:table-cell>
          <table:table-cell office:value-type="float" office:value="0.0210109622411693">
            <text:p>0.021010962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Richardson_2013_08M_note_alignments</text:p>
          </table:table-cell>
          <table:table-cell office:value-type="string">
            <text:p>c</text:p>
          </table:table-cell>
          <table:table-cell office:value-type="float" office:value="179">
            <text:p>179</text:p>
          </table:table-cell>
          <table:table-cell office:value-type="float" office:value="97">
            <text:p>97</text:p>
          </table:table-cell>
          <table:table-cell office:value-type="float" office:value="3357">
            <text:p>3357</text:p>
          </table:table-cell>
          <table:table-cell office:value-type="float" office:value="0.053321417932678">
            <text:p>0.0533214179</text:p>
          </table:table-cell>
          <table:table-cell office:value-type="float" office:value="0.0288948465892166">
            <text:p>0.028894846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Richardson_2015_03M_note_alignments</text:p>
          </table:table-cell>
          <table:table-cell office:value-type="string">
            <text:p>c</text:p>
          </table:table-cell>
          <table:table-cell office:value-type="float" office:value="145">
            <text:p>145</text:p>
          </table:table-cell>
          <table:table-cell office:value-type="float" office:value="81">
            <text:p>81</text:p>
          </table:table-cell>
          <table:table-cell office:value-type="float" office:value="3323">
            <text:p>3323</text:p>
          </table:table-cell>
          <table:table-cell office:value-type="float" office:value="0.0436352693349383">
            <text:p>0.0436352693</text:p>
          </table:table-cell>
          <table:table-cell office:value-type="float" office:value="0.0243755642491724">
            <text:p>0.024375564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Seo02_note_alignments</text:p>
          </table:table-cell>
          <table:table-cell office:value-type="string">
            <text:p>c</text:p>
          </table:table-cell>
          <table:table-cell office:value-type="float" office:value="215">
            <text:p>215</text:p>
          </table:table-cell>
          <table:table-cell office:value-type="float" office:value="86">
            <text:p>86</text:p>
          </table:table-cell>
          <table:table-cell office:value-type="float" office:value="3393">
            <text:p>3393</text:p>
          </table:table-cell>
          <table:table-cell office:value-type="float" office:value="0.0633657530209254">
            <text:p>0.063365753</text:p>
          </table:table-cell>
          <table:table-cell office:value-type="float" office:value="0.0253463012083702">
            <text:p>0.025346301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Sham02M_note_alignments</text:p>
          </table:table-cell>
          <table:table-cell office:value-type="string">
            <text:p>c</text:p>
          </table:table-cell>
          <table:table-cell office:value-type="float" office:value="279">
            <text:p>279</text:p>
          </table:table-cell>
          <table:table-cell office:value-type="float" office:value="90">
            <text:p>90</text:p>
          </table:table-cell>
          <table:table-cell office:value-type="float" office:value="3457">
            <text:p>3457</text:p>
          </table:table-cell>
          <table:table-cell office:value-type="float" office:value="0.0807058142898467">
            <text:p>0.0807058143</text:p>
          </table:table-cell>
          <table:table-cell office:value-type="float" office:value="0.026034133641886">
            <text:p>0.026034133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Shychko03M_note_alignments</text:p>
          </table:table-cell>
          <table:table-cell office:value-type="string">
            <text:p>c</text:p>
          </table:table-cell>
          <table:table-cell office:value-type="float" office:value="246">
            <text:p>246</text:p>
          </table:table-cell>
          <table:table-cell office:value-type="float" office:value="76">
            <text:p>76</text:p>
          </table:table-cell>
          <table:table-cell office:value-type="float" office:value="3424">
            <text:p>3424</text:p>
          </table:table-cell>
          <table:table-cell office:value-type="float" office:value="0.0718457943925234">
            <text:p>0.0718457944</text:p>
          </table:table-cell>
          <table:table-cell office:value-type="float" office:value="0.022196261682243">
            <text:p>0.0221962617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Song02M_note_alignments</text:p>
          </table:table-cell>
          <table:table-cell office:value-type="string">
            <text:p>c</text:p>
          </table:table-cell>
          <table:table-cell office:value-type="float" office:value="102">
            <text:p>102</text:p>
          </table:table-cell>
          <table:table-cell office:value-type="float" office:value="63">
            <text:p>63</text:p>
          </table:table-cell>
          <table:table-cell office:value-type="float" office:value="3280">
            <text:p>3280</text:p>
          </table:table-cell>
          <table:table-cell office:value-type="float" office:value="0.0310975609756098">
            <text:p>0.031097561</text:p>
          </table:table-cell>
          <table:table-cell office:value-type="float" office:value="0.0192073170731707">
            <text:p>0.0192073171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SunJay03_note_alignments</text:p>
          </table:table-cell>
          <table:table-cell office:value-type="string">
            <text:p>c</text:p>
          </table:table-cell>
          <table:table-cell office:value-type="float" office:value="179">
            <text:p>179</text:p>
          </table:table-cell>
          <table:table-cell office:value-type="float" office:value="144">
            <text:p>144</text:p>
          </table:table-cell>
          <table:table-cell office:value-type="float" office:value="3357">
            <text:p>3357</text:p>
          </table:table-cell>
          <table:table-cell office:value-type="float" office:value="0.053321417932678">
            <text:p>0.0533214179</text:p>
          </table:table-cell>
          <table:table-cell office:value-type="float" office:value="0.0428954423592493">
            <text:p>0.042895442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Tan03_note_alignments</text:p>
          </table:table-cell>
          <table:table-cell office:value-type="string">
            <text:p>c</text:p>
          </table:table-cell>
          <table:table-cell office:value-type="float" office:value="321">
            <text:p>321</text:p>
          </table:table-cell>
          <table:table-cell office:value-type="float" office:value="168">
            <text:p>168</text:p>
          </table:table-cell>
          <table:table-cell office:value-type="float" office:value="3499">
            <text:p>3499</text:p>
          </table:table-cell>
          <table:table-cell office:value-type="float" office:value="0.0917404972849386">
            <text:p>0.0917404973</text:p>
          </table:table-cell>
          <table:table-cell office:value-type="float" office:value="0.0480137182052015">
            <text:p>0.048013718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Tang03_note_alignments</text:p>
          </table:table-cell>
          <table:table-cell office:value-type="string">
            <text:p>c</text:p>
          </table:table-cell>
          <table:table-cell office:value-type="float" office:value="178">
            <text:p>178</text:p>
          </table:table-cell>
          <table:table-cell office:value-type="float" office:value="137">
            <text:p>137</text:p>
          </table:table-cell>
          <table:table-cell office:value-type="float" office:value="3356">
            <text:p>3356</text:p>
          </table:table-cell>
          <table:table-cell office:value-type="float" office:value="0.0530393325387366">
            <text:p>0.0530393325</text:p>
          </table:table-cell>
          <table:table-cell office:value-type="float" office:value="0.0408224076281287">
            <text:p>0.0408224076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WangA02M_note_alignments</text:p>
          </table:table-cell>
          <table:table-cell office:value-type="string">
            <text:p>c</text:p>
          </table:table-cell>
          <table:table-cell office:value-type="float" office:value="150">
            <text:p>150</text:p>
          </table:table-cell>
          <table:table-cell office:value-type="float" office:value="94">
            <text:p>94</text:p>
          </table:table-cell>
          <table:table-cell office:value-type="float" office:value="3328">
            <text:p>3328</text:p>
          </table:table-cell>
          <table:table-cell office:value-type="float" office:value="0.0450721153846154">
            <text:p>0.0450721154</text:p>
          </table:table-cell>
          <table:table-cell office:value-type="float" office:value="0.0282451923076923">
            <text:p>0.028245192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1\WangV02_note_alignments</text:p>
          </table:table-cell>
          <table:table-cell office:value-type="string">
            <text:p>c</text:p>
          </table:table-cell>
          <table:table-cell office:value-type="float" office:value="241">
            <text:p>241</text:p>
          </table:table-cell>
          <table:table-cell office:value-type="float" office:value="106">
            <text:p>106</text:p>
          </table:table-cell>
          <table:table-cell office:value-type="float" office:value="3419">
            <text:p>3419</text:p>
          </table:table-cell>
          <table:table-cell office:value-type="float" office:value="0.0704884469143024">
            <text:p>0.0704884469</text:p>
          </table:table-cell>
          <table:table-cell office:value-type="float" office:value="0.0310032173150044">
            <text:p>0.0310032173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2\Atzinger03_note_alignments</text:p>
          </table:table-cell>
          <table:table-cell office:value-type="string">
            <text:p>c</text:p>
          </table:table-cell>
          <table:table-cell office:value-type="float" office:value="174">
            <text:p>174</text:p>
          </table:table-cell>
          <table:table-cell office:value-type="float" office:value="272">
            <text:p>272</text:p>
          </table:table-cell>
          <table:table-cell office:value-type="float" office:value="2862">
            <text:p>2862</text:p>
          </table:table-cell>
          <table:table-cell office:value-type="float" office:value="0.0607966457023061">
            <text:p>0.0607966457</text:p>
          </table:table-cell>
          <table:table-cell office:value-type="float" office:value="0.0950384346610762">
            <text:p>0.0950384347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2\BorickC04M_note_alignments</text:p>
          </table:table-cell>
          <table:table-cell office:value-type="string">
            <text:p>c</text:p>
          </table:table-cell>
          <table:table-cell office:value-type="float" office:value="105">
            <text:p>105</text:p>
          </table:table-cell>
          <table:table-cell office:value-type="float" office:value="198">
            <text:p>198</text:p>
          </table:table-cell>
          <table:table-cell office:value-type="float" office:value="2793">
            <text:p>2793</text:p>
          </table:table-cell>
          <table:table-cell office:value-type="float" office:value="0.037593984962406">
            <text:p>0.037593985</text:p>
          </table:table-cell>
          <table:table-cell office:value-type="float" office:value="0.0708915145005371">
            <text:p>0.0708915145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2\Golubeva02_note_alignments</text:p>
          </table:table-cell>
          <table:table-cell office:value-type="string">
            <text:p>c</text:p>
          </table:table-cell>
          <table:table-cell office:value-type="float" office:value="170">
            <text:p>170</text:p>
          </table:table-cell>
          <table:table-cell office:value-type="float" office:value="101">
            <text:p>101</text:p>
          </table:table-cell>
          <table:table-cell office:value-type="float" office:value="2858">
            <text:p>2858</text:p>
          </table:table-cell>
          <table:table-cell office:value-type="float" office:value="0.059482155353394">
            <text:p>0.0594821554</text:p>
          </table:table-cell>
          <table:table-cell office:value-type="float" office:value="0.0353393981805458">
            <text:p>0.035339398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2\HouKimberly03M_note_alignments</text:p>
          </table:table-cell>
          <table:table-cell office:value-type="string">
            <text:p>c</text:p>
          </table:table-cell>
          <table:table-cell office:value-type="float" office:value="295">
            <text:p>295</text:p>
          </table:table-cell>
          <table:table-cell office:value-type="float" office:value="190">
            <text:p>190</text:p>
          </table:table-cell>
          <table:table-cell office:value-type="float" office:value="2983">
            <text:p>2983</text:p>
          </table:table-cell>
          <table:table-cell office:value-type="float" office:value="0.0988937311431445">
            <text:p>0.0988937311</text:p>
          </table:table-cell>
          <table:table-cell office:value-type="float" office:value="0.0636942675159236">
            <text:p>0.0636942675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2\Kunz03_note_alignments</text:p>
          </table:table-cell>
          <table:table-cell office:value-type="string">
            <text:p>c</text:p>
          </table:table-cell>
          <table:table-cell office:value-type="float" office:value="210">
            <text:p>210</text:p>
          </table:table-cell>
          <table:table-cell office:value-type="float" office:value="89">
            <text:p>89</text:p>
          </table:table-cell>
          <table:table-cell office:value-type="float" office:value="2898">
            <text:p>2898</text:p>
          </table:table-cell>
          <table:table-cell office:value-type="float" office:value="0.072463768115942">
            <text:p>0.0724637681</text:p>
          </table:table-cell>
          <table:table-cell office:value-type="float" office:value="0.0307108350586611">
            <text:p>0.0307108351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2\KWON03_note_alignments</text:p>
          </table:table-cell>
          <table:table-cell office:value-type="string">
            <text:p>c</text:p>
          </table:table-cell>
          <table:table-cell office:value-type="float" office:value="101">
            <text:p>101</text:p>
          </table:table-cell>
          <table:table-cell office:value-type="float" office:value="148">
            <text:p>148</text:p>
          </table:table-cell>
          <table:table-cell office:value-type="float" office:value="2789">
            <text:p>2789</text:p>
          </table:table-cell>
          <table:table-cell office:value-type="float" office:value="0.0362136966654715">
            <text:p>0.0362136967</text:p>
          </table:table-cell>
          <table:table-cell office:value-type="float" office:value="0.0530656149157404">
            <text:p>0.053065614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2\LuA04M_note_alignments</text:p>
          </table:table-cell>
          <table:table-cell office:value-type="string">
            <text:p>c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2842">
            <text:p>2842</text:p>
          </table:table-cell>
          <table:table-cell office:value-type="float" office:value="0.0541871921182266">
            <text:p>0.0541871921</text:p>
          </table:table-cell>
          <table:table-cell office:value-type="float" office:value="0.055594651653765">
            <text:p>0.0555946517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2\Meek01_note_alignments</text:p>
          </table:table-cell>
          <table:table-cell office:value-type="string">
            <text:p>c</text:p>
          </table:table-cell>
          <table:table-cell office:value-type="float" office:value="122">
            <text:p>122</text:p>
          </table:table-cell>
          <table:table-cell office:value-type="float" office:value="137">
            <text:p>137</text:p>
          </table:table-cell>
          <table:table-cell office:value-type="float" office:value="2810">
            <text:p>2810</text:p>
          </table:table-cell>
          <table:table-cell office:value-type="float" office:value="0.0434163701067616">
            <text:p>0.0434163701</text:p>
          </table:table-cell>
          <table:table-cell office:value-type="float" office:value="0.0487544483985765">
            <text:p>0.048754448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12\Yang03_note_alignments</text:p>
          </table:table-cell>
          <table:table-cell office:value-type="string">
            <text:p>c</text:p>
          </table:table-cell>
          <table:table-cell office:value-type="float" office:value="142">
            <text:p>142</text:p>
          </table:table-cell>
          <table:table-cell office:value-type="float" office:value="201">
            <text:p>201</text:p>
          </table:table-cell>
          <table:table-cell office:value-type="float" office:value="2830">
            <text:p>2830</text:p>
          </table:table-cell>
          <table:table-cell office:value-type="float" office:value="0.0501766784452297">
            <text:p>0.0501766784</text:p>
          </table:table-cell>
          <table:table-cell office:value-type="float" office:value="0.0710247349823322">
            <text:p>0.071024735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2\Karpeyev02_note_alignments</text:p>
          </table:table-cell>
          <table:table-cell office:value-type="string">
            <text:p>c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218">
            <text:p>1218</text:p>
          </table:table-cell>
          <table:table-cell office:value-type="float" office:value="0.0114942528735632">
            <text:p>0.0114942529</text:p>
          </table:table-cell>
          <table:table-cell office:value-type="float" office:value="0.00574712643678161">
            <text:p>0.0057471264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4\Taverna02_note_alignments</text:p>
          </table:table-cell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1539">
            <text:p>1539</text:p>
          </table:table-cell>
          <table:table-cell office:value-type="float" office:value="0.0168940870695257">
            <text:p>0.0168940871</text:p>
          </table:table-cell>
          <table:table-cell office:value-type="float" office:value="0.0402858999350227">
            <text:p>0.040285899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4\UENO02_note_alignments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134">
            <text:p>134</text:p>
          </table:table-cell>
          <table:table-cell office:value-type="float" office:value="1578">
            <text:p>1578</text:p>
          </table:table-cell>
          <table:table-cell office:value-type="float" office:value="0.041191381495564">
            <text:p>0.0411913815</text:p>
          </table:table-cell>
          <table:table-cell office:value-type="float" office:value="0.0849176172370089">
            <text:p>0.084917617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8\DeTurck02_note_alignments</text:p>
          </table:table-cell>
          <table:table-cell office:value-type="string">
            <text:p>c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1592">
            <text:p>1592</text:p>
          </table:table-cell>
          <table:table-cell office:value-type="float" office:value="0.0276381909547739">
            <text:p>0.027638191</text:p>
          </table:table-cell>
          <table:table-cell office:value-type="float" office:value="0.0471105527638191">
            <text:p>0.0471105528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8\MORET03_note_alignments</text:p>
          </table:table-cell>
          <table:table-cell office:value-type="string">
            <text:p>c</text:p>
          </table:table-cell>
          <table:table-cell office:value-type="float" office:value="95">
            <text:p>95</text:p>
          </table:table-cell>
          <table:table-cell office:value-type="float" office:value="54">
            <text:p>54</text:p>
          </table:table-cell>
          <table:table-cell office:value-type="float" office:value="1643">
            <text:p>1643</text:p>
          </table:table-cell>
          <table:table-cell office:value-type="float" office:value="0.0578210590383445">
            <text:p>0.057821059</text:p>
          </table:table-cell>
          <table:table-cell office:value-type="float" office:value="0.0328667072428484">
            <text:p>0.032866707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8\SOLOM03_note_alignments</text:p>
          </table:table-cell>
          <table:table-cell office:value-type="string">
            <text:p>c</text:p>
          </table:table-cell>
          <table:table-cell office:value-type="float" office:value="33">
            <text:p>33</text:p>
          </table:table-cell>
          <table:table-cell office:value-type="float" office:value="109">
            <text:p>109</text:p>
          </table:table-cell>
          <table:table-cell office:value-type="float" office:value="1581">
            <text:p>1581</text:p>
          </table:table-cell>
          <table:table-cell office:value-type="float" office:value="0.0208728652751423">
            <text:p>0.0208728653</text:p>
          </table:table-cell>
          <table:table-cell office:value-type="float" office:value="0.068943706514864">
            <text:p>0.0689437065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8\Toscano02_note_alignments</text:p>
          </table:table-cell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office:value-type="float" office:value="120">
            <text:p>120</text:p>
          </table:table-cell>
          <table:table-cell office:value-type="float" office:value="1576">
            <text:p>1576</text:p>
          </table:table-cell>
          <table:table-cell office:value-type="float" office:value="0.0177664974619289">
            <text:p>0.0177664975</text:p>
          </table:table-cell>
          <table:table-cell office:value-type="float" office:value="0.0761421319796955">
            <text:p>0.076142132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20\Kurz04M_note_alignments</text:p>
          </table:table-cell>
          <table:table-cell office:value-type="string">
            <text:p>c</text:p>
          </table:table-cell>
          <table:table-cell office:value-type="float" office:value="463">
            <text:p>463</text:p>
          </table:table-cell>
          <table:table-cell office:value-type="float" office:value="208">
            <text:p>208</text:p>
          </table:table-cell>
          <table:table-cell office:value-type="float" office:value="5296">
            <text:p>5296</text:p>
          </table:table-cell>
          <table:table-cell office:value-type="float" office:value="0.0874244712990937">
            <text:p>0.0874244713</text:p>
          </table:table-cell>
          <table:table-cell office:value-type="float" office:value="0.0392749244712991">
            <text:p>0.0392749245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20\Wong03_note_alignments</text:p>
          </table:table-cell>
          <table:table-cell office:value-type="string">
            <text:p>c</text:p>
          </table:table-cell>
          <table:table-cell office:value-type="float" office:value="430">
            <text:p>430</text:p>
          </table:table-cell>
          <table:table-cell office:value-type="float" office:value="99">
            <text:p>99</text:p>
          </table:table-cell>
          <table:table-cell office:value-type="float" office:value="5263">
            <text:p>5263</text:p>
          </table:table-cell>
          <table:table-cell office:value-type="float" office:value="0.0817024510735322">
            <text:p>0.0817024511</text:p>
          </table:table-cell>
          <table:table-cell office:value-type="float" office:value="0.0188105643169295">
            <text:p>0.0188105643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20\ZhangYunling04M_note_alignments</text:p>
          </table:table-cell>
          <table:table-cell office:value-type="string">
            <text:p>c</text:p>
          </table:table-cell>
          <table:table-cell office:value-type="float" office:value="132">
            <text:p>132</text:p>
          </table:table-cell>
          <table:table-cell office:value-type="float" office:value="138">
            <text:p>138</text:p>
          </table:table-cell>
          <table:table-cell office:value-type="float" office:value="4965">
            <text:p>4965</text:p>
          </table:table-cell>
          <table:table-cell office:value-type="float" office:value="0.0265861027190332">
            <text:p>0.0265861027</text:p>
          </table:table-cell>
          <table:table-cell office:value-type="float" office:value="0.0277945619335347">
            <text:p>0.0277945619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31\ChenW04M_note_alignments</text:p>
          </table:table-cell>
          <table:table-cell office:value-type="string">
            <text:p>c</text:p>
          </table:table-cell>
          <table:table-cell office:value-type="float" office:value="379">
            <text:p>379</text:p>
          </table:table-cell>
          <table:table-cell office:value-type="float" office:value="428">
            <text:p>428</text:p>
          </table:table-cell>
          <table:table-cell office:value-type="float" office:value="6557">
            <text:p>6557</text:p>
          </table:table-cell>
          <table:table-cell office:value-type="float" office:value="0.057800823547354">
            <text:p>0.0578008235</text:p>
          </table:table-cell>
          <table:table-cell office:value-type="float" office:value="0.0652737532408114">
            <text:p>0.0652737532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31\Dossin06_note_alignments</text:p>
          </table:table-cell>
          <table:table-cell office:value-type="string">
            <text:p>c</text:p>
          </table:table-cell>
          <table:table-cell office:value-type="float" office:value="253">
            <text:p>253</text:p>
          </table:table-cell>
          <table:table-cell office:value-type="float" office:value="441">
            <text:p>441</text:p>
          </table:table-cell>
          <table:table-cell office:value-type="float" office:value="6431">
            <text:p>6431</text:p>
          </table:table-cell>
          <table:table-cell office:value-type="float" office:value="0.0393406935157829">
            <text:p>0.0393406935</text:p>
          </table:table-cell>
          <table:table-cell office:value-type="float" office:value="0.0685740942310683">
            <text:p>0.0685740942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31\HuNY08M_note_alignments</text:p>
          </table:table-cell>
          <table:table-cell office:value-type="string">
            <text:p>c</text:p>
          </table:table-cell>
          <table:table-cell office:value-type="float" office:value="285">
            <text:p>285</text:p>
          </table:table-cell>
          <table:table-cell office:value-type="float" office:value="450">
            <text:p>450</text:p>
          </table:table-cell>
          <table:table-cell office:value-type="float" office:value="6463">
            <text:p>6463</text:p>
          </table:table-cell>
          <table:table-cell office:value-type="float" office:value="0.0440971684976017">
            <text:p>0.0440971685</text:p>
          </table:table-cell>
          <table:table-cell office:value-type="float" office:value="0.069627108154108">
            <text:p>0.0696271082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31\Jussow04_note_alignments</text:p>
          </table:table-cell>
          <table:table-cell office:value-type="string">
            <text:p>c</text:p>
          </table:table-cell>
          <table:table-cell office:value-type="float" office:value="245">
            <text:p>245</text:p>
          </table:table-cell>
          <table:table-cell office:value-type="float" office:value="424">
            <text:p>424</text:p>
          </table:table-cell>
          <table:table-cell office:value-type="float" office:value="6423">
            <text:p>6423</text:p>
          </table:table-cell>
          <table:table-cell office:value-type="float" office:value="0.0381441693912502">
            <text:p>0.0381441694</text:p>
          </table:table-cell>
          <table:table-cell office:value-type="float" office:value="0.0660127666199595">
            <text:p>0.0660127666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31\Jussow11M_note_alignments</text:p>
          </table:table-cell>
          <table:table-cell office:value-type="string">
            <text:p>c</text:p>
          </table:table-cell>
          <table:table-cell office:value-type="float" office:value="172">
            <text:p>172</text:p>
          </table:table-cell>
          <table:table-cell office:value-type="float" office:value="485">
            <text:p>485</text:p>
          </table:table-cell>
          <table:table-cell office:value-type="float" office:value="6350">
            <text:p>6350</text:p>
          </table:table-cell>
          <table:table-cell office:value-type="float" office:value="0.0270866141732284">
            <text:p>0.0270866142</text:p>
          </table:table-cell>
          <table:table-cell office:value-type="float" office:value="0.0763779527559055">
            <text:p>0.0763779528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31\LeeN04M_note_alignments</text:p>
          </table:table-cell>
          <table:table-cell office:value-type="string">
            <text:p>c</text:p>
          </table:table-cell>
          <table:table-cell office:value-type="float" office:value="213">
            <text:p>213</text:p>
          </table:table-cell>
          <table:table-cell office:value-type="float" office:value="494">
            <text:p>494</text:p>
          </table:table-cell>
          <table:table-cell office:value-type="float" office:value="6391">
            <text:p>6391</text:p>
          </table:table-cell>
          <table:table-cell office:value-type="float" office:value="0.0333281176654671">
            <text:p>0.0333281177</text:p>
          </table:table-cell>
          <table:table-cell office:value-type="float" office:value="0.0772961977781255">
            <text:p>0.0772961978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31\LinTami06M_note_alignments</text:p>
          </table:table-cell>
          <table:table-cell office:value-type="string">
            <text:p>c</text:p>
          </table:table-cell>
          <table:table-cell office:value-type="float" office:value="291">
            <text:p>291</text:p>
          </table:table-cell>
          <table:table-cell office:value-type="float" office:value="552">
            <text:p>552</text:p>
          </table:table-cell>
          <table:table-cell office:value-type="float" office:value="6469">
            <text:p>6469</text:p>
          </table:table-cell>
          <table:table-cell office:value-type="float" office:value="0.044983768743237">
            <text:p>0.0449837687</text:p>
          </table:table-cell>
          <table:table-cell office:value-type="float" office:value="0.0853300355541815">
            <text:p>0.0853300356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31\LuoJ12M_note_alignments</text:p>
          </table:table-cell>
          <table:table-cell office:value-type="string">
            <text:p>c</text:p>
          </table:table-cell>
          <table:table-cell office:value-type="float" office:value="258">
            <text:p>258</text:p>
          </table:table-cell>
          <table:table-cell office:value-type="float" office:value="530">
            <text:p>530</text:p>
          </table:table-cell>
          <table:table-cell office:value-type="float" office:value="6436">
            <text:p>6436</text:p>
          </table:table-cell>
          <table:table-cell office:value-type="float" office:value="0.0400870105655687">
            <text:p>0.0400870106</text:p>
          </table:table-cell>
          <table:table-cell office:value-type="float" office:value="0.0823492852703543">
            <text:p>0.0823492853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31\SunD04M_note_alignments</text:p>
          </table:table-cell>
          <table:table-cell office:value-type="string">
            <text:p>c</text:p>
          </table:table-cell>
          <table:table-cell office:value-type="float" office:value="346">
            <text:p>346</text:p>
          </table:table-cell>
          <table:table-cell office:value-type="float" office:value="412">
            <text:p>412</text:p>
          </table:table-cell>
          <table:table-cell office:value-type="float" office:value="6524">
            <text:p>6524</text:p>
          </table:table-cell>
          <table:table-cell office:value-type="float" office:value="0.0530349478847333">
            <text:p>0.0530349479</text:p>
          </table:table-cell>
          <table:table-cell office:value-type="float" office:value="0.0631514408338443">
            <text:p>0.0631514408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31\TongB04M_note_alignments</text:p>
          </table:table-cell>
          <table:table-cell office:value-type="string">
            <text:p>c</text:p>
          </table:table-cell>
          <table:table-cell office:value-type="float" office:value="193">
            <text:p>193</text:p>
          </table:table-cell>
          <table:table-cell office:value-type="float" office:value="506">
            <text:p>506</text:p>
          </table:table-cell>
          <table:table-cell office:value-type="float" office:value="6371">
            <text:p>6371</text:p>
          </table:table-cell>
          <table:table-cell office:value-type="float" office:value="0.0302935175011772">
            <text:p>0.0302935175</text:p>
          </table:table-cell>
          <table:table-cell office:value-type="float" office:value="0.0794223826714801">
            <text:p>0.0794223827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31\TuanS05M_note_alignments</text:p>
          </table:table-cell>
          <table:table-cell office:value-type="string">
            <text:p>c</text:p>
          </table:table-cell>
          <table:table-cell office:value-type="float" office:value="197">
            <text:p>197</text:p>
          </table:table-cell>
          <table:table-cell office:value-type="float" office:value="553">
            <text:p>553</text:p>
          </table:table-cell>
          <table:table-cell office:value-type="float" office:value="6375">
            <text:p>6375</text:p>
          </table:table-cell>
          <table:table-cell office:value-type="float" office:value="0.0309019607843137">
            <text:p>0.0309019608</text:p>
          </table:table-cell>
          <table:table-cell office:value-type="float" office:value="0.0867450980392157">
            <text:p>0.086745098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31\ZhangW04M_note_alignments</text:p>
          </table:table-cell>
          <table:table-cell office:value-type="string">
            <text:p>c</text:p>
          </table:table-cell>
          <table:table-cell office:value-type="float" office:value="224">
            <text:p>224</text:p>
          </table:table-cell>
          <table:table-cell office:value-type="float" office:value="419">
            <text:p>419</text:p>
          </table:table-cell>
          <table:table-cell office:value-type="float" office:value="6402">
            <text:p>6402</text:p>
          </table:table-cell>
          <table:table-cell office:value-type="float" office:value="0.034989065916901">
            <text:p>0.0349890659</text:p>
          </table:table-cell>
          <table:table-cell office:value-type="float" office:value="0.0654482974070603">
            <text:p>0.0654482974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39\Arciglione13M_note_alignments</text:p>
          </table:table-cell>
          <table:table-cell office:value-type="string">
            <text:p>c</text:p>
          </table:table-cell>
          <table:table-cell office:value-type="float" office:value="239">
            <text:p>239</text:p>
          </table:table-cell>
          <table:table-cell office:value-type="float" office:value="278">
            <text:p>278</text:p>
          </table:table-cell>
          <table:table-cell office:value-type="float" office:value="5405">
            <text:p>5405</text:p>
          </table:table-cell>
          <table:table-cell office:value-type="float" office:value="0.044218316373728">
            <text:p>0.0442183164</text:p>
          </table:table-cell>
          <table:table-cell office:value-type="float" office:value="0.0514338575393155">
            <text:p>0.0514338575</text:p>
          </table:table-cell>
        </table:table-row>
        <table:table-row table:style-name="ro1">
          <table:table-cell/>
          <table:table-cell office:value-type="string">
            <text:p>C:\Users\silva\Documents\repos\DATA\asap-dataset\Chopin/Scherzos/39\Bult-ItoS05M_note_alignments</text:p>
          </table:table-cell>
          <table:table-cell office:value-type="string">
            <text:p>c</text:p>
          </table:table-cell>
          <table:table-cell office:value-type="float" office:value="271">
            <text:p>271</text:p>
          </table:table-cell>
          <table:table-cell office:value-type="float" office:value="188">
            <text:p>188</text:p>
          </table:table-cell>
          <table:table-cell office:value-type="float" office:value="5437">
            <text:p>5437</text:p>
          </table:table-cell>
          <table:table-cell office:value-type="float" office:value="0.0498436637851757">
            <text:p>0.0498436638</text:p>
          </table:table-cell>
          <table:table-cell office:value-type="float" office:value="0.0345778922199743">
            <text:p>0.0345778922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2/1st_no_repeat\Giltburg02_note_alignments</text:p>
          </table:table-cell>
          <table:table-cell office:value-type="string">
            <text:p>c</text:p>
          </table:table-cell>
          <table:table-cell office:value-type="float" office:value="418">
            <text:p>418</text:p>
          </table:table-cell>
          <table:table-cell office:value-type="float" office:value="218">
            <text:p>218</text:p>
          </table:table-cell>
          <table:table-cell office:value-type="float" office:value="4390">
            <text:p>4390</text:p>
          </table:table-cell>
          <table:table-cell office:value-type="float" office:value="0.0952164009111618">
            <text:p>0.0952164009</text:p>
          </table:table-cell>
          <table:table-cell office:value-type="float" office:value="0.0496583143507973">
            <text:p>0.0496583144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2/1st_no_repeat\Jia03_note_alignments</text:p>
          </table:table-cell>
          <table:table-cell office:value-type="string">
            <text:p>c</text:p>
          </table:table-cell>
          <table:table-cell office:value-type="float" office:value="337">
            <text:p>337</text:p>
          </table:table-cell>
          <table:table-cell office:value-type="float" office:value="132">
            <text:p>132</text:p>
          </table:table-cell>
          <table:table-cell office:value-type="float" office:value="4309">
            <text:p>4309</text:p>
          </table:table-cell>
          <table:table-cell office:value-type="float" office:value="0.0782084010211186">
            <text:p>0.078208401</text:p>
          </table:table-cell>
          <table:table-cell office:value-type="float" office:value="0.030633557669993">
            <text:p>0.0306335577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2/1st_no_repeat\Knoll10_note_alignments</text:p>
          </table:table-cell>
          <table:table-cell office:value-type="string">
            <text:p>c</text:p>
          </table:table-cell>
          <table:table-cell office:value-type="float" office:value="142">
            <text:p>142</text:p>
          </table:table-cell>
          <table:table-cell office:value-type="float" office:value="108">
            <text:p>108</text:p>
          </table:table-cell>
          <table:table-cell office:value-type="float" office:value="4114">
            <text:p>4114</text:p>
          </table:table-cell>
          <table:table-cell office:value-type="float" office:value="0.0345162858531843">
            <text:p>0.0345162859</text:p>
          </table:table-cell>
          <table:table-cell office:value-type="float" office:value="0.0262518230432669">
            <text:p>0.026251823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2/1st_no_repeat\MATSUM03_note_alignments</text:p>
          </table:table-cell>
          <table:table-cell office:value-type="string">
            <text:p>c</text:p>
          </table:table-cell>
          <table:table-cell office:value-type="float" office:value="235">
            <text:p>235</text:p>
          </table:table-cell>
          <table:table-cell office:value-type="float" office:value="218">
            <text:p>218</text:p>
          </table:table-cell>
          <table:table-cell office:value-type="float" office:value="4207">
            <text:p>4207</text:p>
          </table:table-cell>
          <table:table-cell office:value-type="float" office:value="0.0558592821487996">
            <text:p>0.0558592821</text:p>
          </table:table-cell>
          <table:table-cell office:value-type="float" office:value="0.0518183979082482">
            <text:p>0.0518183979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2/2nd_no_repeat\Giltburg02_note_alignments</text:p>
          </table:table-cell>
          <table:table-cell office:value-type="string">
            <text:p>c</text:p>
          </table:table-cell>
          <table:table-cell office:value-type="float" office:value="286">
            <text:p>286</text:p>
          </table:table-cell>
          <table:table-cell office:value-type="float" office:value="393">
            <text:p>393</text:p>
          </table:table-cell>
          <table:table-cell office:value-type="float" office:value="4572">
            <text:p>4572</text:p>
          </table:table-cell>
          <table:table-cell office:value-type="float" office:value="0.0625546806649169">
            <text:p>0.0625546807</text:p>
          </table:table-cell>
          <table:table-cell office:value-type="float" office:value="0.0859580052493438">
            <text:p>0.0859580052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2/2nd_no_repeat\Knoll10_note_alignments</text:p>
          </table:table-cell>
          <table:table-cell office:value-type="string">
            <text:p>c</text:p>
          </table:table-cell>
          <table:table-cell office:value-type="float" office:value="73">
            <text:p>73</text:p>
          </table:table-cell>
          <table:table-cell office:value-type="float" office:value="248">
            <text:p>248</text:p>
          </table:table-cell>
          <table:table-cell office:value-type="float" office:value="4359">
            <text:p>4359</text:p>
          </table:table-cell>
          <table:table-cell office:value-type="float" office:value="0.0167469603119982">
            <text:p>0.0167469603</text:p>
          </table:table-cell>
          <table:table-cell office:value-type="float" office:value="0.0568937829777472">
            <text:p>0.056893783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2/2nd\KaszoS14_note_alignments</text:p>
          </table:table-cell>
          <table:table-cell office:value-type="string">
            <text:p>c</text:p>
          </table:table-cell>
          <table:table-cell office:value-type="float" office:value="193">
            <text:p>193</text:p>
          </table:table-cell>
          <table:table-cell office:value-type="float" office:value="399">
            <text:p>399</text:p>
          </table:table-cell>
          <table:table-cell office:value-type="float" office:value="4974">
            <text:p>4974</text:p>
          </table:table-cell>
          <table:table-cell office:value-type="float" office:value="0.0388017691998392">
            <text:p>0.0388017692</text:p>
          </table:table-cell>
          <table:table-cell office:value-type="float" office:value="0.0802171290711701">
            <text:p>0.0802171291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2/3rd_no_repeat\Knoll10_note_alignments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138">
            <text:p>138</text:p>
          </table:table-cell>
          <table:table-cell office:value-type="float" office:value="2114">
            <text:p>2114</text:p>
          </table:table-cell>
          <table:table-cell office:value-type="float" office:value="0.00851466414380322">
            <text:p>0.0085146641</text:p>
          </table:table-cell>
          <table:table-cell office:value-type="float" office:value="0.065279091769158">
            <text:p>0.0652790918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2/3rd\Giltburg02_note_alignments</text:p>
          </table:table-cell>
          <table:table-cell office:value-type="string">
            <text:p>c</text:p>
          </table:table-cell>
          <table:table-cell office:value-type="float" office:value="66">
            <text:p>66</text:p>
          </table:table-cell>
          <table:table-cell office:value-type="float" office:value="150">
            <text:p>150</text:p>
          </table:table-cell>
          <table:table-cell office:value-type="float" office:value="2290">
            <text:p>2290</text:p>
          </table:table-cell>
          <table:table-cell office:value-type="float" office:value="0.02882096069869">
            <text:p>0.0288209607</text:p>
          </table:table-cell>
          <table:table-cell office:value-type="float" office:value="0.0655021834061136">
            <text:p>0.0655021834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2nd\GarritsonL09_note_alignments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1471">
            <text:p>1471</text:p>
          </table:table-cell>
          <table:table-cell office:value-type="float" office:value="0.0122365737593474">
            <text:p>0.0122365738</text:p>
          </table:table-cell>
          <table:table-cell office:value-type="float" office:value="0.0475866757307954">
            <text:p>0.0475866757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2nd\HONG08_note_alignments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1485">
            <text:p>1485</text:p>
          </table:table-cell>
          <table:table-cell office:value-type="float" office:value="0.0215488215488215">
            <text:p>0.0215488215</text:p>
          </table:table-cell>
          <table:table-cell office:value-type="float" office:value="0.0579124579124579">
            <text:p>0.0579124579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2nd\Huangci06_note_alignments</text:p>
          </table:table-cell>
          <table:table-cell office:value-type="string">
            <text:p>c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1482">
            <text:p>1482</text:p>
          </table:table-cell>
          <table:table-cell office:value-type="float" office:value="0.0195681511470985">
            <text:p>0.0195681511</text:p>
          </table:table-cell>
          <table:table-cell office:value-type="float" office:value="0.0472334682860999">
            <text:p>0.0472334683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2nd\HuangSW04_note_alignments</text:p>
          </table:table-cell>
          <table:table-cell office:value-type="string">
            <text:p>c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office:value-type="float" office:value="1482">
            <text:p>1482</text:p>
          </table:table-cell>
          <table:table-cell office:value-type="float" office:value="0.0195681511470985">
            <text:p>0.0195681511</text:p>
          </table:table-cell>
          <table:table-cell office:value-type="float" office:value="0.0458839406207827">
            <text:p>0.0458839406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2nd\KimSJ08_note_alignments</text:p>
          </table:table-cell>
          <table:table-cell office:value-type="string">
            <text:p>c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1475">
            <text:p>1475</text:p>
          </table:table-cell>
          <table:table-cell office:value-type="float" office:value="0.0149152542372881">
            <text:p>0.0149152542</text:p>
          </table:table-cell>
          <table:table-cell office:value-type="float" office:value="0.0257627118644068">
            <text:p>0.0257627119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2nd\KimSY21_note_alignments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1468">
            <text:p>1468</text:p>
          </table:table-cell>
          <table:table-cell office:value-type="float" office:value="0.0102179836512262">
            <text:p>0.0102179837</text:p>
          </table:table-cell>
          <table:table-cell office:value-type="float" office:value="0.0286103542234332">
            <text:p>0.0286103542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2nd\mikahailoff01_note_alignments</text:p>
          </table:table-cell>
          <table:table-cell office:value-type="string">
            <text:p>c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office:value-type="float" office:value="1493">
            <text:p>1493</text:p>
          </table:table-cell>
          <table:table-cell office:value-type="float" office:value="0.0267916945746818">
            <text:p>0.0267916946</text:p>
          </table:table-cell>
          <table:table-cell office:value-type="float" office:value="0.0609511051574012">
            <text:p>0.0609511052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2nd\SCHU09_note_alignments</text:p>
          </table:table-cell>
          <table:table-cell office:value-type="string">
            <text:p>c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1484">
            <text:p>1484</text:p>
          </table:table-cell>
          <table:table-cell office:value-type="float" office:value="0.0208894878706199">
            <text:p>0.0208894879</text:p>
          </table:table-cell>
          <table:table-cell office:value-type="float" office:value="0.0633423180592992">
            <text:p>0.0633423181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2nd\Shybayeva07_note_alignments</text:p>
          </table:table-cell>
          <table:table-cell office:value-type="string">
            <text:p>c</text:p>
          </table:table-cell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1476">
            <text:p>1476</text:p>
          </table:table-cell>
          <table:table-cell office:value-type="float" office:value="0.0155826558265583">
            <text:p>0.0155826558</text:p>
          </table:table-cell>
          <table:table-cell office:value-type="float" office:value="0.0481029810298103">
            <text:p>0.048102981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3rd\GarritsonL10_note_alignments</text:p>
          </table:table-cell>
          <table:table-cell office:value-type="string">
            <text:p>c</text:p>
          </table:table-cell>
          <table:table-cell office:value-type="float" office:value="46">
            <text:p>46</text:p>
          </table:table-cell>
          <table:table-cell office:value-type="float" office:value="243">
            <text:p>243</text:p>
          </table:table-cell>
          <table:table-cell office:value-type="float" office:value="2091">
            <text:p>2091</text:p>
          </table:table-cell>
          <table:table-cell office:value-type="float" office:value="0.021999043519847">
            <text:p>0.0219990435</text:p>
          </table:table-cell>
          <table:table-cell office:value-type="float" office:value="0.116212338593974">
            <text:p>0.1162123386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3rd\HONG08_note_alignments</text:p>
          </table:table-cell>
          <table:table-cell office:value-type="string">
            <text:p>c</text:p>
          </table:table-cell>
          <table:table-cell office:value-type="float" office:value="51">
            <text:p>51</text:p>
          </table:table-cell>
          <table:table-cell office:value-type="float" office:value="241">
            <text:p>241</text:p>
          </table:table-cell>
          <table:table-cell office:value-type="float" office:value="2096">
            <text:p>2096</text:p>
          </table:table-cell>
          <table:table-cell office:value-type="float" office:value="0.0243320610687023">
            <text:p>0.0243320611</text:p>
          </table:table-cell>
          <table:table-cell office:value-type="float" office:value="0.114980916030534">
            <text:p>0.114980916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3rd\Huangci06_note_alignments</text:p>
          </table:table-cell>
          <table:table-cell office:value-type="string">
            <text:p>c</text:p>
          </table:table-cell>
          <table:table-cell office:value-type="float" office:value="65">
            <text:p>65</text:p>
          </table:table-cell>
          <table:table-cell office:value-type="float" office:value="228">
            <text:p>228</text:p>
          </table:table-cell>
          <table:table-cell office:value-type="float" office:value="2110">
            <text:p>2110</text:p>
          </table:table-cell>
          <table:table-cell office:value-type="float" office:value="0.0308056872037915">
            <text:p>0.0308056872</text:p>
          </table:table-cell>
          <table:table-cell office:value-type="float" office:value="0.108056872037915">
            <text:p>0.108056872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3rd\HuangSW05_note_alignments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float" office:value="222">
            <text:p>222</text:p>
          </table:table-cell>
          <table:table-cell office:value-type="float" office:value="2099">
            <text:p>2099</text:p>
          </table:table-cell>
          <table:table-cell office:value-type="float" office:value="0.0257265364459266">
            <text:p>0.0257265364</text:p>
          </table:table-cell>
          <table:table-cell office:value-type="float" office:value="0.105764649833254">
            <text:p>0.1057646498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3rd\KimSJ09_note_alignments</text:p>
          </table:table-cell>
          <table:table-cell office:value-type="string">
            <text:p>c</text:p>
          </table:table-cell>
          <table:table-cell office:value-type="float" office:value="44">
            <text:p>44</text:p>
          </table:table-cell>
          <table:table-cell office:value-type="float" office:value="226">
            <text:p>226</text:p>
          </table:table-cell>
          <table:table-cell office:value-type="float" office:value="2089">
            <text:p>2089</text:p>
          </table:table-cell>
          <table:table-cell office:value-type="float" office:value="0.0210627094303494">
            <text:p>0.0210627094</text:p>
          </table:table-cell>
          <table:table-cell office:value-type="float" office:value="0.10818573480134">
            <text:p>0.1081857348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3rd\KimSY22_note_alignments</text:p>
          </table:table-cell>
          <table:table-cell office:value-type="string">
            <text:p>c</text:p>
          </table:table-cell>
          <table:table-cell office:value-type="float" office:value="44">
            <text:p>44</text:p>
          </table:table-cell>
          <table:table-cell office:value-type="float" office:value="214">
            <text:p>214</text:p>
          </table:table-cell>
          <table:table-cell office:value-type="float" office:value="2089">
            <text:p>2089</text:p>
          </table:table-cell>
          <table:table-cell office:value-type="float" office:value="0.0210627094303494">
            <text:p>0.0210627094</text:p>
          </table:table-cell>
          <table:table-cell office:value-type="float" office:value="0.102441359502154">
            <text:p>0.1024413595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3rd\mikahailoff01_note_alignments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259">
            <text:p>259</text:p>
          </table:table-cell>
          <table:table-cell office:value-type="float" office:value="2098">
            <text:p>2098</text:p>
          </table:table-cell>
          <table:table-cell office:value-type="float" office:value="0.0252621544327931">
            <text:p>0.0252621544</text:p>
          </table:table-cell>
          <table:table-cell office:value-type="float" office:value="0.123450905624404">
            <text:p>0.1234509056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3rd\SCHU09_note_alignments</text:p>
          </table:table-cell>
          <table:table-cell office:value-type="string">
            <text:p>c</text:p>
          </table:table-cell>
          <table:table-cell office:value-type="float" office:value="45">
            <text:p>45</text:p>
          </table:table-cell>
          <table:table-cell office:value-type="float" office:value="232">
            <text:p>232</text:p>
          </table:table-cell>
          <table:table-cell office:value-type="float" office:value="2090">
            <text:p>2090</text:p>
          </table:table-cell>
          <table:table-cell office:value-type="float" office:value="0.0215311004784689">
            <text:p>0.0215311005</text:p>
          </table:table-cell>
          <table:table-cell office:value-type="float" office:value="0.111004784688995">
            <text:p>0.1110047847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3rd\Shybayeva07_note_alignments</text:p>
          </table:table-cell>
          <table:table-cell office:value-type="string">
            <text:p>c</text:p>
          </table:table-cell>
          <table:table-cell office:value-type="float" office:value="58">
            <text:p>58</text:p>
          </table:table-cell>
          <table:table-cell office:value-type="float" office:value="233">
            <text:p>233</text:p>
          </table:table-cell>
          <table:table-cell office:value-type="float" office:value="2103">
            <text:p>2103</text:p>
          </table:table-cell>
          <table:table-cell office:value-type="float" office:value="0.0275796481217309">
            <text:p>0.0275796481</text:p>
          </table:table-cell>
          <table:table-cell office:value-type="float" office:value="0.110794103661436">
            <text:p>0.1107941037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4th\GarritsonL11M_note_alignments</text:p>
          </table:table-cell>
          <table:table-cell office:value-type="string">
            <text:p>c</text:p>
          </table:table-cell>
          <table:table-cell office:value-type="float" office:value="217">
            <text:p>217</text:p>
          </table:table-cell>
          <table:table-cell office:value-type="float" office:value="344">
            <text:p>344</text:p>
          </table:table-cell>
          <table:table-cell office:value-type="float" office:value="5142">
            <text:p>5142</text:p>
          </table:table-cell>
          <table:table-cell office:value-type="float" office:value="0.0422014780241151">
            <text:p>0.042201478</text:p>
          </table:table-cell>
          <table:table-cell office:value-type="float" office:value="0.0669000388953715">
            <text:p>0.0669000389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4th\HONG08_note_alignments</text:p>
          </table:table-cell>
          <table:table-cell office:value-type="string">
            <text:p>c</text:p>
          </table:table-cell>
          <table:table-cell office:value-type="float" office:value="172">
            <text:p>172</text:p>
          </table:table-cell>
          <table:table-cell office:value-type="float" office:value="241">
            <text:p>241</text:p>
          </table:table-cell>
          <table:table-cell office:value-type="float" office:value="5097">
            <text:p>5097</text:p>
          </table:table-cell>
          <table:table-cell office:value-type="float" office:value="0.0337453403963116">
            <text:p>0.0337453404</text:p>
          </table:table-cell>
          <table:table-cell office:value-type="float" office:value="0.0472827153227389">
            <text:p>0.0472827153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4th\Huangci06_note_alignments</text:p>
          </table:table-cell>
          <table:table-cell office:value-type="string">
            <text:p>c</text:p>
          </table:table-cell>
          <table:table-cell office:value-type="float" office:value="357">
            <text:p>357</text:p>
          </table:table-cell>
          <table:table-cell office:value-type="float" office:value="308">
            <text:p>308</text:p>
          </table:table-cell>
          <table:table-cell office:value-type="float" office:value="5282">
            <text:p>5282</text:p>
          </table:table-cell>
          <table:table-cell office:value-type="float" office:value="0.0675880348352897">
            <text:p>0.0675880348</text:p>
          </table:table-cell>
          <table:table-cell office:value-type="float" office:value="0.0583112457402499">
            <text:p>0.0583112457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4th\HuangSW06M_note_alignments</text:p>
          </table:table-cell>
          <table:table-cell office:value-type="string">
            <text:p>c</text:p>
          </table:table-cell>
          <table:table-cell office:value-type="float" office:value="437">
            <text:p>437</text:p>
          </table:table-cell>
          <table:table-cell office:value-type="float" office:value="308">
            <text:p>308</text:p>
          </table:table-cell>
          <table:table-cell office:value-type="float" office:value="5362">
            <text:p>5362</text:p>
          </table:table-cell>
          <table:table-cell office:value-type="float" office:value="0.0814994405072734">
            <text:p>0.0814994405</text:p>
          </table:table-cell>
          <table:table-cell office:value-type="float" office:value="0.0574412532637076">
            <text:p>0.0574412533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4th\KimSJ10M_note_alignments</text:p>
          </table:table-cell>
          <table:table-cell office:value-type="string">
            <text:p>c</text:p>
          </table:table-cell>
          <table:table-cell office:value-type="float" office:value="134">
            <text:p>134</text:p>
          </table:table-cell>
          <table:table-cell office:value-type="float" office:value="188">
            <text:p>188</text:p>
          </table:table-cell>
          <table:table-cell office:value-type="float" office:value="5059">
            <text:p>5059</text:p>
          </table:table-cell>
          <table:table-cell office:value-type="float" office:value="0.0264874481122752">
            <text:p>0.0264874481</text:p>
          </table:table-cell>
          <table:table-cell office:value-type="float" office:value="0.0371614943664756">
            <text:p>0.0371614944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4th\KimSY23M_note_alignments</text:p>
          </table:table-cell>
          <table:table-cell office:value-type="string">
            <text:p>c</text:p>
          </table:table-cell>
          <table:table-cell office:value-type="float" office:value="113">
            <text:p>113</text:p>
          </table:table-cell>
          <table:table-cell office:value-type="float" office:value="196">
            <text:p>196</text:p>
          </table:table-cell>
          <table:table-cell office:value-type="float" office:value="5038">
            <text:p>5038</text:p>
          </table:table-cell>
          <table:table-cell office:value-type="float" office:value="0.0224295355299722">
            <text:p>0.0224295355</text:p>
          </table:table-cell>
          <table:table-cell office:value-type="float" office:value="0.0389043271139341">
            <text:p>0.0389043271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4th\mikahailoff01_note_alignments</text:p>
          </table:table-cell>
          <table:table-cell office:value-type="string">
            <text:p>c</text:p>
          </table:table-cell>
          <table:table-cell office:value-type="float" office:value="196">
            <text:p>196</text:p>
          </table:table-cell>
          <table:table-cell office:value-type="float" office:value="299">
            <text:p>299</text:p>
          </table:table-cell>
          <table:table-cell office:value-type="float" office:value="5121">
            <text:p>5121</text:p>
          </table:table-cell>
          <table:table-cell office:value-type="float" office:value="0.038273774653388">
            <text:p>0.0382737747</text:p>
          </table:table-cell>
          <table:table-cell office:value-type="float" office:value="0.0583870337824644">
            <text:p>0.0583870338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4th\SCHU09_note_alignments</text:p>
          </table:table-cell>
          <table:table-cell office:value-type="string">
            <text:p>c</text:p>
          </table:table-cell>
          <table:table-cell office:value-type="float" office:value="179">
            <text:p>179</text:p>
          </table:table-cell>
          <table:table-cell office:value-type="float" office:value="259">
            <text:p>259</text:p>
          </table:table-cell>
          <table:table-cell office:value-type="float" office:value="5104">
            <text:p>5104</text:p>
          </table:table-cell>
          <table:table-cell office:value-type="float" office:value="0.0350705329153605">
            <text:p>0.0350705329</text:p>
          </table:table-cell>
          <table:table-cell office:value-type="float" office:value="0.0507445141065831">
            <text:p>0.0507445141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3/4th\Shybayeva07_note_alignments</text:p>
          </table:table-cell>
          <table:table-cell office:value-type="string">
            <text:p>c</text:p>
          </table:table-cell>
          <table:table-cell office:value-type="float" office:value="229">
            <text:p>229</text:p>
          </table:table-cell>
          <table:table-cell office:value-type="float" office:value="236">
            <text:p>236</text:p>
          </table:table-cell>
          <table:table-cell office:value-type="float" office:value="5154">
            <text:p>5154</text:p>
          </table:table-cell>
          <table:table-cell office:value-type="float" office:value="0.0444315095071789">
            <text:p>0.0444315095</text:p>
          </table:table-cell>
          <table:table-cell office:value-type="float" office:value="0.0457896779200621">
            <text:p>0.0457896779</text:p>
          </table:table-cell>
        </table:table-row>
        <table:table-row table:style-name="ro1">
          <table:table-cell/>
          <table:table-cell office:value-type="string">
            <text:p>C:\Users\silva\Documents\repos\DATA\asap-dataset\Debussy/Images_Book_1/1_Reflets_dans_lEau\Kleisen11M_note_alignments</text:p>
          </table:table-cell>
          <table:table-cell office:value-type="string">
            <text:p>c</text:p>
          </table:table-cell>
          <table:table-cell office:value-type="float" office:value="160">
            <text:p>160</text:p>
          </table:table-cell>
          <table:table-cell office:value-type="float" office:value="230">
            <text:p>230</text:p>
          </table:table-cell>
          <table:table-cell office:value-type="float" office:value="2250">
            <text:p>2250</text:p>
          </table:table-cell>
          <table:table-cell office:value-type="float" office:value="0.0711111111111111">
            <text:p>0.0711111111</text:p>
          </table:table-cell>
          <table:table-cell office:value-type="float" office:value="0.102222222222222">
            <text:p>0.1022222222</text:p>
          </table:table-cell>
        </table:table-row>
        <table:table-row table:style-name="ro1">
          <table:table-cell/>
          <table:table-cell office:value-type="string">
            <text:p>C:\Users\silva\Documents\repos\DATA\asap-dataset\Debussy/Images_Book_1/1_Reflets_dans_lEau\ParkJH13M_note_alignments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153">
            <text:p>153</text:p>
          </table:table-cell>
          <table:table-cell office:value-type="float" office:value="2167">
            <text:p>2167</text:p>
          </table:table-cell>
          <table:table-cell office:value-type="float" office:value="0.0355329949238579">
            <text:p>0.0355329949</text:p>
          </table:table-cell>
          <table:table-cell office:value-type="float" office:value="0.0706045223811721">
            <text:p>0.0706045224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31-1\Masycheva01_note_alignments</text:p>
          </table:table-cell>
          <table:table-cell office:value-type="string">
            <text:p>c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float" office:value="1622">
            <text:p>1622</text:p>
          </table:table-cell>
          <table:table-cell office:value-type="float" office:value="0.0696670776818742">
            <text:p>0.0696670777</text:p>
          </table:table-cell>
          <table:table-cell office:value-type="float" office:value="0.00369913686806412">
            <text:p>0.0036991369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31-1\SCHU02_note_alignments</text:p>
          </table:table-cell>
          <table:table-cell office:value-type="string">
            <text:p>c</text:p>
          </table:table-cell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office:value-type="float" office:value="1631">
            <text:p>1631</text:p>
          </table:table-cell>
          <table:table-cell office:value-type="float" office:value="0.0748007357449418">
            <text:p>0.0748007357</text:p>
          </table:table-cell>
          <table:table-cell office:value-type="float" office:value="0.00490496627835684">
            <text:p>0.0049049663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31-1\Song05M_note_alignments</text:p>
          </table:table-cell>
          <table:table-cell office:value-type="string">
            <text:p>c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 office:value-type="float" office:value="1620">
            <text:p>1620</text:p>
          </table:table-cell>
          <table:table-cell office:value-type="float" office:value="0.0685185185185185">
            <text:p>0.0685185185</text:p>
          </table:table-cell>
          <table:table-cell office:value-type="float" office:value="0.00617283950617284">
            <text:p>0.0061728395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31-1\Zagalskaia02_note_alignments</text:p>
          </table:table-cell>
          <table:table-cell office:value-type="string">
            <text:p>c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619">
            <text:p>1619</text:p>
          </table:table-cell>
          <table:table-cell office:value-type="float" office:value="0.0679431747992588">
            <text:p>0.0679431748</text:p>
          </table:table-cell>
          <table:table-cell office:value-type="float" office:value="0.00308832612723904">
            <text:p>0.0030883261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32-1_no_repeat\Goldberg01_note_alignments</text:p>
          </table:table-cell>
          <table:table-cell office:value-type="string">
            <text:p>c</text:p>
          </table:table-cell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office:value-type="float" office:value="1551">
            <text:p>1551</text:p>
          </table:table-cell>
          <table:table-cell office:value-type="float" office:value="0.0980012894906512">
            <text:p>0.0980012895</text:p>
          </table:table-cell>
          <table:table-cell office:value-type="float" office:value="0.0122501611863314">
            <text:p>0.0122501612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32-1_no_repeat\Guzman01_note_alignments</text:p>
          </table:table-cell>
          <table:table-cell office:value-type="string">
            <text:p>c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1524">
            <text:p>1524</text:p>
          </table:table-cell>
          <table:table-cell office:value-type="float" office:value="0.0820209973753281">
            <text:p>0.0820209974</text:p>
          </table:table-cell>
          <table:table-cell office:value-type="float" office:value="0.0150918635170604">
            <text:p>0.0150918635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32-1_no_repeat\MCVEY01_note_alignments</text:p>
          </table:table-cell>
          <table:table-cell office:value-type="string">
            <text:p>c</text:p>
          </table:table-cell>
          <table:table-cell office:value-type="float" office:value="122">
            <text:p>122</text:p>
          </table:table-cell>
          <table:table-cell office:value-type="float" office:value="14">
            <text:p>14</text:p>
          </table:table-cell>
          <table:table-cell office:value-type="float" office:value="1521">
            <text:p>1521</text:p>
          </table:table-cell>
          <table:table-cell office:value-type="float" office:value="0.0802103879026956">
            <text:p>0.0802103879</text:p>
          </table:table-cell>
          <table:table-cell office:value-type="float" office:value="0.00920447074293228">
            <text:p>0.0092044707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32-1\Pavlovic02_note_alignments</text:p>
          </table:table-cell>
          <table:table-cell office:value-type="string">
            <text:p>c</text:p>
          </table:table-cell>
          <table:table-cell office:value-type="float" office:value="177">
            <text:p>177</text:p>
          </table:table-cell>
          <table:table-cell office:value-type="float" office:value="29">
            <text:p>29</text:p>
          </table:table-cell>
          <table:table-cell office:value-type="float" office:value="2135">
            <text:p>2135</text:p>
          </table:table-cell>
          <table:table-cell office:value-type="float" office:value="0.082903981264637">
            <text:p>0.0829039813</text:p>
          </table:table-cell>
          <table:table-cell office:value-type="float" office:value="0.0135831381733021">
            <text:p>0.0135831382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32-1\SUDBIN01_note_alignments</text:p>
          </table:table-cell>
          <table:table-cell office:value-type="string">
            <text:p>c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2158">
            <text:p>2158</text:p>
          </table:table-cell>
          <table:table-cell office:value-type="float" office:value="0.092678405931418">
            <text:p>0.0926784059</text:p>
          </table:table-cell>
          <table:table-cell office:value-type="float" office:value="0.0129749768303985">
            <text:p>0.0129749768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48-1\GarritsonL02M_note_alignments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002">
            <text:p>2002</text:p>
          </table:table-cell>
          <table:table-cell office:value-type="float" office:value="0.015984015984016">
            <text:p>0.015984016</text:p>
          </table:table-cell>
          <table:table-cell office:value-type="float" office:value="0.00499500499500499">
            <text:p>0.004995005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48-1\PrjevalskayaM02M_note_alignments</text:p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office:value-type="float" office:value="0.015">
            <text:p>0.015</text:p>
          </table:table-cell>
          <table:table-cell office:value-type="float" office:value="0.006">
            <text:p>0.006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48-2\GarritsonL03M_note_alignments</text:p>
          </table:table-cell>
          <table:table-cell office:value-type="string">
            <text:p>c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2846">
            <text:p>2846</text:p>
          </table:table-cell>
          <table:table-cell office:value-type="float" office:value="0.0130007027406887">
            <text:p>0.0130007027</text:p>
          </table:table-cell>
          <table:table-cell office:value-type="float" office:value="0.00737877723120169">
            <text:p>0.0073787772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48-2\PrjevalskayaM03M_note_alignments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841">
            <text:p>2841</text:p>
          </table:table-cell>
          <table:table-cell office:value-type="float" office:value="0.011263639563534">
            <text:p>0.0112636396</text:p>
          </table:table-cell>
          <table:table-cell office:value-type="float" office:value="0.00633579725448786">
            <text:p>0.0063357973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Day01_note_alignments</text:p>
          </table:table-cell>
          <table:table-cell office:value-type="string">
            <text:p>c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3518">
            <text:p>3518</text:p>
          </table:table-cell>
          <table:table-cell office:value-type="float" office:value="0.0284252416145537">
            <text:p>0.0284252416</text:p>
          </table:table-cell>
          <table:table-cell office:value-type="float" office:value="0.0105173393973849">
            <text:p>0.0105173394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EVSTIO01_note_alignments</text:p>
          </table:table-cell>
          <table:table-cell office:value-type="string">
            <text:p>c</text:p>
          </table:table-cell>
          <table:table-cell office:value-type="float" office:value="117">
            <text:p>117</text:p>
          </table:table-cell>
          <table:table-cell office:value-type="float" office:value="37">
            <text:p>37</text:p>
          </table:table-cell>
          <table:table-cell office:value-type="float" office:value="3535">
            <text:p>3535</text:p>
          </table:table-cell>
          <table:table-cell office:value-type="float" office:value="0.0330975954738331">
            <text:p>0.0330975955</text:p>
          </table:table-cell>
          <table:table-cell office:value-type="float" office:value="0.0104667609618105">
            <text:p>0.010466761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GalantM02M_note_alignments</text:p>
          </table:table-cell>
          <table:table-cell office:value-type="string">
            <text:p>c</text:p>
          </table:table-cell>
          <table:table-cell office:value-type="float" office:value="104">
            <text:p>104</text:p>
          </table:table-cell>
          <table:table-cell office:value-type="float" office:value="35">
            <text:p>35</text:p>
          </table:table-cell>
          <table:table-cell office:value-type="float" office:value="3522">
            <text:p>3522</text:p>
          </table:table-cell>
          <table:table-cell office:value-type="float" office:value="0.0295286768881317">
            <text:p>0.0295286769</text:p>
          </table:table-cell>
          <table:table-cell office:value-type="float" office:value="0.00993753549119819">
            <text:p>0.0099375355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Georgieva01_note_alignments</text:p>
          </table:table-cell>
          <table:table-cell office:value-type="string">
            <text:p>c</text:p>
          </table:table-cell>
          <table:table-cell office:value-type="float" office:value="159">
            <text:p>159</text:p>
          </table:table-cell>
          <table:table-cell office:value-type="float" office:value="22">
            <text:p>22</text:p>
          </table:table-cell>
          <table:table-cell office:value-type="float" office:value="3577">
            <text:p>3577</text:p>
          </table:table-cell>
          <table:table-cell office:value-type="float" office:value="0.0444506569751188">
            <text:p>0.044450657</text:p>
          </table:table-cell>
          <table:table-cell office:value-type="float" office:value="0.0061504053676265">
            <text:p>0.0061504054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Gorucan01_note_alignments</text:p>
          </table:table-cell>
          <table:table-cell office:value-type="string">
            <text:p>c</text:p>
          </table:table-cell>
          <table:table-cell office:value-type="float" office:value="139">
            <text:p>139</text:p>
          </table:table-cell>
          <table:table-cell office:value-type="float" office:value="59">
            <text:p>59</text:p>
          </table:table-cell>
          <table:table-cell office:value-type="float" office:value="3557">
            <text:p>3557</text:p>
          </table:table-cell>
          <table:table-cell office:value-type="float" office:value="0.0390778746134383">
            <text:p>0.0390778746</text:p>
          </table:table-cell>
          <table:table-cell office:value-type="float" office:value="0.0165870115265673">
            <text:p>0.0165870115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HamSY02M_note_alignments</text:p>
          </table:table-cell>
          <table:table-cell office:value-type="string">
            <text:p>c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  <table:table-cell office:value-type="float" office:value="3516">
            <text:p>3516</text:p>
          </table:table-cell>
          <table:table-cell office:value-type="float" office:value="0.027872582480091">
            <text:p>0.0278725825</text:p>
          </table:table-cell>
          <table:table-cell office:value-type="float" office:value="0.00881683731513083">
            <text:p>0.0088168373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HSU01_note_alignments</text:p>
          </table:table-cell>
          <table:table-cell office:value-type="string">
            <text:p>c</text:p>
          </table:table-cell>
          <table:table-cell office:value-type="float" office:value="127">
            <text:p>127</text:p>
          </table:table-cell>
          <table:table-cell office:value-type="float" office:value="19">
            <text:p>19</text:p>
          </table:table-cell>
          <table:table-cell office:value-type="float" office:value="3545">
            <text:p>3545</text:p>
          </table:table-cell>
          <table:table-cell office:value-type="float" office:value="0.0358251057827927">
            <text:p>0.0358251058</text:p>
          </table:table-cell>
          <table:table-cell office:value-type="float" office:value="0.00535966149506347">
            <text:p>0.0053596615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HUAN_J01_note_alignments</text:p>
          </table:table-cell>
          <table:table-cell office:value-type="string">
            <text:p>c</text:p>
          </table:table-cell>
          <table:table-cell office:value-type="float" office:value="131">
            <text:p>131</text:p>
          </table:table-cell>
          <table:table-cell office:value-type="float" office:value="16">
            <text:p>16</text:p>
          </table:table-cell>
          <table:table-cell office:value-type="float" office:value="3549">
            <text:p>3549</text:p>
          </table:table-cell>
          <table:table-cell office:value-type="float" office:value="0.0369118061425754">
            <text:p>0.0369118061</text:p>
          </table:table-cell>
          <table:table-cell office:value-type="float" office:value="0.00450831220061989">
            <text:p>0.0045083122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Huang01_note_alignments</text:p>
          </table:table-cell>
          <table:table-cell office:value-type="string">
            <text:p>c</text:p>
          </table:table-cell>
          <table:table-cell office:value-type="float" office:value="101">
            <text:p>101</text:p>
          </table:table-cell>
          <table:table-cell office:value-type="float" office:value="26">
            <text:p>26</text:p>
          </table:table-cell>
          <table:table-cell office:value-type="float" office:value="3519">
            <text:p>3519</text:p>
          </table:table-cell>
          <table:table-cell office:value-type="float" office:value="0.0287013356067065">
            <text:p>0.0287013356</text:p>
          </table:table-cell>
          <table:table-cell office:value-type="float" office:value="0.00738846263142939">
            <text:p>0.0073884626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Huang05M_note_alignments</text:p>
          </table:table-cell>
          <table:table-cell office:value-type="string">
            <text:p>c</text:p>
          </table:table-cell>
          <table:table-cell office:value-type="float" office:value="124">
            <text:p>124</text:p>
          </table:table-cell>
          <table:table-cell office:value-type="float" office:value="25">
            <text:p>25</text:p>
          </table:table-cell>
          <table:table-cell office:value-type="float" office:value="3542">
            <text:p>3542</text:p>
          </table:table-cell>
          <table:table-cell office:value-type="float" office:value="0.0350084697910785">
            <text:p>0.0350084698</text:p>
          </table:table-cell>
          <table:table-cell office:value-type="float" office:value="0.00705815923207228">
            <text:p>0.0070581592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JeonH03M_note_alignments</text:p>
          </table:table-cell>
          <table:table-cell office:value-type="string">
            <text:p>c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  <table:table-cell office:value-type="float" office:value="3536">
            <text:p>3536</text:p>
          </table:table-cell>
          <table:table-cell office:value-type="float" office:value="0.0333710407239819">
            <text:p>0.0333710407</text:p>
          </table:table-cell>
          <table:table-cell office:value-type="float" office:value="0.0101809954751131">
            <text:p>0.0101809955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KARYAG06M_note_alignments</text:p>
          </table:table-cell>
          <table:table-cell office:value-type="string">
            <text:p>c</text:p>
          </table:table-cell>
          <table:table-cell office:value-type="float" office:value="114">
            <text:p>114</text:p>
          </table:table-cell>
          <table:table-cell office:value-type="float" office:value="21">
            <text:p>21</text:p>
          </table:table-cell>
          <table:table-cell office:value-type="float" office:value="3532">
            <text:p>3532</text:p>
          </table:table-cell>
          <table:table-cell office:value-type="float" office:value="0.0322763306908267">
            <text:p>0.0322763307</text:p>
          </table:table-cell>
          <table:table-cell office:value-type="float" office:value="0.00594563986409966">
            <text:p>0.0059456399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Kim01_note_alignments</text:p>
          </table:table-cell>
          <table:table-cell office:value-type="string">
            <text:p>c</text:p>
          </table:table-cell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3543">
            <text:p>3543</text:p>
          </table:table-cell>
          <table:table-cell office:value-type="float" office:value="0.0352808354501835">
            <text:p>0.0352808355</text:p>
          </table:table-cell>
          <table:table-cell office:value-type="float" office:value="0.00846740050804403">
            <text:p>0.0084674005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Shi07M_note_alignments</text:p>
          </table:table-cell>
          <table:table-cell office:value-type="string">
            <text:p>c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float" office:value="3514">
            <text:p>3514</text:p>
          </table:table-cell>
          <table:table-cell office:value-type="float" office:value="0.0273192942515652">
            <text:p>0.0273192943</text:p>
          </table:table-cell>
          <table:table-cell office:value-type="float" office:value="0.00483779169038133">
            <text:p>0.0048377917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Tak01_note_alignments</text:p>
          </table:table-cell>
          <table:table-cell office:value-type="string">
            <text:p>c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  <table:table-cell office:value-type="float" office:value="3530">
            <text:p>3530</text:p>
          </table:table-cell>
          <table:table-cell office:value-type="float" office:value="0.031728045325779">
            <text:p>0.0317280453</text:p>
          </table:table-cell>
          <table:table-cell office:value-type="float" office:value="0.00963172804532578">
            <text:p>0.009631728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Toscano03_note_alignments</text:p>
          </table:table-cell>
          <table:table-cell office:value-type="string">
            <text:p>c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3523">
            <text:p>3523</text:p>
          </table:table-cell>
          <table:table-cell office:value-type="float" office:value="0.0298041441952881">
            <text:p>0.0298041442</text:p>
          </table:table-cell>
          <table:table-cell office:value-type="float" office:value="0.00908316775475447">
            <text:p>0.0090831678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Verbaite01_note_alignments</text:p>
          </table:table-cell>
          <table:table-cell office:value-type="string">
            <text:p>c</text:p>
          </table:table-cell>
          <table:table-cell office:value-type="float" office:value="138">
            <text:p>138</text:p>
          </table:table-cell>
          <table:table-cell office:value-type="float" office:value="64">
            <text:p>64</text:p>
          </table:table-cell>
          <table:table-cell office:value-type="float" office:value="3556">
            <text:p>3556</text:p>
          </table:table-cell>
          <table:table-cell office:value-type="float" office:value="0.0388076490438695">
            <text:p>0.038807649</text:p>
          </table:table-cell>
          <table:table-cell office:value-type="float" office:value="0.0179977502812149">
            <text:p>0.0179977503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50-1_no_repeat\YoungS02M_note_alignments</text:p>
          </table:table-cell>
          <table:table-cell office:value-type="string">
            <text:p>c</text:p>
          </table:table-cell>
          <table:table-cell office:value-type="float" office:value="120">
            <text:p>120</text:p>
          </table:table-cell>
          <table:table-cell office:value-type="float" office:value="43">
            <text:p>43</text:p>
          </table:table-cell>
          <table:table-cell office:value-type="float" office:value="3538">
            <text:p>3538</text:p>
          </table:table-cell>
          <table:table-cell office:value-type="float" office:value="0.0339174674957603">
            <text:p>0.0339174675</text:p>
          </table:table-cell>
          <table:table-cell office:value-type="float" office:value="0.0121537591859808">
            <text:p>0.0121537592</text:p>
          </table:table-cell>
        </table:table-row>
        <table:table-row table:style-name="ro1">
          <table:table-cell/>
          <table:table-cell office:value-type="string">
            <text:p>C:\Users\silva\Documents\repos\DATA\asap-dataset\Liszt/Ballade_2\Broberg03_note_alignments</text:p>
          </table:table-cell>
          <table:table-cell office:value-type="string">
            <text:p>c</text:p>
          </table:table-cell>
          <table:table-cell office:value-type="float" office:value="113">
            <text:p>113</text:p>
          </table:table-cell>
          <table:table-cell office:value-type="float" office:value="478">
            <text:p>478</text:p>
          </table:table-cell>
          <table:table-cell office:value-type="float" office:value="7422">
            <text:p>7422</text:p>
          </table:table-cell>
          <table:table-cell office:value-type="float" office:value="0.0152250067367286">
            <text:p>0.0152250067</text:p>
          </table:table-cell>
          <table:table-cell office:value-type="float" office:value="0.0644031258420911">
            <text:p>0.0644031258</text:p>
          </table:table-cell>
        </table:table-row>
        <table:table-row table:style-name="ro1">
          <table:table-cell/>
          <table:table-cell office:value-type="string">
            <text:p>C:\Users\silva\Documents\repos\DATA\asap-dataset\Liszt/Ballade_2\GarritsonL04M_note_alignments</text:p>
          </table:table-cell>
          <table:table-cell office:value-type="string">
            <text:p>c</text:p>
          </table:table-cell>
          <table:table-cell office:value-type="float" office:value="483">
            <text:p>483</text:p>
          </table:table-cell>
          <table:table-cell office:value-type="float" office:value="472">
            <text:p>472</text:p>
          </table:table-cell>
          <table:table-cell office:value-type="float" office:value="7792">
            <text:p>7792</text:p>
          </table:table-cell>
          <table:table-cell office:value-type="float" office:value="0.0619866529774127">
            <text:p>0.061986653</text:p>
          </table:table-cell>
          <table:table-cell office:value-type="float" office:value="0.0605749486652978">
            <text:p>0.0605749487</text:p>
          </table:table-cell>
        </table:table-row>
        <table:table-row table:style-name="ro1">
          <table:table-cell/>
          <table:table-cell office:value-type="string">
            <text:p>C:\Users\silva\Documents\repos\DATA\asap-dataset\Liszt/Ballade_2\Jin07M_note_alignments</text:p>
          </table:table-cell>
          <table:table-cell office:value-type="string">
            <text:p>c</text:p>
          </table:table-cell>
          <table:table-cell office:value-type="float" office:value="485">
            <text:p>485</text:p>
          </table:table-cell>
          <table:table-cell office:value-type="float" office:value="548">
            <text:p>548</text:p>
          </table:table-cell>
          <table:table-cell office:value-type="float" office:value="7794">
            <text:p>7794</text:p>
          </table:table-cell>
          <table:table-cell office:value-type="float" office:value="0.0622273543751604">
            <text:p>0.0622273544</text:p>
          </table:table-cell>
          <table:table-cell office:value-type="float" office:value="0.0703104952527586">
            <text:p>0.0703104953</text:p>
          </table:table-cell>
        </table:table-row>
        <table:table-row table:style-name="ro1">
          <table:table-cell/>
          <table:table-cell office:value-type="string">
            <text:p>C:\Users\silva\Documents\repos\DATA\asap-dataset\Liszt/Ballade_2\KIM_J04_note_alignments</text:p>
          </table:table-cell>
          <table:table-cell office:value-type="string">
            <text:p>c</text:p>
          </table:table-cell>
          <table:table-cell office:value-type="float" office:value="654">
            <text:p>654</text:p>
          </table:table-cell>
          <table:table-cell office:value-type="float" office:value="937">
            <text:p>937</text:p>
          </table:table-cell>
          <table:table-cell office:value-type="float" office:value="7963">
            <text:p>7963</text:p>
          </table:table-cell>
          <table:table-cell office:value-type="float" office:value="0.0821298505588346">
            <text:p>0.0821298506</text:p>
          </table:table-cell>
          <table:table-cell office:value-type="float" office:value="0.117669220143162">
            <text:p>0.1176692201</text:p>
          </table:table-cell>
        </table:table-row>
        <table:table-row table:style-name="ro1">
          <table:table-cell/>
          <table:table-cell office:value-type="string">
            <text:p>C:\Users\silva\Documents\repos\DATA\asap-dataset\Liszt/Ballade_2\Min06M_note_alignments</text:p>
          </table:table-cell>
          <table:table-cell office:value-type="string">
            <text:p>c</text:p>
          </table:table-cell>
          <table:table-cell office:value-type="float" office:value="275">
            <text:p>275</text:p>
          </table:table-cell>
          <table:table-cell office:value-type="float" office:value="550">
            <text:p>550</text:p>
          </table:table-cell>
          <table:table-cell office:value-type="float" office:value="7584">
            <text:p>7584</text:p>
          </table:table-cell>
          <table:table-cell office:value-type="float" office:value="0.0362605485232068">
            <text:p>0.0362605485</text:p>
          </table:table-cell>
          <table:table-cell office:value-type="float" office:value="0.0725210970464135">
            <text:p>0.072521097</text:p>
          </table:table-cell>
        </table:table-row>
        <table:table-row table:style-name="ro1">
          <table:table-cell/>
          <table:table-cell office:value-type="string">
            <text:p>C:\Users\silva\Documents\repos\DATA\asap-dataset\Liszt/Ballade_2\Sham05_note_alignments</text:p>
          </table:table-cell>
          <table:table-cell office:value-type="string">
            <text:p>c</text:p>
          </table:table-cell>
          <table:table-cell office:value-type="float" office:value="463">
            <text:p>463</text:p>
          </table:table-cell>
          <table:table-cell office:value-type="float" office:value="502">
            <text:p>502</text:p>
          </table:table-cell>
          <table:table-cell office:value-type="float" office:value="7772">
            <text:p>7772</text:p>
          </table:table-cell>
          <table:table-cell office:value-type="float" office:value="0.0595728255275347">
            <text:p>0.0595728255</text:p>
          </table:table-cell>
          <table:table-cell office:value-type="float" office:value="0.0645908389089038">
            <text:p>0.0645908389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Albright04_note_alignments</text:p>
          </table:table-cell>
          <table:table-cell office:value-type="string">
            <text:p>c</text:p>
          </table:table-cell>
          <table:table-cell office:value-type="float" office:value="315">
            <text:p>315</text:p>
          </table:table-cell>
          <table:table-cell office:value-type="float" office:value="514">
            <text:p>514</text:p>
          </table:table-cell>
          <table:table-cell office:value-type="float" office:value="4644">
            <text:p>4644</text:p>
          </table:table-cell>
          <table:table-cell office:value-type="float" office:value="0.0678294573643411">
            <text:p>0.0678294574</text:p>
          </table:table-cell>
          <table:table-cell office:value-type="float" office:value="0.11068044788975">
            <text:p>0.1106804479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Ali03_note_alignments</text:p>
          </table:table-cell>
          <table:table-cell office:value-type="string">
            <text:p>c</text:p>
          </table:table-cell>
          <table:table-cell office:value-type="float" office:value="441">
            <text:p>441</text:p>
          </table:table-cell>
          <table:table-cell office:value-type="float" office:value="670">
            <text:p>670</text:p>
          </table:table-cell>
          <table:table-cell office:value-type="float" office:value="4770">
            <text:p>4770</text:p>
          </table:table-cell>
          <table:table-cell office:value-type="float" office:value="0.0924528301886793">
            <text:p>0.0924528302</text:p>
          </table:table-cell>
          <table:table-cell office:value-type="float" office:value="0.140461215932914">
            <text:p>0.1404612159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Bogdanovitch02_note_alignments</text:p>
          </table:table-cell>
          <table:table-cell office:value-type="string">
            <text:p>c</text:p>
          </table:table-cell>
          <table:table-cell office:value-type="float" office:value="294">
            <text:p>294</text:p>
          </table:table-cell>
          <table:table-cell office:value-type="float" office:value="515">
            <text:p>515</text:p>
          </table:table-cell>
          <table:table-cell office:value-type="float" office:value="4623">
            <text:p>4623</text:p>
          </table:table-cell>
          <table:table-cell office:value-type="float" office:value="0.063595068137573">
            <text:p>0.0635950681</text:p>
          </table:table-cell>
          <table:table-cell office:value-type="float" office:value="0.111399524118538">
            <text:p>0.1113995241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BuiJL03M_note_alignments</text:p>
          </table:table-cell>
          <table:table-cell office:value-type="string">
            <text:p>c</text:p>
          </table:table-cell>
          <table:table-cell office:value-type="float" office:value="220">
            <text:p>220</text:p>
          </table:table-cell>
          <table:table-cell office:value-type="float" office:value="467">
            <text:p>467</text:p>
          </table:table-cell>
          <table:table-cell office:value-type="float" office:value="4549">
            <text:p>4549</text:p>
          </table:table-cell>
          <table:table-cell office:value-type="float" office:value="0.0483622774236096">
            <text:p>0.0483622774</text:p>
          </table:table-cell>
          <table:table-cell office:value-type="float" office:value="0.102659925258299">
            <text:p>0.1026599253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FALIKS02_2004_note_alignments</text:p>
          </table:table-cell>
          <table:table-cell office:value-type="string">
            <text:p>c</text:p>
          </table:table-cell>
          <table:table-cell office:value-type="float" office:value="203">
            <text:p>203</text:p>
          </table:table-cell>
          <table:table-cell office:value-type="float" office:value="420">
            <text:p>420</text:p>
          </table:table-cell>
          <table:table-cell office:value-type="float" office:value="4532">
            <text:p>4532</text:p>
          </table:table-cell>
          <table:table-cell office:value-type="float" office:value="0.044792586054722">
            <text:p>0.0447925861</text:p>
          </table:table-cell>
          <table:table-cell office:value-type="float" office:value="0.0926743159752868">
            <text:p>0.092674316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Faliks02_note_alignments</text:p>
          </table:table-cell>
          <table:table-cell office:value-type="string">
            <text:p>c</text:p>
          </table:table-cell>
          <table:table-cell office:value-type="float" office:value="166">
            <text:p>166</text:p>
          </table:table-cell>
          <table:table-cell office:value-type="float" office:value="444">
            <text:p>444</text:p>
          </table:table-cell>
          <table:table-cell office:value-type="float" office:value="4495">
            <text:p>4495</text:p>
          </table:table-cell>
          <table:table-cell office:value-type="float" office:value="0.0369299221357063">
            <text:p>0.0369299221</text:p>
          </table:table-cell>
          <table:table-cell office:value-type="float" office:value="0.0987764182424917">
            <text:p>0.0987764182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Faliks03_note_alignments</text:p>
          </table:table-cell>
          <table:table-cell office:value-type="string">
            <text:p>c</text:p>
          </table:table-cell>
          <table:table-cell office:value-type="float" office:value="180">
            <text:p>180</text:p>
          </table:table-cell>
          <table:table-cell office:value-type="float" office:value="421">
            <text:p>421</text:p>
          </table:table-cell>
          <table:table-cell office:value-type="float" office:value="4509">
            <text:p>4509</text:p>
          </table:table-cell>
          <table:table-cell office:value-type="float" office:value="0.0399201596806387">
            <text:p>0.0399201597</text:p>
          </table:table-cell>
          <table:table-cell office:value-type="float" office:value="0.0933688179197161">
            <text:p>0.0933688179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Gasanov02_note_alignments</text:p>
          </table:table-cell>
          <table:table-cell office:value-type="string">
            <text:p>c</text:p>
          </table:table-cell>
          <table:table-cell office:value-type="float" office:value="189">
            <text:p>189</text:p>
          </table:table-cell>
          <table:table-cell office:value-type="float" office:value="354">
            <text:p>354</text:p>
          </table:table-cell>
          <table:table-cell office:value-type="float" office:value="4518">
            <text:p>4518</text:p>
          </table:table-cell>
          <table:table-cell office:value-type="float" office:value="0.0418326693227092">
            <text:p>0.0418326693</text:p>
          </table:table-cell>
          <table:table-cell office:value-type="float" office:value="0.0783532536520584">
            <text:p>0.0783532537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Hao03_note_alignments</text:p>
          </table:table-cell>
          <table:table-cell office:value-type="string">
            <text:p>c</text:p>
          </table:table-cell>
          <table:table-cell office:value-type="float" office:value="230">
            <text:p>230</text:p>
          </table:table-cell>
          <table:table-cell office:value-type="float" office:value="474">
            <text:p>474</text:p>
          </table:table-cell>
          <table:table-cell office:value-type="float" office:value="4559">
            <text:p>4559</text:p>
          </table:table-cell>
          <table:table-cell office:value-type="float" office:value="0.0504496600131608">
            <text:p>0.05044966</text:p>
          </table:table-cell>
          <table:table-cell office:value-type="float" office:value="0.103970168896688">
            <text:p>0.1039701689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HUAN_J03_note_alignments</text:p>
          </table:table-cell>
          <table:table-cell office:value-type="string">
            <text:p>c</text:p>
          </table:table-cell>
          <table:table-cell office:value-type="float" office:value="241">
            <text:p>241</text:p>
          </table:table-cell>
          <table:table-cell office:value-type="float" office:value="324">
            <text:p>324</text:p>
          </table:table-cell>
          <table:table-cell office:value-type="float" office:value="4570">
            <text:p>4570</text:p>
          </table:table-cell>
          <table:table-cell office:value-type="float" office:value="0.0527352297592998">
            <text:p>0.0527352298</text:p>
          </table:table-cell>
          <table:table-cell office:value-type="float" office:value="0.0708971553610503">
            <text:p>0.0708971554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KanM06_note_alignments</text:p>
          </table:table-cell>
          <table:table-cell office:value-type="string">
            <text:p>c</text:p>
          </table:table-cell>
          <table:table-cell office:value-type="float" office:value="250">
            <text:p>250</text:p>
          </table:table-cell>
          <table:table-cell office:value-type="float" office:value="539">
            <text:p>539</text:p>
          </table:table-cell>
          <table:table-cell office:value-type="float" office:value="4579">
            <text:p>4579</text:p>
          </table:table-cell>
          <table:table-cell office:value-type="float" office:value="0.0545970735968552">
            <text:p>0.0545970736</text:p>
          </table:table-cell>
          <table:table-cell office:value-type="float" office:value="0.11771129067482">
            <text:p>0.1177112907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Kolessova07_note_alignments</text:p>
          </table:table-cell>
          <table:table-cell office:value-type="string">
            <text:p>c</text:p>
          </table:table-cell>
          <table:table-cell office:value-type="float" office:value="358">
            <text:p>358</text:p>
          </table:table-cell>
          <table:table-cell office:value-type="float" office:value="383">
            <text:p>383</text:p>
          </table:table-cell>
          <table:table-cell office:value-type="float" office:value="4687">
            <text:p>4687</text:p>
          </table:table-cell>
          <table:table-cell office:value-type="float" office:value="0.0763814806912737">
            <text:p>0.0763814807</text:p>
          </table:table-cell>
          <table:table-cell office:value-type="float" office:value="0.0817153829741839">
            <text:p>0.081715383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LeungR04M_note_alignments</text:p>
          </table:table-cell>
          <table:table-cell office:value-type="string">
            <text:p>c</text:p>
          </table:table-cell>
          <table:table-cell office:value-type="float" office:value="194">
            <text:p>194</text:p>
          </table:table-cell>
          <table:table-cell office:value-type="float" office:value="372">
            <text:p>372</text:p>
          </table:table-cell>
          <table:table-cell office:value-type="float" office:value="4523">
            <text:p>4523</text:p>
          </table:table-cell>
          <table:table-cell office:value-type="float" office:value="0.0428918859164272">
            <text:p>0.0428918859</text:p>
          </table:table-cell>
          <table:table-cell office:value-type="float" office:value="0.0822462967057263">
            <text:p>0.0822462967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Levitsky02_note_alignments</text:p>
          </table:table-cell>
          <table:table-cell office:value-type="string">
            <text:p>c</text:p>
          </table:table-cell>
          <table:table-cell office:value-type="float" office:value="273">
            <text:p>273</text:p>
          </table:table-cell>
          <table:table-cell office:value-type="float" office:value="342">
            <text:p>342</text:p>
          </table:table-cell>
          <table:table-cell office:value-type="float" office:value="4602">
            <text:p>4602</text:p>
          </table:table-cell>
          <table:table-cell office:value-type="float" office:value="0.0593220338983051">
            <text:p>0.0593220339</text:p>
          </table:table-cell>
          <table:table-cell office:value-type="float" office:value="0.0743155149934811">
            <text:p>0.074315515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Levitsky06M_note_alignments</text:p>
          </table:table-cell>
          <table:table-cell office:value-type="string">
            <text:p>c</text:p>
          </table:table-cell>
          <table:table-cell office:value-type="float" office:value="307">
            <text:p>307</text:p>
          </table:table-cell>
          <table:table-cell office:value-type="float" office:value="390">
            <text:p>390</text:p>
          </table:table-cell>
          <table:table-cell office:value-type="float" office:value="4636">
            <text:p>4636</text:p>
          </table:table-cell>
          <table:table-cell office:value-type="float" office:value="0.066220880069025">
            <text:p>0.0662208801</text:p>
          </table:table-cell>
          <table:table-cell office:value-type="float" office:value="0.0841242450388266">
            <text:p>0.084124245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Lin02_note_alignments</text:p>
          </table:table-cell>
          <table:table-cell office:value-type="string">
            <text:p>c</text:p>
          </table:table-cell>
          <table:table-cell office:value-type="float" office:value="323">
            <text:p>323</text:p>
          </table:table-cell>
          <table:table-cell office:value-type="float" office:value="488">
            <text:p>488</text:p>
          </table:table-cell>
          <table:table-cell office:value-type="float" office:value="4652">
            <text:p>4652</text:p>
          </table:table-cell>
          <table:table-cell office:value-type="float" office:value="0.0694325021496131">
            <text:p>0.0694325021</text:p>
          </table:table-cell>
          <table:table-cell office:value-type="float" office:value="0.104901117798796">
            <text:p>0.1049011178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Lin07M_note_alignments</text:p>
          </table:table-cell>
          <table:table-cell office:value-type="string">
            <text:p>c</text:p>
          </table:table-cell>
          <table:table-cell office:value-type="float" office:value="331">
            <text:p>331</text:p>
          </table:table-cell>
          <table:table-cell office:value-type="float" office:value="530">
            <text:p>530</text:p>
          </table:table-cell>
          <table:table-cell office:value-type="float" office:value="4660">
            <text:p>4660</text:p>
          </table:table-cell>
          <table:table-cell office:value-type="float" office:value="0.0710300429184549">
            <text:p>0.0710300429</text:p>
          </table:table-cell>
          <table:table-cell office:value-type="float" office:value="0.113733905579399">
            <text:p>0.1137339056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LiuC05M_note_alignments</text:p>
          </table:table-cell>
          <table:table-cell office:value-type="string">
            <text:p>c</text:p>
          </table:table-cell>
          <table:table-cell office:value-type="float" office:value="313">
            <text:p>313</text:p>
          </table:table-cell>
          <table:table-cell office:value-type="float" office:value="634">
            <text:p>634</text:p>
          </table:table-cell>
          <table:table-cell office:value-type="float" office:value="4642">
            <text:p>4642</text:p>
          </table:table-cell>
          <table:table-cell office:value-type="float" office:value="0.0674278328306765">
            <text:p>0.0674278328</text:p>
          </table:table-cell>
          <table:table-cell office:value-type="float" office:value="0.136579060749677">
            <text:p>0.1365790607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LiuY03M_note_alignments</text:p>
          </table:table-cell>
          <table:table-cell office:value-type="string">
            <text:p>c</text:p>
          </table:table-cell>
          <table:table-cell office:value-type="float" office:value="234">
            <text:p>234</text:p>
          </table:table-cell>
          <table:table-cell office:value-type="float" office:value="379">
            <text:p>379</text:p>
          </table:table-cell>
          <table:table-cell office:value-type="float" office:value="4563">
            <text:p>4563</text:p>
          </table:table-cell>
          <table:table-cell office:value-type="float" office:value="0.0512820512820513">
            <text:p>0.0512820513</text:p>
          </table:table-cell>
          <table:table-cell office:value-type="float" office:value="0.0830593907516984">
            <text:p>0.0830593908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MunA08M_note_alignments</text:p>
          </table:table-cell>
          <table:table-cell office:value-type="string">
            <text:p>c</text:p>
          </table:table-cell>
          <table:table-cell office:value-type="float" office:value="433">
            <text:p>433</text:p>
          </table:table-cell>
          <table:table-cell office:value-type="float" office:value="437">
            <text:p>437</text:p>
          </table:table-cell>
          <table:table-cell office:value-type="float" office:value="4762">
            <text:p>4762</text:p>
          </table:table-cell>
          <table:table-cell office:value-type="float" office:value="0.0909281814363713">
            <text:p>0.0909281814</text:p>
          </table:table-cell>
          <table:table-cell office:value-type="float" office:value="0.0917681646367073">
            <text:p>0.0917681646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SEBAST02_note_alignments</text:p>
          </table:table-cell>
          <table:table-cell office:value-type="string">
            <text:p>c</text:p>
          </table:table-cell>
          <table:table-cell office:value-type="float" office:value="332">
            <text:p>332</text:p>
          </table:table-cell>
          <table:table-cell office:value-type="float" office:value="648">
            <text:p>648</text:p>
          </table:table-cell>
          <table:table-cell office:value-type="float" office:value="4661">
            <text:p>4661</text:p>
          </table:table-cell>
          <table:table-cell office:value-type="float" office:value="0.0712293499249088">
            <text:p>0.0712293499</text:p>
          </table:table-cell>
          <table:table-cell office:value-type="float" office:value="0.1390259600944">
            <text:p>0.1390259601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Seredenko02_note_alignments</text:p>
          </table:table-cell>
          <table:table-cell office:value-type="string">
            <text:p>c</text:p>
          </table:table-cell>
          <table:table-cell office:value-type="float" office:value="311">
            <text:p>311</text:p>
          </table:table-cell>
          <table:table-cell office:value-type="float" office:value="411">
            <text:p>411</text:p>
          </table:table-cell>
          <table:table-cell office:value-type="float" office:value="4640">
            <text:p>4640</text:p>
          </table:table-cell>
          <table:table-cell office:value-type="float" office:value="0.0670258620689655">
            <text:p>0.0670258621</text:p>
          </table:table-cell>
          <table:table-cell office:value-type="float" office:value="0.0885775862068966">
            <text:p>0.0885775862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Sychev03_note_alignments</text:p>
          </table:table-cell>
          <table:table-cell office:value-type="string">
            <text:p>c</text:p>
          </table:table-cell>
          <table:table-cell office:value-type="float" office:value="130">
            <text:p>130</text:p>
          </table:table-cell>
          <table:table-cell office:value-type="float" office:value="341">
            <text:p>341</text:p>
          </table:table-cell>
          <table:table-cell office:value-type="float" office:value="4459">
            <text:p>4459</text:p>
          </table:table-cell>
          <table:table-cell office:value-type="float" office:value="0.0291545189504373">
            <text:p>0.029154519</text:p>
          </table:table-cell>
          <table:table-cell office:value-type="float" office:value="0.076474545862301">
            <text:p>0.0764745459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TET03_note_alignments</text:p>
          </table:table-cell>
          <table:table-cell office:value-type="string">
            <text:p>c</text:p>
          </table:table-cell>
          <table:table-cell office:value-type="float" office:value="240">
            <text:p>240</text:p>
          </table:table-cell>
          <table:table-cell office:value-type="float" office:value="369">
            <text:p>369</text:p>
          </table:table-cell>
          <table:table-cell office:value-type="float" office:value="4569">
            <text:p>4569</text:p>
          </table:table-cell>
          <table:table-cell office:value-type="float" office:value="0.0525279054497702">
            <text:p>0.0525279054</text:p>
          </table:table-cell>
          <table:table-cell office:value-type="float" office:value="0.0807616546290217">
            <text:p>0.0807616546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VuV06M_note_alignments</text:p>
          </table:table-cell>
          <table:table-cell office:value-type="string">
            <text:p>c</text:p>
          </table:table-cell>
          <table:table-cell office:value-type="float" office:value="198">
            <text:p>198</text:p>
          </table:table-cell>
          <table:table-cell office:value-type="float" office:value="391">
            <text:p>391</text:p>
          </table:table-cell>
          <table:table-cell office:value-type="float" office:value="4527">
            <text:p>4527</text:p>
          </table:table-cell>
          <table:table-cell office:value-type="float" office:value="0.0437375745526839">
            <text:p>0.0437375746</text:p>
          </table:table-cell>
          <table:table-cell office:value-type="float" office:value="0.086370664899492">
            <text:p>0.0863706649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Yang05M_note_alignments</text:p>
          </table:table-cell>
          <table:table-cell office:value-type="string">
            <text:p>c</text:p>
          </table:table-cell>
          <table:table-cell office:value-type="float" office:value="243">
            <text:p>243</text:p>
          </table:table-cell>
          <table:table-cell office:value-type="float" office:value="479">
            <text:p>479</text:p>
          </table:table-cell>
          <table:table-cell office:value-type="float" office:value="4572">
            <text:p>4572</text:p>
          </table:table-cell>
          <table:table-cell office:value-type="float" office:value="0.0531496062992126">
            <text:p>0.0531496063</text:p>
          </table:table-cell>
          <table:table-cell office:value-type="float" office:value="0.104768153980752">
            <text:p>0.104768154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Yoon02_note_alignments</text:p>
          </table:table-cell>
          <table:table-cell office:value-type="string">
            <text:p>c</text:p>
          </table:table-cell>
          <table:table-cell office:value-type="float" office:value="117">
            <text:p>117</text:p>
          </table:table-cell>
          <table:table-cell office:value-type="float" office:value="331">
            <text:p>331</text:p>
          </table:table-cell>
          <table:table-cell office:value-type="float" office:value="4446">
            <text:p>4446</text:p>
          </table:table-cell>
          <table:table-cell office:value-type="float" office:value="0.0263157894736842">
            <text:p>0.0263157895</text:p>
          </table:table-cell>
          <table:table-cell office:value-type="float" office:value="0.0744489428699955">
            <text:p>0.0744489429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ZhangH02_note_alignments</text:p>
          </table:table-cell>
          <table:table-cell office:value-type="string">
            <text:p>c</text:p>
          </table:table-cell>
          <table:table-cell office:value-type="float" office:value="457">
            <text:p>457</text:p>
          </table:table-cell>
          <table:table-cell office:value-type="float" office:value="434">
            <text:p>434</text:p>
          </table:table-cell>
          <table:table-cell office:value-type="float" office:value="4786">
            <text:p>4786</text:p>
          </table:table-cell>
          <table:table-cell office:value-type="float" office:value="0.0954868366067698">
            <text:p>0.0954868366</text:p>
          </table:table-cell>
          <table:table-cell office:value-type="float" office:value="0.0906811533639783">
            <text:p>0.0906811534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2_La_campanella\ZhangH07M_note_alignments</text:p>
          </table:table-cell>
          <table:table-cell office:value-type="string">
            <text:p>c</text:p>
          </table:table-cell>
          <table:table-cell office:value-type="float" office:value="677">
            <text:p>677</text:p>
          </table:table-cell>
          <table:table-cell office:value-type="float" office:value="476">
            <text:p>476</text:p>
          </table:table-cell>
          <table:table-cell office:value-type="float" office:value="5006">
            <text:p>5006</text:p>
          </table:table-cell>
          <table:table-cell office:value-type="float" office:value="0.135237714742309">
            <text:p>0.1352377147</text:p>
          </table:table-cell>
          <table:table-cell office:value-type="float" office:value="0.0950858969236916">
            <text:p>0.0950858969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6_Theme_and_Variations_repeat\KanM09M_note_alignments</text:p>
          </table:table-cell>
          <table:table-cell office:value-type="string">
            <text:p>c</text:p>
          </table:table-cell>
          <table:table-cell office:value-type="float" office:value="493">
            <text:p>493</text:p>
          </table:table-cell>
          <table:table-cell office:value-type="float" office:value="279">
            <text:p>279</text:p>
          </table:table-cell>
          <table:table-cell office:value-type="float" office:value="5023">
            <text:p>5023</text:p>
          </table:table-cell>
          <table:table-cell office:value-type="float" office:value="0.098148516822616">
            <text:p>0.0981485168</text:p>
          </table:table-cell>
          <table:table-cell office:value-type="float" office:value="0.055544495321521">
            <text:p>0.0555444953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6_Theme_and_Variations_repeat\Yu04_note_alignments</text:p>
          </table:table-cell>
          <table:table-cell office:value-type="string">
            <text:p>c</text:p>
          </table:table-cell>
          <table:table-cell office:value-type="float" office:value="484">
            <text:p>484</text:p>
          </table:table-cell>
          <table:table-cell office:value-type="float" office:value="104">
            <text:p>104</text:p>
          </table:table-cell>
          <table:table-cell office:value-type="float" office:value="5014">
            <text:p>5014</text:p>
          </table:table-cell>
          <table:table-cell office:value-type="float" office:value="0.0965297167929797">
            <text:p>0.0965297168</text:p>
          </table:table-cell>
          <table:table-cell office:value-type="float" office:value="0.0207419226166733">
            <text:p>0.0207419226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6_Theme_and_Variations\Krasnitsky03_note_alignments</text:p>
          </table:table-cell>
          <table:table-cell office:value-type="string">
            <text:p>c</text:p>
          </table:table-cell>
          <table:table-cell office:value-type="float" office:value="609">
            <text:p>609</text:p>
          </table:table-cell>
          <table:table-cell office:value-type="float" office:value="161">
            <text:p>161</text:p>
          </table:table-cell>
          <table:table-cell office:value-type="float" office:value="5057">
            <text:p>5057</text:p>
          </table:table-cell>
          <table:table-cell office:value-type="float" office:value="0.120427130709907">
            <text:p>0.1204271307</text:p>
          </table:table-cell>
          <table:table-cell office:value-type="float" office:value="0.0318370575439984">
            <text:p>0.0318370575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6_Theme_and_Variations\WangA01_note_alignments</text:p>
          </table:table-cell>
          <table:table-cell office:value-type="string">
            <text:p>c</text:p>
          </table:table-cell>
          <table:table-cell office:value-type="float" office:value="665">
            <text:p>665</text:p>
          </table:table-cell>
          <table:table-cell office:value-type="float" office:value="147">
            <text:p>147</text:p>
          </table:table-cell>
          <table:table-cell office:value-type="float" office:value="5113">
            <text:p>5113</text:p>
          </table:table-cell>
          <table:table-cell office:value-type="float" office:value="0.13006062976726">
            <text:p>0.1300606298</text:p>
          </table:table-cell>
          <table:table-cell office:value-type="float" office:value="0.028750244474868">
            <text:p>0.0287502445</text:p>
          </table:table-cell>
        </table:table-row>
        <table:table-row table:style-name="ro1">
          <table:table-cell/>
          <table:table-cell office:value-type="string">
            <text:p>C:\Users\silva\Documents\repos\DATA\asap-dataset\Liszt/Gran_Etudes_de_Paganini/6_Theme_and_Variations\WangA07M_note_alignments</text:p>
          </table:table-cell>
          <table:table-cell office:value-type="string">
            <text:p>c</text:p>
          </table:table-cell>
          <table:table-cell office:value-type="float" office:value="691">
            <text:p>691</text:p>
          </table:table-cell>
          <table:table-cell office:value-type="float" office:value="224">
            <text:p>224</text:p>
          </table:table-cell>
          <table:table-cell office:value-type="float" office:value="5139">
            <text:p>5139</text:p>
          </table:table-cell>
          <table:table-cell office:value-type="float" office:value="0.134461957579296">
            <text:p>0.1344619576</text:p>
          </table:table-cell>
          <table:table-cell office:value-type="float" office:value="0.043588246740611">
            <text:p>0.0435882467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0\CaoJ03M_note_alignments</text:p>
          </table:table-cell>
          <table:table-cell office:value-type="string">
            <text:p>c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4334">
            <text:p>4334</text:p>
          </table:table-cell>
          <table:table-cell office:value-type="float" office:value="0.0526072911859714">
            <text:p>0.0526072912</text:p>
          </table:table-cell>
          <table:table-cell office:value-type="float" office:value="0.0549146285186894">
            <text:p>0.0549146285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0\Goldberg02_note_alignments</text:p>
          </table:table-cell>
          <table:table-cell office:value-type="string">
            <text:p>c</text:p>
          </table:table-cell>
          <table:table-cell office:value-type="float" office:value="532">
            <text:p>532</text:p>
          </table:table-cell>
          <table:table-cell office:value-type="float" office:value="183">
            <text:p>183</text:p>
          </table:table-cell>
          <table:table-cell office:value-type="float" office:value="4638">
            <text:p>4638</text:p>
          </table:table-cell>
          <table:table-cell office:value-type="float" office:value="0.114704614057784">
            <text:p>0.1147046141</text:p>
          </table:table-cell>
          <table:table-cell office:value-type="float" office:value="0.0394566623544631">
            <text:p>0.0394566624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0\HAGINO03_note_alignments</text:p>
          </table:table-cell>
          <table:table-cell office:value-type="string">
            <text:p>c</text:p>
          </table:table-cell>
          <table:table-cell office:value-type="float" office:value="361">
            <text:p>361</text:p>
          </table:table-cell>
          <table:table-cell office:value-type="float" office:value="214">
            <text:p>214</text:p>
          </table:table-cell>
          <table:table-cell office:value-type="float" office:value="4467">
            <text:p>4467</text:p>
          </table:table-cell>
          <table:table-cell office:value-type="float" office:value="0.0808148645623461">
            <text:p>0.0808148646</text:p>
          </table:table-cell>
          <table:table-cell office:value-type="float" office:value="0.0479068726214462">
            <text:p>0.0479068726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0\Huang17M_note_alignments</text:p>
          </table:table-cell>
          <table:table-cell office:value-type="string">
            <text:p>c</text:p>
          </table:table-cell>
          <table:table-cell office:value-type="float" office:value="146">
            <text:p>146</text:p>
          </table:table-cell>
          <table:table-cell office:value-type="float" office:value="194">
            <text:p>194</text:p>
          </table:table-cell>
          <table:table-cell office:value-type="float" office:value="4252">
            <text:p>4252</text:p>
          </table:table-cell>
          <table:table-cell office:value-type="float" office:value="0.0343367826904986">
            <text:p>0.0343367827</text:p>
          </table:table-cell>
          <table:table-cell office:value-type="float" office:value="0.0456255879586077">
            <text:p>0.045625588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0\Hwang03_note_alignments</text:p>
          </table:table-cell>
          <table:table-cell office:value-type="string">
            <text:p>c</text:p>
          </table:table-cell>
          <table:table-cell office:value-type="float" office:value="211">
            <text:p>211</text:p>
          </table:table-cell>
          <table:table-cell office:value-type="float" office:value="220">
            <text:p>220</text:p>
          </table:table-cell>
          <table:table-cell office:value-type="float" office:value="4317">
            <text:p>4317</text:p>
          </table:table-cell>
          <table:table-cell office:value-type="float" office:value="0.0488765346305305">
            <text:p>0.0488765346</text:p>
          </table:table-cell>
          <table:table-cell office:value-type="float" office:value="0.0509613157285152">
            <text:p>0.0509613157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0\Kim02_note_alignments</text:p>
          </table:table-cell>
          <table:table-cell office:value-type="string">
            <text:p>c</text:p>
          </table:table-cell>
          <table:table-cell office:value-type="float" office:value="244">
            <text:p>244</text:p>
          </table:table-cell>
          <table:table-cell office:value-type="float" office:value="207">
            <text:p>207</text:p>
          </table:table-cell>
          <table:table-cell office:value-type="float" office:value="4350">
            <text:p>4350</text:p>
          </table:table-cell>
          <table:table-cell office:value-type="float" office:value="0.0560919540229885">
            <text:p>0.056091954</text:p>
          </table:table-cell>
          <table:table-cell office:value-type="float" office:value="0.0475862068965517">
            <text:p>0.0475862069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0\Ladid02_note_alignments</text:p>
          </table:table-cell>
          <table:table-cell office:value-type="string">
            <text:p>c</text:p>
          </table:table-cell>
          <table:table-cell office:value-type="float" office:value="380">
            <text:p>380</text:p>
          </table:table-cell>
          <table:table-cell office:value-type="float" office:value="175">
            <text:p>175</text:p>
          </table:table-cell>
          <table:table-cell office:value-type="float" office:value="4486">
            <text:p>4486</text:p>
          </table:table-cell>
          <table:table-cell office:value-type="float" office:value="0.0847079803834151">
            <text:p>0.0847079804</text:p>
          </table:table-cell>
          <table:table-cell office:value-type="float" office:value="0.0390102541239411">
            <text:p>0.0390102541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0\LeungM06M_note_alignments</text:p>
          </table:table-cell>
          <table:table-cell office:value-type="string">
            <text:p>c</text:p>
          </table:table-cell>
          <table:table-cell office:value-type="float" office:value="299">
            <text:p>299</text:p>
          </table:table-cell>
          <table:table-cell office:value-type="float" office:value="235">
            <text:p>235</text:p>
          </table:table-cell>
          <table:table-cell office:value-type="float" office:value="4405">
            <text:p>4405</text:p>
          </table:table-cell>
          <table:table-cell office:value-type="float" office:value="0.0678774120317821">
            <text:p>0.067877412</text:p>
          </table:table-cell>
          <table:table-cell office:value-type="float" office:value="0.0533484676503973">
            <text:p>0.0533484677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0\MCVEY02_note_alignments</text:p>
          </table:table-cell>
          <table:table-cell office:value-type="string">
            <text:p>c</text:p>
          </table:table-cell>
          <table:table-cell office:value-type="float" office:value="561">
            <text:p>561</text:p>
          </table:table-cell>
          <table:table-cell office:value-type="float" office:value="240">
            <text:p>240</text:p>
          </table:table-cell>
          <table:table-cell office:value-type="float" office:value="4667">
            <text:p>4667</text:p>
          </table:table-cell>
          <table:table-cell office:value-type="float" office:value="0.120205699592886">
            <text:p>0.1202056996</text:p>
          </table:table-cell>
          <table:table-cell office:value-type="float" office:value="0.0514248982215556">
            <text:p>0.0514248982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0\MorozovY03_note_alignments</text:p>
          </table:table-cell>
          <table:table-cell office:value-type="string">
            <text:p>c</text:p>
          </table:table-cell>
          <table:table-cell office:value-type="float" office:value="313">
            <text:p>313</text:p>
          </table:table-cell>
          <table:table-cell office:value-type="float" office:value="198">
            <text:p>198</text:p>
          </table:table-cell>
          <table:table-cell office:value-type="float" office:value="4419">
            <text:p>4419</text:p>
          </table:table-cell>
          <table:table-cell office:value-type="float" office:value="0.0708305046390586">
            <text:p>0.0708305046</text:p>
          </table:table-cell>
          <table:table-cell office:value-type="float" office:value="0.044806517311609">
            <text:p>0.0448065173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0\Qin03_note_alignments</text:p>
          </table:table-cell>
          <table:table-cell office:value-type="string">
            <text:p>c</text:p>
          </table:table-cell>
          <table:table-cell office:value-type="float" office:value="343">
            <text:p>343</text:p>
          </table:table-cell>
          <table:table-cell office:value-type="float" office:value="402">
            <text:p>402</text:p>
          </table:table-cell>
          <table:table-cell office:value-type="float" office:value="4449">
            <text:p>4449</text:p>
          </table:table-cell>
          <table:table-cell office:value-type="float" office:value="0.0770959766239605">
            <text:p>0.0770959766</text:p>
          </table:table-cell>
          <table:table-cell office:value-type="float" office:value="0.0903573836817263">
            <text:p>0.0903573837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0\Shamray02_note_alignments</text:p>
          </table:table-cell>
          <table:table-cell office:value-type="string">
            <text:p>c</text:p>
          </table:table-cell>
          <table:table-cell office:value-type="float" office:value="282">
            <text:p>282</text:p>
          </table:table-cell>
          <table:table-cell office:value-type="float" office:value="206">
            <text:p>206</text:p>
          </table:table-cell>
          <table:table-cell office:value-type="float" office:value="4388">
            <text:p>4388</text:p>
          </table:table-cell>
          <table:table-cell office:value-type="float" office:value="0.0642661804922516">
            <text:p>0.0642661805</text:p>
          </table:table-cell>
          <table:table-cell office:value-type="float" office:value="0.0469462169553327">
            <text:p>0.046946217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0\SUDBIN02_note_alignments</text:p>
          </table:table-cell>
          <table:table-cell office:value-type="string">
            <text:p>c</text:p>
          </table:table-cell>
          <table:table-cell office:value-type="float" office:value="378">
            <text:p>378</text:p>
          </table:table-cell>
          <table:table-cell office:value-type="float" office:value="187">
            <text:p>187</text:p>
          </table:table-cell>
          <table:table-cell office:value-type="float" office:value="4484">
            <text:p>4484</text:p>
          </table:table-cell>
          <table:table-cell office:value-type="float" office:value="0.084299732381802">
            <text:p>0.0842997324</text:p>
          </table:table-cell>
          <table:table-cell office:value-type="float" office:value="0.0417038358608385">
            <text:p>0.0417038359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0\Tran02_note_alignments</text:p>
          </table:table-cell>
          <table:table-cell office:value-type="string">
            <text:p>c</text:p>
          </table:table-cell>
          <table:table-cell office:value-type="float" office:value="599">
            <text:p>599</text:p>
          </table:table-cell>
          <table:table-cell office:value-type="float" office:value="272">
            <text:p>272</text:p>
          </table:table-cell>
          <table:table-cell office:value-type="float" office:value="4705">
            <text:p>4705</text:p>
          </table:table-cell>
          <table:table-cell office:value-type="float" office:value="0.12731137088204">
            <text:p>0.1273113709</text:p>
          </table:table-cell>
          <table:table-cell office:value-type="float" office:value="0.0578108395324123">
            <text:p>0.0578108395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0\Uiasiuk03_note_alignments</text:p>
          </table:table-cell>
          <table:table-cell office:value-type="string">
            <text:p>c</text:p>
          </table:table-cell>
          <table:table-cell office:value-type="float" office:value="295">
            <text:p>295</text:p>
          </table:table-cell>
          <table:table-cell office:value-type="float" office:value="212">
            <text:p>212</text:p>
          </table:table-cell>
          <table:table-cell office:value-type="float" office:value="4401">
            <text:p>4401</text:p>
          </table:table-cell>
          <table:table-cell office:value-type="float" office:value="0.0670302204044535">
            <text:p>0.0670302204</text:p>
          </table:table-cell>
          <table:table-cell office:value-type="float" office:value="0.0481708702567598">
            <text:p>0.0481708703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0\Yeletskiy03_note_alignments</text:p>
          </table:table-cell>
          <table:table-cell office:value-type="string">
            <text:p>c</text:p>
          </table:table-cell>
          <table:table-cell office:value-type="float" office:value="241">
            <text:p>241</text:p>
          </table:table-cell>
          <table:table-cell office:value-type="float" office:value="204">
            <text:p>204</text:p>
          </table:table-cell>
          <table:table-cell office:value-type="float" office:value="4347">
            <text:p>4347</text:p>
          </table:table-cell>
          <table:table-cell office:value-type="float" office:value="0.0554405337014033">
            <text:p>0.0554405337</text:p>
          </table:table-cell>
          <table:table-cell office:value-type="float" office:value="0.0469289164941339">
            <text:p>0.0469289165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3\Huang14M_note_alignments</text:p>
          </table:table-cell>
          <table:table-cell office:value-type="string">
            <text:p>c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1965">
            <text:p>1965</text:p>
          </table:table-cell>
          <table:table-cell office:value-type="float" office:value="0.016793893129771">
            <text:p>0.0167938931</text:p>
          </table:table-cell>
          <table:table-cell office:value-type="float" office:value="0.0269720101781171">
            <text:p>0.0269720102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5\Gryaznov02_note_alignments</text:p>
          </table:table-cell>
          <table:table-cell office:value-type="string">
            <text:p>c</text:p>
          </table:table-cell>
          <table:table-cell office:value-type="float" office:value="182">
            <text:p>182</text:p>
          </table:table-cell>
          <table:table-cell office:value-type="float" office:value="316">
            <text:p>316</text:p>
          </table:table-cell>
          <table:table-cell office:value-type="float" office:value="4731">
            <text:p>4731</text:p>
          </table:table-cell>
          <table:table-cell office:value-type="float" office:value="0.0384696681462693">
            <text:p>0.0384696681</text:p>
          </table:table-cell>
          <table:table-cell office:value-type="float" office:value="0.0667934897484675">
            <text:p>0.0667934897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5\HUAN_B03_note_alignments</text:p>
          </table:table-cell>
          <table:table-cell office:value-type="string">
            <text:p>c</text:p>
          </table:table-cell>
          <table:table-cell office:value-type="float" office:value="215">
            <text:p>215</text:p>
          </table:table-cell>
          <table:table-cell office:value-type="float" office:value="473">
            <text:p>473</text:p>
          </table:table-cell>
          <table:table-cell office:value-type="float" office:value="4764">
            <text:p>4764</text:p>
          </table:table-cell>
          <table:table-cell office:value-type="float" office:value="0.0451301427371956">
            <text:p>0.0451301427</text:p>
          </table:table-cell>
          <table:table-cell office:value-type="float" office:value="0.0992863140218304">
            <text:p>0.099286314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5\Huang16M_note_alignments</text:p>
          </table:table-cell>
          <table:table-cell office:value-type="string">
            <text:p>c</text:p>
          </table:table-cell>
          <table:table-cell office:value-type="float" office:value="116">
            <text:p>116</text:p>
          </table:table-cell>
          <table:table-cell office:value-type="float" office:value="421">
            <text:p>421</text:p>
          </table:table-cell>
          <table:table-cell office:value-type="float" office:value="4665">
            <text:p>4665</text:p>
          </table:table-cell>
          <table:table-cell office:value-type="float" office:value="0.0248660235798499">
            <text:p>0.0248660236</text:p>
          </table:table-cell>
          <table:table-cell office:value-type="float" office:value="0.0902465166130761">
            <text:p>0.0902465166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5\Huangci01_note_alignments</text:p>
          </table:table-cell>
          <table:table-cell office:value-type="string">
            <text:p>c</text:p>
          </table:table-cell>
          <table:table-cell office:value-type="float" office:value="174">
            <text:p>174</text:p>
          </table:table-cell>
          <table:table-cell office:value-type="float" office:value="414">
            <text:p>414</text:p>
          </table:table-cell>
          <table:table-cell office:value-type="float" office:value="4723">
            <text:p>4723</text:p>
          </table:table-cell>
          <table:table-cell office:value-type="float" office:value="0.0368409908956172">
            <text:p>0.0368409909</text:p>
          </table:table-cell>
          <table:table-cell office:value-type="float" office:value="0.0876561507516409">
            <text:p>0.0876561508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5\KIM_W02_note_alignments</text:p>
          </table:table-cell>
          <table:table-cell office:value-type="string">
            <text:p>c</text:p>
          </table:table-cell>
          <table:table-cell office:value-type="float" office:value="198">
            <text:p>198</text:p>
          </table:table-cell>
          <table:table-cell office:value-type="float" office:value="292">
            <text:p>292</text:p>
          </table:table-cell>
          <table:table-cell office:value-type="float" office:value="4747">
            <text:p>4747</text:p>
          </table:table-cell>
          <table:table-cell office:value-type="float" office:value="0.0417105540341268">
            <text:p>0.041710554</text:p>
          </table:table-cell>
          <table:table-cell office:value-type="float" office:value="0.0615125342321466">
            <text:p>0.0615125342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5\LiuY06M_note_alignments</text:p>
          </table:table-cell>
          <table:table-cell office:value-type="string">
            <text:p>c</text:p>
          </table:table-cell>
          <table:table-cell office:value-type="float" office:value="113">
            <text:p>113</text:p>
          </table:table-cell>
          <table:table-cell office:value-type="float" office:value="357">
            <text:p>357</text:p>
          </table:table-cell>
          <table:table-cell office:value-type="float" office:value="4662">
            <text:p>4662</text:p>
          </table:table-cell>
          <table:table-cell office:value-type="float" office:value="0.0242385242385242">
            <text:p>0.0242385242</text:p>
          </table:table-cell>
          <table:table-cell office:value-type="float" office:value="0.0765765765765766">
            <text:p>0.0765765766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5\Min03M_note_alignments</text:p>
          </table:table-cell>
          <table:table-cell office:value-type="string">
            <text:p>c</text:p>
          </table:table-cell>
          <table:table-cell office:value-type="float" office:value="103">
            <text:p>103</text:p>
          </table:table-cell>
          <table:table-cell office:value-type="float" office:value="436">
            <text:p>436</text:p>
          </table:table-cell>
          <table:table-cell office:value-type="float" office:value="4652">
            <text:p>4652</text:p>
          </table:table-cell>
          <table:table-cell office:value-type="float" office:value="0.0221410146173689">
            <text:p>0.0221410146</text:p>
          </table:table-cell>
          <table:table-cell office:value-type="float" office:value="0.0937231298366294">
            <text:p>0.0937231298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5\Park03M_note_alignments</text:p>
          </table:table-cell>
          <table:table-cell office:value-type="string">
            <text:p>c</text:p>
          </table:table-cell>
          <table:table-cell office:value-type="float" office:value="218">
            <text:p>218</text:p>
          </table:table-cell>
          <table:table-cell office:value-type="float" office:value="492">
            <text:p>492</text:p>
          </table:table-cell>
          <table:table-cell office:value-type="float" office:value="4767">
            <text:p>4767</text:p>
          </table:table-cell>
          <table:table-cell office:value-type="float" office:value="0.0457310677574995">
            <text:p>0.0457310678</text:p>
          </table:table-cell>
          <table:table-cell office:value-type="float" office:value="0.103209565764632">
            <text:p>0.1032095658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5\Sun09_note_alignments</text:p>
          </table:table-cell>
          <table:table-cell office:value-type="string">
            <text:p>c</text:p>
          </table:table-cell>
          <table:table-cell office:value-type="float" office:value="202">
            <text:p>202</text:p>
          </table:table-cell>
          <table:table-cell office:value-type="float" office:value="284">
            <text:p>284</text:p>
          </table:table-cell>
          <table:table-cell office:value-type="float" office:value="4751">
            <text:p>4751</text:p>
          </table:table-cell>
          <table:table-cell office:value-type="float" office:value="0.0425173647653126">
            <text:p>0.0425173648</text:p>
          </table:table-cell>
          <table:table-cell office:value-type="float" office:value="0.059776889075984">
            <text:p>0.0597768891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5\Wang06M_note_alignments</text:p>
          </table:table-cell>
          <table:table-cell office:value-type="string">
            <text:p>c</text:p>
          </table:table-cell>
          <table:table-cell office:value-type="float" office:value="191">
            <text:p>191</text:p>
          </table:table-cell>
          <table:table-cell office:value-type="float" office:value="344">
            <text:p>344</text:p>
          </table:table-cell>
          <table:table-cell office:value-type="float" office:value="4740">
            <text:p>4740</text:p>
          </table:table-cell>
          <table:table-cell office:value-type="float" office:value="0.040295358649789">
            <text:p>0.0402953586</text:p>
          </table:table-cell>
          <table:table-cell office:value-type="float" office:value="0.0725738396624473">
            <text:p>0.0725738397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5\WangY02M_note_alignments</text:p>
          </table:table-cell>
          <table:table-cell office:value-type="string">
            <text:p>c</text:p>
          </table:table-cell>
          <table:table-cell office:value-type="float" office:value="130">
            <text:p>130</text:p>
          </table:table-cell>
          <table:table-cell office:value-type="float" office:value="706">
            <text:p>706</text:p>
          </table:table-cell>
          <table:table-cell office:value-type="float" office:value="4679">
            <text:p>4679</text:p>
          </table:table-cell>
          <table:table-cell office:value-type="float" office:value="0.0277837144689036">
            <text:p>0.0277837145</text:p>
          </table:table-cell>
          <table:table-cell office:value-type="float" office:value="0.1508869416542">
            <text:p>0.1508869417</text:p>
          </table:table-cell>
        </table:table-row>
        <table:table-row table:style-name="ro1">
          <table:table-cell/>
          <table:table-cell office:value-type="string">
            <text:p>C:\Users\silva\Documents\repos\DATA\asap-dataset\Mozart/Piano_Sonatas/11-3\Stahievitch02_note_alignments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2876">
            <text:p>2876</text:p>
          </table:table-cell>
          <table:table-cell office:value-type="float" office:value="0.00521557719054242">
            <text:p>0.0052155772</text:p>
          </table:table-cell>
          <table:table-cell office:value-type="float" office:value="0.0187760778859527">
            <text:p>0.0187760779</text:p>
          </table:table-cell>
        </table:table-row>
        <table:table-row table:style-name="ro1">
          <table:table-cell/>
          <table:table-cell office:value-type="string">
            <text:p>C:\Users\silva\Documents\repos\DATA\asap-dataset\Mozart/Piano_Sonatas/12-1\ADIG01_note_alignments</text:p>
          </table:table-cell>
          <table:table-cell office:value-type="string">
            <text:p>c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2517">
            <text:p>2517</text:p>
          </table:table-cell>
          <table:table-cell office:value-type="float" office:value="0.0226460071513707">
            <text:p>0.0226460072</text:p>
          </table:table-cell>
          <table:table-cell office:value-type="float" office:value="0.00198649185538339">
            <text:p>0.0019864919</text:p>
          </table:table-cell>
        </table:table-row>
        <table:table-row table:style-name="ro1">
          <table:table-cell/>
          <table:table-cell office:value-type="string">
            <text:p>C:\Users\silva\Documents\repos\DATA\asap-dataset\Mozart/Piano_Sonatas/12-1\MunA03M_note_alignments</text:p>
          </table:table-cell>
          <table:table-cell office:value-type="string">
            <text:p>c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2518">
            <text:p>2518</text:p>
          </table:table-cell>
          <table:table-cell office:value-type="float" office:value="0.0230341540905481">
            <text:p>0.0230341541</text:p>
          </table:table-cell>
          <table:table-cell office:value-type="float" office:value="0.00436854646544877">
            <text:p>0.0043685465</text:p>
          </table:table-cell>
        </table:table-row>
        <table:table-row table:style-name="ro1">
          <table:table-cell/>
          <table:table-cell office:value-type="string">
            <text:p>C:\Users\silva\Documents\repos\DATA\asap-dataset\Mozart/Piano_Sonatas/12-1\TET01_note_alignments</text:p>
          </table:table-cell>
          <table:table-cell office:value-type="string">
            <text:p>c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2512">
            <text:p>2512</text:p>
          </table:table-cell>
          <table:table-cell office:value-type="float" office:value="0.0207006369426752">
            <text:p>0.0207006369</text:p>
          </table:table-cell>
          <table:table-cell office:value-type="float" office:value="0.00199044585987261">
            <text:p>0.0019904459</text:p>
          </table:table-cell>
        </table:table-row>
        <table:table-row table:style-name="ro1">
          <table:table-cell/>
          <table:table-cell office:value-type="string">
            <text:p>C:\Users\silva\Documents\repos\DATA\asap-dataset\Mozart/Piano_Sonatas/12-1\WuuE02M_note_alignments</text:p>
          </table:table-cell>
          <table:table-cell office:value-type="string">
            <text:p>c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2506">
            <text:p>2506</text:p>
          </table:table-cell>
          <table:table-cell office:value-type="float" office:value="0.0183559457302474">
            <text:p>0.0183559457</text:p>
          </table:table-cell>
          <table:table-cell office:value-type="float" office:value="0.00159616919393456">
            <text:p>0.0015961692</text:p>
          </table:table-cell>
        </table:table-row>
        <table:table-row table:style-name="ro1">
          <table:table-cell/>
          <table:table-cell office:value-type="string">
            <text:p>C:\Users\silva\Documents\repos\DATA\asap-dataset\Mozart/Piano_Sonatas/12-2\MunA04_note_alignments</text:p>
          </table:table-cell>
          <table:table-cell office:value-type="string">
            <text:p>c</text:p>
          </table:table-cell>
          <table:table-cell office:value-type="float" office:value="118">
            <text:p>118</text:p>
          </table:table-cell>
          <table:table-cell office:value-type="float" office:value="12">
            <text:p>12</text:p>
          </table:table-cell>
          <table:table-cell office:value-type="float" office:value="1398">
            <text:p>1398</text:p>
          </table:table-cell>
          <table:table-cell office:value-type="float" office:value="0.0844062947067239">
            <text:p>0.0844062947</text:p>
          </table:table-cell>
          <table:table-cell office:value-type="float" office:value="0.00858369098712446">
            <text:p>0.008583691</text:p>
          </table:table-cell>
        </table:table-row>
        <table:table-row table:style-name="ro1">
          <table:table-cell/>
          <table:table-cell office:value-type="string">
            <text:p>C:\Users\silva\Documents\repos\DATA\asap-dataset\Mozart/Piano_Sonatas/12-2\WuuE03_note_alignments</text:p>
          </table:table-cell>
          <table:table-cell office:value-type="string">
            <text:p>c</text:p>
          </table:table-cell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  <table:table-cell office:value-type="float" office:value="1390">
            <text:p>1390</text:p>
          </table:table-cell>
          <table:table-cell office:value-type="float" office:value="0.079136690647482">
            <text:p>0.0791366906</text:p>
          </table:table-cell>
          <table:table-cell office:value-type="float" office:value="0.00935251798561151">
            <text:p>0.009352518</text:p>
          </table:table-cell>
        </table:table-row>
        <table:table-row table:style-name="ro1">
          <table:table-cell/>
          <table:table-cell office:value-type="string">
            <text:p>C:\Users\silva\Documents\repos\DATA\asap-dataset\Mozart/Piano_Sonatas/12-3\MunA05M_note_alignments</text:p>
          </table:table-cell>
          <table:table-cell office:value-type="string">
            <text:p>c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2980">
            <text:p>2980</text:p>
          </table:table-cell>
          <table:table-cell office:value-type="float" office:value="0.0171140939597315">
            <text:p>0.017114094</text:p>
          </table:table-cell>
          <table:table-cell office:value-type="float" office:value="0.00805369127516779">
            <text:p>0.0080536913</text:p>
          </table:table-cell>
        </table:table-row>
        <table:table-row table:style-name="ro1">
          <table:table-cell/>
          <table:table-cell office:value-type="string">
            <text:p>C:\Users\silva\Documents\repos\DATA\asap-dataset\Mozart/Piano_Sonatas/12-3\WuuE04M_note_alignments</text:p>
          </table:table-cell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955">
            <text:p>2955</text:p>
          </table:table-cell>
          <table:table-cell office:value-type="float" office:value="0.00879864636209814">
            <text:p>0.0087986464</text:p>
          </table:table-cell>
          <table:table-cell office:value-type="float" office:value="0.00439932318104907">
            <text:p>0.0043993232</text:p>
          </table:table-cell>
        </table:table-row>
        <table:table-row table:style-name="ro1">
          <table:table-cell/>
          <table:table-cell office:value-type="string">
            <text:p>C:\Users\silva\Documents\repos\DATA\asap-dataset\Mozart/Piano_Sonatas/8-1\Bogdanovitch01_note_alignments</text:p>
          </table:table-cell>
          <table:table-cell office:value-type="string">
            <text:p>c</text:p>
          </table:table-cell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 office:value-type="float" office:value="3342">
            <text:p>3342</text:p>
          </table:table-cell>
          <table:table-cell office:value-type="float" office:value="0.0281268701376421">
            <text:p>0.0281268701</text:p>
          </table:table-cell>
          <table:table-cell office:value-type="float" office:value="0.0182525433871933">
            <text:p>0.0182525434</text:p>
          </table:table-cell>
        </table:table-row>
        <table:table-row table:style-name="ro1">
          <table:table-cell/>
          <table:table-cell office:value-type="string">
            <text:p>C:\Users\silva\Documents\repos\DATA\asap-dataset\Mozart/Piano_Sonatas/8-1\Jia01_note_alignments</text:p>
          </table:table-cell>
          <table:table-cell office:value-type="string">
            <text:p>c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3338">
            <text:p>3338</text:p>
          </table:table-cell>
          <table:table-cell office:value-type="float" office:value="0.0269622528460156">
            <text:p>0.0269622528</text:p>
          </table:table-cell>
          <table:table-cell office:value-type="float" office:value="0.00689035350509287">
            <text:p>0.0068903535</text:p>
          </table:table-cell>
        </table:table-row>
        <table:table-row table:style-name="ro1">
          <table:table-cell/>
          <table:table-cell office:value-type="string">
            <text:p>C:\Users\silva\Documents\repos\DATA\asap-dataset\Mozart/Piano_Sonatas/8-1\LEE_J03_note_alignments</text:p>
          </table:table-cell>
          <table:table-cell office:value-type="string">
            <text:p>c</text:p>
          </table:table-cell>
          <table:table-cell office:value-type="float" office:value="77">
            <text:p>77</text:p>
          </table:table-cell>
          <table:table-cell office:value-type="float" office:value="29">
            <text:p>29</text:p>
          </table:table-cell>
          <table:table-cell office:value-type="float" office:value="3325">
            <text:p>3325</text:p>
          </table:table-cell>
          <table:table-cell office:value-type="float" office:value="0.0231578947368421">
            <text:p>0.0231578947</text:p>
          </table:table-cell>
          <table:table-cell office:value-type="float" office:value="0.0087218045112782">
            <text:p>0.0087218045</text:p>
          </table:table-cell>
        </table:table-row>
        <table:table-row table:style-name="ro1">
          <table:table-cell/>
          <table:table-cell office:value-type="string">
            <text:p>C:\Users\silva\Documents\repos\DATA\asap-dataset\Mozart/Piano_Sonatas/8-1\Lo01_note_alignments</text:p>
          </table:table-cell>
          <table:table-cell office:value-type="string">
            <text:p>c</text:p>
          </table:table-cell>
          <table:table-cell office:value-type="float" office:value="98">
            <text:p>98</text:p>
          </table:table-cell>
          <table:table-cell office:value-type="float" office:value="39">
            <text:p>39</text:p>
          </table:table-cell>
          <table:table-cell office:value-type="float" office:value="3346">
            <text:p>3346</text:p>
          </table:table-cell>
          <table:table-cell office:value-type="float" office:value="0.0292887029288703">
            <text:p>0.0292887029</text:p>
          </table:table-cell>
          <table:table-cell office:value-type="float" office:value="0.011655708308428">
            <text:p>0.0116557083</text:p>
          </table:table-cell>
        </table:table-row>
        <table:table-row table:style-name="ro1">
          <table:table-cell/>
          <table:table-cell office:value-type="string">
            <text:p>C:\Users\silva\Documents\repos\DATA\asap-dataset\Mozart/Piano_Sonatas/8-1\Rozanski02_note_alignments</text:p>
          </table:table-cell>
          <table:table-cell office:value-type="string">
            <text:p>c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office:value-type="float" office:value="3347">
            <text:p>3347</text:p>
          </table:table-cell>
          <table:table-cell office:value-type="float" office:value="0.0295787272184045">
            <text:p>0.0295787272</text:p>
          </table:table-cell>
          <table:table-cell office:value-type="float" office:value="0.00537795040334628">
            <text:p>0.0053779504</text:p>
          </table:table-cell>
        </table:table-row>
        <table:table-row table:style-name="ro1">
          <table:table-cell/>
          <table:table-cell office:value-type="string">
            <text:p>C:\Users\silva\Documents\repos\DATA\asap-dataset\Rachmaninoff/Preludes_op_23/4\ChenGuang12M_note_alignments</text:p>
          </table:table-cell>
          <table:table-cell office:value-type="string">
            <text:p>c</text:p>
          </table:table-cell>
          <table:table-cell office:value-type="float" office:value="64">
            <text:p>64</text:p>
          </table:table-cell>
          <table:table-cell office:value-type="float" office:value="49">
            <text:p>49</text:p>
          </table:table-cell>
          <table:table-cell office:value-type="float" office:value="1405">
            <text:p>1405</text:p>
          </table:table-cell>
          <table:table-cell office:value-type="float" office:value="0.0455516014234876">
            <text:p>0.0455516014</text:p>
          </table:table-cell>
          <table:table-cell office:value-type="float" office:value="0.0348754448398577">
            <text:p>0.0348754448</text:p>
          </table:table-cell>
        </table:table-row>
        <table:table-row table:style-name="ro1">
          <table:table-cell/>
          <table:table-cell office:value-type="string">
            <text:p>C:\Users\silva\Documents\repos\DATA\asap-dataset\Rachmaninoff/Preludes_op_23/4\MorozovS09_note_alignments</text:p>
          </table:table-cell>
          <table:table-cell office:value-type="string">
            <text:p>c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1372">
            <text:p>1372</text:p>
          </table:table-cell>
          <table:table-cell office:value-type="float" office:value="0.0225947521865889">
            <text:p>0.0225947522</text:p>
          </table:table-cell>
          <table:table-cell office:value-type="float" office:value="0.0189504373177843">
            <text:p>0.0189504373</text:p>
          </table:table-cell>
        </table:table-row>
        <table:table-row table:style-name="ro1">
          <table:table-cell/>
          <table:table-cell office:value-type="string">
            <text:p>C:\Users\silva\Documents\repos\DATA\asap-dataset\Rachmaninoff/Preludes_op_23/4\WuuE07M_note_alignments</text:p>
          </table:table-cell>
          <table:table-cell office:value-type="string">
            <text:p>c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362">
            <text:p>1362</text:p>
          </table:table-cell>
          <table:table-cell office:value-type="float" office:value="0.0154185022026432">
            <text:p>0.0154185022</text:p>
          </table:table-cell>
          <table:table-cell office:value-type="float" office:value="0.0124816446402349">
            <text:p>0.0124816446</text:p>
          </table:table-cell>
        </table:table-row>
        <table:table-row table:style-name="ro1">
          <table:table-cell/>
          <table:table-cell office:value-type="string">
            <text:p>C:\Users\silva\Documents\repos\DATA\asap-dataset\Rachmaninoff/Preludes_op_23/6\Nikiforov14M_note_alignments</text:p>
          </table:table-cell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1290">
            <text:p>1290</text:p>
          </table:table-cell>
          <table:table-cell office:value-type="float" office:value="0.0217054263565891">
            <text:p>0.0217054264</text:p>
          </table:table-cell>
          <table:table-cell office:value-type="float" office:value="0.0317829457364341">
            <text:p>0.0317829457</text:p>
          </table:table-cell>
        </table:table-row>
        <table:table-row table:style-name="ro1">
          <table:table-cell/>
          <table:table-cell office:value-type="string">
            <text:p>C:\Users\silva\Documents\repos\DATA\asap-dataset\Ravel/Pavane\ChenS03_note_alignments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office:value-type="float" office:value="1883">
            <text:p>1883</text:p>
          </table:table-cell>
          <table:table-cell office:value-type="float" office:value="0.00955921402018057">
            <text:p>0.009559214</text:p>
          </table:table-cell>
          <table:table-cell office:value-type="float" office:value="0.0493892724375996">
            <text:p>0.0493892724</text:p>
          </table:table-cell>
        </table:table-row>
        <table:table-row table:style-name="ro1">
          <table:table-cell/>
          <table:table-cell office:value-type="string">
            <text:p>C:\Users\silva\Documents\repos\DATA\asap-dataset\Ravel/Pavane\Zhdanov08_note_alignments</text:p>
          </table:table-cell>
          <table:table-cell office:value-type="string">
            <text:p>c</text:p>
          </table:table-cell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896">
            <text:p>1896</text:p>
          </table:table-cell>
          <table:table-cell office:value-type="float" office:value="0.0163502109704641">
            <text:p>0.016350211</text:p>
          </table:table-cell>
          <table:table-cell office:value-type="float" office:value="0.0680379746835443">
            <text:p>0.0680379747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1\Duepree08M_note_alignments</text:p>
          </table:table-cell>
          <table:table-cell office:value-type="string">
            <text:p>c</text:p>
          </table:table-cell>
          <table:table-cell office:value-type="float" office:value="1309">
            <text:p>1309</text:p>
          </table:table-cell>
          <table:table-cell office:value-type="float" office:value="130">
            <text:p>130</text:p>
          </table:table-cell>
          <table:table-cell office:value-type="float" office:value="5099">
            <text:p>5099</text:p>
          </table:table-cell>
          <table:table-cell office:value-type="float" office:value="0.256717003333987">
            <text:p>0.2567170033</text:p>
          </table:table-cell>
          <table:table-cell office:value-type="float" office:value="0.0254951951363012">
            <text:p>0.0254951951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1\Jin05M_note_alignments</text:p>
          </table:table-cell>
          <table:table-cell office:value-type="string">
            <text:p>c</text:p>
          </table:table-cell>
          <table:table-cell office:value-type="float" office:value="1279">
            <text:p>1279</text:p>
          </table:table-cell>
          <table:table-cell office:value-type="float" office:value="151">
            <text:p>151</text:p>
          </table:table-cell>
          <table:table-cell office:value-type="float" office:value="5069">
            <text:p>5069</text:p>
          </table:table-cell>
          <table:table-cell office:value-type="float" office:value="0.252318011442099">
            <text:p>0.2523180114</text:p>
          </table:table-cell>
          <table:table-cell office:value-type="float" office:value="0.0297889130005918">
            <text:p>0.029788913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1\Sun03_note_alignments</text:p>
          </table:table-cell>
          <table:table-cell office:value-type="string">
            <text:p>c</text:p>
          </table:table-cell>
          <table:table-cell office:value-type="float" office:value="1305">
            <text:p>1305</text:p>
          </table:table-cell>
          <table:table-cell office:value-type="float" office:value="127">
            <text:p>127</text:p>
          </table:table-cell>
          <table:table-cell office:value-type="float" office:value="5095">
            <text:p>5095</text:p>
          </table:table-cell>
          <table:table-cell office:value-type="float" office:value="0.256133464180569">
            <text:p>0.2561334642</text:p>
          </table:table-cell>
          <table:table-cell office:value-type="float" office:value="0.0249263984298332">
            <text:p>0.0249263984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1\Teo06M_note_alignments</text:p>
          </table:table-cell>
          <table:table-cell office:value-type="string">
            <text:p>c</text:p>
          </table:table-cell>
          <table:table-cell office:value-type="float" office:value="1264">
            <text:p>1264</text:p>
          </table:table-cell>
          <table:table-cell office:value-type="float" office:value="203">
            <text:p>203</text:p>
          </table:table-cell>
          <table:table-cell office:value-type="float" office:value="5054">
            <text:p>5054</text:p>
          </table:table-cell>
          <table:table-cell office:value-type="float" office:value="0.250098931539375">
            <text:p>0.2500989315</text:p>
          </table:table-cell>
          <table:table-cell office:value-type="float" office:value="0.0401662049861496">
            <text:p>0.040166205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3\Hou06M_note_alignments</text:p>
          </table:table-cell>
          <table:table-cell office:value-type="string">
            <text:p>c</text:p>
          </table:table-cell>
          <table:table-cell office:value-type="float" office:value="45">
            <text:p>45</text:p>
          </table:table-cell>
          <table:table-cell office:value-type="float" office:value="249">
            <text:p>249</text:p>
          </table:table-cell>
          <table:table-cell office:value-type="float" office:value="2837">
            <text:p>2837</text:p>
          </table:table-cell>
          <table:table-cell office:value-type="float" office:value="0.0158618258724004">
            <text:p>0.0158618259</text:p>
          </table:table-cell>
          <table:table-cell office:value-type="float" office:value="0.0877687698272823">
            <text:p>0.0877687698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3\JeonH06M_note_alignments</text:p>
          </table:table-cell>
          <table:table-cell office:value-type="string">
            <text:p>c</text:p>
          </table:table-cell>
          <table:table-cell office:value-type="float" office:value="21">
            <text:p>21</text:p>
          </table:table-cell>
          <table:table-cell office:value-type="float" office:value="242">
            <text:p>242</text:p>
          </table:table-cell>
          <table:table-cell office:value-type="float" office:value="2813">
            <text:p>2813</text:p>
          </table:table-cell>
          <table:table-cell office:value-type="float" office:value="0.00746533949520085">
            <text:p>0.0074653395</text:p>
          </table:table-cell>
          <table:table-cell office:value-type="float" office:value="0.086029150373267">
            <text:p>0.0860291504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3\Ko08M_note_alignments</text:p>
          </table:table-cell>
          <table:table-cell office:value-type="string">
            <text:p>c</text:p>
          </table:table-cell>
          <table:table-cell office:value-type="float" office:value="33">
            <text:p>33</text:p>
          </table:table-cell>
          <table:table-cell office:value-type="float" office:value="273">
            <text:p>273</text:p>
          </table:table-cell>
          <table:table-cell office:value-type="float" office:value="2825">
            <text:p>2825</text:p>
          </table:table-cell>
          <table:table-cell office:value-type="float" office:value="0.0116814159292035">
            <text:p>0.0116814159</text:p>
          </table:table-cell>
          <table:table-cell office:value-type="float" office:value="0.0966371681415929">
            <text:p>0.0966371681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3\Kociuban10M_note_alignments</text:p>
          </table:table-cell>
          <table:table-cell office:value-type="string">
            <text:p>c</text:p>
          </table:table-cell>
          <table:table-cell office:value-type="float" office:value="34">
            <text:p>34</text:p>
          </table:table-cell>
          <table:table-cell office:value-type="float" office:value="218">
            <text:p>218</text:p>
          </table:table-cell>
          <table:table-cell office:value-type="float" office:value="2826">
            <text:p>2826</text:p>
          </table:table-cell>
          <table:table-cell office:value-type="float" office:value="0.0120311394196745">
            <text:p>0.0120311394</text:p>
          </table:table-cell>
          <table:table-cell office:value-type="float" office:value="0.0771408351026185">
            <text:p>0.0771408351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3\LEE_K04M_note_alignments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234">
            <text:p>234</text:p>
          </table:table-cell>
          <table:table-cell office:value-type="float" office:value="2809">
            <text:p>2809</text:p>
          </table:table-cell>
          <table:table-cell office:value-type="float" office:value="0.00605197579209683">
            <text:p>0.0060519758</text:p>
          </table:table-cell>
          <table:table-cell office:value-type="float" office:value="0.0833036667853328">
            <text:p>0.0833036668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3\LeeSH08M_note_alignments</text:p>
          </table:table-cell>
          <table:table-cell office:value-type="string">
            <text:p>c</text:p>
          </table:table-cell>
          <table:table-cell office:value-type="float" office:value="21">
            <text:p>21</text:p>
          </table:table-cell>
          <table:table-cell office:value-type="float" office:value="244">
            <text:p>244</text:p>
          </table:table-cell>
          <table:table-cell office:value-type="float" office:value="2813">
            <text:p>2813</text:p>
          </table:table-cell>
          <table:table-cell office:value-type="float" office:value="0.00746533949520085">
            <text:p>0.0074653395</text:p>
          </table:table-cell>
          <table:table-cell office:value-type="float" office:value="0.0867401350870956">
            <text:p>0.0867401351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3\Mizumoto07M_note_alignments</text:p>
          </table:table-cell>
          <table:table-cell office:value-type="string">
            <text:p>c</text:p>
          </table:table-cell>
          <table:table-cell office:value-type="float" office:value="63">
            <text:p>63</text:p>
          </table:table-cell>
          <table:table-cell office:value-type="float" office:value="337">
            <text:p>337</text:p>
          </table:table-cell>
          <table:table-cell office:value-type="float" office:value="2855">
            <text:p>2855</text:p>
          </table:table-cell>
          <table:table-cell office:value-type="float" office:value="0.0220665499124343">
            <text:p>0.0220665499</text:p>
          </table:table-cell>
          <table:table-cell office:value-type="float" office:value="0.118038528896673">
            <text:p>0.1180385289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3\Sham06_note_alignments</text:p>
          </table:table-cell>
          <table:table-cell office:value-type="string">
            <text:p>c</text:p>
          </table:table-cell>
          <table:table-cell office:value-type="float" office:value="29">
            <text:p>29</text:p>
          </table:table-cell>
          <table:table-cell office:value-type="float" office:value="263">
            <text:p>263</text:p>
          </table:table-cell>
          <table:table-cell office:value-type="float" office:value="2821">
            <text:p>2821</text:p>
          </table:table-cell>
          <table:table-cell office:value-type="float" office:value="0.0102800425381071">
            <text:p>0.0102800425</text:p>
          </table:table-cell>
          <table:table-cell office:value-type="float" office:value="0.0932293512938674">
            <text:p>0.0932293513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3\Woo10M_note_alignments</text:p>
          </table:table-cell>
          <table:table-cell office:value-type="string">
            <text:p>c</text:p>
          </table:table-cell>
          <table:table-cell office:value-type="float" office:value="42">
            <text:p>42</text:p>
          </table:table-cell>
          <table:table-cell office:value-type="float" office:value="302">
            <text:p>302</text:p>
          </table:table-cell>
          <table:table-cell office:value-type="float" office:value="2834">
            <text:p>2834</text:p>
          </table:table-cell>
          <table:table-cell office:value-type="float" office:value="0.0148200423429781">
            <text:p>0.0148200423</text:p>
          </table:table-cell>
          <table:table-cell office:value-type="float" office:value="0.106563161609033">
            <text:p>0.1065631616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3\WuuE10M_note_alignments</text:p>
          </table:table-cell>
          <table:table-cell office:value-type="string">
            <text:p>c</text:p>
          </table:table-cell>
          <table:table-cell office:value-type="float" office:value="22">
            <text:p>22</text:p>
          </table:table-cell>
          <table:table-cell office:value-type="float" office:value="249">
            <text:p>249</text:p>
          </table:table-cell>
          <table:table-cell office:value-type="float" office:value="2814">
            <text:p>2814</text:p>
          </table:table-cell>
          <table:table-cell office:value-type="float" office:value="0.007818052594172">
            <text:p>0.0078180526</text:p>
          </table:table-cell>
          <table:table-cell office:value-type="float" office:value="0.0884861407249467">
            <text:p>0.0884861407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3\ZhangW07M_note_alignments</text:p>
          </table:table-cell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239">
            <text:p>239</text:p>
          </table:table-cell>
          <table:table-cell office:value-type="float" office:value="2818">
            <text:p>2818</text:p>
          </table:table-cell>
          <table:table-cell office:value-type="float" office:value="0.0092264017033357">
            <text:p>0.0092264017</text:p>
          </table:table-cell>
          <table:table-cell office:value-type="float" office:value="0.0848119233498935">
            <text:p>0.0848119233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3\ZhaoK10M_note_alignments</text:p>
          </table:table-cell>
          <table:table-cell office:value-type="string">
            <text:p>c</text:p>
          </table:table-cell>
          <table:table-cell office:value-type="float" office:value="44">
            <text:p>44</text:p>
          </table:table-cell>
          <table:table-cell office:value-type="float" office:value="259">
            <text:p>259</text:p>
          </table:table-cell>
          <table:table-cell office:value-type="float" office:value="2836">
            <text:p>2836</text:p>
          </table:table-cell>
          <table:table-cell office:value-type="float" office:value="0.0155148095909732">
            <text:p>0.0155148096</text:p>
          </table:table-cell>
          <table:table-cell office:value-type="float" office:value="0.0913258110014104">
            <text:p>0.091325811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142/1\Kleisen02_note_alignments</text:p>
          </table:table-cell>
          <table:table-cell office:value-type="string">
            <text:p>c</text:p>
          </table:table-cell>
          <table:table-cell office:value-type="float" office:value="109">
            <text:p>109</text:p>
          </table:table-cell>
          <table:table-cell office:value-type="float" office:value="438">
            <text:p>438</text:p>
          </table:table-cell>
          <table:table-cell office:value-type="float" office:value="6371">
            <text:p>6371</text:p>
          </table:table-cell>
          <table:table-cell office:value-type="float" office:value="0.0171087741327892">
            <text:p>0.0171087741</text:p>
          </table:table-cell>
          <table:table-cell office:value-type="float" office:value="0.0687490189923089">
            <text:p>0.068749019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142/1\Kleisen10M_note_alignments</text:p>
          </table:table-cell>
          <table:table-cell office:value-type="string">
            <text:p>c</text:p>
          </table:table-cell>
          <table:table-cell office:value-type="float" office:value="92">
            <text:p>92</text:p>
          </table:table-cell>
          <table:table-cell office:value-type="float" office:value="418">
            <text:p>418</text:p>
          </table:table-cell>
          <table:table-cell office:value-type="float" office:value="6354">
            <text:p>6354</text:p>
          </table:table-cell>
          <table:table-cell office:value-type="float" office:value="0.0144790683034309">
            <text:p>0.0144790683</text:p>
          </table:table-cell>
          <table:table-cell office:value-type="float" office:value="0.0657853320742839">
            <text:p>0.0657853321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142/1\Ozaki07M_note_alignments</text:p>
          </table:table-cell>
          <table:table-cell office:value-type="string">
            <text:p>c</text:p>
          </table:table-cell>
          <table:table-cell office:value-type="float" office:value="79">
            <text:p>79</text:p>
          </table:table-cell>
          <table:table-cell office:value-type="float" office:value="362">
            <text:p>362</text:p>
          </table:table-cell>
          <table:table-cell office:value-type="float" office:value="6341">
            <text:p>6341</text:p>
          </table:table-cell>
          <table:table-cell office:value-type="float" office:value="0.0124586027440467">
            <text:p>0.0124586027</text:p>
          </table:table-cell>
          <table:table-cell office:value-type="float" office:value="0.0570887872575304">
            <text:p>0.0570887873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Moment_Musical_no_1\MunA10M_note_alignments</text:p>
          </table:table-cell>
          <table:table-cell office:value-type="string">
            <text:p>c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2672">
            <text:p>2672</text:p>
          </table:table-cell>
          <table:table-cell office:value-type="float" office:value="0.00823353293413174">
            <text:p>0.0082335329</text:p>
          </table:table-cell>
          <table:table-cell office:value-type="float" office:value="0.0138473053892216">
            <text:p>0.0138473054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Moment_musical_no_3\Tetzloff09M_note_alignments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071">
            <text:p>1071</text:p>
          </table:table-cell>
          <table:table-cell office:value-type="float" office:value="0.0112044817927171">
            <text:p>0.0112044818</text:p>
          </table:table-cell>
          <table:table-cell office:value-type="float" office:value="0.0336134453781513">
            <text:p>0.0336134454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664-2\KabuliL11_note_alignments</text:p>
          </table:table-cell>
          <table:table-cell office:value-type="string">
            <text:p>c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1373">
            <text:p>1373</text:p>
          </table:table-cell>
          <table:table-cell office:value-type="float" office:value="0.0291332847778587">
            <text:p>0.0291332848</text:p>
          </table:table-cell>
          <table:table-cell office:value-type="float" office:value="0.0371449380917698">
            <text:p>0.0371449381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664-2\Lin07_note_alignments</text:p>
          </table:table-cell>
          <table:table-cell office:value-type="string">
            <text:p>c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1399">
            <text:p>1399</text:p>
          </table:table-cell>
          <table:table-cell office:value-type="float" office:value="0.0471765546819157">
            <text:p>0.0471765547</text:p>
          </table:table-cell>
          <table:table-cell office:value-type="float" office:value="0.0142959256611866">
            <text:p>0.0142959257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894-2_no_repeat\BianF14_note_alignments</text:p>
          </table:table-cell>
          <table:table-cell office:value-type="string">
            <text:p>c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3049">
            <text:p>3049</text:p>
          </table:table-cell>
          <table:table-cell office:value-type="float" office:value="0.0262381108560184">
            <text:p>0.0262381109</text:p>
          </table:table-cell>
          <table:table-cell office:value-type="float" office:value="0.0124631026566087">
            <text:p>0.0124631027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894-2_no_repeat\Chan01_note_alignments</text:p>
          </table:table-cell>
          <table:table-cell office:value-type="string">
            <text:p>c</text:p>
          </table:table-cell>
          <table:table-cell office:value-type="float" office:value="141">
            <text:p>141</text:p>
          </table:table-cell>
          <table:table-cell office:value-type="float" office:value="52">
            <text:p>52</text:p>
          </table:table-cell>
          <table:table-cell office:value-type="float" office:value="3110">
            <text:p>3110</text:p>
          </table:table-cell>
          <table:table-cell office:value-type="float" office:value="0.0453376205787781">
            <text:p>0.0453376206</text:p>
          </table:table-cell>
          <table:table-cell office:value-type="float" office:value="0.0167202572347267">
            <text:p>0.0167202572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894-2_no_repeat\CHEN11M_note_alignments</text:p>
          </table:table-cell>
          <table:table-cell office:value-type="string">
            <text:p>c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3081">
            <text:p>3081</text:p>
          </table:table-cell>
          <table:table-cell office:value-type="float" office:value="0.0363518338201882">
            <text:p>0.0363518338</text:p>
          </table:table-cell>
          <table:table-cell office:value-type="float" office:value="0.0162284972411555">
            <text:p>0.0162284972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894-2_no_repeat\HouY09_note_alignments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111">
            <text:p>111</text:p>
          </table:table-cell>
          <table:table-cell office:value-type="float" office:value="3038">
            <text:p>3038</text:p>
          </table:table-cell>
          <table:table-cell office:value-type="float" office:value="0.0227123107307439">
            <text:p>0.0227123107</text:p>
          </table:table-cell>
          <table:table-cell office:value-type="float" office:value="0.0365371955233706">
            <text:p>0.0365371955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894-2_no_repeat\Lee10M_note_alignments</text:p>
          </table:table-cell>
          <table:table-cell office:value-type="string">
            <text:p>c</text:p>
          </table:table-cell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  <table:table-cell office:value-type="float" office:value="3108">
            <text:p>3108</text:p>
          </table:table-cell>
          <table:table-cell office:value-type="float" office:value="0.0447232947232947">
            <text:p>0.0447232947</text:p>
          </table:table-cell>
          <table:table-cell office:value-type="float" office:value="0.0128700128700129">
            <text:p>0.0128700129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894-2_no_repeat\SINKEV12M_note_alignments</text:p>
          </table:table-cell>
          <table:table-cell office:value-type="string">
            <text:p>c</text:p>
          </table:table-cell>
          <table:table-cell office:value-type="float" office:value="179">
            <text:p>179</text:p>
          </table:table-cell>
          <table:table-cell office:value-type="float" office:value="38">
            <text:p>38</text:p>
          </table:table-cell>
          <table:table-cell office:value-type="float" office:value="3148">
            <text:p>3148</text:p>
          </table:table-cell>
          <table:table-cell office:value-type="float" office:value="0.056861499364676">
            <text:p>0.0568614994</text:p>
          </table:table-cell>
          <table:table-cell office:value-type="float" office:value="0.0120711562897078">
            <text:p>0.0120711563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894-2\KimSY16_note_alignments</text:p>
          </table:table-cell>
          <table:table-cell office:value-type="string">
            <text:p>c</text:p>
          </table:table-cell>
          <table:table-cell office:value-type="float" office:value="84">
            <text:p>84</text:p>
          </table:table-cell>
          <table:table-cell office:value-type="float" office:value="23">
            <text:p>23</text:p>
          </table:table-cell>
          <table:table-cell office:value-type="float" office:value="3304">
            <text:p>3304</text:p>
          </table:table-cell>
          <table:table-cell office:value-type="float" office:value="0.0254237288135593">
            <text:p>0.0254237288</text:p>
          </table:table-cell>
          <table:table-cell office:value-type="float" office:value="0.00696125907990315">
            <text:p>0.0069612591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894-2\LEE_K08_note_alignments</text:p>
          </table:table-cell>
          <table:table-cell office:value-type="string">
            <text:p>c</text:p>
          </table:table-cell>
          <table:table-cell office:value-type="float" office:value="143">
            <text:p>143</text:p>
          </table:table-cell>
          <table:table-cell office:value-type="float" office:value="37">
            <text:p>37</text:p>
          </table:table-cell>
          <table:table-cell office:value-type="float" office:value="3363">
            <text:p>3363</text:p>
          </table:table-cell>
          <table:table-cell office:value-type="float" office:value="0.0425215581326197">
            <text:p>0.0425215581</text:p>
          </table:table-cell>
          <table:table-cell office:value-type="float" office:value="0.0110020814748736">
            <text:p>0.0110020815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894-2\Yeletskiy08M_note_alignments</text:p>
          </table:table-cell>
          <table:table-cell office:value-type="string">
            <text:p>c</text:p>
          </table:table-cell>
          <table:table-cell office:value-type="float" office:value="98">
            <text:p>98</text:p>
          </table:table-cell>
          <table:table-cell office:value-type="float" office:value="29">
            <text:p>29</text:p>
          </table:table-cell>
          <table:table-cell office:value-type="float" office:value="3318">
            <text:p>3318</text:p>
          </table:table-cell>
          <table:table-cell office:value-type="float" office:value="0.029535864978903">
            <text:p>0.029535865</text:p>
          </table:table-cell>
          <table:table-cell office:value-type="float" office:value="0.00874020494273659">
            <text:p>0.0087402049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Arabeske\Min09M_note_alignments</text:p>
          </table:table-cell>
          <table:table-cell office:value-type="string">
            <text:p>c</text:p>
          </table:table-cell>
          <table:table-cell office:value-type="float" office:value="56">
            <text:p>56</text:p>
          </table:table-cell>
          <table:table-cell office:value-type="float" office:value="400">
            <text:p>400</text:p>
          </table:table-cell>
          <table:table-cell office:value-type="float" office:value="2983">
            <text:p>2983</text:p>
          </table:table-cell>
          <table:table-cell office:value-type="float" office:value="0.0187730472678512">
            <text:p>0.0187730473</text:p>
          </table:table-cell>
          <table:table-cell office:value-type="float" office:value="0.134093194770365">
            <text:p>0.1340931948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Arabeske\ParkS15M_note_alignments</text:p>
          </table:table-cell>
          <table:table-cell office:value-type="string">
            <text:p>c</text:p>
          </table:table-cell>
          <table:table-cell office:value-type="float" office:value="38">
            <text:p>38</text:p>
          </table:table-cell>
          <table:table-cell office:value-type="float" office:value="419">
            <text:p>419</text:p>
          </table:table-cell>
          <table:table-cell office:value-type="float" office:value="2965">
            <text:p>2965</text:p>
          </table:table-cell>
          <table:table-cell office:value-type="float" office:value="0.0128161888701518">
            <text:p>0.0128161889</text:p>
          </table:table-cell>
          <table:table-cell office:value-type="float" office:value="0.141315345699831">
            <text:p>0.1413153457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1_no_first_repeat\JohannsonP02M_note_alignments</text:p>
          </table:table-cell>
          <table:table-cell office:value-type="string">
            <text:p>c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1453">
            <text:p>1453</text:p>
          </table:table-cell>
          <table:table-cell office:value-type="float" office:value="0.0316586373021335">
            <text:p>0.0316586373</text:p>
          </table:table-cell>
          <table:table-cell office:value-type="float" office:value="0.0199587061252581">
            <text:p>0.0199587061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1\ParkJH04M_note_alignments</text:p>
          </table:table-cell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859">
            <text:p>1859</text:p>
          </table:table-cell>
          <table:table-cell office:value-type="float" office:value="0.0231307154384077">
            <text:p>0.0231307154</text:p>
          </table:table-cell>
          <table:table-cell office:value-type="float" office:value="0.0129101667563206">
            <text:p>0.0129101668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1\Yarden09M_note_alignments</text:p>
          </table:table-cell>
          <table:table-cell office:value-type="string">
            <text:p>c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1853">
            <text:p>1853</text:p>
          </table:table-cell>
          <table:table-cell office:value-type="float" office:value="0.0199676200755532">
            <text:p>0.0199676201</text:p>
          </table:table-cell>
          <table:table-cell office:value-type="float" office:value="0.0124123043712898">
            <text:p>0.0124123044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2\ParkJH05_note_alignments</text:p>
          </table:table-cell>
          <table:table-cell office:value-type="string">
            <text:p>c</text:p>
          </table:table-cell>
          <table:table-cell office:value-type="float" office:value="88">
            <text:p>88</text:p>
          </table:table-cell>
          <table:table-cell office:value-type="float" office:value="313">
            <text:p>313</text:p>
          </table:table-cell>
          <table:table-cell office:value-type="float" office:value="3775">
            <text:p>3775</text:p>
          </table:table-cell>
          <table:table-cell office:value-type="float" office:value="0.0233112582781457">
            <text:p>0.0233112583</text:p>
          </table:table-cell>
          <table:table-cell office:value-type="float" office:value="0.0829139072847682">
            <text:p>0.0829139073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2\Yarden09_note_alignments</text:p>
          </table:table-cell>
          <table:table-cell office:value-type="string">
            <text:p>c</text:p>
          </table:table-cell>
          <table:table-cell office:value-type="float" office:value="68">
            <text:p>68</text:p>
          </table:table-cell>
          <table:table-cell office:value-type="float" office:value="370">
            <text:p>370</text:p>
          </table:table-cell>
          <table:table-cell office:value-type="float" office:value="3755">
            <text:p>3755</text:p>
          </table:table-cell>
          <table:table-cell office:value-type="float" office:value="0.0181091877496671">
            <text:p>0.0181091877</text:p>
          </table:table-cell>
          <table:table-cell office:value-type="float" office:value="0.0985352862849534">
            <text:p>0.0985352863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4\ParkJH07_note_alignments</text:p>
          </table:table-cell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739">
            <text:p>739</text:p>
          </table:table-cell>
          <table:table-cell office:value-type="float" office:value="0.0148849797023004">
            <text:p>0.0148849797</text:p>
          </table:table-cell>
          <table:table-cell office:value-type="float" office:value="0.0866035182679296">
            <text:p>0.0866035183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4\Yarden09_note_alignments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732">
            <text:p>732</text:p>
          </table:table-cell>
          <table:table-cell office:value-type="float" office:value="0.00546448087431694">
            <text:p>0.0054644809</text:p>
          </table:table-cell>
          <table:table-cell office:value-type="float" office:value="0.102459016393443">
            <text:p>0.1024590164</text:p>
          </table:table-cell>
        </table:table-row>
        <table:table-row table:style-name="ro1">
          <table:table-cell/>
          <table:table-cell table:style-name="ce1" office:value-type="string">
            <text:p>C:\Users\silva\Documents\repos\DATA\asap-dataset\Schumann/Kreisleriana/5\JohannsonP06_note_alignments</text:p>
          </table:table-cell>
          <table:table-cell office:value-type="string">
            <text:p>c</text:p>
          </table:table-cell>
          <table:table-cell office:value-type="float" office:value="27">
            <text:p>27</text:p>
          </table:table-cell>
          <table:table-cell office:value-type="float" office:value="131">
            <text:p>131</text:p>
          </table:table-cell>
          <table:table-cell office:value-type="float" office:value="1938">
            <text:p>1938</text:p>
          </table:table-cell>
          <table:table-cell office:value-type="float" office:value="0.0139318885448916">
            <text:p>0.0139318885</text:p>
          </table:table-cell>
          <table:table-cell office:value-type="float" office:value="0.0675954592363261">
            <text:p>0.0675954592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5\ParkJH08_note_alignments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 office:value-type="float" office:value="1936">
            <text:p>1936</text:p>
          </table:table-cell>
          <table:table-cell office:value-type="float" office:value="0.0129132231404959">
            <text:p>0.0129132231</text:p>
          </table:table-cell>
          <table:table-cell office:value-type="float" office:value="0.053202479338843">
            <text:p>0.0532024793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5\Yarden09_note_alignments</text:p>
          </table:table-cell>
          <table:table-cell office:value-type="string">
            <text:p>c</text:p>
          </table:table-cell>
          <table:table-cell office:value-type="float" office:value="26">
            <text:p>26</text:p>
          </table:table-cell>
          <table:table-cell office:value-type="float" office:value="176">
            <text:p>176</text:p>
          </table:table-cell>
          <table:table-cell office:value-type="float" office:value="1937">
            <text:p>1937</text:p>
          </table:table-cell>
          <table:table-cell office:value-type="float" office:value="0.0134228187919463">
            <text:p>0.0134228188</text:p>
          </table:table-cell>
          <table:table-cell office:value-type="float" office:value="0.090862157976252">
            <text:p>0.090862158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6\JohannsonP07_note_alignments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746">
            <text:p>746</text:p>
          </table:table-cell>
          <table:table-cell office:value-type="float" office:value="0.0201072386058981">
            <text:p>0.0201072386</text:p>
          </table:table-cell>
          <table:table-cell office:value-type="float" office:value="0.0603217158176944">
            <text:p>0.0603217158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6\ParkJH09_note_alignments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756">
            <text:p>756</text:p>
          </table:table-cell>
          <table:table-cell office:value-type="float" office:value="0.0330687830687831">
            <text:p>0.0330687831</text:p>
          </table:table-cell>
          <table:table-cell office:value-type="float" office:value="0.0582010582010582">
            <text:p>0.0582010582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6\Yarden09_note_alignments</text:p>
          </table:table-cell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750">
            <text:p>750</text:p>
          </table:table-cell>
          <table:table-cell office:value-type="float" office:value="0.0253333333333333">
            <text:p>0.0253333333</text:p>
          </table:table-cell>
          <table:table-cell office:value-type="float" office:value="0.0533333333333333">
            <text:p>0.0533333333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7\JohannsonP08_note_alignments</text:p>
          </table:table-cell>
          <table:table-cell office:value-type="string">
            <text:p>c</text:p>
          </table:table-cell>
          <table:table-cell office:value-type="float" office:value="95">
            <text:p>95</text:p>
          </table:table-cell>
          <table:table-cell office:value-type="float" office:value="123">
            <text:p>123</text:p>
          </table:table-cell>
          <table:table-cell office:value-type="float" office:value="1655">
            <text:p>1655</text:p>
          </table:table-cell>
          <table:table-cell office:value-type="float" office:value="0.0574018126888218">
            <text:p>0.0574018127</text:p>
          </table:table-cell>
          <table:table-cell office:value-type="float" office:value="0.0743202416918429">
            <text:p>0.0743202417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7\ParkJH10_note_alignments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office:value-type="float" office:value="116">
            <text:p>116</text:p>
          </table:table-cell>
          <table:table-cell office:value-type="float" office:value="1619">
            <text:p>1619</text:p>
          </table:table-cell>
          <table:table-cell office:value-type="float" office:value="0.0364422483014206">
            <text:p>0.0364422483</text:p>
          </table:table-cell>
          <table:table-cell office:value-type="float" office:value="0.0716491661519457">
            <text:p>0.0716491662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7\Yarden09_note_alignments</text:p>
          </table:table-cell>
          <table:table-cell office:value-type="string">
            <text:p>c</text:p>
          </table:table-cell>
          <table:table-cell office:value-type="float" office:value="69">
            <text:p>69</text:p>
          </table:table-cell>
          <table:table-cell office:value-type="float" office:value="139">
            <text:p>139</text:p>
          </table:table-cell>
          <table:table-cell office:value-type="float" office:value="1629">
            <text:p>1629</text:p>
          </table:table-cell>
          <table:table-cell office:value-type="float" office:value="0.0423572744014733">
            <text:p>0.0423572744</text:p>
          </table:table-cell>
          <table:table-cell office:value-type="float" office:value="0.0853284223449969">
            <text:p>0.0853284223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Toccata_repeat\WangY07M_note_alignments</text:p>
          </table:table-cell>
          <table:table-cell office:value-type="string">
            <text:p>c</text:p>
          </table:table-cell>
          <table:table-cell office:value-type="float" office:value="372">
            <text:p>372</text:p>
          </table:table-cell>
          <table:table-cell office:value-type="float" office:value="700">
            <text:p>700</text:p>
          </table:table-cell>
          <table:table-cell office:value-type="float" office:value="8967">
            <text:p>8967</text:p>
          </table:table-cell>
          <table:table-cell office:value-type="float" office:value="0.0414854466376715">
            <text:p>0.0414854466</text:p>
          </table:table-cell>
          <table:table-cell office:value-type="float" office:value="0.078064012490242">
            <text:p>0.0780640125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Toccata_repeat\Zhdanov06_note_alignments</text:p>
          </table:table-cell>
          <table:table-cell office:value-type="string">
            <text:p>c</text:p>
          </table:table-cell>
          <table:table-cell office:value-type="float" office:value="286">
            <text:p>286</text:p>
          </table:table-cell>
          <table:table-cell office:value-type="float" office:value="837">
            <text:p>837</text:p>
          </table:table-cell>
          <table:table-cell office:value-type="float" office:value="8881">
            <text:p>8881</text:p>
          </table:table-cell>
          <table:table-cell office:value-type="float" office:value="0.0322035806778516">
            <text:p>0.0322035807</text:p>
          </table:table-cell>
          <table:table-cell office:value-type="float" office:value="0.0942461434523139">
            <text:p>0.0942461435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Toccata\BENABD04_note_alignments</text:p>
          </table:table-cell>
          <table:table-cell office:value-type="string">
            <text:p>c</text:p>
          </table:table-cell>
          <table:table-cell office:value-type="float" office:value="427">
            <text:p>427</text:p>
          </table:table-cell>
          <table:table-cell office:value-type="float" office:value="556">
            <text:p>556</text:p>
          </table:table-cell>
          <table:table-cell office:value-type="float" office:value="6885">
            <text:p>6885</text:p>
          </table:table-cell>
          <table:table-cell office:value-type="float" office:value="0.0620188816267248">
            <text:p>0.0620188816</text:p>
          </table:table-cell>
          <table:table-cell office:value-type="float" office:value="0.0807552650689906">
            <text:p>0.0807552651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Toccata\BENABD10_note_alignments</text:p>
          </table:table-cell>
          <table:table-cell office:value-type="string">
            <text:p>c</text:p>
          </table:table-cell>
          <table:table-cell office:value-type="float" office:value="508">
            <text:p>508</text:p>
          </table:table-cell>
          <table:table-cell office:value-type="float" office:value="555">
            <text:p>555</text:p>
          </table:table-cell>
          <table:table-cell office:value-type="float" office:value="6966">
            <text:p>6966</text:p>
          </table:table-cell>
          <table:table-cell office:value-type="float" office:value="0.0729256388171117">
            <text:p>0.0729256388</text:p>
          </table:table-cell>
          <table:table-cell office:value-type="float" office:value="0.0796726959517657">
            <text:p>0.079672696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Toccata\Dulu03_note_alignments</text:p>
          </table:table-cell>
          <table:table-cell office:value-type="string">
            <text:p>c</text:p>
          </table:table-cell>
          <table:table-cell office:value-type="float" office:value="312">
            <text:p>312</text:p>
          </table:table-cell>
          <table:table-cell office:value-type="float" office:value="537">
            <text:p>537</text:p>
          </table:table-cell>
          <table:table-cell office:value-type="float" office:value="6770">
            <text:p>6770</text:p>
          </table:table-cell>
          <table:table-cell office:value-type="float" office:value="0.0460856720827179">
            <text:p>0.0460856721</text:p>
          </table:table-cell>
          <table:table-cell office:value-type="float" office:value="0.0793205317577548">
            <text:p>0.0793205318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Toccata\DupreeF13M_note_alignments</text:p>
          </table:table-cell>
          <table:table-cell office:value-type="string">
            <text:p>c</text:p>
          </table:table-cell>
          <table:table-cell office:value-type="float" office:value="230">
            <text:p>230</text:p>
          </table:table-cell>
          <table:table-cell office:value-type="float" office:value="514">
            <text:p>514</text:p>
          </table:table-cell>
          <table:table-cell office:value-type="float" office:value="6688">
            <text:p>6688</text:p>
          </table:table-cell>
          <table:table-cell office:value-type="float" office:value="0.0343899521531101">
            <text:p>0.0343899522</text:p>
          </table:table-cell>
          <table:table-cell office:value-type="float" office:value="0.076854066985646">
            <text:p>0.076854067</text:p>
          </table:table-cell>
        </table:table-row>
        <table:table-row table:style-name="ro1">
          <table:table-cell/>
          <table:table-cell office:value-type="string">
            <text:p>C:\Users\silva\Documents\repos\DATA\asap-dataset\Scriabin/Etudes_op_8/11\Shi03_note_alignments</text:p>
          </table:table-cell>
          <table:table-cell office:value-type="string">
            <text:p>c</text:p>
          </table:table-cell>
          <table:table-cell office:value-type="float" office:value="23">
            <text:p>23</text:p>
          </table:table-cell>
          <table:table-cell office:value-type="float" office:value="102">
            <text:p>102</text:p>
          </table:table-cell>
          <table:table-cell office:value-type="float" office:value="1449">
            <text:p>1449</text:p>
          </table:table-cell>
          <table:table-cell office:value-type="float" office:value="0.0158730158730159">
            <text:p>0.0158730159</text:p>
          </table:table-cell>
          <table:table-cell office:value-type="float" office:value="0.0703933747412008">
            <text:p>0.0703933747</text:p>
          </table:table-cell>
        </table:table-row>
        <table:table-row table:style-name="ro1">
          <table:table-cell/>
          <table:table-cell office:value-type="string">
            <text:p>C:\Users\silva\Documents\repos\DATA\asap-dataset\Scriabin/Etudes_op_8/11\Shi08M_note_alignments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119">
            <text:p>119</text:p>
          </table:table-cell>
          <table:table-cell office:value-type="float" office:value="1444">
            <text:p>1444</text:p>
          </table:table-cell>
          <table:table-cell office:value-type="float" office:value="0.0124653739612188">
            <text:p>0.012465374</text:p>
          </table:table-cell>
          <table:table-cell office:value-type="float" office:value="0.082409972299169">
            <text:p>0.0824099723</text:p>
          </table:table-cell>
        </table:table-row>
        <table:table-row table:style-name="ro1">
          <table:table-cell/>
          <table:table-cell office:value-type="string">
            <text:p>C:\Users\silva\Documents\repos\DATA\asap-dataset\Scriabin/Etudes_op_8/11\YeF09_note_alignments</text:p>
          </table:table-cell>
          <table:table-cell office:value-type="string">
            <text:p>c</text:p>
          </table:table-cell>
          <table:table-cell office:value-type="float" office:value="110">
            <text:p>110</text:p>
          </table:table-cell>
          <table:table-cell office:value-type="float" office:value="147">
            <text:p>147</text:p>
          </table:table-cell>
          <table:table-cell office:value-type="float" office:value="1536">
            <text:p>1536</text:p>
          </table:table-cell>
          <table:table-cell office:value-type="float" office:value="0.0716145833333333">
            <text:p>0.0716145833</text:p>
          </table:table-cell>
          <table:table-cell office:value-type="float" office:value="0.095703125">
            <text:p>0.095703125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664-1\BuiJL06M_note_alignments</text:p>
          </table:table-cell>
          <table:table-cell office:value-type="string">
            <text:p>c + highs</text:p>
          </table:table-cell>
          <table:table-cell office:value-type="float" office:value="48">
            <text:p>48</text:p>
          </table:table-cell>
          <table:table-cell office:value-type="float" office:value="126">
            <text:p>126</text:p>
          </table:table-cell>
          <table:table-cell office:value-type="float" office:value="2490">
            <text:p>2490</text:p>
          </table:table-cell>
          <table:table-cell office:value-type="float" office:value="0.0192771084337349">
            <text:p>0.0192771084</text:p>
          </table:table-cell>
          <table:table-cell office:value-type="float" office:value="0.0506024096385542">
            <text:p>0.0506024096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664-1\KabuliL10M_note_alignments</text:p>
          </table:table-cell>
          <table:table-cell office:value-type="string">
            <text:p>c + highs</text:p>
          </table:table-cell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2508">
            <text:p>2508</text:p>
          </table:table-cell>
          <table:table-cell office:value-type="float" office:value="0.0263157894736842">
            <text:p>0.0263157895</text:p>
          </table:table-cell>
          <table:table-cell office:value-type="float" office:value="0.0378787878787879">
            <text:p>0.0378787879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664-1\Lin07_note_alignments</text:p>
          </table:table-cell>
          <table:table-cell office:value-type="string">
            <text:p>c + highs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2490">
            <text:p>2490</text:p>
          </table:table-cell>
          <table:table-cell office:value-type="float" office:value="0.0192771084337349">
            <text:p>0.0192771084</text:p>
          </table:table-cell>
          <table:table-cell office:value-type="float" office:value="0.0285140562248996">
            <text:p>0.0285140562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664-1\Mo10M_note_alignments</text:p>
          </table:table-cell>
          <table:table-cell office:value-type="string">
            <text:p>c + highs</text:p>
          </table:table-cell>
          <table:table-cell office:value-type="float" office:value="68">
            <text:p>68</text:p>
          </table:table-cell>
          <table:table-cell office:value-type="float" office:value="137">
            <text:p>137</text:p>
          </table:table-cell>
          <table:table-cell office:value-type="float" office:value="2510">
            <text:p>2510</text:p>
          </table:table-cell>
          <table:table-cell office:value-type="float" office:value="0.0270916334661355">
            <text:p>0.0270916335</text:p>
          </table:table-cell>
          <table:table-cell office:value-type="float" office:value="0.0545816733067729">
            <text:p>0.0545816733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39-3\Yarden07M_note_alignments</text:p>
          </table:table-cell>
          <table:table-cell office:value-type="string">
            <text:p>c + ornaments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3212">
            <text:p>3212</text:p>
          </table:table-cell>
          <table:table-cell office:value-type="float" office:value="0.0221046077210461">
            <text:p>0.0221046077</text:p>
          </table:table-cell>
          <table:table-cell office:value-type="float" office:value="0.0149439601494396">
            <text:p>0.0149439601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46-1\Bach01_note_alignments</text:p>
          </table:table-cell>
          <table:table-cell office:value-type="string">
            <text:p>c + ornaments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2726">
            <text:p>2726</text:p>
          </table:table-cell>
          <table:table-cell office:value-type="float" office:value="0.0759354365370506">
            <text:p>0.0759354365</text:p>
          </table:table-cell>
          <table:table-cell office:value-type="float" office:value="0.0033015407190022">
            <text:p>0.0033015407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46-1\GORDEL01_note_alignments</text:p>
          </table:table-cell>
          <table:table-cell office:value-type="string">
            <text:p>c + ornaments</text:p>
          </table:table-cell>
          <table:table-cell office:value-type="float" office:value="212">
            <text:p>212</text:p>
          </table:table-cell>
          <table:table-cell office:value-type="float" office:value="27">
            <text:p>27</text:p>
          </table:table-cell>
          <table:table-cell office:value-type="float" office:value="2731">
            <text:p>2731</text:p>
          </table:table-cell>
          <table:table-cell office:value-type="float" office:value="0.0776272427682168">
            <text:p>0.0776272428</text:p>
          </table:table-cell>
          <table:table-cell office:value-type="float" office:value="0.00988648846576346">
            <text:p>0.0098864885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46-1\Shilyaev01_note_alignments</text:p>
          </table:table-cell>
          <table:table-cell office:value-type="string">
            <text:p>c + ornaments</text:p>
          </table:table-cell>
          <table:table-cell office:value-type="float" office:value="247">
            <text:p>247</text:p>
          </table:table-cell>
          <table:table-cell office:value-type="float" office:value="24">
            <text:p>24</text:p>
          </table:table-cell>
          <table:table-cell office:value-type="float" office:value="2766">
            <text:p>2766</text:p>
          </table:table-cell>
          <table:table-cell office:value-type="float" office:value="0.0892986261749819">
            <text:p>0.0892986262</text:p>
          </table:table-cell>
          <table:table-cell office:value-type="float" office:value="0.0086767895878525">
            <text:p>0.0086767896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46-1\WongWY02M_note_alignments</text:p>
          </table:table-cell>
          <table:table-cell office:value-type="string">
            <text:p>c + ornaments</text:p>
          </table:table-cell>
          <table:table-cell office:value-type="float" office:value="238">
            <text:p>238</text:p>
          </table:table-cell>
          <table:table-cell office:value-type="float" office:value="31">
            <text:p>31</text:p>
          </table:table-cell>
          <table:table-cell office:value-type="float" office:value="2757">
            <text:p>2757</text:p>
          </table:table-cell>
          <table:table-cell office:value-type="float" office:value="0.0863257163583605">
            <text:p>0.0863257164</text:p>
          </table:table-cell>
          <table:table-cell office:value-type="float" office:value="0.0112441059122234">
            <text:p>0.0112441059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46-1\YuP03M_note_alignments</text:p>
          </table:table-cell>
          <table:table-cell office:value-type="string">
            <text:p>c + ornaments</text:p>
          </table:table-cell>
          <table:table-cell office:value-type="float" office:value="211">
            <text:p>211</text:p>
          </table:table-cell>
          <table:table-cell office:value-type="float" office:value="23">
            <text:p>23</text:p>
          </table:table-cell>
          <table:table-cell office:value-type="float" office:value="2730">
            <text:p>2730</text:p>
          </table:table-cell>
          <table:table-cell office:value-type="float" office:value="0.0772893772893773">
            <text:p>0.0772893773</text:p>
          </table:table-cell>
          <table:table-cell office:value-type="float" office:value="0.00842490842490843">
            <text:p>0.0084249084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2\Denisova17M_note_alignments</text:p>
          </table:table-cell>
          <table:table-cell office:value-type="string">
            <text:p>c mismatch 1 bar</text:p>
          </table:table-cell>
          <table:table-cell office:value-type="float" office:value="190">
            <text:p>190</text:p>
          </table:table-cell>
          <table:table-cell office:value-type="float" office:value="171">
            <text:p>171</text:p>
          </table:table-cell>
          <table:table-cell office:value-type="float" office:value="4364">
            <text:p>4364</text:p>
          </table:table-cell>
          <table:table-cell office:value-type="float" office:value="0.0435380384967919">
            <text:p>0.0435380385</text:p>
          </table:table-cell>
          <table:table-cell office:value-type="float" office:value="0.0391842346471127">
            <text:p>0.0391842346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2\Gasanov04_note_alignments</text:p>
          </table:table-cell>
          <table:table-cell office:value-type="string">
            <text:p>c mismatch 1 bar</text:p>
          </table:table-cell>
          <table:table-cell office:value-type="float" office:value="197">
            <text:p>197</text:p>
          </table:table-cell>
          <table:table-cell office:value-type="float" office:value="96">
            <text:p>96</text:p>
          </table:table-cell>
          <table:table-cell office:value-type="float" office:value="4371">
            <text:p>4371</text:p>
          </table:table-cell>
          <table:table-cell office:value-type="float" office:value="0.0450697780828186">
            <text:p>0.0450697781</text:p>
          </table:table-cell>
          <table:table-cell office:value-type="float" office:value="0.0219629375428964">
            <text:p>0.0219629375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2\Gasanov08M_note_alignments</text:p>
          </table:table-cell>
          <table:table-cell office:value-type="string">
            <text:p>c mismatch 1 bar</text:p>
          </table:table-cell>
          <table:table-cell office:value-type="float" office:value="268">
            <text:p>268</text:p>
          </table:table-cell>
          <table:table-cell office:value-type="float" office:value="95">
            <text:p>95</text:p>
          </table:table-cell>
          <table:table-cell office:value-type="float" office:value="4442">
            <text:p>4442</text:p>
          </table:table-cell>
          <table:table-cell office:value-type="float" office:value="0.0603331832507879">
            <text:p>0.0603331833</text:p>
          </table:table-cell>
          <table:table-cell office:value-type="float" office:value="0.0213867627194957">
            <text:p>0.0213867627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2\GuoE04_note_alignments</text:p>
          </table:table-cell>
          <table:table-cell office:value-type="string">
            <text:p>c mismatch 1 bar</text:p>
          </table:table-cell>
          <table:table-cell office:value-type="float" office:value="343">
            <text:p>343</text:p>
          </table:table-cell>
          <table:table-cell office:value-type="float" office:value="180">
            <text:p>180</text:p>
          </table:table-cell>
          <table:table-cell office:value-type="float" office:value="4517">
            <text:p>4517</text:p>
          </table:table-cell>
          <table:table-cell office:value-type="float" office:value="0.0759353553243303">
            <text:p>0.0759353553</text:p>
          </table:table-cell>
          <table:table-cell office:value-type="float" office:value="0.0398494576046048">
            <text:p>0.0398494576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2\Tetzloff06M_note_alignments</text:p>
          </table:table-cell>
          <table:table-cell office:value-type="string">
            <text:p>c mismatch 1 bar</text:p>
          </table:table-cell>
          <table:table-cell office:value-type="float" office:value="256">
            <text:p>256</text:p>
          </table:table-cell>
          <table:table-cell office:value-type="float" office:value="376">
            <text:p>376</text:p>
          </table:table-cell>
          <table:table-cell office:value-type="float" office:value="4430">
            <text:p>4430</text:p>
          </table:table-cell>
          <table:table-cell office:value-type="float" office:value="0.0577878103837472">
            <text:p>0.0577878104</text:p>
          </table:table-cell>
          <table:table-cell office:value-type="float" office:value="0.0848758465011287">
            <text:p>0.0848758465</text:p>
          </table:table-cell>
        </table:table-row>
        <table:table-row table:style-name="ro1">
          <table:table-cell/>
          <table:table-cell office:value-type="string">
            <text:p>C:\Users\silva\Documents\repos\DATA\asap-dataset\Liszt/Sonata\Dulu07M_note_alignments</text:p>
          </table:table-cell>
          <table:table-cell office:value-type="string">
            <text:p>c mostly</text:p>
          </table:table-cell>
          <table:table-cell office:value-type="float" office:value="1474">
            <text:p>1474</text:p>
          </table:table-cell>
          <table:table-cell office:value-type="float" office:value="1144">
            <text:p>1144</text:p>
          </table:table-cell>
          <table:table-cell office:value-type="float" office:value="17217">
            <text:p>17217</text:p>
          </table:table-cell>
          <table:table-cell office:value-type="float" office:value="0.0856130568624034">
            <text:p>0.0856130569</text:p>
          </table:table-cell>
          <table:table-cell office:value-type="float" office:value="0.0664459545797758">
            <text:p>0.0664459546</text:p>
          </table:table-cell>
        </table:table-row>
        <table:table-row table:style-name="ro1">
          <table:table-cell/>
          <table:table-cell office:value-type="string">
            <text:p>C:\Users\silva\Documents\repos\DATA\asap-dataset\Liszt/Sonata\Dvorkine03_note_alignments</text:p>
          </table:table-cell>
          <table:table-cell office:value-type="string">
            <text:p>c mostly</text:p>
          </table:table-cell>
          <table:table-cell office:value-type="float" office:value="1766">
            <text:p>1766</text:p>
          </table:table-cell>
          <table:table-cell office:value-type="float" office:value="1002">
            <text:p>1002</text:p>
          </table:table-cell>
          <table:table-cell office:value-type="float" office:value="17509">
            <text:p>17509</text:p>
          </table:table-cell>
          <table:table-cell office:value-type="float" office:value="0.100862413615855">
            <text:p>0.1008624136</text:p>
          </table:table-cell>
          <table:table-cell office:value-type="float" office:value="0.0572277114626763">
            <text:p>0.0572277115</text:p>
          </table:table-cell>
        </table:table-row>
        <table:table-row table:style-name="ro1">
          <table:table-cell/>
          <table:table-cell office:value-type="string">
            <text:p>C:\Users\silva\Documents\repos\DATA\asap-dataset\Liszt/Sonata\Gasanov06M_note_alignments</text:p>
          </table:table-cell>
          <table:table-cell office:value-type="string">
            <text:p>c mostly</text:p>
          </table:table-cell>
          <table:table-cell office:value-type="float" office:value="2124">
            <text:p>2124</text:p>
          </table:table-cell>
          <table:table-cell office:value-type="float" office:value="850">
            <text:p>850</text:p>
          </table:table-cell>
          <table:table-cell office:value-type="float" office:value="17867">
            <text:p>17867</text:p>
          </table:table-cell>
          <table:table-cell office:value-type="float" office:value="0.118878379134718">
            <text:p>0.1188783791</text:p>
          </table:table-cell>
          <table:table-cell office:value-type="float" office:value="0.0475737392959087">
            <text:p>0.0475737393</text:p>
          </table:table-cell>
        </table:table-row>
        <table:table-row table:style-name="ro1">
          <table:table-cell/>
          <table:table-cell office:value-type="string">
            <text:p>C:\Users\silva\Documents\repos\DATA\asap-dataset\Liszt/Sonata\GiacomelliN11M_note_alignments</text:p>
          </table:table-cell>
          <table:table-cell office:value-type="string">
            <text:p>c mostly</text:p>
          </table:table-cell>
          <table:table-cell office:value-type="float" office:value="2424">
            <text:p>2424</text:p>
          </table:table-cell>
          <table:table-cell office:value-type="float" office:value="1086">
            <text:p>1086</text:p>
          </table:table-cell>
          <table:table-cell office:value-type="float" office:value="18167">
            <text:p>18167</text:p>
          </table:table-cell>
          <table:table-cell office:value-type="float" office:value="0.133428744426708">
            <text:p>0.1334287444</text:p>
          </table:table-cell>
          <table:table-cell office:value-type="float" office:value="0.0597787196565201">
            <text:p>0.0597787197</text:p>
          </table:table-cell>
        </table:table-row>
        <table:table-row table:style-name="ro1">
          <table:table-cell/>
          <table:table-cell office:value-type="string">
            <text:p>C:\Users\silva\Documents\repos\DATA\asap-dataset\Liszt/Sonata\Huang01_note_alignments</text:p>
          </table:table-cell>
          <table:table-cell office:value-type="string">
            <text:p>c mostly</text:p>
          </table:table-cell>
          <table:table-cell office:value-type="float" office:value="1362">
            <text:p>1362</text:p>
          </table:table-cell>
          <table:table-cell office:value-type="float" office:value="1126">
            <text:p>1126</text:p>
          </table:table-cell>
          <table:table-cell office:value-type="float" office:value="17105">
            <text:p>17105</text:p>
          </table:table-cell>
          <table:table-cell office:value-type="float" office:value="0.0796258403975446">
            <text:p>0.0796258404</text:p>
          </table:table-cell>
          <table:table-cell office:value-type="float" office:value="0.0658287050570009">
            <text:p>0.065828705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-1\Bult-ItoS03M_note_alignments</text:p>
          </table:table-cell>
          <table:table-cell office:value-type="string">
            <text:p>cross</text:p>
          </table:table-cell>
          <table:table-cell office:value-type="float" office:value="280">
            <text:p>280</text:p>
          </table:table-cell>
          <table:table-cell office:value-type="float" office:value="427">
            <text:p>427</text:p>
          </table:table-cell>
          <table:table-cell office:value-type="float" office:value="4775">
            <text:p>4775</text:p>
          </table:table-cell>
          <table:table-cell office:value-type="float" office:value="0.0586387434554974">
            <text:p>0.0586387435</text:p>
          </table:table-cell>
          <table:table-cell office:value-type="float" office:value="0.0894240837696335">
            <text:p>0.089424083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-1\CaoJ02M_note_alignments</text:p>
          </table:table-cell>
          <table:table-cell office:value-type="string">
            <text:p>cross</text:p>
          </table:table-cell>
          <table:table-cell office:value-type="float" office:value="215">
            <text:p>215</text:p>
          </table:table-cell>
          <table:table-cell office:value-type="float" office:value="430">
            <text:p>430</text:p>
          </table:table-cell>
          <table:table-cell office:value-type="float" office:value="4710">
            <text:p>4710</text:p>
          </table:table-cell>
          <table:table-cell office:value-type="float" office:value="0.0456475583864119">
            <text:p>0.0456475584</text:p>
          </table:table-cell>
          <table:table-cell office:value-type="float" office:value="0.0912951167728238">
            <text:p>0.091295116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-1\Jia02_note_alignments</text:p>
          </table:table-cell>
          <table:table-cell office:value-type="string">
            <text:p>cross</text:p>
          </table:table-cell>
          <table:table-cell office:value-type="float" office:value="272">
            <text:p>272</text:p>
          </table:table-cell>
          <table:table-cell office:value-type="float" office:value="416">
            <text:p>416</text:p>
          </table:table-cell>
          <table:table-cell office:value-type="float" office:value="4767">
            <text:p>4767</text:p>
          </table:table-cell>
          <table:table-cell office:value-type="float" office:value="0.0570589469267884">
            <text:p>0.0570589469</text:p>
          </table:table-cell>
          <table:table-cell office:value-type="float" office:value="0.0872666247115586">
            <text:p>0.087266624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-1\KorchinskayaKogan02_note_alignments</text:p>
          </table:table-cell>
          <table:table-cell office:value-type="string">
            <text:p>cross</text:p>
          </table:table-cell>
          <table:table-cell office:value-type="float" office:value="230">
            <text:p>230</text:p>
          </table:table-cell>
          <table:table-cell office:value-type="float" office:value="417">
            <text:p>417</text:p>
          </table:table-cell>
          <table:table-cell office:value-type="float" office:value="4725">
            <text:p>4725</text:p>
          </table:table-cell>
          <table:table-cell office:value-type="float" office:value="0.0486772486772487">
            <text:p>0.0486772487</text:p>
          </table:table-cell>
          <table:table-cell office:value-type="float" office:value="0.0882539682539682">
            <text:p>0.088253968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-1\Lin01_note_alignments</text:p>
          </table:table-cell>
          <table:table-cell office:value-type="string">
            <text:p>cross</text:p>
          </table:table-cell>
          <table:table-cell office:value-type="float" office:value="293">
            <text:p>293</text:p>
          </table:table-cell>
          <table:table-cell office:value-type="float" office:value="428">
            <text:p>428</text:p>
          </table:table-cell>
          <table:table-cell office:value-type="float" office:value="4788">
            <text:p>4788</text:p>
          </table:table-cell>
          <table:table-cell office:value-type="float" office:value="0.0611946532999165">
            <text:p>0.0611946533</text:p>
          </table:table-cell>
          <table:table-cell office:value-type="float" office:value="0.089390142021721">
            <text:p>0.08939014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-1\Lin05M_note_alignments</text:p>
          </table:table-cell>
          <table:table-cell office:value-type="string">
            <text:p>cross</text:p>
          </table:table-cell>
          <table:table-cell office:value-type="float" office:value="293">
            <text:p>293</text:p>
          </table:table-cell>
          <table:table-cell office:value-type="float" office:value="419">
            <text:p>419</text:p>
          </table:table-cell>
          <table:table-cell office:value-type="float" office:value="4788">
            <text:p>4788</text:p>
          </table:table-cell>
          <table:table-cell office:value-type="float" office:value="0.0611946532999165">
            <text:p>0.0611946533</text:p>
          </table:table-cell>
          <table:table-cell office:value-type="float" office:value="0.0875104427736007">
            <text:p>0.087510442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-1\LUO01_note_alignments</text:p>
          </table:table-cell>
          <table:table-cell office:value-type="string">
            <text:p>cross</text:p>
          </table:table-cell>
          <table:table-cell office:value-type="float" office:value="1792">
            <text:p>1792</text:p>
          </table:table-cell>
          <table:table-cell office:value-type="float" office:value="2115">
            <text:p>2115</text:p>
          </table:table-cell>
          <table:table-cell office:value-type="float" office:value="6287">
            <text:p>6287</text:p>
          </table:table-cell>
          <table:table-cell office:value-type="float" office:value="0.285032606966757">
            <text:p>0.285032607</text:p>
          </table:table-cell>
          <table:table-cell office:value-type="float" office:value="0.336408461905519">
            <text:p>0.336408461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-1\MiyashitaM03M_note_alignments</text:p>
          </table:table-cell>
          <table:table-cell office:value-type="string">
            <text:p>cross</text:p>
          </table:table-cell>
          <table:table-cell office:value-type="float" office:value="280">
            <text:p>280</text:p>
          </table:table-cell>
          <table:table-cell office:value-type="float" office:value="428">
            <text:p>428</text:p>
          </table:table-cell>
          <table:table-cell office:value-type="float" office:value="4775">
            <text:p>4775</text:p>
          </table:table-cell>
          <table:table-cell office:value-type="float" office:value="0.0586387434554974">
            <text:p>0.0586387435</text:p>
          </table:table-cell>
          <table:table-cell office:value-type="float" office:value="0.0896335078534031">
            <text:p>0.089633507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-1\ZHOU01_note_alignments</text:p>
          </table:table-cell>
          <table:table-cell office:value-type="string">
            <text:p>cross</text:p>
          </table:table-cell>
          <table:table-cell office:value-type="float" office:value="242">
            <text:p>242</text:p>
          </table:table-cell>
          <table:table-cell office:value-type="float" office:value="374">
            <text:p>374</text:p>
          </table:table-cell>
          <table:table-cell office:value-type="float" office:value="4737">
            <text:p>4737</text:p>
          </table:table-cell>
          <table:table-cell office:value-type="float" office:value="0.0510871859826895">
            <text:p>0.051087186</text:p>
          </table:table-cell>
          <table:table-cell office:value-type="float" office:value="0.0789529237914292">
            <text:p>0.078952923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3_4\AbdelmoulaJS05M_note_alignments</text:p>
          </table:table-cell>
          <table:table-cell office:value-type="string">
            <text:p>cross</text:p>
          </table:table-cell>
          <table:table-cell office:value-type="float" office:value="136">
            <text:p>136</text:p>
          </table:table-cell>
          <table:table-cell office:value-type="float" office:value="118">
            <text:p>118</text:p>
          </table:table-cell>
          <table:table-cell office:value-type="float" office:value="3953">
            <text:p>3953</text:p>
          </table:table-cell>
          <table:table-cell office:value-type="float" office:value="0.0344042499367569">
            <text:p>0.0344042499</text:p>
          </table:table-cell>
          <table:table-cell office:value-type="float" office:value="0.0298507462686567">
            <text:p>0.029850746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3_4\ADIG05M_note_alignments</text:p>
          </table:table-cell>
          <table:table-cell office:value-type="string">
            <text:p>cross</text:p>
          </table:table-cell>
          <table:table-cell office:value-type="float" office:value="128">
            <text:p>128</text:p>
          </table:table-cell>
          <table:table-cell office:value-type="float" office:value="102">
            <text:p>102</text:p>
          </table:table-cell>
          <table:table-cell office:value-type="float" office:value="3945">
            <text:p>3945</text:p>
          </table:table-cell>
          <table:table-cell office:value-type="float" office:value="0.032446134347275">
            <text:p>0.0324461343</text:p>
          </table:table-cell>
          <table:table-cell office:value-type="float" office:value="0.0258555133079848">
            <text:p>0.025855513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3_4\BrendleA05_note_alignments</text:p>
          </table:table-cell>
          <table:table-cell office:value-type="string">
            <text:p>cross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  <table:table-cell office:value-type="float" office:value="3932">
            <text:p>3932</text:p>
          </table:table-cell>
          <table:table-cell office:value-type="float" office:value="0.0292472024415056">
            <text:p>0.0292472024</text:p>
          </table:table-cell>
          <table:table-cell office:value-type="float" office:value="0.0328077314343845">
            <text:p>0.032807731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3_4\CHOE03_note_alignments</text:p>
          </table:table-cell>
          <table:table-cell office:value-type="string">
            <text:p>cross</text:p>
          </table:table-cell>
          <table:table-cell office:value-type="float" office:value="189">
            <text:p>189</text:p>
          </table:table-cell>
          <table:table-cell office:value-type="float" office:value="132">
            <text:p>132</text:p>
          </table:table-cell>
          <table:table-cell office:value-type="float" office:value="4006">
            <text:p>4006</text:p>
          </table:table-cell>
          <table:table-cell office:value-type="float" office:value="0.0471792311532701">
            <text:p>0.0471792312</text:p>
          </table:table-cell>
          <table:table-cell office:value-type="float" office:value="0.0329505741387918">
            <text:p>0.032950574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3_4\Gokcin01_note_alignments</text:p>
          </table:table-cell>
          <table:table-cell office:value-type="string">
            <text:p>cross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3998">
            <text:p>3998</text:p>
          </table:table-cell>
          <table:table-cell office:value-type="float" office:value="0.0452726363181591">
            <text:p>0.0452726363</text:p>
          </table:table-cell>
          <table:table-cell office:value-type="float" office:value="0.0455227613806903">
            <text:p>0.045522761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3_4\HuangSW10M_note_alignments</text:p>
          </table:table-cell>
          <table:table-cell office:value-type="string">
            <text:p>cross</text:p>
          </table:table-cell>
          <table:table-cell office:value-type="float" office:value="1728">
            <text:p>1728</text:p>
          </table:table-cell>
          <table:table-cell office:value-type="float" office:value="1614">
            <text:p>1614</text:p>
          </table:table-cell>
          <table:table-cell office:value-type="float" office:value="5245">
            <text:p>5245</text:p>
          </table:table-cell>
          <table:table-cell office:value-type="float" office:value="0.329456625357483">
            <text:p>0.3294566254</text:p>
          </table:table-cell>
          <table:table-cell office:value-type="float" office:value="0.307721639656816">
            <text:p>0.307721639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3_4\LeungM05M_note_alignments</text:p>
          </table:table-cell>
          <table:table-cell office:value-type="string">
            <text:p>cross</text:p>
          </table:table-cell>
          <table:table-cell office:value-type="float" office:value="153">
            <text:p>153</text:p>
          </table:table-cell>
          <table:table-cell office:value-type="float" office:value="114">
            <text:p>114</text:p>
          </table:table-cell>
          <table:table-cell office:value-type="float" office:value="3970">
            <text:p>3970</text:p>
          </table:table-cell>
          <table:table-cell office:value-type="float" office:value="0.0385390428211587">
            <text:p>0.0385390428</text:p>
          </table:table-cell>
          <table:table-cell office:value-type="float" office:value="0.0287153652392947">
            <text:p>0.028715365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3_4\Na06M_note_alignments</text:p>
          </table:table-cell>
          <table:table-cell office:value-type="string">
            <text:p>cross</text:p>
          </table:table-cell>
          <table:table-cell office:value-type="float" office:value="179">
            <text:p>179</text:p>
          </table:table-cell>
          <table:table-cell office:value-type="float" office:value="159">
            <text:p>159</text:p>
          </table:table-cell>
          <table:table-cell office:value-type="float" office:value="3996">
            <text:p>3996</text:p>
          </table:table-cell>
          <table:table-cell office:value-type="float" office:value="0.0447947947947948">
            <text:p>0.0447947948</text:p>
          </table:table-cell>
          <table:table-cell office:value-type="float" office:value="0.0397897897897898">
            <text:p>0.039789789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3_4\ParkH01_note_alignments</text:p>
          </table:table-cell>
          <table:table-cell office:value-type="string">
            <text:p>cross</text:p>
          </table:table-cell>
          <table:table-cell office:value-type="float" office:value="173">
            <text:p>173</text:p>
          </table:table-cell>
          <table:table-cell office:value-type="float" office:value="159">
            <text:p>159</text:p>
          </table:table-cell>
          <table:table-cell office:value-type="float" office:value="3990">
            <text:p>3990</text:p>
          </table:table-cell>
          <table:table-cell office:value-type="float" office:value="0.0433583959899749">
            <text:p>0.043358396</text:p>
          </table:table-cell>
          <table:table-cell office:value-type="float" office:value="0.0398496240601504">
            <text:p>0.039849624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3_4\Stahievitch02_note_alignments</text:p>
          </table:table-cell>
          <table:table-cell office:value-type="string">
            <text:p>cross</text:p>
          </table:table-cell>
          <table:table-cell office:value-type="float" office:value="133">
            <text:p>133</text:p>
          </table:table-cell>
          <table:table-cell office:value-type="float" office:value="122">
            <text:p>122</text:p>
          </table:table-cell>
          <table:table-cell office:value-type="float" office:value="3950">
            <text:p>3950</text:p>
          </table:table-cell>
          <table:table-cell office:value-type="float" office:value="0.0336708860759494">
            <text:p>0.0336708861</text:p>
          </table:table-cell>
          <table:table-cell office:value-type="float" office:value="0.0308860759493671">
            <text:p>0.030886075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31-3_4\Zuber04M_note_alignments</text:p>
          </table:table-cell>
          <table:table-cell office:value-type="string">
            <text:p>cross</text:p>
          </table:table-cell>
          <table:table-cell office:value-type="float" office:value="179">
            <text:p>179</text:p>
          </table:table-cell>
          <table:table-cell office:value-type="float" office:value="173">
            <text:p>173</text:p>
          </table:table-cell>
          <table:table-cell office:value-type="float" office:value="3996">
            <text:p>3996</text:p>
          </table:table-cell>
          <table:table-cell office:value-type="float" office:value="0.0447947947947948">
            <text:p>0.0447947948</text:p>
          </table:table-cell>
          <table:table-cell office:value-type="float" office:value="0.0432932932932933">
            <text:p>0.0432932933</text:p>
          </table:table-cell>
        </table:table-row>
        <table:table-row table:style-name="ro1">
          <table:table-cell/>
          <table:table-cell office:value-type="string">
            <text:p>C:\Users\silva\Documents\repos\DATA\asap-dataset\Mozart/Fantasie_475\Huangci05M_note_alignments</text:p>
          </table:table-cell>
          <table:table-cell office:value-type="string">
            <text:p>cross</text:p>
          </table:table-cell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office:value-type="float" office:value="4122">
            <text:p>4122</text:p>
          </table:table-cell>
          <table:table-cell office:value-type="float" office:value="0.0417273168364871">
            <text:p>0.0417273168</text:p>
          </table:table-cell>
          <table:table-cell office:value-type="float" office:value="0.0354196991751577">
            <text:p>0.0354196992</text:p>
          </table:table-cell>
        </table:table-row>
        <table:table-row table:style-name="ro1">
          <table:table-cell/>
          <table:table-cell office:value-type="string">
            <text:p>C:\Users\silva\Documents\repos\DATA\asap-dataset\Rachmaninoff/Preludes_op_32/5\KorchinskayaKogan03_note_alignments</text:p>
          </table:table-cell>
          <table:table-cell office:value-type="string">
            <text:p>cross</text:p>
          </table:table-cell>
          <table:table-cell office:value-type="float" office:value="296">
            <text:p>296</text:p>
          </table:table-cell>
          <table:table-cell office:value-type="float" office:value="136">
            <text:p>136</text:p>
          </table:table-cell>
          <table:table-cell office:value-type="float" office:value="1600">
            <text:p>1600</text:p>
          </table:table-cell>
          <table:table-cell office:value-type="float" office:value="0.185">
            <text:p>0.185</text:p>
          </table:table-cell>
          <table:table-cell office:value-type="float" office:value="0.085">
            <text:p>0.085</text:p>
          </table:table-cell>
        </table:table-row>
        <table:table-row table:style-name="ro1">
          <table:table-cell/>
          <table:table-cell office:value-type="string">
            <text:p>C:\Users\silva\Documents\repos\DATA\asap-dataset\Rachmaninoff/Preludes_op_32/5\Namirovsky06M_note_alignments</text:p>
          </table:table-cell>
          <table:table-cell office:value-type="string">
            <text:p>cross</text:p>
          </table:table-cell>
          <table:table-cell office:value-type="float" office:value="275">
            <text:p>275</text:p>
          </table:table-cell>
          <table:table-cell office:value-type="float" office:value="148">
            <text:p>148</text:p>
          </table:table-cell>
          <table:table-cell office:value-type="float" office:value="1579">
            <text:p>1579</text:p>
          </table:table-cell>
          <table:table-cell office:value-type="float" office:value="0.174160861304623">
            <text:p>0.1741608613</text:p>
          </table:table-cell>
          <table:table-cell office:value-type="float" office:value="0.0937302089930336">
            <text:p>0.093730209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4\Cai03_note_alignments</text:p>
          </table:table-cell>
          <table:table-cell office:value-type="string">
            <text:p>cross mismatch hole</text:p>
          </table:table-cell>
          <table:table-cell office:value-type="float" office:value="1054">
            <text:p>1054</text:p>
          </table:table-cell>
          <table:table-cell office:value-type="float" office:value="1218">
            <text:p>1218</text:p>
          </table:table-cell>
          <table:table-cell office:value-type="float" office:value="8295">
            <text:p>8295</text:p>
          </table:table-cell>
          <table:table-cell office:value-type="float" office:value="0.12706449668475">
            <text:p>0.1270644967</text:p>
          </table:table-cell>
          <table:table-cell office:value-type="float" office:value="0.146835443037975">
            <text:p>0.146835443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4\ChenC02_note_alignments</text:p>
          </table:table-cell>
          <table:table-cell office:value-type="string">
            <text:p>cross mismatch hole</text:p>
          </table:table-cell>
          <table:table-cell office:value-type="float" office:value="1077">
            <text:p>1077</text:p>
          </table:table-cell>
          <table:table-cell office:value-type="float" office:value="1012">
            <text:p>1012</text:p>
          </table:table-cell>
          <table:table-cell office:value-type="float" office:value="8318">
            <text:p>8318</text:p>
          </table:table-cell>
          <table:table-cell office:value-type="float" office:value="0.129478239961529">
            <text:p>0.12947824</text:p>
          </table:table-cell>
          <table:table-cell office:value-type="float" office:value="0.12166386150517">
            <text:p>0.1216638615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4\Falzone02_note_alignments</text:p>
          </table:table-cell>
          <table:table-cell office:value-type="string">
            <text:p>cross mismatch hole</text:p>
          </table:table-cell>
          <table:table-cell office:value-type="float" office:value="1132">
            <text:p>1132</text:p>
          </table:table-cell>
          <table:table-cell office:value-type="float" office:value="1076">
            <text:p>1076</text:p>
          </table:table-cell>
          <table:table-cell office:value-type="float" office:value="8373">
            <text:p>8373</text:p>
          </table:table-cell>
          <table:table-cell office:value-type="float" office:value="0.135196464827421">
            <text:p>0.1351964648</text:p>
          </table:table-cell>
          <table:table-cell office:value-type="float" office:value="0.128508300489669">
            <text:p>0.1285083005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4\GuoE03M_note_alignments</text:p>
          </table:table-cell>
          <table:table-cell office:value-type="string">
            <text:p>cross mismatch hole</text:p>
          </table:table-cell>
          <table:table-cell office:value-type="float" office:value="1327">
            <text:p>1327</text:p>
          </table:table-cell>
          <table:table-cell office:value-type="float" office:value="1281">
            <text:p>1281</text:p>
          </table:table-cell>
          <table:table-cell office:value-type="float" office:value="8568">
            <text:p>8568</text:p>
          </table:table-cell>
          <table:table-cell office:value-type="float" office:value="0.154878618113912">
            <text:p>0.1548786181</text:p>
          </table:table-cell>
          <table:table-cell office:value-type="float" office:value="0.149509803921569">
            <text:p>0.1495098039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4\Huang15M_note_alignments</text:p>
          </table:table-cell>
          <table:table-cell office:value-type="string">
            <text:p>cross mismatch hole</text:p>
          </table:table-cell>
          <table:table-cell office:value-type="float" office:value="914">
            <text:p>914</text:p>
          </table:table-cell>
          <table:table-cell office:value-type="float" office:value="1014">
            <text:p>1014</text:p>
          </table:table-cell>
          <table:table-cell office:value-type="float" office:value="8155">
            <text:p>8155</text:p>
          </table:table-cell>
          <table:table-cell office:value-type="float" office:value="0.112078479460454">
            <text:p>0.1120784795</text:p>
          </table:table-cell>
          <table:table-cell office:value-type="float" office:value="0.124340895156346">
            <text:p>0.1243408952</text:p>
          </table:table-cell>
        </table:table-row>
        <table:table-row table:style-name="ro1">
          <table:table-cell/>
          <table:table-cell table:style-name="ce1" office:value-type="string">
            <text:p>C:\Users\silva\Documents\repos\DATA\asap-dataset\Liszt/Transcendental_Etudes/4\LeeE04M_note_alignments</text:p>
          </table:table-cell>
          <table:table-cell office:value-type="string">
            <text:p>cross mismatch hole</text:p>
          </table:table-cell>
          <table:table-cell office:value-type="float" office:value="1475">
            <text:p>1475</text:p>
          </table:table-cell>
          <table:table-cell office:value-type="float" office:value="1792">
            <text:p>1792</text:p>
          </table:table-cell>
          <table:table-cell office:value-type="float" office:value="8716">
            <text:p>8716</text:p>
          </table:table-cell>
          <table:table-cell office:value-type="float" office:value="0.169229004130335">
            <text:p>0.1692290041</text:p>
          </table:table-cell>
          <table:table-cell office:value-type="float" office:value="0.205598898577329">
            <text:p>0.2055988986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4\LiuC04M_note_alignments</text:p>
          </table:table-cell>
          <table:table-cell office:value-type="string">
            <text:p>cross mismatch hole</text:p>
          </table:table-cell>
          <table:table-cell office:value-type="float" office:value="960">
            <text:p>960</text:p>
          </table:table-cell>
          <table:table-cell office:value-type="float" office:value="1612">
            <text:p>1612</text:p>
          </table:table-cell>
          <table:table-cell office:value-type="float" office:value="8201">
            <text:p>8201</text:p>
          </table:table-cell>
          <table:table-cell office:value-type="float" office:value="0.117058895256676">
            <text:p>0.1170588953</text:p>
          </table:table-cell>
          <table:table-cell office:value-type="float" office:value="0.196561394951835">
            <text:p>0.196561395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4\LUO02_note_alignments</text:p>
          </table:table-cell>
          <table:table-cell office:value-type="string">
            <text:p>cross mismatch hole</text:p>
          </table:table-cell>
          <table:table-cell office:value-type="float" office:value="1135">
            <text:p>1135</text:p>
          </table:table-cell>
          <table:table-cell office:value-type="float" office:value="1690">
            <text:p>1690</text:p>
          </table:table-cell>
          <table:table-cell office:value-type="float" office:value="8376">
            <text:p>8376</text:p>
          </table:table-cell>
          <table:table-cell office:value-type="float" office:value="0.135506208213945">
            <text:p>0.1355062082</text:p>
          </table:table-cell>
          <table:table-cell office:value-type="float" office:value="0.201766953199618">
            <text:p>0.2017669532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4\Schmitt02_note_alignments</text:p>
          </table:table-cell>
          <table:table-cell office:value-type="string">
            <text:p>cross mismatch hole</text:p>
          </table:table-cell>
          <table:table-cell office:value-type="float" office:value="1351">
            <text:p>1351</text:p>
          </table:table-cell>
          <table:table-cell office:value-type="float" office:value="1103">
            <text:p>1103</text:p>
          </table:table-cell>
          <table:table-cell office:value-type="float" office:value="8592">
            <text:p>8592</text:p>
          </table:table-cell>
          <table:table-cell office:value-type="float" office:value="0.157239292364991">
            <text:p>0.1572392924</text:p>
          </table:table-cell>
          <table:table-cell office:value-type="float" office:value="0.128375232774674">
            <text:p>0.1283752328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4\Schneider03_note_alignments</text:p>
          </table:table-cell>
          <table:table-cell office:value-type="string">
            <text:p>cross mismatch hole</text:p>
          </table:table-cell>
          <table:table-cell office:value-type="float" office:value="1629">
            <text:p>1629</text:p>
          </table:table-cell>
          <table:table-cell office:value-type="float" office:value="1195">
            <text:p>1195</text:p>
          </table:table-cell>
          <table:table-cell office:value-type="float" office:value="8870">
            <text:p>8870</text:p>
          </table:table-cell>
          <table:table-cell office:value-type="float" office:value="0.183652762119504">
            <text:p>0.1836527621</text:p>
          </table:table-cell>
          <table:table-cell office:value-type="float" office:value="0.134723788049605">
            <text:p>0.134723788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4\Travinskyy03_note_alignments</text:p>
          </table:table-cell>
          <table:table-cell office:value-type="string">
            <text:p>cross mismatch hole</text:p>
          </table:table-cell>
          <table:table-cell office:value-type="float" office:value="1149">
            <text:p>1149</text:p>
          </table:table-cell>
          <table:table-cell office:value-type="float" office:value="1236">
            <text:p>1236</text:p>
          </table:table-cell>
          <table:table-cell office:value-type="float" office:value="8390">
            <text:p>8390</text:p>
          </table:table-cell>
          <table:table-cell office:value-type="float" office:value="0.136948748510131">
            <text:p>0.1369487485</text:p>
          </table:table-cell>
          <table:table-cell office:value-type="float" office:value="0.147318235995232">
            <text:p>0.147318236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9\ADIG07_note_alignments</text:p>
          </table:table-cell>
          <table:table-cell office:value-type="string">
            <text:p>cross mismatch hole</text:p>
          </table:table-cell>
          <table:table-cell office:value-type="float" office:value="784">
            <text:p>784</text:p>
          </table:table-cell>
          <table:table-cell office:value-type="float" office:value="509">
            <text:p>509</text:p>
          </table:table-cell>
          <table:table-cell office:value-type="float" office:value="5647">
            <text:p>5647</text:p>
          </table:table-cell>
          <table:table-cell office:value-type="float" office:value="0.138834779528953">
            <text:p>0.1388347795</text:p>
          </table:table-cell>
          <table:table-cell office:value-type="float" office:value="0.0901363555870374">
            <text:p>0.0901363556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9\WongDoe02_2006_note_alignments</text:p>
          </table:table-cell>
          <table:table-cell office:value-type="string">
            <text:p>cross mismatch hole</text:p>
          </table:table-cell>
          <table:table-cell office:value-type="float" office:value="853">
            <text:p>853</text:p>
          </table:table-cell>
          <table:table-cell office:value-type="float" office:value="740">
            <text:p>740</text:p>
          </table:table-cell>
          <table:table-cell office:value-type="float" office:value="5716">
            <text:p>5716</text:p>
          </table:table-cell>
          <table:table-cell office:value-type="float" office:value="0.149230230930721">
            <text:p>0.1492302309</text:p>
          </table:table-cell>
          <table:table-cell office:value-type="float" office:value="0.129461161651505">
            <text:p>0.1294611617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9\WongDoe02_2009_note_alignments</text:p>
          </table:table-cell>
          <table:table-cell office:value-type="string">
            <text:p>cross mismatch hole</text:p>
          </table:table-cell>
          <table:table-cell office:value-type="float" office:value="845">
            <text:p>845</text:p>
          </table:table-cell>
          <table:table-cell office:value-type="float" office:value="701">
            <text:p>701</text:p>
          </table:table-cell>
          <table:table-cell office:value-type="float" office:value="5708">
            <text:p>5708</text:p>
          </table:table-cell>
          <table:table-cell office:value-type="float" office:value="0.148037841625788">
            <text:p>0.1480378416</text:p>
          </table:table-cell>
          <table:table-cell office:value-type="float" office:value="0.12281009110021">
            <text:p>0.122810091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1-1\MaximovI02M_note_alignments</text:p>
          </table:table-cell>
          <table:table-cell office:value-type="string">
            <text:p>extraperf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3921">
            <text:p>3921</text:p>
          </table:table-cell>
          <table:table-cell office:value-type="float" office:value="0.0204029584289722">
            <text:p>0.0204029584</text:p>
          </table:table-cell>
          <table:table-cell office:value-type="float" office:value="0.00994644223412395">
            <text:p>0.009946442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9-1\Tysman05M_note_alignments</text:p>
          </table:table-cell>
          <table:table-cell office:value-type="string">
            <text:p>extraperf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office:value-type="float" office:value="2734">
            <text:p>2734</text:p>
          </table:table-cell>
          <table:table-cell office:value-type="float" office:value="0.0285296269202634">
            <text:p>0.0285296269</text:p>
          </table:table-cell>
          <table:table-cell office:value-type="float" office:value="0.0186539868324799">
            <text:p>0.0186539868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39-1\Yarden02_note_alignments</text:p>
          </table:table-cell>
          <table:table-cell office:value-type="string">
            <text:p>extraperf</text:p>
          </table:table-cell>
          <table:table-cell office:value-type="float" office:value="194">
            <text:p>194</text:p>
          </table:table-cell>
          <table:table-cell office:value-type="float" office:value="26">
            <text:p>26</text:p>
          </table:table-cell>
          <table:table-cell office:value-type="float" office:value="2065">
            <text:p>2065</text:p>
          </table:table-cell>
          <table:table-cell office:value-type="float" office:value="0.0939467312348668">
            <text:p>0.0939467312</text:p>
          </table:table-cell>
          <table:table-cell office:value-type="float" office:value="0.012590799031477">
            <text:p>0.012590799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39-1\Yarden07M_note_alignments</text:p>
          </table:table-cell>
          <table:table-cell office:value-type="string">
            <text:p>extraperf</text:p>
          </table:table-cell>
          <table:table-cell office:value-type="float" office:value="179">
            <text:p>179</text:p>
          </table:table-cell>
          <table:table-cell office:value-type="float" office:value="40">
            <text:p>40</text:p>
          </table:table-cell>
          <table:table-cell office:value-type="float" office:value="2050">
            <text:p>2050</text:p>
          </table:table-cell>
          <table:table-cell office:value-type="float" office:value="0.0873170731707317">
            <text:p>0.0873170732</text:p>
          </table:table-cell>
          <table:table-cell office:value-type="float" office:value="0.0195121951219512">
            <text:p>0.0195121951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39-2\Yarden07_note_alignments</text:p>
          </table:table-cell>
          <table:table-cell office:value-type="string">
            <text:p>extraperf</text:p>
          </table:table-cell>
          <table:table-cell office:value-type="float" office:value="368">
            <text:p>368</text:p>
          </table:table-cell>
          <table:table-cell office:value-type="float" office:value="8">
            <text:p>8</text:p>
          </table:table-cell>
          <table:table-cell office:value-type="float" office:value="2400">
            <text:p>2400</text:p>
          </table:table-cell>
          <table:table-cell office:value-type="float" office:value="0.153333333333333">
            <text:p>0.1533333333</text:p>
          </table:table-cell>
          <table:table-cell office:value-type="float" office:value="0.00333333333333333">
            <text:p>0.0033333333</text:p>
          </table:table-cell>
        </table:table-row>
        <table:table-row table:style-name="ro1">
          <table:table-cell/>
          <table:table-cell office:value-type="string">
            <text:p>C:\Users\silva\Documents\repos\DATA\asap-dataset\Prokofiev/Toccata\Colafelice11_note_alignments</text:p>
          </table:table-cell>
          <table:table-cell office:value-type="string">
            <text:p>extraperf run in the end</text:p>
          </table:table-cell>
          <table:table-cell office:value-type="float" office:value="427">
            <text:p>427</text:p>
          </table:table-cell>
          <table:table-cell office:value-type="float" office:value="517">
            <text:p>517</text:p>
          </table:table-cell>
          <table:table-cell office:value-type="float" office:value="5088">
            <text:p>5088</text:p>
          </table:table-cell>
          <table:table-cell office:value-type="float" office:value="0.0839229559748428">
            <text:p>0.083922956</text:p>
          </table:table-cell>
          <table:table-cell office:value-type="float" office:value="0.101611635220126">
            <text:p>0.1016116352</text:p>
          </table:table-cell>
        </table:table-row>
        <table:table-row table:style-name="ro1">
          <table:table-cell/>
          <table:table-cell office:value-type="string">
            <text:p>C:\Users\silva\Documents\repos\DATA\asap-dataset\Prokofiev/Toccata\Dossin07_note_alignments</text:p>
          </table:table-cell>
          <table:table-cell office:value-type="string">
            <text:p>extraperf run in the end</text:p>
          </table:table-cell>
          <table:table-cell office:value-type="float" office:value="805">
            <text:p>805</text:p>
          </table:table-cell>
          <table:table-cell office:value-type="float" office:value="261">
            <text:p>261</text:p>
          </table:table-cell>
          <table:table-cell office:value-type="float" office:value="5466">
            <text:p>5466</text:p>
          </table:table-cell>
          <table:table-cell office:value-type="float" office:value="0.147274057811928">
            <text:p>0.1472740578</text:p>
          </table:table-cell>
          <table:table-cell office:value-type="float" office:value="0.0477497255762898">
            <text:p>0.0477497256</text:p>
          </table:table-cell>
        </table:table-row>
        <table:table-row table:style-name="ro1">
          <table:table-cell/>
          <table:table-cell office:value-type="string">
            <text:p>C:\Users\silva\Documents\repos\DATA\asap-dataset\Prokofiev/Toccata\Fab13_note_alignments</text:p>
          </table:table-cell>
          <table:table-cell office:value-type="string">
            <text:p>extraperf run in the end</text:p>
          </table:table-cell>
          <table:table-cell office:value-type="float" office:value="383">
            <text:p>383</text:p>
          </table:table-cell>
          <table:table-cell office:value-type="float" office:value="320">
            <text:p>320</text:p>
          </table:table-cell>
          <table:table-cell office:value-type="float" office:value="5044">
            <text:p>5044</text:p>
          </table:table-cell>
          <table:table-cell office:value-type="float" office:value="0.0759318001586043">
            <text:p>0.0759318002</text:p>
          </table:table-cell>
          <table:table-cell office:value-type="float" office:value="0.063441712926249">
            <text:p>0.0634417129</text:p>
          </table:table-cell>
        </table:table-row>
        <table:table-row table:style-name="ro1">
          <table:table-cell/>
          <table:table-cell office:value-type="string">
            <text:p>C:\Users\silva\Documents\repos\DATA\asap-dataset\Prokofiev/Toccata\Guo04_note_alignments</text:p>
          </table:table-cell>
          <table:table-cell office:value-type="string">
            <text:p>extraperf run in the end</text:p>
          </table:table-cell>
          <table:table-cell office:value-type="float" office:value="650">
            <text:p>650</text:p>
          </table:table-cell>
          <table:table-cell office:value-type="float" office:value="280">
            <text:p>280</text:p>
          </table:table-cell>
          <table:table-cell office:value-type="float" office:value="5311">
            <text:p>5311</text:p>
          </table:table-cell>
          <table:table-cell office:value-type="float" office:value="0.122387497646394">
            <text:p>0.1223874976</text:p>
          </table:table-cell>
          <table:table-cell office:value-type="float" office:value="0.0527207682169083">
            <text:p>0.0527207682</text:p>
          </table:table-cell>
        </table:table-row>
        <table:table-row table:style-name="ro1">
          <table:table-cell/>
          <table:table-cell office:value-type="string">
            <text:p>C:\Users\silva\Documents\repos\DATA\asap-dataset\Prokofiev/Toccata\Kociuban16_note_alignments</text:p>
          </table:table-cell>
          <table:table-cell office:value-type="string">
            <text:p>extraperf run in the end</text:p>
          </table:table-cell>
          <table:table-cell office:value-type="float" office:value="563">
            <text:p>563</text:p>
          </table:table-cell>
          <table:table-cell office:value-type="float" office:value="380">
            <text:p>380</text:p>
          </table:table-cell>
          <table:table-cell office:value-type="float" office:value="5224">
            <text:p>5224</text:p>
          </table:table-cell>
          <table:table-cell office:value-type="float" office:value="0.107771822358346">
            <text:p>0.1077718224</text:p>
          </table:table-cell>
          <table:table-cell office:value-type="float" office:value="0.0727411944869832">
            <text:p>0.0727411945</text:p>
          </table:table-cell>
        </table:table-row>
        <table:table-row table:style-name="ro1">
          <table:table-cell/>
          <table:table-cell office:value-type="string">
            <text:p>C:\Users\silva\Documents\repos\DATA\asap-dataset\Prokofiev/Toccata\Lin06_note_alignments</text:p>
          </table:table-cell>
          <table:table-cell office:value-type="string">
            <text:p>extraperf run in the end</text:p>
          </table:table-cell>
          <table:table-cell office:value-type="float" office:value="382">
            <text:p>382</text:p>
          </table:table-cell>
          <table:table-cell office:value-type="float" office:value="365">
            <text:p>365</text:p>
          </table:table-cell>
          <table:table-cell office:value-type="float" office:value="5043">
            <text:p>5043</text:p>
          </table:table-cell>
          <table:table-cell office:value-type="float" office:value="0.0757485623636724">
            <text:p>0.0757485624</text:p>
          </table:table-cell>
          <table:table-cell office:value-type="float" office:value="0.0723775530438231">
            <text:p>0.072377553</text:p>
          </table:table-cell>
        </table:table-row>
        <table:table-row table:style-name="ro1">
          <table:table-cell/>
          <table:table-cell office:value-type="string">
            <text:p>C:\Users\silva\Documents\repos\DATA\asap-dataset\Prokofiev/Toccata\Song04_note_alignments</text:p>
          </table:table-cell>
          <table:table-cell office:value-type="string">
            <text:p>extraperf run in the end</text:p>
          </table:table-cell>
          <table:table-cell office:value-type="float" office:value="231">
            <text:p>231</text:p>
          </table:table-cell>
          <table:table-cell office:value-type="float" office:value="160">
            <text:p>160</text:p>
          </table:table-cell>
          <table:table-cell office:value-type="float" office:value="4892">
            <text:p>4892</text:p>
          </table:table-cell>
          <table:table-cell office:value-type="float" office:value="0.0472199509403107">
            <text:p>0.0472199509</text:p>
          </table:table-cell>
          <table:table-cell office:value-type="float" office:value="0.0327064595257563">
            <text:p>0.0327064595</text:p>
          </table:table-cell>
        </table:table-row>
        <table:table-row table:style-name="ro1">
          <table:table-cell/>
          <table:table-cell office:value-type="string">
            <text:p>C:\Users\silva\Documents\repos\DATA\asap-dataset\Prokofiev/Toccata\Teo05_note_alignments</text:p>
          </table:table-cell>
          <table:table-cell office:value-type="string">
            <text:p>extraperf run in the end</text:p>
          </table:table-cell>
          <table:table-cell office:value-type="float" office:value="474">
            <text:p>474</text:p>
          </table:table-cell>
          <table:table-cell office:value-type="float" office:value="681">
            <text:p>681</text:p>
          </table:table-cell>
          <table:table-cell office:value-type="float" office:value="5135">
            <text:p>5135</text:p>
          </table:table-cell>
          <table:table-cell office:value-type="float" office:value="0.0923076923076923">
            <text:p>0.0923076923</text:p>
          </table:table-cell>
          <table:table-cell office:value-type="float" office:value="0.132619279454722">
            <text:p>0.132619279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1-3\MaximovI05_note_alignments</text:p>
          </table:table-cell>
          <table:table-cell office:value-type="string">
            <text:p>extrascore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1970">
            <text:p>1970</text:p>
          </table:table-cell>
          <table:table-cell office:value-type="float" office:value="0.0182741116751269">
            <text:p>0.0182741117</text:p>
          </table:table-cell>
          <table:table-cell office:value-type="float" office:value="0.00761421319796954">
            <text:p>0.007614213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2\Schmitt01_note_alignments</text:p>
          </table:table-cell>
          <table:table-cell office:value-type="string">
            <text:p>extrascore</text:p>
          </table:table-cell>
          <table:table-cell office:value-type="float" office:value="25">
            <text:p>25</text:p>
          </table:table-cell>
          <table:table-cell office:value-type="float" office:value="836">
            <text:p>836</text:p>
          </table:table-cell>
          <table:table-cell office:value-type="float" office:value="3059">
            <text:p>3059</text:p>
          </table:table-cell>
          <table:table-cell office:value-type="float" office:value="0.00817260542661">
            <text:p>0.0081726054</text:p>
          </table:table-cell>
          <table:table-cell office:value-type="float" office:value="0.273291925465838">
            <text:p>0.273291925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3\HONG05M_note_alignments</text:p>
          </table:table-cell>
          <table:table-cell office:value-type="string">
            <text:p>extrascore</text:p>
          </table:table-cell>
          <table:table-cell office:value-type="float" office:value="120">
            <text:p>120</text:p>
          </table:table-cell>
          <table:table-cell office:value-type="float" office:value="1562">
            <text:p>1562</text:p>
          </table:table-cell>
          <table:table-cell office:value-type="float" office:value="5443">
            <text:p>5443</text:p>
          </table:table-cell>
          <table:table-cell office:value-type="float" office:value="0.0220466654418519">
            <text:p>0.0220466654</text:p>
          </table:table-cell>
          <table:table-cell office:value-type="float" office:value="0.286974095168106">
            <text:p>0.286974095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3\Huang02_note_alignments</text:p>
          </table:table-cell>
          <table:table-cell office:value-type="string">
            <text:p>extrascore</text:p>
          </table:table-cell>
          <table:table-cell office:value-type="float" office:value="104">
            <text:p>104</text:p>
          </table:table-cell>
          <table:table-cell office:value-type="float" office:value="1612">
            <text:p>1612</text:p>
          </table:table-cell>
          <table:table-cell office:value-type="float" office:value="5427">
            <text:p>5427</text:p>
          </table:table-cell>
          <table:table-cell office:value-type="float" office:value="0.0191634420490142">
            <text:p>0.019163442</text:p>
          </table:table-cell>
          <table:table-cell office:value-type="float" office:value="0.29703335175972">
            <text:p>0.297033351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6-3\Tysman01_note_alignments</text:p>
          </table:table-cell>
          <table:table-cell office:value-type="string">
            <text:p>extrascore</text:p>
          </table:table-cell>
          <table:table-cell office:value-type="float" office:value="128">
            <text:p>128</text:p>
          </table:table-cell>
          <table:table-cell office:value-type="float" office:value="1530">
            <text:p>1530</text:p>
          </table:table-cell>
          <table:table-cell office:value-type="float" office:value="5451">
            <text:p>5451</text:p>
          </table:table-cell>
          <table:table-cell office:value-type="float" office:value="0.0234819299211154">
            <text:p>0.0234819299</text:p>
          </table:table-cell>
          <table:table-cell office:value-type="float" office:value="0.280682443588332">
            <text:p>0.280682443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8-2\KimHJ03_note_alignments</text:p>
          </table:table-cell>
          <table:table-cell office:value-type="string">
            <text:p>extrascore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3600">
            <text:p>3600</text:p>
          </table:table-cell>
          <table:table-cell office:value-type="float" office:value="0.0277777777777778">
            <text:p>0.0277777778</text:p>
          </table:table-cell>
          <table:table-cell office:value-type="float" office:value="0.0388888888888889">
            <text:p>0.038888888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7-3\Larionova04_note_alignments</text:p>
          </table:table-cell>
          <table:table-cell office:value-type="string">
            <text:p>extrascore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1530">
            <text:p>1530</text:p>
          </table:table-cell>
          <table:table-cell office:value-type="float" office:value="0.0137254901960784">
            <text:p>0.0137254902</text:p>
          </table:table-cell>
          <table:table-cell office:value-type="float" office:value="0.0333333333333333">
            <text:p>0.033333333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7-3\LeeS04_note_alignments</text:p>
          </table:table-cell>
          <table:table-cell office:value-type="string">
            <text:p>extrascore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1528">
            <text:p>1528</text:p>
          </table:table-cell>
          <table:table-cell office:value-type="float" office:value="0.012434554973822">
            <text:p>0.012434555</text:p>
          </table:table-cell>
          <table:table-cell office:value-type="float" office:value="0.0307591623036649">
            <text:p>0.030759162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2-1\FALIKS01_2004_note_alignments</text:p>
          </table:table-cell>
          <table:table-cell office:value-type="string">
            <text:p>extrascore</text:p>
          </table:table-cell>
          <table:table-cell office:value-type="float" office:value="122">
            <text:p>122</text:p>
          </table:table-cell>
          <table:table-cell office:value-type="float" office:value="1471">
            <text:p>1471</text:p>
          </table:table-cell>
          <table:table-cell office:value-type="float" office:value="5594">
            <text:p>5594</text:p>
          </table:table-cell>
          <table:table-cell office:value-type="float" office:value="0.021809081158384">
            <text:p>0.0218090812</text:p>
          </table:table-cell>
          <table:table-cell office:value-type="float" office:value="0.26296031462281">
            <text:p>0.262960314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2-1\Faliks01_note_alignments</text:p>
          </table:table-cell>
          <table:table-cell office:value-type="string">
            <text:p>extrascore</text:p>
          </table:table-cell>
          <table:table-cell office:value-type="float" office:value="131">
            <text:p>131</text:p>
          </table:table-cell>
          <table:table-cell office:value-type="float" office:value="1488">
            <text:p>1488</text:p>
          </table:table-cell>
          <table:table-cell office:value-type="float" office:value="5603">
            <text:p>5603</text:p>
          </table:table-cell>
          <table:table-cell office:value-type="float" office:value="0.0233803319650187">
            <text:p>0.023380332</text:p>
          </table:table-cell>
          <table:table-cell office:value-type="float" office:value="0.265572014991969">
            <text:p>0.26557201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2-1\Park01_note_alignments</text:p>
          </table:table-cell>
          <table:table-cell office:value-type="string">
            <text:p>extrascore</text:p>
          </table:table-cell>
          <table:table-cell office:value-type="float" office:value="89">
            <text:p>89</text:p>
          </table:table-cell>
          <table:table-cell office:value-type="float" office:value="1452">
            <text:p>1452</text:p>
          </table:table-cell>
          <table:table-cell office:value-type="float" office:value="5561">
            <text:p>5561</text:p>
          </table:table-cell>
          <table:table-cell office:value-type="float" office:value="0.0160043157705449">
            <text:p>0.0160043158</text:p>
          </table:table-cell>
          <table:table-cell office:value-type="float" office:value="0.261104117964395">
            <text:p>0.26110411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2-1\POTAMO01_note_alignments</text:p>
          </table:table-cell>
          <table:table-cell office:value-type="string">
            <text:p>extrascore</text:p>
          </table:table-cell>
          <table:table-cell office:value-type="float" office:value="202">
            <text:p>202</text:p>
          </table:table-cell>
          <table:table-cell office:value-type="float" office:value="1520">
            <text:p>1520</text:p>
          </table:table-cell>
          <table:table-cell office:value-type="float" office:value="5674">
            <text:p>5674</text:p>
          </table:table-cell>
          <table:table-cell office:value-type="float" office:value="0.0356009869580543">
            <text:p>0.035600987</text:p>
          </table:table-cell>
          <table:table-cell office:value-type="float" office:value="0.267888614733874">
            <text:p>0.2678886147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2/4th\Giltburg02_note_alignments</text:p>
          </table:table-cell>
          <table:table-cell office:value-type="string">
            <text:p>extrascore</text:p>
          </table:table-cell>
          <table:table-cell office:value-type="float" office:value="39">
            <text:p>39</text:p>
          </table:table-cell>
          <table:table-cell office:value-type="float" office:value="110">
            <text:p>110</text:p>
          </table:table-cell>
          <table:table-cell office:value-type="float" office:value="1848">
            <text:p>1848</text:p>
          </table:table-cell>
          <table:table-cell office:value-type="float" office:value="0.0211038961038961">
            <text:p>0.0211038961</text:p>
          </table:table-cell>
          <table:table-cell office:value-type="float" office:value="0.0595238095238095">
            <text:p>0.0595238095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2/4th\KaszoS16M_note_alignments</text:p>
          </table:table-cell>
          <table:table-cell office:value-type="string">
            <text:p>extrascore</text:p>
          </table:table-cell>
          <table:table-cell office:value-type="float" office:value="24">
            <text:p>24</text:p>
          </table:table-cell>
          <table:table-cell office:value-type="float" office:value="141">
            <text:p>141</text:p>
          </table:table-cell>
          <table:table-cell office:value-type="float" office:value="1833">
            <text:p>1833</text:p>
          </table:table-cell>
          <table:table-cell office:value-type="float" office:value="0.0130932896890344">
            <text:p>0.0130932897</text:p>
          </table:table-cell>
          <table:table-cell office:value-type="float" office:value="0.0769230769230769">
            <text:p>0.0769230769</text:p>
          </table:table-cell>
        </table:table-row>
        <table:table-row table:style-name="ro1">
          <table:table-cell/>
          <table:table-cell office:value-type="string">
            <text:p>C:\Users\silva\Documents\repos\DATA\asap-dataset\Chopin/Sonata_2/4th\Knoll10_note_alignments</text:p>
          </table:table-cell>
          <table:table-cell office:value-type="string">
            <text:p>extrascore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1824">
            <text:p>1824</text:p>
          </table:table-cell>
          <table:table-cell office:value-type="float" office:value="0.00822368421052632">
            <text:p>0.0082236842</text:p>
          </table:table-cell>
          <table:table-cell office:value-type="float" office:value="0.0476973684210526">
            <text:p>0.0476973684</text:p>
          </table:table-cell>
        </table:table-row>
        <table:table-row table:style-name="ro1">
          <table:table-cell/>
          <table:table-cell table:style-name="ce1" office:value-type="string">
            <text:p>C:\Users\silva\Documents\repos\DATA\asap-dataset\Rachmaninoff/Preludes_op_32/10\FONG08_note_alignments</text:p>
          </table:table-cell>
          <table:table-cell office:value-type="string">
            <text:p>extrascore</text:p>
          </table:table-cell>
          <table:table-cell office:value-type="float" office:value="115">
            <text:p>115</text:p>
          </table:table-cell>
          <table:table-cell office:value-type="float" office:value="198">
            <text:p>198</text:p>
          </table:table-cell>
          <table:table-cell office:value-type="float" office:value="2545">
            <text:p>2545</text:p>
          </table:table-cell>
          <table:table-cell office:value-type="float" office:value="0.0451866404715128">
            <text:p>0.0451866405</text:p>
          </table:table-cell>
          <table:table-cell office:value-type="float" office:value="0.0777996070726916">
            <text:p>0.0777996071</text:p>
          </table:table-cell>
        </table:table-row>
        <table:table-row table:style-name="ro1">
          <table:table-cell/>
          <table:table-cell table:style-name="ce1" office:value-type="string">
            <text:p>C:\Users\silva\Documents\repos\DATA\asap-dataset\Schumann/Kreisleriana/2\JohannsonP03_note_alignments</text:p>
          </table:table-cell>
          <table:table-cell office:value-type="string">
            <text:p>extrascore</text:p>
          </table:table-cell>
          <table:table-cell office:value-type="float" office:value="1065">
            <text:p>1065</text:p>
          </table:table-cell>
          <table:table-cell office:value-type="float" office:value="1459">
            <text:p>1459</text:p>
          </table:table-cell>
          <table:table-cell office:value-type="float" office:value="4244">
            <text:p>4244</text:p>
          </table:table-cell>
          <table:table-cell office:value-type="float" office:value="0.250942507068803">
            <text:p>0.2509425071</text:p>
          </table:table-cell>
          <table:table-cell office:value-type="float" office:value="0.3437794533459">
            <text:p>0.343779453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3\KOLESO06_note_alignments</text:p>
          </table:table-cell>
          <table:table-cell office:value-type="string">
            <text:p>extrascore and mismatch</text:p>
          </table:table-cell>
          <table:table-cell office:value-type="float" office:value="122">
            <text:p>122</text:p>
          </table:table-cell>
          <table:table-cell office:value-type="float" office:value="202">
            <text:p>202</text:p>
          </table:table-cell>
          <table:table-cell office:value-type="float" office:value="1476">
            <text:p>1476</text:p>
          </table:table-cell>
          <table:table-cell office:value-type="float" office:value="0.0826558265582656">
            <text:p>0.0826558266</text:p>
          </table:table-cell>
          <table:table-cell office:value-type="float" office:value="0.136856368563686">
            <text:p>0.136856368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\Sekino05M_note_alignments</text:p>
          </table:table-cell>
          <table:table-cell office:value-type="string">
            <text:p>extrascore and mismatch</text:p>
          </table:table-cell>
          <table:table-cell office:value-type="float" office:value="3910">
            <text:p>3910</text:p>
          </table:table-cell>
          <table:table-cell office:value-type="float" office:value="4048">
            <text:p>4048</text:p>
          </table:table-cell>
          <table:table-cell office:value-type="float" office:value="10635">
            <text:p>10635</text:p>
          </table:table-cell>
          <table:table-cell office:value-type="float" office:value="0.367653972731547">
            <text:p>0.3676539727</text:p>
          </table:table-cell>
          <table:table-cell office:value-type="float" office:value="0.380629995298542">
            <text:p>0.380629995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1-1\YOO05_note_alignments</text:p>
          </table:table-cell>
          <table:table-cell office:value-type="string">
            <text:p>extrascore and mismatch</text:p>
          </table:table-cell>
          <table:table-cell office:value-type="float" office:value="3942">
            <text:p>3942</text:p>
          </table:table-cell>
          <table:table-cell office:value-type="float" office:value="4044">
            <text:p>4044</text:p>
          </table:table-cell>
          <table:table-cell office:value-type="float" office:value="10667">
            <text:p>10667</text:p>
          </table:table-cell>
          <table:table-cell office:value-type="float" office:value="0.369550951532765">
            <text:p>0.3695509515</text:p>
          </table:table-cell>
          <table:table-cell office:value-type="float" office:value="0.379113152713978">
            <text:p>0.379113152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4-3\Meek03_note_alignments</text:p>
          </table:table-cell>
          <table:table-cell office:value-type="string">
            <text:p>hole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5067">
            <text:p>5067</text:p>
          </table:table-cell>
          <table:table-cell office:value-type="float" office:value="0.0315768699427669">
            <text:p>0.0315768699</text:p>
          </table:table-cell>
          <table:table-cell office:value-type="float" office:value="0.0303927373199132">
            <text:p>0.0303927373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49-1\Hou01_note_alignments</text:p>
          </table:table-cell>
          <table:table-cell office:value-type="string">
            <text:p>hole</text:p>
          </table:table-cell>
          <table:table-cell office:value-type="float" office:value="104">
            <text:p>104</text:p>
          </table:table-cell>
          <table:table-cell office:value-type="float" office:value="62">
            <text:p>62</text:p>
          </table:table-cell>
          <table:table-cell office:value-type="float" office:value="2703">
            <text:p>2703</text:p>
          </table:table-cell>
          <table:table-cell office:value-type="float" office:value="0.0384757676655568">
            <text:p>0.0384757677</text:p>
          </table:table-cell>
          <table:table-cell office:value-type="float" office:value="0.0229374768775435">
            <text:p>0.0229374769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49-1\LEE_K01_note_alignments</text:p>
          </table:table-cell>
          <table:table-cell office:value-type="string">
            <text:p>hole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2669">
            <text:p>2669</text:p>
          </table:table-cell>
          <table:table-cell office:value-type="float" office:value="0.0262270513300862">
            <text:p>0.0262270513</text:p>
          </table:table-cell>
          <table:table-cell office:value-type="float" office:value="0.0194829524166354">
            <text:p>0.0194829524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49-1\Soukhovetski01_note_alignments</text:p>
          </table:table-cell>
          <table:table-cell office:value-type="string">
            <text:p>hole</text:p>
          </table:table-cell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 office:value-type="float" office:value="2691">
            <text:p>2691</text:p>
          </table:table-cell>
          <table:table-cell office:value-type="float" office:value="0.0341880341880342">
            <text:p>0.0341880342</text:p>
          </table:table-cell>
          <table:table-cell office:value-type="float" office:value="0.0222965440356745">
            <text:p>0.022296544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\Huang13M_note_alignments</text:p>
          </table:table-cell>
          <table:table-cell office:value-type="string">
            <text:p>hole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685">
            <text:p>685</text:p>
          </table:table-cell>
          <table:table-cell office:value-type="float" office:value="0.116788321167883">
            <text:p>0.1167883212</text:p>
          </table:table-cell>
          <table:table-cell office:value-type="float" office:value="0.0700729927007299">
            <text:p>0.0700729927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\LuoJ05M_note_alignments</text:p>
          </table:table-cell>
          <table:table-cell office:value-type="string">
            <text:p>hole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695">
            <text:p>695</text:p>
          </table:table-cell>
          <table:table-cell office:value-type="float" office:value="0.129496402877698">
            <text:p>0.1294964029</text:p>
          </table:table-cell>
          <table:table-cell office:value-type="float" office:value="0.0935251798561151">
            <text:p>0.0935251799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5\Levitsky10M_note_alignments</text:p>
          </table:table-cell>
          <table:table-cell office:value-type="string">
            <text:p>hole in the end</text:p>
          </table:table-cell>
          <table:table-cell office:value-type="float" office:value="91">
            <text:p>91</text:p>
          </table:table-cell>
          <table:table-cell office:value-type="float" office:value="132">
            <text:p>132</text:p>
          </table:table-cell>
          <table:table-cell office:value-type="float" office:value="2302">
            <text:p>2302</text:p>
          </table:table-cell>
          <table:table-cell office:value-type="float" office:value="0.0395308427454388">
            <text:p>0.0395308427</text:p>
          </table:table-cell>
          <table:table-cell office:value-type="float" office:value="0.0573414422241529">
            <text:p>0.0573414422</text:p>
          </table:table-cell>
        </table:table-row>
        <table:table-row table:style-name="ro1">
          <table:table-cell/>
          <table:table-cell office:value-type="string">
            <text:p>C:\Users\silva\Documents\repos\DATA\asap-dataset\Chopin/Etudes_op_25/5\OUSSET02_note_alignments</text:p>
          </table:table-cell>
          <table:table-cell office:value-type="string">
            <text:p>hole in the end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2299">
            <text:p>2299</text:p>
          </table:table-cell>
          <table:table-cell office:value-type="float" office:value="0.0382775119617225">
            <text:p>0.038277512</text:p>
          </table:table-cell>
          <table:table-cell office:value-type="float" office:value="0.0478468899521531">
            <text:p>0.04784689</text:p>
          </table:table-cell>
        </table:table-row>
        <table:table-row table:style-name="ro1">
          <table:table-cell/>
          <table:table-cell office:value-type="string">
            <text:p>C:\Users\silva\Documents\repos\DATA\asap-dataset\Haydn/Keyboard_Sonatas/6-1\ChenC01_note_alignments</text:p>
          </table:table-cell>
          <table:table-cell office:value-type="string">
            <text:p>hole in the end</text:p>
          </table:table-cell>
          <table:table-cell office:value-type="float" office:value="525">
            <text:p>525</text:p>
          </table:table-cell>
          <table:table-cell office:value-type="float" office:value="56">
            <text:p>56</text:p>
          </table:table-cell>
          <table:table-cell office:value-type="float" office:value="2399">
            <text:p>2399</text:p>
          </table:table-cell>
          <table:table-cell office:value-type="float" office:value="0.218841183826594">
            <text:p>0.2188411838</text:p>
          </table:table-cell>
          <table:table-cell office:value-type="float" office:value="0.0233430596081701">
            <text:p>0.0233430596</text:p>
          </table:table-cell>
        </table:table-row>
        <table:table-row table:style-name="ro1">
          <table:table-cell/>
          <table:table-cell office:value-type="string">
            <text:p>C:\Users\silva\Documents\repos\DATA\asap-dataset\Liszt/Transcendental_Etudes/11\Huang18M_note_alignments</text:p>
          </table:table-cell>
          <table:table-cell office:value-type="string">
            <text:p>hole in the end</text:p>
          </table:table-cell>
          <table:table-cell office:value-type="float" office:value="193">
            <text:p>193</text:p>
          </table:table-cell>
          <table:table-cell office:value-type="float" office:value="319">
            <text:p>319</text:p>
          </table:table-cell>
          <table:table-cell office:value-type="float" office:value="5433">
            <text:p>5433</text:p>
          </table:table-cell>
          <table:table-cell office:value-type="float" office:value="0.0355236517577765">
            <text:p>0.0355236518</text:p>
          </table:table-cell>
          <table:table-cell office:value-type="float" office:value="0.0587152586048224">
            <text:p>0.0587152586</text:p>
          </table:table-cell>
        </table:table-row>
        <table:table-row table:style-name="ro1">
          <table:table-cell/>
          <table:table-cell office:value-type="string">
            <text:p>C:\Users\silva\Documents\repos\DATA\asap-dataset\Rachmaninoff/Preludes_op_32/10\Floril03_note_alignments</text:p>
          </table:table-cell>
          <table:table-cell office:value-type="string">
            <text:p>hole mismatch</text:p>
          </table:table-cell>
          <table:table-cell office:value-type="float" office:value="239">
            <text:p>239</text:p>
          </table:table-cell>
          <table:table-cell office:value-type="float" office:value="292">
            <text:p>292</text:p>
          </table:table-cell>
          <table:table-cell office:value-type="float" office:value="2981">
            <text:p>2981</text:p>
          </table:table-cell>
          <table:table-cell office:value-type="float" office:value="0.0801744381080174">
            <text:p>0.0801744381</text:p>
          </table:table-cell>
          <table:table-cell office:value-type="float" office:value="0.0979537068097954">
            <text:p>0.0979537068</text:p>
          </table:table-cell>
        </table:table-row>
        <table:table-row table:style-name="ro1">
          <table:table-cell/>
          <table:table-cell office:value-type="string">
            <text:p>C:\Users\silva\Documents\repos\DATA\asap-dataset\Liszt/Mephisto_Waltz\Avdeeva03_note_alignments</text:p>
          </table:table-cell>
          <table:table-cell office:value-type="string">
            <text:p>hole run in the middle, mismatch in the end</text:p>
          </table:table-cell>
          <table:table-cell office:value-type="float" office:value="487">
            <text:p>487</text:p>
          </table:table-cell>
          <table:table-cell office:value-type="float" office:value="1004">
            <text:p>1004</text:p>
          </table:table-cell>
          <table:table-cell office:value-type="float" office:value="10648">
            <text:p>10648</text:p>
          </table:table-cell>
          <table:table-cell office:value-type="float" office:value="0.0457362885048835">
            <text:p>0.0457362885</text:p>
          </table:table-cell>
          <table:table-cell office:value-type="float" office:value="0.094290007513148">
            <text:p>0.0942900075</text:p>
          </table:table-cell>
        </table:table-row>
        <table:table-row table:style-name="ro1">
          <table:table-cell/>
          <table:table-cell office:value-type="string">
            <text:p>C:\Users\silva\Documents\repos\DATA\asap-dataset\Liszt/Mephisto_Waltz\Avdeeva07M_note_alignments</text:p>
          </table:table-cell>
          <table:table-cell office:value-type="string">
            <text:p>hole run in the middle, mismatch in the end</text:p>
          </table:table-cell>
          <table:table-cell office:value-type="float" office:value="940">
            <text:p>940</text:p>
          </table:table-cell>
          <table:table-cell office:value-type="float" office:value="1372">
            <text:p>1372</text:p>
          </table:table-cell>
          <table:table-cell office:value-type="float" office:value="11101">
            <text:p>11101</text:p>
          </table:table-cell>
          <table:table-cell office:value-type="float" office:value="0.0846770561210702">
            <text:p>0.0846770561</text:p>
          </table:table-cell>
          <table:table-cell office:value-type="float" office:value="0.123592469146924">
            <text:p>0.1235924691</text:p>
          </table:table-cell>
        </table:table-row>
        <table:table-row table:style-name="ro1">
          <table:table-cell/>
          <table:table-cell office:value-type="string">
            <text:p>C:\Users\silva\Documents\repos\DATA\asap-dataset\Liszt/Mephisto_Waltz\ChenGuang24M_note_alignments</text:p>
          </table:table-cell>
          <table:table-cell office:value-type="string">
            <text:p>hole run in the middle, mismatch in the end</text:p>
          </table:table-cell>
          <table:table-cell office:value-type="float" office:value="970">
            <text:p>970</text:p>
          </table:table-cell>
          <table:table-cell office:value-type="float" office:value="1138">
            <text:p>1138</text:p>
          </table:table-cell>
          <table:table-cell office:value-type="float" office:value="11131">
            <text:p>11131</text:p>
          </table:table-cell>
          <table:table-cell office:value-type="float" office:value="0.0871440122181296">
            <text:p>0.0871440122</text:p>
          </table:table-cell>
          <table:table-cell office:value-type="float" office:value="0.102236995777558">
            <text:p>0.1022369958</text:p>
          </table:table-cell>
        </table:table-row>
        <table:table-row table:style-name="ro1">
          <table:table-cell/>
          <table:table-cell office:value-type="string">
            <text:p>C:\Users\silva\Documents\repos\DATA\asap-dataset\Liszt/Mephisto_Waltz\ChernovA04M_note_alignments</text:p>
          </table:table-cell>
          <table:table-cell office:value-type="string">
            <text:p>hole run in the middle, mismatch in the end</text:p>
          </table:table-cell>
          <table:table-cell office:value-type="float" office:value="847">
            <text:p>847</text:p>
          </table:table-cell>
          <table:table-cell office:value-type="float" office:value="641">
            <text:p>641</text:p>
          </table:table-cell>
          <table:table-cell office:value-type="float" office:value="11008">
            <text:p>11008</text:p>
          </table:table-cell>
          <table:table-cell office:value-type="float" office:value="0.0769440406976744">
            <text:p>0.0769440407</text:p>
          </table:table-cell>
          <table:table-cell office:value-type="float" office:value="0.0582303779069767">
            <text:p>0.0582303779</text:p>
          </table:table-cell>
        </table:table-row>
        <table:table-row table:style-name="ro1">
          <table:table-cell/>
          <table:table-cell office:value-type="string">
            <text:p>C:\Users\silva\Documents\repos\DATA\asap-dataset\Liszt/Mephisto_Waltz\DANILO03_note_alignments</text:p>
          </table:table-cell>
          <table:table-cell office:value-type="string">
            <text:p>hole run in the middle, mismatch in the end</text:p>
          </table:table-cell>
          <table:table-cell office:value-type="float" office:value="797">
            <text:p>797</text:p>
          </table:table-cell>
          <table:table-cell office:value-type="float" office:value="859">
            <text:p>859</text:p>
          </table:table-cell>
          <table:table-cell office:value-type="float" office:value="10958">
            <text:p>10958</text:p>
          </table:table-cell>
          <table:table-cell office:value-type="float" office:value="0.0727322504106589">
            <text:p>0.0727322504</text:p>
          </table:table-cell>
          <table:table-cell office:value-type="float" office:value="0.0783902171929184">
            <text:p>0.0783902172</text:p>
          </table:table-cell>
        </table:table-row>
        <table:table-row table:style-name="ro1">
          <table:table-cell/>
          <table:table-cell office:value-type="string">
            <text:p>C:\Users\silva\Documents\repos\DATA\asap-dataset\Liszt/Mephisto_Waltz\DANILO06_note_alignments</text:p>
          </table:table-cell>
          <table:table-cell office:value-type="string">
            <text:p>hole run in the middle, mismatch in the end</text:p>
          </table:table-cell>
          <table:table-cell office:value-type="float" office:value="691">
            <text:p>691</text:p>
          </table:table-cell>
          <table:table-cell office:value-type="float" office:value="747">
            <text:p>747</text:p>
          </table:table-cell>
          <table:table-cell office:value-type="float" office:value="10852">
            <text:p>10852</text:p>
          </table:table-cell>
          <table:table-cell office:value-type="float" office:value="0.0636748986361961">
            <text:p>0.0636748986</text:p>
          </table:table-cell>
          <table:table-cell office:value-type="float" office:value="0.0688352377441946">
            <text:p>0.0688352377</text:p>
          </table:table-cell>
        </table:table-row>
        <table:table-row table:style-name="ro1">
          <table:table-cell/>
          <table:table-cell office:value-type="string">
            <text:p>C:\Users\silva\Documents\repos\DATA\asap-dataset\Liszt/Mephisto_Waltz\Duepree10_note_alignments</text:p>
          </table:table-cell>
          <table:table-cell office:value-type="string">
            <text:p>hole run in the middle, mismatch in the end</text:p>
          </table:table-cell>
          <table:table-cell office:value-type="float" office:value="639">
            <text:p>639</text:p>
          </table:table-cell>
          <table:table-cell office:value-type="float" office:value="515">
            <text:p>515</text:p>
          </table:table-cell>
          <table:table-cell office:value-type="float" office:value="10800">
            <text:p>10800</text:p>
          </table:table-cell>
          <table:table-cell office:value-type="float" office:value="0.0591666666666667">
            <text:p>0.0591666667</text:p>
          </table:table-cell>
          <table:table-cell office:value-type="float" office:value="0.0476851851851852">
            <text:p>0.0476851852</text:p>
          </table:table-cell>
        </table:table-row>
        <table:table-row table:style-name="ro1">
          <table:table-cell/>
          <table:table-cell office:value-type="string">
            <text:p>C:\Users\silva\Documents\repos\DATA\asap-dataset\Liszt/Mephisto_Waltz\Giltburg03_note_alignments</text:p>
          </table:table-cell>
          <table:table-cell office:value-type="string">
            <text:p>hole run in the middle, mismatch in the end</text:p>
          </table:table-cell>
          <table:table-cell office:value-type="float" office:value="1128">
            <text:p>1128</text:p>
          </table:table-cell>
          <table:table-cell office:value-type="float" office:value="1250">
            <text:p>1250</text:p>
          </table:table-cell>
          <table:table-cell office:value-type="float" office:value="11289">
            <text:p>11289</text:p>
          </table:table-cell>
          <table:table-cell office:value-type="float" office:value="0.0999202763752325">
            <text:p>0.0999202764</text:p>
          </table:table-cell>
          <table:table-cell office:value-type="float" office:value="0.11072725662149">
            <text:p>0.1107272566</text:p>
          </table:table-cell>
        </table:table-row>
        <table:table-row table:style-name="ro1">
          <table:table-cell/>
          <table:table-cell office:value-type="string">
            <text:p>C:\Users\silva\Documents\repos\DATA\asap-dataset\Liszt/Mephisto_Waltz\HSU04_note_alignments</text:p>
          </table:table-cell>
          <table:table-cell office:value-type="string">
            <text:p>hole run in the middle, mismatch in the end</text:p>
          </table:table-cell>
          <table:table-cell office:value-type="float" office:value="859">
            <text:p>859</text:p>
          </table:table-cell>
          <table:table-cell office:value-type="float" office:value="931">
            <text:p>931</text:p>
          </table:table-cell>
          <table:table-cell office:value-type="float" office:value="11020">
            <text:p>11020</text:p>
          </table:table-cell>
          <table:table-cell office:value-type="float" office:value="0.0779491833030853">
            <text:p>0.0779491833</text:p>
          </table:table-cell>
          <table:table-cell office:value-type="float" office:value="0.0844827586206897">
            <text:p>0.0844827586</text:p>
          </table:table-cell>
        </table:table-row>
        <table:table-row table:style-name="ro1">
          <table:table-cell/>
          <table:table-cell office:value-type="string">
            <text:p>C:\Users\silva\Documents\repos\DATA\asap-dataset\Liszt/Mephisto_Waltz\JIA03_note_alignments</text:p>
          </table:table-cell>
          <table:table-cell office:value-type="string">
            <text:p>hole run in the middle, mismatch in the end</text:p>
          </table:table-cell>
          <table:table-cell office:value-type="float" office:value="584">
            <text:p>584</text:p>
          </table:table-cell>
          <table:table-cell office:value-type="float" office:value="862">
            <text:p>862</text:p>
          </table:table-cell>
          <table:table-cell office:value-type="float" office:value="10745">
            <text:p>10745</text:p>
          </table:table-cell>
          <table:table-cell office:value-type="float" office:value="0.0543508608655189">
            <text:p>0.0543508609</text:p>
          </table:table-cell>
          <table:table-cell office:value-type="float" office:value="0.0802233597021871">
            <text:p>0.0802233597</text:p>
          </table:table-cell>
        </table:table-row>
        <table:table-row table:style-name="ro1">
          <table:table-cell/>
          <table:table-cell office:value-type="string">
            <text:p>C:\Users\silva\Documents\repos\DATA\asap-dataset\Liszt/Mephisto_Waltz\JIA08_note_alignments</text:p>
          </table:table-cell>
          <table:table-cell office:value-type="string">
            <text:p>hole run in the middle, mismatch in the end</text:p>
          </table:table-cell>
          <table:table-cell office:value-type="float" office:value="753">
            <text:p>753</text:p>
          </table:table-cell>
          <table:table-cell office:value-type="float" office:value="910">
            <text:p>910</text:p>
          </table:table-cell>
          <table:table-cell office:value-type="float" office:value="10914">
            <text:p>10914</text:p>
          </table:table-cell>
          <table:table-cell office:value-type="float" office:value="0.0689939527212754">
            <text:p>0.0689939527</text:p>
          </table:table-cell>
          <table:table-cell office:value-type="float" office:value="0.0833791460509437">
            <text:p>0.0833791461</text:p>
          </table:table-cell>
        </table:table-row>
        <table:table-row table:style-name="ro1">
          <table:table-cell/>
          <table:table-cell office:value-type="string">
            <text:p>C:\Users\silva\Documents\repos\DATA\asap-dataset\Liszt/Mephisto_Waltz\Pavlovic03_note_alignments</text:p>
          </table:table-cell>
          <table:table-cell office:value-type="string">
            <text:p>hole run in the middle, mismatch in the end</text:p>
          </table:table-cell>
          <table:table-cell office:value-type="float" office:value="936">
            <text:p>936</text:p>
          </table:table-cell>
          <table:table-cell office:value-type="float" office:value="988">
            <text:p>988</text:p>
          </table:table-cell>
          <table:table-cell office:value-type="float" office:value="11097">
            <text:p>11097</text:p>
          </table:table-cell>
          <table:table-cell office:value-type="float" office:value="0.0843471208434712">
            <text:p>0.0843471208</text:p>
          </table:table-cell>
          <table:table-cell office:value-type="float" office:value="0.0890330720014419">
            <text:p>0.089033072</text:p>
          </table:table-cell>
        </table:table-row>
        <table:table-row table:style-name="ro1">
          <table:table-cell/>
          <table:table-cell office:value-type="string">
            <text:p>C:\Users\silva\Documents\repos\DATA\asap-dataset\Liszt/Mephisto_Waltz\Tysman07M_note_alignments</text:p>
          </table:table-cell>
          <table:table-cell office:value-type="string">
            <text:p>hole run in the middle, mismatch in the end</text:p>
          </table:table-cell>
          <table:table-cell office:value-type="float" office:value="855">
            <text:p>855</text:p>
          </table:table-cell>
          <table:table-cell office:value-type="float" office:value="664">
            <text:p>664</text:p>
          </table:table-cell>
          <table:table-cell office:value-type="float" office:value="11016">
            <text:p>11016</text:p>
          </table:table-cell>
          <table:table-cell office:value-type="float" office:value="0.0776143790849673">
            <text:p>0.0776143791</text:p>
          </table:table-cell>
          <table:table-cell office:value-type="float" office:value="0.0602759622367466">
            <text:p>0.0602759622</text:p>
          </table:table-cell>
        </table:table-row>
        <table:table-row table:style-name="ro1">
          <table:table-cell/>
          <table:table-cell office:value-type="string">
            <text:p>C:\Users\silva\Documents\repos\DATA\asap-dataset\Liszt/Mephisto_Waltz\WangV03_note_alignments</text:p>
          </table:table-cell>
          <table:table-cell office:value-type="string">
            <text:p>hole run in the middle, mismatch in the end</text:p>
          </table:table-cell>
          <table:table-cell office:value-type="float" office:value="1036">
            <text:p>1036</text:p>
          </table:table-cell>
          <table:table-cell office:value-type="float" office:value="1062">
            <text:p>1062</text:p>
          </table:table-cell>
          <table:table-cell office:value-type="float" office:value="11197">
            <text:p>11197</text:p>
          </table:table-cell>
          <table:table-cell office:value-type="float" office:value="0.0925247834241315">
            <text:p>0.0925247834</text:p>
          </table:table-cell>
          <table:table-cell office:value-type="float" office:value="0.0948468339733857">
            <text:p>0.094846834</text:p>
          </table:table-cell>
        </table:table-row>
        <table:table-row table:style-name="ro1">
          <table:table-cell/>
          <table:table-cell office:value-type="string">
            <text:p>C:\Users\silva\Documents\repos\DATA\asap-dataset\Chopin/Polonaises/53\Chon08M_note_alignments</text:p>
          </table:table-cell>
          <table:table-cell office:value-type="string">
            <text:p>holes</text:p>
          </table:table-cell>
          <table:table-cell office:value-type="float" office:value="549">
            <text:p>549</text:p>
          </table:table-cell>
          <table:table-cell office:value-type="float" office:value="591">
            <text:p>591</text:p>
          </table:table-cell>
          <table:table-cell office:value-type="float" office:value="6869">
            <text:p>6869</text:p>
          </table:table-cell>
          <table:table-cell office:value-type="float" office:value="0.0799242975687873">
            <text:p>0.0799242976</text:p>
          </table:table-cell>
          <table:table-cell office:value-type="float" office:value="0.0860387247051973">
            <text:p>0.0860387247</text:p>
          </table:table-cell>
        </table:table-row>
        <table:table-row table:style-name="ro1">
          <table:table-cell/>
          <table:table-cell office:value-type="string">
            <text:p>C:\Users\silva\Documents\repos\DATA\asap-dataset\Chopin/Polonaises/53\YeF11M_note_alignments</text:p>
          </table:table-cell>
          <table:table-cell office:value-type="string">
            <text:p>holes</text:p>
          </table:table-cell>
          <table:table-cell office:value-type="float" office:value="490">
            <text:p>490</text:p>
          </table:table-cell>
          <table:table-cell office:value-type="float" office:value="663">
            <text:p>663</text:p>
          </table:table-cell>
          <table:table-cell office:value-type="float" office:value="6810">
            <text:p>6810</text:p>
          </table:table-cell>
          <table:table-cell office:value-type="float" office:value="0.0719530102790015">
            <text:p>0.0719530103</text:p>
          </table:table-cell>
          <table:table-cell office:value-type="float" office:value="0.0973568281938326">
            <text:p>0.0973568282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664-3\KabuliL12M_note_alignments</text:p>
          </table:table-cell>
          <table:table-cell office:value-type="string">
            <text:p>holes</text:p>
          </table:table-cell>
          <table:table-cell office:value-type="float" office:value="143">
            <text:p>143</text:p>
          </table:table-cell>
          <table:table-cell office:value-type="float" office:value="157">
            <text:p>157</text:p>
          </table:table-cell>
          <table:table-cell office:value-type="float" office:value="3522">
            <text:p>3522</text:p>
          </table:table-cell>
          <table:table-cell office:value-type="float" office:value="0.0406019307211811">
            <text:p>0.0406019307</text:p>
          </table:table-cell>
          <table:table-cell office:value-type="float" office:value="0.0445769449176604">
            <text:p>0.0445769449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Piano_Sonatas/664-3\Lin07_note_alignments</text:p>
          </table:table-cell>
          <table:table-cell office:value-type="string">
            <text:p>holes, extraperf</text:p>
          </table:table-cell>
          <table:table-cell office:value-type="float" office:value="284">
            <text:p>284</text:p>
          </table:table-cell>
          <table:table-cell office:value-type="float" office:value="121">
            <text:p>121</text:p>
          </table:table-cell>
          <table:table-cell office:value-type="float" office:value="3663">
            <text:p>3663</text:p>
          </table:table-cell>
          <table:table-cell office:value-type="float" office:value="0.0775320775320775">
            <text:p>0.0775320775</text:p>
          </table:table-cell>
          <table:table-cell office:value-type="float" office:value="0.033033033033033">
            <text:p>0.033033033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142/3\Cui04_note_alignments</text:p>
          </table:table-cell>
          <table:table-cell office:value-type="string">
            <text:p>many mismatches</text:p>
          </table:table-cell>
          <table:table-cell office:value-type="float" office:value="405">
            <text:p>405</text:p>
          </table:table-cell>
          <table:table-cell office:value-type="float" office:value="930">
            <text:p>930</text:p>
          </table:table-cell>
          <table:table-cell office:value-type="float" office:value="7071">
            <text:p>7071</text:p>
          </table:table-cell>
          <table:table-cell office:value-type="float" office:value="0.0572761985574883">
            <text:p>0.0572761986</text:p>
          </table:table-cell>
          <table:table-cell office:value-type="float" office:value="0.131523122613492">
            <text:p>0.1315231226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142/3\Lin05_note_alignments</text:p>
          </table:table-cell>
          <table:table-cell office:value-type="string">
            <text:p>many mismatches</text:p>
          </table:table-cell>
          <table:table-cell office:value-type="float" office:value="356">
            <text:p>356</text:p>
          </table:table-cell>
          <table:table-cell office:value-type="float" office:value="644">
            <text:p>644</text:p>
          </table:table-cell>
          <table:table-cell office:value-type="float" office:value="7022">
            <text:p>7022</text:p>
          </table:table-cell>
          <table:table-cell office:value-type="float" office:value="0.0506978068926232">
            <text:p>0.0506978069</text:p>
          </table:table-cell>
          <table:table-cell office:value-type="float" office:value="0.0917117630304757">
            <text:p>0.091711763</text:p>
          </table:table-cell>
        </table:table-row>
        <table:table-row table:style-name="ro1">
          <table:table-cell/>
          <table:table-cell table:style-name="ce1" office:value-type="string">
            <text:p>C:\Users\silva\Documents\repos\DATA\asap-dataset\Schubert/Impromptu_op142/3\Richardson07M_note_alignments</text:p>
          </table:table-cell>
          <table:table-cell office:value-type="string">
            <text:p>many mismatches</text:p>
          </table:table-cell>
          <table:table-cell office:value-type="float" office:value="760">
            <text:p>760</text:p>
          </table:table-cell>
          <table:table-cell office:value-type="float" office:value="1275">
            <text:p>1275</text:p>
          </table:table-cell>
          <table:table-cell office:value-type="float" office:value="7391">
            <text:p>7391</text:p>
          </table:table-cell>
          <table:table-cell office:value-type="float" office:value="0.102827763496144">
            <text:p>0.1028277635</text:p>
          </table:table-cell>
          <table:table-cell office:value-type="float" office:value="0.172507103233663">
            <text:p>0.1725071032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142/3\RichardsonC06M_note_alignments</text:p>
          </table:table-cell>
          <table:table-cell office:value-type="string">
            <text:p>many mismatches</text:p>
          </table:table-cell>
          <table:table-cell office:value-type="float" office:value="350">
            <text:p>350</text:p>
          </table:table-cell>
          <table:table-cell office:value-type="float" office:value="718">
            <text:p>718</text:p>
          </table:table-cell>
          <table:table-cell office:value-type="float" office:value="7016">
            <text:p>7016</text:p>
          </table:table-cell>
          <table:table-cell office:value-type="float" office:value="0.0498859749144812">
            <text:p>0.0498859749</text:p>
          </table:table-cell>
          <table:table-cell office:value-type="float" office:value="0.102337514253136">
            <text:p>0.1023375143</text:p>
          </table:table-cell>
        </table:table-row>
        <table:table-row table:style-name="ro1">
          <table:table-cell/>
          <table:table-cell table:style-name="ce1" office:value-type="string">
            <text:p>C:\Users\silva\Documents\repos\DATA\asap-dataset\Schubert/Impromptu_op142/3\SunY08M_note_alignments</text:p>
          </table:table-cell>
          <table:table-cell office:value-type="string">
            <text:p>many mismatches</text:p>
          </table:table-cell>
          <table:table-cell office:value-type="float" office:value="2926">
            <text:p>2926</text:p>
          </table:table-cell>
          <table:table-cell office:value-type="float" office:value="3145">
            <text:p>3145</text:p>
          </table:table-cell>
          <table:table-cell office:value-type="float" office:value="8535">
            <text:p>8535</text:p>
          </table:table-cell>
          <table:table-cell office:value-type="float" office:value="0.34282366725249">
            <text:p>0.3428236673</text:p>
          </table:table-cell>
          <table:table-cell office:value-type="float" office:value="0.368482718219098">
            <text:p>0.3684827182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142/3\Tuncali02_note_alignments</text:p>
          </table:table-cell>
          <table:table-cell office:value-type="string">
            <text:p>many mismatches</text:p>
          </table:table-cell>
          <table:table-cell office:value-type="float" office:value="366">
            <text:p>366</text:p>
          </table:table-cell>
          <table:table-cell office:value-type="float" office:value="719">
            <text:p>719</text:p>
          </table:table-cell>
          <table:table-cell office:value-type="float" office:value="7032">
            <text:p>7032</text:p>
          </table:table-cell>
          <table:table-cell office:value-type="float" office:value="0.0520477815699659">
            <text:p>0.0520477816</text:p>
          </table:table-cell>
          <table:table-cell office:value-type="float" office:value="0.102246871444824">
            <text:p>0.1022468714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142/3\WangH06M_note_alignments</text:p>
          </table:table-cell>
          <table:table-cell office:value-type="string">
            <text:p>many mismatches</text:p>
          </table:table-cell>
          <table:table-cell office:value-type="float" office:value="354">
            <text:p>354</text:p>
          </table:table-cell>
          <table:table-cell office:value-type="float" office:value="715">
            <text:p>715</text:p>
          </table:table-cell>
          <table:table-cell office:value-type="float" office:value="7020">
            <text:p>7020</text:p>
          </table:table-cell>
          <table:table-cell office:value-type="float" office:value="0.0504273504273504">
            <text:p>0.0504273504</text:p>
          </table:table-cell>
          <table:table-cell office:value-type="float" office:value="0.101851851851852">
            <text:p>0.1018518519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142/3\YoungS06M_note_alignments</text:p>
          </table:table-cell>
          <table:table-cell office:value-type="string">
            <text:p>many mismatches</text:p>
          </table:table-cell>
          <table:table-cell office:value-type="float" office:value="364">
            <text:p>364</text:p>
          </table:table-cell>
          <table:table-cell office:value-type="float" office:value="678">
            <text:p>678</text:p>
          </table:table-cell>
          <table:table-cell office:value-type="float" office:value="7030">
            <text:p>7030</text:p>
          </table:table-cell>
          <table:table-cell office:value-type="float" office:value="0.051778093883357">
            <text:p>0.0517780939</text:p>
          </table:table-cell>
          <table:table-cell office:value-type="float" office:value="0.0964438122332859">
            <text:p>0.096443812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6-1\LuoJ03M_note_alignments</text:p>
          </table:table-cell>
          <table:table-cell office:value-type="string">
            <text:p>mismatch</text:p>
          </table:table-cell>
          <table:table-cell office:value-type="float" office:value="518">
            <text:p>518</text:p>
          </table:table-cell>
          <table:table-cell office:value-type="float" office:value="583">
            <text:p>583</text:p>
          </table:table-cell>
          <table:table-cell office:value-type="float" office:value="3923">
            <text:p>3923</text:p>
          </table:table-cell>
          <table:table-cell office:value-type="float" office:value="0.132041804741269">
            <text:p>0.1320418047</text:p>
          </table:table-cell>
          <table:table-cell office:value-type="float" office:value="0.148610757073668">
            <text:p>0.148610757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1\USHIKI05_note_alignments</text:p>
          </table:table-cell>
          <table:table-cell office:value-type="string">
            <text:p>mismatch</text:p>
          </table:table-cell>
          <table:table-cell office:value-type="float" office:value="1034">
            <text:p>1034</text:p>
          </table:table-cell>
          <table:table-cell office:value-type="float" office:value="1220">
            <text:p>1220</text:p>
          </table:table-cell>
          <table:table-cell office:value-type="float" office:value="5058">
            <text:p>5058</text:p>
          </table:table-cell>
          <table:table-cell office:value-type="float" office:value="0.204428627916172">
            <text:p>0.2044286279</text:p>
          </table:table-cell>
          <table:table-cell office:value-type="float" office:value="0.241202056148675">
            <text:p>0.241202056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7-3\KaszoS11M_note_alignments</text:p>
          </table:table-cell>
          <table:table-cell office:value-type="string">
            <text:p>mismatch</text:p>
          </table:table-cell>
          <table:table-cell office:value-type="float" office:value="954">
            <text:p>954</text:p>
          </table:table-cell>
          <table:table-cell office:value-type="float" office:value="1299">
            <text:p>1299</text:p>
          </table:table-cell>
          <table:table-cell office:value-type="float" office:value="5522">
            <text:p>5522</text:p>
          </table:table-cell>
          <table:table-cell office:value-type="float" office:value="0.172763491488591">
            <text:p>0.1727634915</text:p>
          </table:table-cell>
          <table:table-cell office:value-type="float" office:value="0.235240854762767">
            <text:p>0.235240854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1\KOLESO06M_note_alignments</text:p>
          </table:table-cell>
          <table:table-cell office:value-type="string">
            <text:p>mismatch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float" office:value="3433">
            <text:p>3433</text:p>
          </table:table-cell>
          <table:table-cell office:value-type="float" office:value="0.0323332362365278">
            <text:p>0.0323332362</text:p>
          </table:table-cell>
          <table:table-cell office:value-type="float" office:value="0.0329158170696184">
            <text:p>0.032915817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1\Levitsky01_note_alignments</text:p>
          </table:table-cell>
          <table:table-cell office:value-type="string">
            <text:p>mismatch</text:p>
          </table:table-cell>
          <table:table-cell office:value-type="float" office:value="26">
            <text:p>26</text:p>
          </table:table-cell>
          <table:table-cell office:value-type="float" office:value="127">
            <text:p>127</text:p>
          </table:table-cell>
          <table:table-cell office:value-type="float" office:value="3348">
            <text:p>3348</text:p>
          </table:table-cell>
          <table:table-cell office:value-type="float" office:value="0.00776583034647551">
            <text:p>0.0077658303</text:p>
          </table:table-cell>
          <table:table-cell office:value-type="float" office:value="0.0379330943847073">
            <text:p>0.037933094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18-1\Levitsky05M_note_alignments</text:p>
          </table:table-cell>
          <table:table-cell office:value-type="string">
            <text:p>mismatch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float" office:value="3350">
            <text:p>3350</text:p>
          </table:table-cell>
          <table:table-cell office:value-type="float" office:value="0.00835820895522388">
            <text:p>0.008358209</text:p>
          </table:table-cell>
          <table:table-cell office:value-type="float" office:value="0.0328358208955224">
            <text:p>0.032835820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4-2\Lisiecki05M_note_alignments</text:p>
          </table:table-cell>
          <table:table-cell office:value-type="string">
            <text:p>mismatch</text:p>
          </table:table-cell>
          <table:table-cell office:value-type="float" office:value="172">
            <text:p>172</text:p>
          </table:table-cell>
          <table:table-cell office:value-type="float" office:value="205">
            <text:p>205</text:p>
          </table:table-cell>
          <table:table-cell office:value-type="float" office:value="1987">
            <text:p>1987</text:p>
          </table:table-cell>
          <table:table-cell office:value-type="float" office:value="0.0865626572722698">
            <text:p>0.0865626573</text:p>
          </table:table-cell>
          <table:table-cell office:value-type="float" office:value="0.103170608958229">
            <text:p>0.10317060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0-1\CHEN02_note_alignments</text:p>
          </table:table-cell>
          <table:table-cell office:value-type="string">
            <text:p>mismatch</text:p>
          </table:table-cell>
          <table:table-cell office:value-type="float" office:value="128">
            <text:p>128</text:p>
          </table:table-cell>
          <table:table-cell office:value-type="float" office:value="245">
            <text:p>245</text:p>
          </table:table-cell>
          <table:table-cell office:value-type="float" office:value="1757">
            <text:p>1757</text:p>
          </table:table-cell>
          <table:table-cell office:value-type="float" office:value="0.0728514513375071">
            <text:p>0.0728514513</text:p>
          </table:table-cell>
          <table:table-cell office:value-type="float" office:value="0.139442231075697">
            <text:p>0.139442231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0-1\Hirata01_note_alignments</text:p>
          </table:table-cell>
          <table:table-cell office:value-type="string">
            <text:p>mismatch</text:p>
          </table:table-cell>
          <table:table-cell office:value-type="float" office:value="124">
            <text:p>124</text:p>
          </table:table-cell>
          <table:table-cell office:value-type="float" office:value="246">
            <text:p>246</text:p>
          </table:table-cell>
          <table:table-cell office:value-type="float" office:value="1753">
            <text:p>1753</text:p>
          </table:table-cell>
          <table:table-cell office:value-type="float" office:value="0.0707358813462636">
            <text:p>0.0707358813</text:p>
          </table:table-cell>
          <table:table-cell office:value-type="float" office:value="0.140330861380491">
            <text:p>0.140330861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0-1\Izzard01_note_alignments</text:p>
          </table:table-cell>
          <table:table-cell office:value-type="string">
            <text:p>mismatch</text:p>
          </table:table-cell>
          <table:table-cell office:value-type="float" office:value="125">
            <text:p>125</text:p>
          </table:table-cell>
          <table:table-cell office:value-type="float" office:value="254">
            <text:p>254</text:p>
          </table:table-cell>
          <table:table-cell office:value-type="float" office:value="1754">
            <text:p>1754</text:p>
          </table:table-cell>
          <table:table-cell office:value-type="float" office:value="0.0712656784492589">
            <text:p>0.0712656784</text:p>
          </table:table-cell>
          <table:table-cell office:value-type="float" office:value="0.144811858608894">
            <text:p>0.144811858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0-1\Katyukova01_note_alignments</text:p>
          </table:table-cell>
          <table:table-cell office:value-type="string">
            <text:p>mismatch</text:p>
          </table:table-cell>
          <table:table-cell office:value-type="float" office:value="122">
            <text:p>122</text:p>
          </table:table-cell>
          <table:table-cell office:value-type="float" office:value="246">
            <text:p>246</text:p>
          </table:table-cell>
          <table:table-cell office:value-type="float" office:value="1751">
            <text:p>1751</text:p>
          </table:table-cell>
          <table:table-cell office:value-type="float" office:value="0.0696744717304397">
            <text:p>0.0696744717</text:p>
          </table:table-cell>
          <table:table-cell office:value-type="float" office:value="0.140491147915477">
            <text:p>0.140491147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0-1\MaslovV02M_note_alignments</text:p>
          </table:table-cell>
          <table:table-cell office:value-type="string">
            <text:p>mismatch</text:p>
          </table:table-cell>
          <table:table-cell office:value-type="float" office:value="139">
            <text:p>139</text:p>
          </table:table-cell>
          <table:table-cell office:value-type="float" office:value="262">
            <text:p>262</text:p>
          </table:table-cell>
          <table:table-cell office:value-type="float" office:value="1768">
            <text:p>1768</text:p>
          </table:table-cell>
          <table:table-cell office:value-type="float" office:value="0.0786199095022624">
            <text:p>0.0786199095</text:p>
          </table:table-cell>
          <table:table-cell office:value-type="float" office:value="0.148190045248869">
            <text:p>0.148190045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0-1\Shelest02_note_alignments</text:p>
          </table:table-cell>
          <table:table-cell office:value-type="string">
            <text:p>mismatch</text:p>
          </table:table-cell>
          <table:table-cell office:value-type="float" office:value="133">
            <text:p>133</text:p>
          </table:table-cell>
          <table:table-cell office:value-type="float" office:value="253">
            <text:p>253</text:p>
          </table:table-cell>
          <table:table-cell office:value-type="float" office:value="1762">
            <text:p>1762</text:p>
          </table:table-cell>
          <table:table-cell office:value-type="float" office:value="0.0754824063564132">
            <text:p>0.0754824064</text:p>
          </table:table-cell>
          <table:table-cell office:value-type="float" office:value="0.143586833144154">
            <text:p>0.1435868331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0-1\TanakaM06M_note_alignments</text:p>
          </table:table-cell>
          <table:table-cell office:value-type="string">
            <text:p>mismatch</text:p>
          </table:table-cell>
          <table:table-cell office:value-type="float" office:value="128">
            <text:p>128</text:p>
          </table:table-cell>
          <table:table-cell office:value-type="float" office:value="259">
            <text:p>259</text:p>
          </table:table-cell>
          <table:table-cell office:value-type="float" office:value="1757">
            <text:p>1757</text:p>
          </table:table-cell>
          <table:table-cell office:value-type="float" office:value="0.0728514513375071">
            <text:p>0.0728514513</text:p>
          </table:table-cell>
          <table:table-cell office:value-type="float" office:value="0.147410358565737">
            <text:p>0.147410358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\30-1\TOIVIO01_note_alignments</text:p>
          </table:table-cell>
          <table:table-cell office:value-type="string">
            <text:p>mismatch</text:p>
          </table:table-cell>
          <table:table-cell office:value-type="float" office:value="130">
            <text:p>130</text:p>
          </table:table-cell>
          <table:table-cell office:value-type="float" office:value="264">
            <text:p>264</text:p>
          </table:table-cell>
          <table:table-cell office:value-type="float" office:value="1759">
            <text:p>1759</text:p>
          </table:table-cell>
          <table:table-cell office:value-type="float" office:value="0.0739056281978397">
            <text:p>0.0739056282</text:p>
          </table:table-cell>
          <table:table-cell office:value-type="float" office:value="0.150085275724844">
            <text:p>0.1500852757</text:p>
          </table:table-cell>
        </table:table-row>
        <table:table-row table:style-name="ro1">
          <table:table-cell/>
          <table:table-cell office:value-type="string">
            <text:p>C:\Users\silva\Documents\repos\DATA\asap-dataset\Chopin/Ballades/1\MunA19M_note_alignments</text:p>
          </table:table-cell>
          <table:table-cell office:value-type="string">
            <text:p>mismatch</text:p>
          </table:table-cell>
          <table:table-cell office:value-type="float" office:value="3128">
            <text:p>3128</text:p>
          </table:table-cell>
          <table:table-cell office:value-type="float" office:value="3187">
            <text:p>3187</text:p>
          </table:table-cell>
          <table:table-cell office:value-type="float" office:value="8300">
            <text:p>8300</text:p>
          </table:table-cell>
          <table:table-cell office:value-type="float" office:value="0.376867469879518">
            <text:p>0.3768674699</text:p>
          </table:table-cell>
          <table:table-cell office:value-type="float" office:value="0.383975903614458">
            <text:p>0.3839759036</text:p>
          </table:table-cell>
        </table:table-row>
        <table:table-row table:style-name="ro1">
          <table:table-cell/>
          <table:table-cell table:style-name="ce1" office:value-type="string">
            <text:p>C:\Users\silva\Documents\repos\DATA\asap-dataset\Chopin/Scherzos/20\Wong04M_note_alignments</text:p>
          </table:table-cell>
          <table:table-cell office:value-type="string">
            <text:p>mismatch</text:p>
          </table:table-cell>
          <table:table-cell office:value-type="float" office:value="3663">
            <text:p>3663</text:p>
          </table:table-cell>
          <table:table-cell office:value-type="float" office:value="3531">
            <text:p>3531</text:p>
          </table:table-cell>
          <table:table-cell office:value-type="float" office:value="8489">
            <text:p>8489</text:p>
          </table:table-cell>
          <table:table-cell office:value-type="float" office:value="0.431499587701732">
            <text:p>0.4314995877</text:p>
          </table:table-cell>
          <table:table-cell office:value-type="float" office:value="0.415950053009777">
            <text:p>0.415950053</text:p>
          </table:table-cell>
        </table:table-row>
        <table:table-row table:style-name="ro1">
          <table:table-cell/>
          <table:table-cell office:value-type="string">
            <text:p>C:\Users\silva\Documents\repos\DATA\asap-dataset\Glinka/The_Lark\Denisova10M_note_alignments</text:p>
          </table:table-cell>
          <table:table-cell office:value-type="string">
            <text:p>mismatch</text:p>
          </table:table-cell>
          <table:table-cell office:value-type="float" office:value="553">
            <text:p>553</text:p>
          </table:table-cell>
          <table:table-cell office:value-type="float" office:value="346">
            <text:p>346</text:p>
          </table:table-cell>
          <table:table-cell office:value-type="float" office:value="2677">
            <text:p>2677</text:p>
          </table:table-cell>
          <table:table-cell office:value-type="float" office:value="0.206574523720583">
            <text:p>0.2065745237</text:p>
          </table:table-cell>
          <table:table-cell office:value-type="float" office:value="0.129249159506911">
            <text:p>0.1292491595</text:p>
          </table:table-cell>
        </table:table-row>
        <table:table-row table:style-name="ro1">
          <table:table-cell/>
          <table:table-cell office:value-type="string">
            <text:p>C:\Users\silva\Documents\repos\DATA\asap-dataset\Glinka/The_Lark\Kleisen07M_note_alignments</text:p>
          </table:table-cell>
          <table:table-cell office:value-type="string">
            <text:p>mismatch</text:p>
          </table:table-cell>
          <table:table-cell office:value-type="float" office:value="504">
            <text:p>504</text:p>
          </table:table-cell>
          <table:table-cell office:value-type="float" office:value="422">
            <text:p>422</text:p>
          </table:table-cell>
          <table:table-cell office:value-type="float" office:value="2628">
            <text:p>2628</text:p>
          </table:table-cell>
          <table:table-cell office:value-type="float" office:value="0.191780821917808">
            <text:p>0.1917808219</text:p>
          </table:table-cell>
          <table:table-cell office:value-type="float" office:value="0.160578386605784">
            <text:p>0.1605783866</text:p>
          </table:table-cell>
        </table:table-row>
        <table:table-row table:style-name="ro1">
          <table:table-cell/>
          <table:table-cell office:value-type="string">
            <text:p>C:\Users\silva\Documents\repos\DATA\asap-dataset\Liszt/Sonata\Yeletskiy05M_note_alignments</text:p>
          </table:table-cell>
          <table:table-cell office:value-type="string">
            <text:p>mismatch <text:s text:c="2"/></text:p>
          </table:table-cell>
          <table:table-cell office:value-type="float" office:value="6074">
            <text:p>6074</text:p>
          </table:table-cell>
          <table:table-cell office:value-type="float" office:value="5518">
            <text:p>5518</text:p>
          </table:table-cell>
          <table:table-cell office:value-type="float" office:value="21817">
            <text:p>21817</text:p>
          </table:table-cell>
          <table:table-cell office:value-type="float" office:value="0.278406747032131">
            <text:p>0.278406747</text:p>
          </table:table-cell>
          <table:table-cell office:value-type="float" office:value="0.252922033276803">
            <text:p>0.2529220333</text:p>
          </table:table-cell>
        </table:table-row>
        <table:table-row table:style-name="ro1">
          <table:table-cell/>
          <table:table-cell office:value-type="string">
            <text:p>C:\Users\silva\Documents\repos\DATA\asap-dataset\Liszt/Sonata\Zuber07M_note_alignments</text:p>
          </table:table-cell>
          <table:table-cell office:value-type="string">
            <text:p>mismatch <text:s text:c="2"/></text:p>
          </table:table-cell>
          <table:table-cell office:value-type="float" office:value="9880">
            <text:p>9880</text:p>
          </table:table-cell>
          <table:table-cell office:value-type="float" office:value="9274">
            <text:p>9274</text:p>
          </table:table-cell>
          <table:table-cell office:value-type="float" office:value="25623">
            <text:p>25623</text:p>
          </table:table-cell>
          <table:table-cell office:value-type="float" office:value="0.385591070522577">
            <text:p>0.3855910705</text:p>
          </table:table-cell>
          <table:table-cell office:value-type="float" office:value="0.361940444132225">
            <text:p>0.3619404441</text:p>
          </table:table-cell>
        </table:table-row>
        <table:table-row table:style-name="ro1">
          <table:table-cell/>
          <table:table-cell office:value-type="string">
            <text:p>C:\Users\silva\Documents\repos\DATA\asap-dataset\Liszt/Annees_de_pelerinage_2/1_Gondoliera\LeungM08M_note_alignments</text:p>
          </table:table-cell>
          <table:table-cell office:value-type="string">
            <text:p>Mismatch 1 position</text:p>
          </table:table-cell>
          <table:table-cell office:value-type="float" office:value="263">
            <text:p>263</text:p>
          </table:table-cell>
          <table:table-cell office:value-type="float" office:value="213">
            <text:p>213</text:p>
          </table:table-cell>
          <table:table-cell office:value-type="float" office:value="2944">
            <text:p>2944</text:p>
          </table:table-cell>
          <table:table-cell office:value-type="float" office:value="0.0893342391304348">
            <text:p>0.0893342391</text:p>
          </table:table-cell>
          <table:table-cell office:value-type="float" office:value="0.0723505434782609">
            <text:p>0.0723505435</text:p>
          </table:table-cell>
        </table:table-row>
        <table:table-row table:style-name="ro1">
          <table:table-cell/>
          <table:table-cell office:value-type="string">
            <text:p>C:\Users\silva\Documents\repos\DATA\asap-dataset\Mozart/Piano_Sonatas/12-3\BLINOV01_note_alignments</text:p>
          </table:table-cell>
          <table:table-cell office:value-type="string">
            <text:p>Mismatch 1 position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2998">
            <text:p>2998</text:p>
          </table:table-cell>
          <table:table-cell office:value-type="float" office:value="0.0230153435623749">
            <text:p>0.0230153436</text:p>
          </table:table-cell>
          <table:table-cell office:value-type="float" office:value="0.0133422281521014">
            <text:p>0.0133422282</text:p>
          </table:table-cell>
        </table:table-row>
        <table:table-row table:style-name="ro1">
          <table:table-cell/>
          <table:table-cell office:value-type="string">
            <text:p>C:\Users\silva\Documents\repos\DATA\asap-dataset\Liszt/Annees_de_pelerinage_2/1_Gondoliera\LeungM12M_note_alignments</text:p>
          </table:table-cell>
          <table:table-cell office:value-type="string">
            <text:p>Mismatch 2 position</text:p>
          </table:table-cell>
          <table:table-cell office:value-type="float" office:value="302">
            <text:p>302</text:p>
          </table:table-cell>
          <table:table-cell office:value-type="float" office:value="190">
            <text:p>190</text:p>
          </table:table-cell>
          <table:table-cell office:value-type="float" office:value="2983">
            <text:p>2983</text:p>
          </table:table-cell>
          <table:table-cell office:value-type="float" office:value="0.101240362051626">
            <text:p>0.1012403621</text:p>
          </table:table-cell>
          <table:table-cell office:value-type="float" office:value="0.0636942675159236">
            <text:p>0.0636942675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2\Denisova11M_note_alignments</text:p>
          </table:table-cell>
          <table:table-cell office:value-type="string">
            <text:p>mismatch run hole</text:p>
          </table:table-cell>
          <table:table-cell office:value-type="float" office:value="203">
            <text:p>203</text:p>
          </table:table-cell>
          <table:table-cell office:value-type="float" office:value="267">
            <text:p>267</text:p>
          </table:table-cell>
          <table:table-cell office:value-type="float" office:value="3419">
            <text:p>3419</text:p>
          </table:table-cell>
          <table:table-cell office:value-type="float" office:value="0.0593740859900556">
            <text:p>0.059374086</text:p>
          </table:table-cell>
          <table:table-cell office:value-type="float" office:value="0.078093009651945">
            <text:p>0.0780930097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2\Dossin03_note_alignments</text:p>
          </table:table-cell>
          <table:table-cell office:value-type="string">
            <text:p>mismatch run hole</text:p>
          </table:table-cell>
          <table:table-cell office:value-type="float" office:value="236">
            <text:p>236</text:p>
          </table:table-cell>
          <table:table-cell office:value-type="float" office:value="274">
            <text:p>274</text:p>
          </table:table-cell>
          <table:table-cell office:value-type="float" office:value="3452">
            <text:p>3452</text:p>
          </table:table-cell>
          <table:table-cell office:value-type="float" office:value="0.0683661645422943">
            <text:p>0.0683661645</text:p>
          </table:table-cell>
          <table:table-cell office:value-type="float" office:value="0.0793742757821553">
            <text:p>0.0793742758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2\FaB06M_note_alignments</text:p>
          </table:table-cell>
          <table:table-cell office:value-type="string">
            <text:p>mismatch run hole</text:p>
          </table:table-cell>
          <table:table-cell office:value-type="float" office:value="208">
            <text:p>208</text:p>
          </table:table-cell>
          <table:table-cell office:value-type="float" office:value="278">
            <text:p>278</text:p>
          </table:table-cell>
          <table:table-cell office:value-type="float" office:value="3424">
            <text:p>3424</text:p>
          </table:table-cell>
          <table:table-cell office:value-type="float" office:value="0.0607476635514019">
            <text:p>0.0607476636</text:p>
          </table:table-cell>
          <table:table-cell office:value-type="float" office:value="0.0811915887850467">
            <text:p>0.0811915888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2\HuNY06M_note_alignments</text:p>
          </table:table-cell>
          <table:table-cell office:value-type="string">
            <text:p>mismatch run hole</text:p>
          </table:table-cell>
          <table:table-cell office:value-type="float" office:value="200">
            <text:p>200</text:p>
          </table:table-cell>
          <table:table-cell office:value-type="float" office:value="264">
            <text:p>264</text:p>
          </table:table-cell>
          <table:table-cell office:value-type="float" office:value="3416">
            <text:p>3416</text:p>
          </table:table-cell>
          <table:table-cell office:value-type="float" office:value="0.0585480093676815">
            <text:p>0.0585480094</text:p>
          </table:table-cell>
          <table:table-cell office:value-type="float" office:value="0.0772833723653396">
            <text:p>0.0772833724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2\KaiRuiR05M_note_alignments</text:p>
          </table:table-cell>
          <table:table-cell office:value-type="string">
            <text:p>mismatch run hole</text:p>
          </table:table-cell>
          <table:table-cell office:value-type="float" office:value="199">
            <text:p>199</text:p>
          </table:table-cell>
          <table:table-cell office:value-type="float" office:value="261">
            <text:p>261</text:p>
          </table:table-cell>
          <table:table-cell office:value-type="float" office:value="3415">
            <text:p>3415</text:p>
          </table:table-cell>
          <table:table-cell office:value-type="float" office:value="0.0582723279648609">
            <text:p>0.058272328</text:p>
          </table:table-cell>
          <table:table-cell office:value-type="float" office:value="0.0764275256222548">
            <text:p>0.0764275256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2\Levitsky09M_note_alignments</text:p>
          </table:table-cell>
          <table:table-cell office:value-type="string">
            <text:p>mismatch run hole</text:p>
          </table:table-cell>
          <table:table-cell office:value-type="float" office:value="206">
            <text:p>206</text:p>
          </table:table-cell>
          <table:table-cell office:value-type="float" office:value="305">
            <text:p>305</text:p>
          </table:table-cell>
          <table:table-cell office:value-type="float" office:value="3422">
            <text:p>3422</text:p>
          </table:table-cell>
          <table:table-cell office:value-type="float" office:value="0.0601987142022209">
            <text:p>0.0601987142</text:p>
          </table:table-cell>
          <table:table-cell office:value-type="float" office:value="0.0891291642314436">
            <text:p>0.0891291642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Impromptu_op.90_D.899/2\Nikiforov09M_note_alignments</text:p>
          </table:table-cell>
          <table:table-cell office:value-type="string">
            <text:p>mismatch run hole</text:p>
          </table:table-cell>
          <table:table-cell office:value-type="float" office:value="208">
            <text:p>208</text:p>
          </table:table-cell>
          <table:table-cell office:value-type="float" office:value="301">
            <text:p>301</text:p>
          </table:table-cell>
          <table:table-cell office:value-type="float" office:value="3424">
            <text:p>3424</text:p>
          </table:table-cell>
          <table:table-cell office:value-type="float" office:value="0.0607476635514019">
            <text:p>0.0607476636</text:p>
          </table:table-cell>
          <table:table-cell office:value-type="float" office:value="0.0879088785046729">
            <text:p>0.0879088785</text:p>
          </table:table-cell>
        </table:table-row>
        <table:table-row table:style-name="ro1">
          <table:table-cell/>
          <table:table-cell office:value-type="string">
            <text:p>C:\Users\silva\Documents\repos\DATA\asap-dataset\Ravel/Miroirs/4_Alborada_del_gracioso\Chan02_note_alignments</text:p>
          </table:table-cell>
          <table:table-cell office:value-type="string">
            <text:p>mismatch section in the end</text:p>
          </table:table-cell>
          <table:table-cell office:value-type="float" office:value="656">
            <text:p>656</text:p>
          </table:table-cell>
          <table:table-cell office:value-type="float" office:value="928">
            <text:p>928</text:p>
          </table:table-cell>
          <table:table-cell office:value-type="float" office:value="5054">
            <text:p>5054</text:p>
          </table:table-cell>
          <table:table-cell office:value-type="float" office:value="0.129798179659675">
            <text:p>0.1297981797</text:p>
          </table:table-cell>
          <table:table-cell office:value-type="float" office:value="0.183616937079541">
            <text:p>0.1836169371</text:p>
          </table:table-cell>
        </table:table-row>
        <table:table-row table:style-name="ro1">
          <table:table-cell/>
          <table:table-cell table:style-name="ce1" office:value-type="string">
            <text:p>C:\Users\silva\Documents\repos\DATA\asap-dataset\Ravel/Miroirs/4_Alborada_del_gracioso\CHOE02_note_alignments</text:p>
          </table:table-cell>
          <table:table-cell office:value-type="string">
            <text:p>mismatch section in the end</text:p>
          </table:table-cell>
          <table:table-cell office:value-type="float" office:value="1575">
            <text:p>1575</text:p>
          </table:table-cell>
          <table:table-cell office:value-type="float" office:value="1754">
            <text:p>1754</text:p>
          </table:table-cell>
          <table:table-cell office:value-type="float" office:value="5966">
            <text:p>5966</text:p>
          </table:table-cell>
          <table:table-cell office:value-type="float" office:value="0.263995977204157">
            <text:p>0.2639959772</text:p>
          </table:table-cell>
          <table:table-cell office:value-type="float" office:value="0.293999329534026">
            <text:p>0.2939993295</text:p>
          </table:table-cell>
        </table:table-row>
        <table:table-row table:style-name="ro1">
          <table:table-cell/>
          <table:table-cell office:value-type="string">
            <text:p>C:\Users\silva\Documents\repos\DATA\asap-dataset\Ravel/Miroirs/4_Alborada_del_gracioso\DupreeF21_note_alignments</text:p>
          </table:table-cell>
          <table:table-cell office:value-type="string">
            <text:p>mismatch section in the end</text:p>
          </table:table-cell>
          <table:table-cell office:value-type="float" office:value="694">
            <text:p>694</text:p>
          </table:table-cell>
          <table:table-cell office:value-type="float" office:value="730">
            <text:p>730</text:p>
          </table:table-cell>
          <table:table-cell office:value-type="float" office:value="5092">
            <text:p>5092</text:p>
          </table:table-cell>
          <table:table-cell office:value-type="float" office:value="0.136292223095051">
            <text:p>0.1362922231</text:p>
          </table:table-cell>
          <table:table-cell office:value-type="float" office:value="0.143362136684996">
            <text:p>0.1433621367</text:p>
          </table:table-cell>
        </table:table-row>
        <table:table-row table:style-name="ro1">
          <table:table-cell/>
          <table:table-cell office:value-type="string">
            <text:p>C:\Users\silva\Documents\repos\DATA\asap-dataset\Ravel/Miroirs/4_Alborada_del_gracioso\HUAN_J07_note_alignments</text:p>
          </table:table-cell>
          <table:table-cell office:value-type="string">
            <text:p>mismatch section in the end</text:p>
          </table:table-cell>
          <table:table-cell office:value-type="float" office:value="692">
            <text:p>692</text:p>
          </table:table-cell>
          <table:table-cell office:value-type="float" office:value="807">
            <text:p>807</text:p>
          </table:table-cell>
          <table:table-cell office:value-type="float" office:value="5090">
            <text:p>5090</text:p>
          </table:table-cell>
          <table:table-cell office:value-type="float" office:value="0.135952848722986">
            <text:p>0.1359528487</text:p>
          </table:table-cell>
          <table:table-cell office:value-type="float" office:value="0.158546168958743">
            <text:p>0.158546169</text:p>
          </table:table-cell>
        </table:table-row>
        <table:table-row table:style-name="ro1">
          <table:table-cell/>
          <table:table-cell office:value-type="string">
            <text:p>C:\Users\silva\Documents\repos\DATA\asap-dataset\Ravel/Miroirs/4_Alborada_del_gracioso\KimHJ09_note_alignments</text:p>
          </table:table-cell>
          <table:table-cell office:value-type="string">
            <text:p>mismatch section in the end</text:p>
          </table:table-cell>
          <table:table-cell office:value-type="float" office:value="627">
            <text:p>627</text:p>
          </table:table-cell>
          <table:table-cell office:value-type="float" office:value="925">
            <text:p>925</text:p>
          </table:table-cell>
          <table:table-cell office:value-type="float" office:value="5025">
            <text:p>5025</text:p>
          </table:table-cell>
          <table:table-cell office:value-type="float" office:value="0.124776119402985">
            <text:p>0.1247761194</text:p>
          </table:table-cell>
          <table:table-cell office:value-type="float" office:value="0.18407960199005">
            <text:p>0.184079602</text:p>
          </table:table-cell>
        </table:table-row>
        <table:table-row table:style-name="ro1">
          <table:table-cell/>
          <table:table-cell office:value-type="string">
            <text:p>C:\Users\silva\Documents\repos\DATA\asap-dataset\Ravel/Miroirs/4_Alborada_del_gracioso\LeeN11_note_alignments</text:p>
          </table:table-cell>
          <table:table-cell office:value-type="string">
            <text:p>mismatch section in the end</text:p>
          </table:table-cell>
          <table:table-cell office:value-type="float" office:value="627">
            <text:p>627</text:p>
          </table:table-cell>
          <table:table-cell office:value-type="float" office:value="1162">
            <text:p>1162</text:p>
          </table:table-cell>
          <table:table-cell office:value-type="float" office:value="5025">
            <text:p>5025</text:p>
          </table:table-cell>
          <table:table-cell office:value-type="float" office:value="0.124776119402985">
            <text:p>0.1247761194</text:p>
          </table:table-cell>
          <table:table-cell office:value-type="float" office:value="0.231243781094527">
            <text:p>0.2312437811</text:p>
          </table:table-cell>
        </table:table-row>
        <table:table-row table:style-name="ro1">
          <table:table-cell/>
          <table:table-cell office:value-type="string">
            <text:p>C:\Users\silva\Documents\repos\DATA\asap-dataset\Ravel/Miroirs/4_Alborada_del_gracioso\Shamray04_note_alignments</text:p>
          </table:table-cell>
          <table:table-cell office:value-type="string">
            <text:p>mismatch section in the end</text:p>
          </table:table-cell>
          <table:table-cell office:value-type="float" office:value="713">
            <text:p>713</text:p>
          </table:table-cell>
          <table:table-cell office:value-type="float" office:value="844">
            <text:p>844</text:p>
          </table:table-cell>
          <table:table-cell office:value-type="float" office:value="5111">
            <text:p>5111</text:p>
          </table:table-cell>
          <table:table-cell office:value-type="float" office:value="0.139503032674623">
            <text:p>0.1395030327</text:p>
          </table:table-cell>
          <table:table-cell office:value-type="float" office:value="0.16513402465271">
            <text:p>0.1651340247</text:p>
          </table:table-cell>
        </table:table-row>
        <table:table-row table:style-name="ro1">
          <table:table-cell/>
          <table:table-cell table:style-name="ce1" office:value-type="string">
            <text:p>C:\Users\silva\Documents\repos\DATA\asap-dataset\Ravel/Miroirs/4_Alborada_del_gracioso\Shamray08_note_alignments</text:p>
          </table:table-cell>
          <table:table-cell office:value-type="string">
            <text:p>mismatch section in the end</text:p>
          </table:table-cell>
          <table:table-cell office:value-type="float" office:value="1493">
            <text:p>1493</text:p>
          </table:table-cell>
          <table:table-cell office:value-type="float" office:value="1644">
            <text:p>1644</text:p>
          </table:table-cell>
          <table:table-cell office:value-type="float" office:value="5884">
            <text:p>5884</text:p>
          </table:table-cell>
          <table:table-cell office:value-type="float" office:value="0.253738953093134">
            <text:p>0.2537389531</text:p>
          </table:table-cell>
          <table:table-cell office:value-type="float" office:value="0.279401767505099">
            <text:p>0.2794017675</text:p>
          </table:table-cell>
        </table:table-row>
        <table:table-row table:style-name="ro1">
          <table:table-cell/>
          <table:table-cell office:value-type="string">
            <text:p>C:\Users\silva\Documents\repos\DATA\asap-dataset\Ravel/Miroirs/4_Alborada_del_gracioso\ShevchenkoO08_note_alignments</text:p>
          </table:table-cell>
          <table:table-cell office:value-type="string">
            <text:p>mismatch section in the end</text:p>
          </table:table-cell>
          <table:table-cell office:value-type="float" office:value="606">
            <text:p>606</text:p>
          </table:table-cell>
          <table:table-cell office:value-type="float" office:value="934">
            <text:p>934</text:p>
          </table:table-cell>
          <table:table-cell office:value-type="float" office:value="5004">
            <text:p>5004</text:p>
          </table:table-cell>
          <table:table-cell office:value-type="float" office:value="0.121103117505995">
            <text:p>0.1211031175</text:p>
          </table:table-cell>
          <table:table-cell office:value-type="float" office:value="0.186650679456435">
            <text:p>0.1866506795</text:p>
          </table:table-cell>
        </table:table-row>
        <table:table-row table:style-name="ro1">
          <table:table-cell/>
          <table:table-cell office:value-type="string">
            <text:p>C:\Users\silva\Documents\repos\DATA\asap-dataset\Ravel/Miroirs/4_Alborada_del_gracioso\Zhdanov09_note_alignments</text:p>
          </table:table-cell>
          <table:table-cell office:value-type="string">
            <text:p>mismatch section in the end</text:p>
          </table:table-cell>
          <table:table-cell office:value-type="float" office:value="713">
            <text:p>713</text:p>
          </table:table-cell>
          <table:table-cell office:value-type="float" office:value="914">
            <text:p>914</text:p>
          </table:table-cell>
          <table:table-cell office:value-type="float" office:value="5111">
            <text:p>5111</text:p>
          </table:table-cell>
          <table:table-cell office:value-type="float" office:value="0.139503032674623">
            <text:p>0.1395030327</text:p>
          </table:table-cell>
          <table:table-cell office:value-type="float" office:value="0.178829974564664">
            <text:p>0.1788299746</text:p>
          </table:table-cell>
        </table:table-row>
        <table:table-row table:style-name="ro1">
          <table:table-cell/>
          <table:table-cell office:value-type="string">
            <text:p>C:\Users\silva\Documents\repos\DATA\asap-dataset\Debussy/Pour_le_Piano/1\MunA12M_note_alignments</text:p>
          </table:table-cell>
          <table:table-cell office:value-type="string">
            <text:p>mismatch towards the end</text:p>
          </table:table-cell>
          <table:table-cell office:value-type="float" office:value="280">
            <text:p>280</text:p>
          </table:table-cell>
          <table:table-cell office:value-type="float" office:value="426">
            <text:p>426</text:p>
          </table:table-cell>
          <table:table-cell office:value-type="float" office:value="3630">
            <text:p>3630</text:p>
          </table:table-cell>
          <table:table-cell office:value-type="float" office:value="0.0771349862258953">
            <text:p>0.0771349862</text:p>
          </table:table-cell>
          <table:table-cell office:value-type="float" office:value="0.117355371900826">
            <text:p>0.1173553719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2-2\KOLESO04M_note_alignments</text:p>
          </table:table-cell>
          <table:table-cell office:value-type="string">
            <text:p>missing bass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2845">
            <text:p>2845</text:p>
          </table:table-cell>
          <table:table-cell office:value-type="float" office:value="0.0312829525483304">
            <text:p>0.0312829525</text:p>
          </table:table-cell>
          <table:table-cell office:value-type="float" office:value="0.00351493848857645">
            <text:p>0.003514938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Cai01_note_alignments</text:p>
          </table:table-cell>
          <table:table-cell office:value-type="string">
            <text:p>score disaster</text:p>
          </table:table-cell>
          <table:table-cell office:value-type="float" office:value="321">
            <text:p>321</text:p>
          </table:table-cell>
          <table:table-cell office:value-type="float" office:value="598">
            <text:p>598</text:p>
          </table:table-cell>
          <table:table-cell office:value-type="float" office:value="6848">
            <text:p>6848</text:p>
          </table:table-cell>
          <table:table-cell office:value-type="float" office:value="0.046875">
            <text:p>0.046875</text:p>
          </table:table-cell>
          <table:table-cell office:value-type="float" office:value="0.0873247663551402">
            <text:p>0.087324766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Duepree01_note_alignments</text:p>
          </table:table-cell>
          <table:table-cell office:value-type="string">
            <text:p>score disaster</text:p>
          </table:table-cell>
          <table:table-cell office:value-type="float" office:value="286">
            <text:p>286</text:p>
          </table:table-cell>
          <table:table-cell office:value-type="float" office:value="463">
            <text:p>463</text:p>
          </table:table-cell>
          <table:table-cell office:value-type="float" office:value="6813">
            <text:p>6813</text:p>
          </table:table-cell>
          <table:table-cell office:value-type="float" office:value="0.0419785703801556">
            <text:p>0.0419785704</text:p>
          </table:table-cell>
          <table:table-cell office:value-type="float" office:value="0.0679583149860561">
            <text:p>0.067958315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Duepree05M_note_alignments</text:p>
          </table:table-cell>
          <table:table-cell office:value-type="string">
            <text:p>score disaster</text:p>
          </table:table-cell>
          <table:table-cell office:value-type="float" office:value="289">
            <text:p>289</text:p>
          </table:table-cell>
          <table:table-cell office:value-type="float" office:value="454">
            <text:p>454</text:p>
          </table:table-cell>
          <table:table-cell office:value-type="float" office:value="6816">
            <text:p>6816</text:p>
          </table:table-cell>
          <table:table-cell office:value-type="float" office:value="0.0424002347417841">
            <text:p>0.0424002347</text:p>
          </table:table-cell>
          <table:table-cell office:value-type="float" office:value="0.0666079812206573">
            <text:p>0.066607981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Gintov01_note_alignments</text:p>
          </table:table-cell>
          <table:table-cell office:value-type="string">
            <text:p>score disaster</text:p>
          </table:table-cell>
          <table:table-cell office:value-type="float" office:value="441">
            <text:p>441</text:p>
          </table:table-cell>
          <table:table-cell office:value-type="float" office:value="575">
            <text:p>575</text:p>
          </table:table-cell>
          <table:table-cell office:value-type="float" office:value="6968">
            <text:p>6968</text:p>
          </table:table-cell>
          <table:table-cell office:value-type="float" office:value="0.0632893226176808">
            <text:p>0.0632893226</text:p>
          </table:table-cell>
          <table:table-cell office:value-type="float" office:value="0.0825200918484501">
            <text:p>0.082520091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Guo03M_note_alignments</text:p>
          </table:table-cell>
          <table:table-cell office:value-type="string">
            <text:p>score disaster</text:p>
          </table:table-cell>
          <table:table-cell office:value-type="float" office:value="367">
            <text:p>367</text:p>
          </table:table-cell>
          <table:table-cell office:value-type="float" office:value="528">
            <text:p>528</text:p>
          </table:table-cell>
          <table:table-cell office:value-type="float" office:value="6894">
            <text:p>6894</text:p>
          </table:table-cell>
          <table:table-cell office:value-type="float" office:value="0.05323469683783">
            <text:p>0.0532346968</text:p>
          </table:table-cell>
          <table:table-cell office:value-type="float" office:value="0.0765883376849434">
            <text:p>0.076588337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Huangci02_note_alignments</text:p>
          </table:table-cell>
          <table:table-cell office:value-type="string">
            <text:p>score disaster</text:p>
          </table:table-cell>
          <table:table-cell office:value-type="float" office:value="381">
            <text:p>381</text:p>
          </table:table-cell>
          <table:table-cell office:value-type="float" office:value="526">
            <text:p>526</text:p>
          </table:table-cell>
          <table:table-cell office:value-type="float" office:value="6908">
            <text:p>6908</text:p>
          </table:table-cell>
          <table:table-cell office:value-type="float" office:value="0.0551534452808338">
            <text:p>0.0551534453</text:p>
          </table:table-cell>
          <table:table-cell office:value-type="float" office:value="0.0761436016213086">
            <text:p>0.0761436016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JIA02_note_alignments</text:p>
          </table:table-cell>
          <table:table-cell office:value-type="string">
            <text:p>score disaster</text:p>
          </table:table-cell>
          <table:table-cell office:value-type="float" office:value="311">
            <text:p>311</text:p>
          </table:table-cell>
          <table:table-cell office:value-type="float" office:value="601">
            <text:p>601</text:p>
          </table:table-cell>
          <table:table-cell office:value-type="float" office:value="6838">
            <text:p>6838</text:p>
          </table:table-cell>
          <table:table-cell office:value-type="float" office:value="0.045481134834747">
            <text:p>0.0454811348</text:p>
          </table:table-cell>
          <table:table-cell office:value-type="float" office:value="0.0878911962562153">
            <text:p>0.087891196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KARYAG01_note_alignments</text:p>
          </table:table-cell>
          <table:table-cell office:value-type="string">
            <text:p>score disaster</text:p>
          </table:table-cell>
          <table:table-cell office:value-type="float" office:value="372">
            <text:p>372</text:p>
          </table:table-cell>
          <table:table-cell office:value-type="float" office:value="507">
            <text:p>507</text:p>
          </table:table-cell>
          <table:table-cell office:value-type="float" office:value="6899">
            <text:p>6899</text:p>
          </table:table-cell>
          <table:table-cell office:value-type="float" office:value="0.0539208580953761">
            <text:p>0.0539208581</text:p>
          </table:table-cell>
          <table:table-cell office:value-type="float" office:value="0.0734889114364401">
            <text:p>0.0734889114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Ladid01_note_alignments</text:p>
          </table:table-cell>
          <table:table-cell office:value-type="string">
            <text:p>score disaster</text:p>
          </table:table-cell>
          <table:table-cell office:value-type="float" office:value="391">
            <text:p>391</text:p>
          </table:table-cell>
          <table:table-cell office:value-type="float" office:value="517">
            <text:p>517</text:p>
          </table:table-cell>
          <table:table-cell office:value-type="float" office:value="6918">
            <text:p>6918</text:p>
          </table:table-cell>
          <table:table-cell office:value-type="float" office:value="0.0565192252095982">
            <text:p>0.0565192252</text:p>
          </table:table-cell>
          <table:table-cell office:value-type="float" office:value="0.0747325816710032">
            <text:p>0.074732581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LiuC02M_note_alignments</text:p>
          </table:table-cell>
          <table:table-cell office:value-type="string">
            <text:p>score disaster</text:p>
          </table:table-cell>
          <table:table-cell office:value-type="float" office:value="263">
            <text:p>263</text:p>
          </table:table-cell>
          <table:table-cell office:value-type="float" office:value="600">
            <text:p>600</text:p>
          </table:table-cell>
          <table:table-cell office:value-type="float" office:value="6790">
            <text:p>6790</text:p>
          </table:table-cell>
          <table:table-cell office:value-type="float" office:value="0.0387334315169367">
            <text:p>0.0387334315</text:p>
          </table:table-cell>
          <table:table-cell office:value-type="float" office:value="0.0883652430044183">
            <text:p>0.08836524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Mizumoto06M_note_alignments</text:p>
          </table:table-cell>
          <table:table-cell office:value-type="string">
            <text:p>score disaster</text:p>
          </table:table-cell>
          <table:table-cell office:value-type="float" office:value="401">
            <text:p>401</text:p>
          </table:table-cell>
          <table:table-cell office:value-type="float" office:value="958">
            <text:p>958</text:p>
          </table:table-cell>
          <table:table-cell office:value-type="float" office:value="6928">
            <text:p>6928</text:p>
          </table:table-cell>
          <table:table-cell office:value-type="float" office:value="0.0578810623556582">
            <text:p>0.0578810624</text:p>
          </table:table-cell>
          <table:table-cell office:value-type="float" office:value="0.138279445727483">
            <text:p>0.138279445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Na01_note_alignments</text:p>
          </table:table-cell>
          <table:table-cell office:value-type="string">
            <text:p>score disaster</text:p>
          </table:table-cell>
          <table:table-cell office:value-type="float" office:value="484">
            <text:p>484</text:p>
          </table:table-cell>
          <table:table-cell office:value-type="float" office:value="514">
            <text:p>514</text:p>
          </table:table-cell>
          <table:table-cell office:value-type="float" office:value="7011">
            <text:p>7011</text:p>
          </table:table-cell>
          <table:table-cell office:value-type="float" office:value="0.0690343745542719">
            <text:p>0.0690343746</text:p>
          </table:table-cell>
          <table:table-cell office:value-type="float" office:value="0.0733133647125945">
            <text:p>0.0733133647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Teo02M_note_alignments</text:p>
          </table:table-cell>
          <table:table-cell office:value-type="string">
            <text:p>score disaster</text:p>
          </table:table-cell>
          <table:table-cell office:value-type="float" office:value="342">
            <text:p>342</text:p>
          </table:table-cell>
          <table:table-cell office:value-type="float" office:value="627">
            <text:p>627</text:p>
          </table:table-cell>
          <table:table-cell office:value-type="float" office:value="6869">
            <text:p>6869</text:p>
          </table:table-cell>
          <table:table-cell office:value-type="float" office:value="0.0497889066821954">
            <text:p>0.0497889067</text:p>
          </table:table-cell>
          <table:table-cell office:value-type="float" office:value="0.0912796622506915">
            <text:p>0.091279662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Tran01_note_alignments</text:p>
          </table:table-cell>
          <table:table-cell office:value-type="string">
            <text:p>score disaster</text:p>
          </table:table-cell>
          <table:table-cell office:value-type="float" office:value="481">
            <text:p>481</text:p>
          </table:table-cell>
          <table:table-cell office:value-type="float" office:value="599">
            <text:p>599</text:p>
          </table:table-cell>
          <table:table-cell office:value-type="float" office:value="7008">
            <text:p>7008</text:p>
          </table:table-cell>
          <table:table-cell office:value-type="float" office:value="0.0686358447488585">
            <text:p>0.0686358447</text:p>
          </table:table-cell>
          <table:table-cell office:value-type="float" office:value="0.0854737442922375">
            <text:p>0.0854737443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Yeletskiy01_note_alignments</text:p>
          </table:table-cell>
          <table:table-cell office:value-type="string">
            <text:p>score disaster</text:p>
          </table:table-cell>
          <table:table-cell office:value-type="float" office:value="275">
            <text:p>275</text:p>
          </table:table-cell>
          <table:table-cell office:value-type="float" office:value="487">
            <text:p>487</text:p>
          </table:table-cell>
          <table:table-cell office:value-type="float" office:value="6802">
            <text:p>6802</text:p>
          </table:table-cell>
          <table:table-cell office:value-type="float" office:value="0.0404292855042635">
            <text:p>0.0404292855</text:p>
          </table:table-cell>
          <table:table-cell office:value-type="float" office:value="0.0715965892384593">
            <text:p>0.0715965892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Yi02M_note_alignments</text:p>
          </table:table-cell>
          <table:table-cell office:value-type="string">
            <text:p>score disaster</text:p>
          </table:table-cell>
          <table:table-cell office:value-type="float" office:value="352">
            <text:p>352</text:p>
          </table:table-cell>
          <table:table-cell office:value-type="float" office:value="574">
            <text:p>574</text:p>
          </table:table-cell>
          <table:table-cell office:value-type="float" office:value="6879">
            <text:p>6879</text:p>
          </table:table-cell>
          <table:table-cell office:value-type="float" office:value="0.0511702282308475">
            <text:p>0.0511702282</text:p>
          </table:table-cell>
          <table:table-cell office:value-type="float" office:value="0.083442360808257">
            <text:p>0.0834423608</text:p>
          </table:table-cell>
        </table:table-row>
        <table:table-row table:style-name="ro1">
          <table:table-cell/>
          <table:table-cell office:value-type="string">
            <text:p>C:\Users\silva\Documents\repos\DATA\asap-dataset\Beethoven/Piano_Sonatas/23-1\Yu01_note_alignments</text:p>
          </table:table-cell>
          <table:table-cell office:value-type="string">
            <text:p>score disaster</text:p>
          </table:table-cell>
          <table:table-cell office:value-type="float" office:value="306">
            <text:p>306</text:p>
          </table:table-cell>
          <table:table-cell office:value-type="float" office:value="485">
            <text:p>485</text:p>
          </table:table-cell>
          <table:table-cell office:value-type="float" office:value="6833">
            <text:p>6833</text:p>
          </table:table-cell>
          <table:table-cell office:value-type="float" office:value="0.0447826723254793">
            <text:p>0.0447826723</text:p>
          </table:table-cell>
          <table:table-cell office:value-type="float" office:value="0.070979072149861">
            <text:p>0.0709790721</text:p>
          </table:table-cell>
        </table:table-row>
        <table:table-row table:style-name="ro1">
          <table:table-cell/>
          <table:table-cell office:value-type="string">
            <text:p>C:\Users\silva\Documents\repos\DATA\asap-dataset\Liszt/Concert_Etude_S145/1\FEINER03_note_alignments</text:p>
          </table:table-cell>
          <table:table-cell office:value-type="string">
            <text:p>score mistake in the beginning</text:p>
          </table:table-cell>
          <table:table-cell office:value-type="float" office:value="274">
            <text:p>274</text:p>
          </table:table-cell>
          <table:table-cell office:value-type="float" office:value="341">
            <text:p>341</text:p>
          </table:table-cell>
          <table:table-cell office:value-type="float" office:value="3682">
            <text:p>3682</text:p>
          </table:table-cell>
          <table:table-cell office:value-type="float" office:value="0.0744160782183596">
            <text:p>0.0744160782</text:p>
          </table:table-cell>
          <table:table-cell office:value-type="float" office:value="0.0926127104834329">
            <text:p>0.0926127105</text:p>
          </table:table-cell>
        </table:table-row>
        <table:table-row table:style-name="ro1">
          <table:table-cell/>
          <table:table-cell office:value-type="string">
            <text:p>C:\Users\silva\Documents\repos\DATA\asap-dataset\Liszt/Concert_Etude_S145/1\Kleisen03_note_alignments</text:p>
          </table:table-cell>
          <table:table-cell office:value-type="string">
            <text:p>score mistake in the beginning</text:p>
          </table:table-cell>
          <table:table-cell office:value-type="float" office:value="249">
            <text:p>249</text:p>
          </table:table-cell>
          <table:table-cell office:value-type="float" office:value="393">
            <text:p>393</text:p>
          </table:table-cell>
          <table:table-cell office:value-type="float" office:value="3657">
            <text:p>3657</text:p>
          </table:table-cell>
          <table:table-cell office:value-type="float" office:value="0.0680885972108286">
            <text:p>0.0680885972</text:p>
          </table:table-cell>
          <table:table-cell office:value-type="float" office:value="0.10746513535685">
            <text:p>0.1074651354</text:p>
          </table:table-cell>
        </table:table-row>
        <table:table-row table:style-name="ro1">
          <table:table-cell/>
          <table:table-cell office:value-type="string">
            <text:p>C:\Users\silva\Documents\repos\DATA\asap-dataset\Liszt/Concert_Etude_S145/1\Kleisen06M_note_alignments</text:p>
          </table:table-cell>
          <table:table-cell office:value-type="string">
            <text:p>score mistake in the beginning</text:p>
          </table:table-cell>
          <table:table-cell office:value-type="float" office:value="282">
            <text:p>282</text:p>
          </table:table-cell>
          <table:table-cell office:value-type="float" office:value="392">
            <text:p>392</text:p>
          </table:table-cell>
          <table:table-cell office:value-type="float" office:value="3690">
            <text:p>3690</text:p>
          </table:table-cell>
          <table:table-cell office:value-type="float" office:value="0.0764227642276423">
            <text:p>0.0764227642</text:p>
          </table:table-cell>
          <table:table-cell office:value-type="float" office:value="0.106233062330623">
            <text:p>0.1062330623</text:p>
          </table:table-cell>
        </table:table-row>
        <table:table-row table:style-name="ro1">
          <table:table-cell/>
          <table:table-cell office:value-type="string">
            <text:p>C:\Users\silva\Documents\repos\DATA\asap-dataset\Liszt/Concert_Etude_S145/1\Lai02_note_alignments</text:p>
          </table:table-cell>
          <table:table-cell office:value-type="string">
            <text:p>score mistake in the beginning</text:p>
          </table:table-cell>
          <table:table-cell office:value-type="float" office:value="386">
            <text:p>386</text:p>
          </table:table-cell>
          <table:table-cell office:value-type="float" office:value="367">
            <text:p>367</text:p>
          </table:table-cell>
          <table:table-cell office:value-type="float" office:value="3794">
            <text:p>3794</text:p>
          </table:table-cell>
          <table:table-cell office:value-type="float" office:value="0.10173958882446">
            <text:p>0.1017395888</text:p>
          </table:table-cell>
          <table:table-cell office:value-type="float" office:value="0.0967316816025303">
            <text:p>0.0967316816</text:p>
          </table:table-cell>
        </table:table-row>
        <table:table-row table:style-name="ro1">
          <table:table-cell/>
          <table:table-cell office:value-type="string">
            <text:p>C:\Users\silva\Documents\repos\DATA\asap-dataset\Liszt/Concert_Etude_S145/1\Woo02_note_alignments</text:p>
          </table:table-cell>
          <table:table-cell office:value-type="string">
            <text:p>score mistake in the beginning</text:p>
          </table:table-cell>
          <table:table-cell office:value-type="float" office:value="298">
            <text:p>298</text:p>
          </table:table-cell>
          <table:table-cell office:value-type="float" office:value="323">
            <text:p>323</text:p>
          </table:table-cell>
          <table:table-cell office:value-type="float" office:value="3706">
            <text:p>3706</text:p>
          </table:table-cell>
          <table:table-cell office:value-type="float" office:value="0.08041014570966">
            <text:p>0.0804101457</text:p>
          </table:table-cell>
          <table:table-cell office:value-type="float" office:value="0.0871559633027523">
            <text:p>0.0871559633</text:p>
          </table:table-cell>
        </table:table-row>
        <table:table-row table:style-name="ro1">
          <table:table-cell/>
          <table:table-cell office:value-type="string">
            <text:p>C:\Users\silva\Documents\repos\DATA\asap-dataset\Liszt/Concert_Etude_S145/1\Woo06M_note_alignments</text:p>
          </table:table-cell>
          <table:table-cell office:value-type="string">
            <text:p>score mistake in the beginning</text:p>
          </table:table-cell>
          <table:table-cell office:value-type="float" office:value="335">
            <text:p>335</text:p>
          </table:table-cell>
          <table:table-cell office:value-type="float" office:value="373">
            <text:p>373</text:p>
          </table:table-cell>
          <table:table-cell office:value-type="float" office:value="3743">
            <text:p>3743</text:p>
          </table:table-cell>
          <table:table-cell office:value-type="float" office:value="0.0895004007480631">
            <text:p>0.0895004007</text:p>
          </table:table-cell>
          <table:table-cell office:value-type="float" office:value="0.0996526850120224">
            <text:p>0.099652685</text:p>
          </table:table-cell>
        </table:table-row>
        <table:table-row table:style-name="ro1">
          <table:table-cell/>
          <table:table-cell office:value-type="string">
            <text:p>C:\Users\silva\Documents\repos\DATA\asap-dataset\Liszt/Concert_Etude_S145/2\Lo02_note_alignments</text:p>
          </table:table-cell>
          <table:table-cell office:value-type="string">
            <text:p>score mistake towards the end</text:p>
          </table:table-cell>
          <table:table-cell office:value-type="float" office:value="220">
            <text:p>220</text:p>
          </table:table-cell>
          <table:table-cell office:value-type="float" office:value="445">
            <text:p>445</text:p>
          </table:table-cell>
          <table:table-cell office:value-type="float" office:value="3516">
            <text:p>3516</text:p>
          </table:table-cell>
          <table:table-cell office:value-type="float" office:value="0.0625711035267349">
            <text:p>0.0625711035</text:p>
          </table:table-cell>
          <table:table-cell office:value-type="float" office:value="0.126564277588168">
            <text:p>0.1265642776</text:p>
          </table:table-cell>
        </table:table-row>
        <table:table-row table:style-name="ro1">
          <table:table-cell/>
          <table:table-cell office:value-type="string">
            <text:p>C:\Users\silva\Documents\repos\DATA\asap-dataset\Liszt/Concert_Etude_S145/2\Lu03M_note_alignments</text:p>
          </table:table-cell>
          <table:table-cell office:value-type="string">
            <text:p>score mistake towards the end</text:p>
          </table:table-cell>
          <table:table-cell office:value-type="float" office:value="160">
            <text:p>160</text:p>
          </table:table-cell>
          <table:table-cell office:value-type="float" office:value="333">
            <text:p>333</text:p>
          </table:table-cell>
          <table:table-cell office:value-type="float" office:value="3456">
            <text:p>3456</text:p>
          </table:table-cell>
          <table:table-cell office:value-type="float" office:value="0.0462962962962963">
            <text:p>0.0462962963</text:p>
          </table:table-cell>
          <table:table-cell office:value-type="float" office:value="0.0963541666666667">
            <text:p>0.0963541667</text:p>
          </table:table-cell>
        </table:table-row>
        <table:table-row table:style-name="ro1">
          <table:table-cell/>
          <table:table-cell office:value-type="string">
            <text:p>C:\Users\silva\Documents\repos\DATA\asap-dataset\Liszt/Concert_Etude_S145/2\Tario06M_note_alignments</text:p>
          </table:table-cell>
          <table:table-cell office:value-type="string">
            <text:p>score mistake towards the end</text:p>
          </table:table-cell>
          <table:table-cell office:value-type="float" office:value="218">
            <text:p>218</text:p>
          </table:table-cell>
          <table:table-cell office:value-type="float" office:value="420">
            <text:p>420</text:p>
          </table:table-cell>
          <table:table-cell office:value-type="float" office:value="3514">
            <text:p>3514</text:p>
          </table:table-cell>
          <table:table-cell office:value-type="float" office:value="0.0620375640295959">
            <text:p>0.062037564</text:p>
          </table:table-cell>
          <table:table-cell office:value-type="float" office:value="0.119521912350598">
            <text:p>0.1195219124</text:p>
          </table:table-cell>
        </table:table-row>
        <table:table-row table:style-name="ro1">
          <table:table-cell/>
          <table:table-cell office:value-type="string">
            <text:p>C:\Users\silva\Documents\repos\DATA\asap-dataset\Liszt/Concert_Etude_S145/2\ZhangX03_note_alignments</text:p>
          </table:table-cell>
          <table:table-cell office:value-type="string">
            <text:p>score mistake towards the end</text:p>
          </table:table-cell>
          <table:table-cell office:value-type="float" office:value="125">
            <text:p>125</text:p>
          </table:table-cell>
          <table:table-cell office:value-type="float" office:value="519">
            <text:p>519</text:p>
          </table:table-cell>
          <table:table-cell office:value-type="float" office:value="3421">
            <text:p>3421</text:p>
          </table:table-cell>
          <table:table-cell office:value-type="float" office:value="0.0365390236772873">
            <text:p>0.0365390237</text:p>
          </table:table-cell>
          <table:table-cell office:value-type="float" office:value="0.151710026308097">
            <text:p>0.1517100263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Wanderer_fantasie\Kolessova02_note_alignments</text:p>
          </table:table-cell>
          <table:table-cell office:value-type="string">
            <text:p>strange score</text:p>
          </table:table-cell>
          <table:table-cell office:value-type="float" office:value="1111">
            <text:p>1111</text:p>
          </table:table-cell>
          <table:table-cell office:value-type="float" office:value="455">
            <text:p>455</text:p>
          </table:table-cell>
          <table:table-cell office:value-type="float" office:value="16435">
            <text:p>16435</text:p>
          </table:table-cell>
          <table:table-cell office:value-type="float" office:value="0.067599634925464">
            <text:p>0.0675996349</text:p>
          </table:table-cell>
          <table:table-cell office:value-type="float" office:value="0.0276848189838759">
            <text:p>0.027684819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Wanderer_fantasie\Larionova05M_note_alignments</text:p>
          </table:table-cell>
          <table:table-cell office:value-type="string">
            <text:p>strange score</text:p>
          </table:table-cell>
          <table:table-cell office:value-type="float" office:value="749">
            <text:p>749</text:p>
          </table:table-cell>
          <table:table-cell office:value-type="float" office:value="339">
            <text:p>339</text:p>
          </table:table-cell>
          <table:table-cell office:value-type="float" office:value="16073">
            <text:p>16073</text:p>
          </table:table-cell>
          <table:table-cell office:value-type="float" office:value="0.0465998880109501">
            <text:p>0.046599888</text:p>
          </table:table-cell>
          <table:table-cell office:value-type="float" office:value="0.021091271075717">
            <text:p>0.0210912711</text:p>
          </table:table-cell>
        </table:table-row>
        <table:table-row table:style-name="ro1">
          <table:table-cell/>
          <table:table-cell office:value-type="string">
            <text:p>C:\Users\silva\Documents\repos\DATA\asap-dataset\Schubert/Wanderer_fantasie\SunY10M_note_alignments</text:p>
          </table:table-cell>
          <table:table-cell office:value-type="string">
            <text:p>strange score</text:p>
          </table:table-cell>
          <table:table-cell office:value-type="float" office:value="931">
            <text:p>931</text:p>
          </table:table-cell>
          <table:table-cell office:value-type="float" office:value="414">
            <text:p>414</text:p>
          </table:table-cell>
          <table:table-cell office:value-type="float" office:value="16255">
            <text:p>16255</text:p>
          </table:table-cell>
          <table:table-cell office:value-type="float" office:value="0.0572746847123962">
            <text:p>0.0572746847</text:p>
          </table:table-cell>
          <table:table-cell office:value-type="float" office:value="0.0254690864349431">
            <text:p>0.0254690864</text:p>
          </table:table-cell>
        </table:table-row>
        <table:table-row table:style-name="ro1">
          <table:table-cell/>
          <table:table-cell office:value-type="string">
            <text:p>C:\Users\silva\Documents\repos\DATA\asap-dataset\Chopin/Berceuse_op_57\LeungM07M_note_alignments</text:p>
          </table:table-cell>
          <table:table-cell/>
          <table:table-cell office:value-type="float" office:value="57">
            <text:p>57</text:p>
          </table:table-cell>
          <table:table-cell office:value-type="float" office:value="110">
            <text:p>110</text:p>
          </table:table-cell>
          <table:table-cell office:value-type="float" office:value="1814">
            <text:p>1814</text:p>
          </table:table-cell>
          <table:table-cell office:value-type="float" office:value="0.0314222712238148">
            <text:p>0.0314222712</text:p>
          </table:table-cell>
          <table:table-cell office:value-type="float" office:value="0.0606394707828004">
            <text:p>0.0606394708</text:p>
          </table:table-cell>
        </table:table-row>
        <table:table-row table:style-name="ro1">
          <table:table-cell/>
          <table:table-cell office:value-type="string">
            <text:p>C:\Users\silva\Documents\repos\DATA\asap-dataset\Chopin/Berceuse_op_57\MiyashitaM06M_note_alignments</text:p>
          </table:table-cell>
          <table:table-cell/>
          <table:table-cell office:value-type="float" office:value="52">
            <text:p>52</text:p>
          </table:table-cell>
          <table:table-cell office:value-type="float" office:value="122">
            <text:p>122</text:p>
          </table:table-cell>
          <table:table-cell office:value-type="float" office:value="1809">
            <text:p>1809</text:p>
          </table:table-cell>
          <table:table-cell office:value-type="float" office:value="0.0287451630735213">
            <text:p>0.0287451631</text:p>
          </table:table-cell>
          <table:table-cell office:value-type="float" office:value="0.0674405749032615">
            <text:p>0.0674405749</text:p>
          </table:table-cell>
        </table:table-row>
        <table:table-row table:style-name="ro1">
          <table:table-cell/>
          <table:table-cell office:value-type="string">
            <text:p>C:\Users\silva\Documents\repos\DATA\asap-dataset\Chopin/Berceuse_op_57\Tario07M_note_alignments</text:p>
          </table:table-cell>
          <table:table-cell/>
          <table:table-cell office:value-type="float" office:value="103">
            <text:p>103</text:p>
          </table:table-cell>
          <table:table-cell office:value-type="float" office:value="131">
            <text:p>131</text:p>
          </table:table-cell>
          <table:table-cell office:value-type="float" office:value="1860">
            <text:p>1860</text:p>
          </table:table-cell>
          <table:table-cell office:value-type="float" office:value="0.0553763440860215">
            <text:p>0.0553763441</text:p>
          </table:table-cell>
          <table:table-cell office:value-type="float" office:value="0.0704301075268817">
            <text:p>0.0704301075</text:p>
          </table:table-cell>
        </table:table-row>
        <table:table-row table:style-name="ro1">
          <table:table-cell/>
          <table:table-cell office:value-type="string">
            <text:p>C:\Users\silva\Documents\repos\DATA\asap-dataset\Chopin/Berceuse_op_57\Teo11M_note_alignments</text:p>
          </table:table-cell>
          <table:table-cell/>
          <table:table-cell office:value-type="float" office:value="88">
            <text:p>88</text:p>
          </table:table-cell>
          <table:table-cell office:value-type="float" office:value="128">
            <text:p>128</text:p>
          </table:table-cell>
          <table:table-cell office:value-type="float" office:value="1845">
            <text:p>1845</text:p>
          </table:table-cell>
          <table:table-cell office:value-type="float" office:value="0.0476964769647697">
            <text:p>0.047696477</text:p>
          </table:table-cell>
          <table:table-cell office:value-type="float" office:value="0.0693766937669377">
            <text:p>0.0693766938</text:p>
          </table:table-cell>
        </table:table-row>
        <table:table-row table:style-name="ro1">
          <table:table-cell/>
          <table:table-cell office:value-type="string">
            <text:p>C:\Users\silva\Documents\repos\DATA\asap-dataset\Chopin/Berceuse_op_57\ZhangE09M_note_alignments</text:p>
          </table:table-cell>
          <table:table-cell/>
          <table:table-cell office:value-type="float" office:value="59">
            <text:p>59</text:p>
          </table:table-cell>
          <table:table-cell office:value-type="float" office:value="124">
            <text:p>124</text:p>
          </table:table-cell>
          <table:table-cell office:value-type="float" office:value="1816">
            <text:p>1816</text:p>
          </table:table-cell>
          <table:table-cell office:value-type="float" office:value="0.032488986784141">
            <text:p>0.0324889868</text:p>
          </table:table-cell>
          <table:table-cell office:value-type="float" office:value="0.0682819383259912">
            <text:p>0.0682819383</text:p>
          </table:table-cell>
        </table:table-row>
        <table:table-row table:style-name="ro1">
          <table:table-cell/>
          <table:table-cell office:value-type="string">
            <text:p>C:\Users\silva\Documents\repos\DATA\asap-dataset\Liszt/Hungarian_Rhapsodies/6\KaiRuiR04_note_alignments</text:p>
          </table:table-cell>
          <table:table-cell/>
          <table:table-cell office:value-type="float" office:value="429">
            <text:p>429</text:p>
          </table:table-cell>
          <table:table-cell office:value-type="float" office:value="564">
            <text:p>564</text:p>
          </table:table-cell>
          <table:table-cell office:value-type="float" office:value="5809">
            <text:p>5809</text:p>
          </table:table-cell>
          <table:table-cell office:value-type="float" office:value="0.0738509209846789">
            <text:p>0.073850921</text:p>
          </table:table-cell>
          <table:table-cell office:value-type="float" office:value="0.097090721294543">
            <text:p>0.0970907213</text:p>
          </table:table-cell>
        </table:table-row>
        <table:table-row table:style-name="ro1">
          <table:table-cell/>
          <table:table-cell office:value-type="string">
            <text:p>C:\Users\silva\Documents\repos\DATA\asap-dataset\Liszt/Hungarian_Rhapsodies/6\LiA09M_note_alignments</text:p>
          </table:table-cell>
          <table:table-cell/>
          <table:table-cell office:value-type="float" office:value="570">
            <text:p>570</text:p>
          </table:table-cell>
          <table:table-cell office:value-type="float" office:value="621">
            <text:p>621</text:p>
          </table:table-cell>
          <table:table-cell office:value-type="float" office:value="5950">
            <text:p>5950</text:p>
          </table:table-cell>
          <table:table-cell office:value-type="float" office:value="0.0957983193277311">
            <text:p>0.0957983193</text:p>
          </table:table-cell>
          <table:table-cell office:value-type="float" office:value="0.10436974789916">
            <text:p>0.1043697479</text:p>
          </table:table-cell>
        </table:table-row>
        <table:table-row table:style-name="ro1">
          <table:table-cell/>
          <table:table-cell office:value-type="string">
            <text:p>C:\Users\silva\Documents\repos\DATA\asap-dataset\Liszt/Hungarian_Rhapsodies/6\Ye04_note_alignments</text:p>
          </table:table-cell>
          <table:table-cell/>
          <table:table-cell office:value-type="float" office:value="542">
            <text:p>542</text:p>
          </table:table-cell>
          <table:table-cell office:value-type="float" office:value="956">
            <text:p>956</text:p>
          </table:table-cell>
          <table:table-cell office:value-type="float" office:value="5922">
            <text:p>5922</text:p>
          </table:table-cell>
          <table:table-cell office:value-type="float" office:value="0.0915231340763256">
            <text:p>0.0915231341</text:p>
          </table:table-cell>
          <table:table-cell office:value-type="float" office:value="0.161431948665991">
            <text:p>0.1614319487</text:p>
          </table:table-cell>
        </table:table-row>
        <table:table-row table:style-name="ro1">
          <table:table-cell/>
          <table:table-cell office:value-type="string">
            <text:p>C:\Users\silva\Documents\repos\DATA\asap-dataset\Ravel/Gaspard_de_la_Nuit/1_Ondine\Albright01_note_alignments</text:p>
          </table:table-cell>
          <table:table-cell/>
          <table:table-cell office:value-type="float" office:value="249">
            <text:p>249</text:p>
          </table:table-cell>
          <table:table-cell office:value-type="float" office:value="863">
            <text:p>863</text:p>
          </table:table-cell>
          <table:table-cell office:value-type="float" office:value="5286">
            <text:p>5286</text:p>
          </table:table-cell>
          <table:table-cell office:value-type="float" office:value="0.047105561861521">
            <text:p>0.0471055619</text:p>
          </table:table-cell>
          <table:table-cell office:value-type="float" office:value="0.16326144532728">
            <text:p>0.1632614453</text:p>
          </table:table-cell>
        </table:table-row>
        <table:table-row table:style-name="ro1">
          <table:table-cell/>
          <table:table-cell office:value-type="string">
            <text:p>C:\Users\silva\Documents\repos\DATA\asap-dataset\Ravel/Gaspard_de_la_Nuit/1_Ondine\GarritsonL05_note_alignments</text:p>
          </table:table-cell>
          <table:table-cell/>
          <table:table-cell office:value-type="float" office:value="130">
            <text:p>130</text:p>
          </table:table-cell>
          <table:table-cell office:value-type="float" office:value="843">
            <text:p>843</text:p>
          </table:table-cell>
          <table:table-cell office:value-type="float" office:value="5167">
            <text:p>5167</text:p>
          </table:table-cell>
          <table:table-cell office:value-type="float" office:value="0.0251596671182504">
            <text:p>0.0251596671</text:p>
          </table:table-cell>
          <table:table-cell office:value-type="float" office:value="0.163150764466809">
            <text:p>0.1631507645</text:p>
          </table:table-cell>
        </table:table-row>
        <table:table-row table:style-name="ro1">
          <table:table-cell/>
          <table:table-cell office:value-type="string">
            <text:p>C:\Users\silva\Documents\repos\DATA\asap-dataset\Ravel/Gaspard_de_la_Nuit/1_Ondine\KharselM09_note_alignments</text:p>
          </table:table-cell>
          <table:table-cell/>
          <table:table-cell office:value-type="float" office:value="190">
            <text:p>190</text:p>
          </table:table-cell>
          <table:table-cell office:value-type="float" office:value="510">
            <text:p>510</text:p>
          </table:table-cell>
          <table:table-cell office:value-type="float" office:value="5227">
            <text:p>5227</text:p>
          </table:table-cell>
          <table:table-cell office:value-type="float" office:value="0.0363497225942223">
            <text:p>0.0363497226</text:p>
          </table:table-cell>
          <table:table-cell office:value-type="float" office:value="0.0975703080160704">
            <text:p>0.097570308</text:p>
          </table:table-cell>
        </table:table-row>
        <table:table-row table:style-name="ro1">
          <table:table-cell/>
          <table:table-cell office:value-type="string">
            <text:p>C:\Users\silva\Documents\repos\DATA\asap-dataset\Ravel/Gaspard_de_la_Nuit/1_Ondine\KotysV11_note_alignments</text:p>
          </table:table-cell>
          <table:table-cell/>
          <table:table-cell office:value-type="float" office:value="196">
            <text:p>196</text:p>
          </table:table-cell>
          <table:table-cell office:value-type="float" office:value="718">
            <text:p>718</text:p>
          </table:table-cell>
          <table:table-cell office:value-type="float" office:value="5233">
            <text:p>5233</text:p>
          </table:table-cell>
          <table:table-cell office:value-type="float" office:value="0.037454614943627">
            <text:p>0.0374546149</text:p>
          </table:table-cell>
          <table:table-cell office:value-type="float" office:value="0.137206191477164">
            <text:p>0.1372061915</text:p>
          </table:table-cell>
        </table:table-row>
        <table:table-row table:style-name="ro1">
          <table:table-cell/>
          <table:table-cell office:value-type="string">
            <text:p>C:\Users\silva\Documents\repos\DATA\asap-dataset\Ravel/Gaspard_de_la_Nuit/1_Ondine\Ladid03_note_alignments</text:p>
          </table:table-cell>
          <table:table-cell/>
          <table:table-cell office:value-type="float" office:value="239">
            <text:p>239</text:p>
          </table:table-cell>
          <table:table-cell office:value-type="float" office:value="702">
            <text:p>702</text:p>
          </table:table-cell>
          <table:table-cell office:value-type="float" office:value="5276">
            <text:p>5276</text:p>
          </table:table-cell>
          <table:table-cell office:value-type="float" office:value="0.0452994692949204">
            <text:p>0.0452994693</text:p>
          </table:table-cell>
          <table:table-cell office:value-type="float" office:value="0.133055344958302">
            <text:p>0.133055345</text:p>
          </table:table-cell>
        </table:table-row>
        <table:table-row table:style-name="ro1">
          <table:table-cell/>
          <table:table-cell office:value-type="string">
            <text:p>C:\Users\silva\Documents\repos\DATA\asap-dataset\Ravel/Gaspard_de_la_Nuit/1_Ondine\LiYZ08_note_alignments</text:p>
          </table:table-cell>
          <table:table-cell/>
          <table:table-cell office:value-type="float" office:value="146">
            <text:p>146</text:p>
          </table:table-cell>
          <table:table-cell office:value-type="float" office:value="659">
            <text:p>659</text:p>
          </table:table-cell>
          <table:table-cell office:value-type="float" office:value="5183">
            <text:p>5183</text:p>
          </table:table-cell>
          <table:table-cell office:value-type="float" office:value="0.028169014084507">
            <text:p>0.0281690141</text:p>
          </table:table-cell>
          <table:table-cell office:value-type="float" office:value="0.127146440285549">
            <text:p>0.1271464403</text:p>
          </table:table-cell>
        </table:table-row>
        <table:table-row table:style-name="ro1">
          <table:table-cell/>
          <table:table-cell office:value-type="string">
            <text:p>C:\Users\silva\Documents\repos\DATA\asap-dataset\Ravel/Gaspard_de_la_Nuit/1_Ondine\WangY09_note_alignments</text:p>
          </table:table-cell>
          <table:table-cell/>
          <table:table-cell office:value-type="float" office:value="133">
            <text:p>133</text:p>
          </table:table-cell>
          <table:table-cell office:value-type="float" office:value="705">
            <text:p>705</text:p>
          </table:table-cell>
          <table:table-cell office:value-type="float" office:value="5170">
            <text:p>5170</text:p>
          </table:table-cell>
          <table:table-cell office:value-type="float" office:value="0.0257253384912959">
            <text:p>0.0257253385</text:p>
          </table:table-cell>
          <table:table-cell office:value-type="float" office:value="0.136363636363636">
            <text:p>0.1363636364</text:p>
          </table:table-cell>
        </table:table-row>
        <table:table-row table:style-name="ro1">
          <table:table-cell/>
          <table:table-cell office:value-type="string">
            <text:p>C:\Users\silva\Documents\repos\DATA\asap-dataset\Ravel/Miroirs/3_Une_Barque\DupreeF20_note_alignments</text:p>
          </table:table-cell>
          <table:table-cell/>
          <table:table-cell office:value-type="float" office:value="988">
            <text:p>988</text:p>
          </table:table-cell>
          <table:table-cell office:value-type="float" office:value="462">
            <text:p>462</text:p>
          </table:table-cell>
          <table:table-cell office:value-type="float" office:value="5579">
            <text:p>5579</text:p>
          </table:table-cell>
          <table:table-cell office:value-type="float" office:value="0.177092668937085">
            <text:p>0.1770926689</text:p>
          </table:table-cell>
          <table:table-cell office:value-type="float" office:value="0.0828105395232121">
            <text:p>0.0828105395</text:p>
          </table:table-cell>
        </table:table-row>
        <table:table-row table:style-name="ro1">
          <table:table-cell/>
          <table:table-cell office:value-type="string">
            <text:p>C:\Users\silva\Documents\repos\DATA\asap-dataset\Ravel/Miroirs/3_Une_Barque\KimHJ08_note_alignments</text:p>
          </table:table-cell>
          <table:table-cell/>
          <table:table-cell office:value-type="float" office:value="925">
            <text:p>925</text:p>
          </table:table-cell>
          <table:table-cell office:value-type="float" office:value="684">
            <text:p>684</text:p>
          </table:table-cell>
          <table:table-cell office:value-type="float" office:value="5516">
            <text:p>5516</text:p>
          </table:table-cell>
          <table:table-cell office:value-type="float" office:value="0.167693981145758">
            <text:p>0.1676939811</text:p>
          </table:table-cell>
          <table:table-cell office:value-type="float" office:value="0.124002900652647">
            <text:p>0.1240029007</text:p>
          </table:table-cell>
        </table:table-row>
        <table:table-row table:style-name="ro1">
          <table:table-cell/>
          <table:table-cell office:value-type="string">
            <text:p>C:\Users\silva\Documents\repos\DATA\asap-dataset\Ravel/Miroirs/3_Une_Barque\ShevchenkoO07_note_alignments</text:p>
          </table:table-cell>
          <table:table-cell/>
          <table:table-cell office:value-type="float" office:value="763">
            <text:p>763</text:p>
          </table:table-cell>
          <table:table-cell office:value-type="float" office:value="709">
            <text:p>709</text:p>
          </table:table-cell>
          <table:table-cell office:value-type="float" office:value="5354">
            <text:p>5354</text:p>
          </table:table-cell>
          <table:table-cell office:value-type="float" office:value="0.142510272693313">
            <text:p>0.1425102727</text:p>
          </table:table-cell>
          <table:table-cell office:value-type="float" office:value="0.132424355621965">
            <text:p>0.1324243556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3\JohannsonP04_note_alignments</text:p>
          </table:table-cell>
          <table:table-cell/>
          <table:table-cell office:value-type="float" office:value="128">
            <text:p>128</text:p>
          </table:table-cell>
          <table:table-cell office:value-type="float" office:value="562">
            <text:p>562</text:p>
          </table:table-cell>
          <table:table-cell office:value-type="float" office:value="2281">
            <text:p>2281</text:p>
          </table:table-cell>
          <table:table-cell office:value-type="float" office:value="0.0561157387110916">
            <text:p>0.0561157387</text:p>
          </table:table-cell>
          <table:table-cell office:value-type="float" office:value="0.246383165278387">
            <text:p>0.2463831653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3\ParkJH06_note_alignments</text:p>
          </table:table-cell>
          <table:table-cell/>
          <table:table-cell office:value-type="float" office:value="105">
            <text:p>105</text:p>
          </table:table-cell>
          <table:table-cell office:value-type="float" office:value="276">
            <text:p>276</text:p>
          </table:table-cell>
          <table:table-cell office:value-type="float" office:value="2258">
            <text:p>2258</text:p>
          </table:table-cell>
          <table:table-cell office:value-type="float" office:value="0.0465013286093889">
            <text:p>0.0465013286</text:p>
          </table:table-cell>
          <table:table-cell office:value-type="float" office:value="0.122232063773251">
            <text:p>0.1222320638</text:p>
          </table:table-cell>
        </table:table-row>
        <table:table-row table:style-name="ro1">
          <table:table-cell/>
          <table:table-cell office:value-type="string">
            <text:p>C:\Users\silva\Documents\repos\DATA\asap-dataset\Schumann/Kreisleriana/3\Yarden09_note_alignments</text:p>
          </table:table-cell>
          <table:table-cell/>
          <table:table-cell office:value-type="float" office:value="93">
            <text:p>93</text:p>
          </table:table-cell>
          <table:table-cell office:value-type="float" office:value="570">
            <text:p>570</text:p>
          </table:table-cell>
          <table:table-cell office:value-type="float" office:value="2246">
            <text:p>2246</text:p>
          </table:table-cell>
          <table:table-cell office:value-type="float" office:value="0.041406945681211">
            <text:p>0.0414069457</text:p>
          </table:table-cell>
          <table:table-cell office:value-type="float" office:value="0.253784505788068">
            <text:p>0.2537845058</text:p>
          </table:table-cell>
        </table:table-row>
        <table:table-row table:style-name="ro1">
          <table:table-cell/>
          <table:table-cell office:value-type="string">
            <text:p>C:\Users\silva\Documents\repos\DATA\asap-dataset\Scriabin/Sonatas/5\ChernovA06M_note_alignments</text:p>
          </table:table-cell>
          <table:table-cell/>
          <table:table-cell office:value-type="float" office:value="6283">
            <text:p>6283</text:p>
          </table:table-cell>
          <table:table-cell office:value-type="float" office:value="6133">
            <text:p>6133</text:p>
          </table:table-cell>
          <table:table-cell office:value-type="float" office:value="13790">
            <text:p>13790</text:p>
          </table:table-cell>
          <table:table-cell office:value-type="float" office:value="0.455620014503263">
            <text:p>0.4556200145</text:p>
          </table:table-cell>
          <table:table-cell office:value-type="float" office:value="0.444742567077592">
            <text:p>0.4447425671</text:p>
          </table:table-cell>
        </table:table-row>
        <table:table-row table:style-name="ro1">
          <table:table-cell/>
          <table:table-cell office:value-type="string">
            <text:p>C:\Users\silva\Documents\repos\DATA\asap-dataset\Scriabin/Sonatas/5\FaB05M_note_alignments</text:p>
          </table:table-cell>
          <table:table-cell/>
          <table:table-cell office:value-type="float" office:value="565">
            <text:p>565</text:p>
          </table:table-cell>
          <table:table-cell office:value-type="float" office:value="628">
            <text:p>628</text:p>
          </table:table-cell>
          <table:table-cell office:value-type="float" office:value="8258">
            <text:p>8258</text:p>
          </table:table-cell>
          <table:table-cell office:value-type="float" office:value="0.0684185032695568">
            <text:p>0.0684185033</text:p>
          </table:table-cell>
          <table:table-cell office:value-type="float" office:value="0.0760474691208525">
            <text:p>0.0760474691</text:p>
          </table:table-cell>
        </table:table-row>
        <table:table-row table:style-name="ro1">
          <table:table-cell/>
          <table:table-cell office:value-type="string">
            <text:p>C:\Users\silva\Documents\repos\DATA\asap-dataset\Scriabin/Sonatas/5\FALIKS06_note_alignments</text:p>
          </table:table-cell>
          <table:table-cell/>
          <table:table-cell office:value-type="float" office:value="3583">
            <text:p>3583</text:p>
          </table:table-cell>
          <table:table-cell office:value-type="float" office:value="3688">
            <text:p>3688</text:p>
          </table:table-cell>
          <table:table-cell office:value-type="float" office:value="11262">
            <text:p>11262</text:p>
          </table:table-cell>
          <table:table-cell office:value-type="float" office:value="0.318149529390872">
            <text:p>0.3181495294</text:p>
          </table:table-cell>
          <table:table-cell office:value-type="float" office:value="0.327472917776594">
            <text:p>0.3274729178</text:p>
          </table:table-cell>
        </table:table-row>
        <table:table-row table:style-name="ro1">
          <table:table-cell/>
          <table:table-cell office:value-type="string">
            <text:p>C:\Users\silva\Documents\repos\DATA\asap-dataset\Scriabin/Sonatas/5\GarritsonL06M_note_alignments</text:p>
          </table:table-cell>
          <table:table-cell/>
          <table:table-cell office:value-type="float" office:value="837">
            <text:p>837</text:p>
          </table:table-cell>
          <table:table-cell office:value-type="float" office:value="458">
            <text:p>458</text:p>
          </table:table-cell>
          <table:table-cell office:value-type="float" office:value="8530">
            <text:p>8530</text:p>
          </table:table-cell>
          <table:table-cell office:value-type="float" office:value="0.0981242672919109">
            <text:p>0.0981242673</text:p>
          </table:table-cell>
          <table:table-cell office:value-type="float" office:value="0.0536928487690504">
            <text:p>0.0536928488</text:p>
          </table:table-cell>
        </table:table-row>
        <table:table-row table:style-name="ro1">
          <table:table-cell/>
          <table:table-cell office:value-type="string">
            <text:p>C:\Users\silva\Documents\repos\DATA\asap-dataset\Scriabin/Sonatas/5\Ko07M_note_alignments</text:p>
          </table:table-cell>
          <table:table-cell/>
          <table:table-cell office:value-type="float" office:value="4753">
            <text:p>4753</text:p>
          </table:table-cell>
          <table:table-cell office:value-type="float" office:value="4554">
            <text:p>4554</text:p>
          </table:table-cell>
          <table:table-cell office:value-type="float" office:value="12446">
            <text:p>12446</text:p>
          </table:table-cell>
          <table:table-cell office:value-type="float" office:value="0.381889763779528">
            <text:p>0.3818897638</text:p>
          </table:table-cell>
          <table:table-cell office:value-type="float" office:value="0.365900690985055">
            <text:p>0.365900691</text:p>
          </table:table-cell>
        </table:table-row>
        <table:table-row table:style-name="ro1">
          <table:table-cell/>
          <table:table-cell office:value-type="string">
            <text:p>C:\Users\silva\Documents\repos\DATA\asap-dataset\Scriabin/Sonatas/5\Na03_note_alignments</text:p>
          </table:table-cell>
          <table:table-cell/>
          <table:table-cell office:value-type="float" office:value="981">
            <text:p>981</text:p>
          </table:table-cell>
          <table:table-cell office:value-type="float" office:value="585">
            <text:p>585</text:p>
          </table:table-cell>
          <table:table-cell office:value-type="float" office:value="8674">
            <text:p>8674</text:p>
          </table:table-cell>
          <table:table-cell office:value-type="float" office:value="0.113096610560295">
            <text:p>0.1130966106</text:p>
          </table:table-cell>
          <table:table-cell office:value-type="float" office:value="0.0674429329029283">
            <text:p>0.0674429329</text:p>
          </table:table-cell>
        </table:table-row>
        <table:table-row table:style-name="ro1">
          <table:table-cell/>
          <table:table-cell office:value-type="string">
            <text:p>C:\Users\silva\Documents\repos\DATA\asap-dataset\Scriabin/Sonatas/5\Na07M_note_alignments</text:p>
          </table:table-cell>
          <table:table-cell/>
          <table:table-cell office:value-type="float" office:value="886">
            <text:p>886</text:p>
          </table:table-cell>
          <table:table-cell office:value-type="float" office:value="668">
            <text:p>668</text:p>
          </table:table-cell>
          <table:table-cell office:value-type="float" office:value="8579">
            <text:p>8579</text:p>
          </table:table-cell>
          <table:table-cell office:value-type="float" office:value="0.103275440027975">
            <text:p>0.10327544</text:p>
          </table:table-cell>
          <table:table-cell office:value-type="float" office:value="0.0778645529782026">
            <text:p>0.077864553</text:p>
          </table:table-cell>
        </table:table-row>
        <table:table-row table:style-name="ro1">
          <table:table-cell/>
          <table:table-cell office:value-type="string">
            <text:p>C:\Users\silva\Documents\repos\DATA\asap-dataset\Scriabin/Sonatas/5\TET02_note_alignments</text:p>
          </table:table-cell>
          <table:table-cell/>
          <table:table-cell office:value-type="float" office:value="642">
            <text:p>642</text:p>
          </table:table-cell>
          <table:table-cell office:value-type="float" office:value="442">
            <text:p>442</text:p>
          </table:table-cell>
          <table:table-cell office:value-type="float" office:value="8335">
            <text:p>8335</text:p>
          </table:table-cell>
          <table:table-cell office:value-type="float" office:value="0.0770245950809838">
            <text:p>0.0770245951</text:p>
          </table:table-cell>
          <table:table-cell office:value-type="float" office:value="0.0530293941211758">
            <text:p>0.0530293941</text:p>
          </table:table-cell>
        </table:table-row>
        <table:table-row table:style-name="ro1">
          <table:table-cell/>
          <table:table-cell office:value-type="string">
            <text:p>C:\Users\silva\Documents\repos\DATA\asap-dataset\Scriabin/Sonatas/5\Yeletskiy02_note_alignments</text:p>
          </table:table-cell>
          <table:table-cell/>
          <table:table-cell office:value-type="float" office:value="384">
            <text:p>384</text:p>
          </table:table-cell>
          <table:table-cell office:value-type="float" office:value="445">
            <text:p>445</text:p>
          </table:table-cell>
          <table:table-cell office:value-type="float" office:value="8077">
            <text:p>8077</text:p>
          </table:table-cell>
          <table:table-cell office:value-type="float" office:value="0.0475424043580537">
            <text:p>0.0475424044</text:p>
          </table:table-cell>
          <table:table-cell office:value-type="float" office:value="0.0550947133836821">
            <text:p>0.0550947134</text:p>
          </table:table-cell>
        </table:table-row>
        <table:table-row table:style-name="ro1">
          <table:table-cell/>
          <table:table-cell office:value-type="string">
            <text:p>C:\Users\silva\Documents\repos\DATA\asap-dataset\Scriabin/Sonatas/5\Yeletskiy07M_note_alignments</text:p>
          </table:table-cell>
          <table:table-cell/>
          <table:table-cell office:value-type="float" office:value="410">
            <text:p>410</text:p>
          </table:table-cell>
          <table:table-cell office:value-type="float" office:value="554">
            <text:p>554</text:p>
          </table:table-cell>
          <table:table-cell office:value-type="float" office:value="8103">
            <text:p>8103</text:p>
          </table:table-cell>
          <table:table-cell office:value-type="float" office:value="0.0505985437492287">
            <text:p>0.0505985437</text:p>
          </table:table-cell>
          <table:table-cell office:value-type="float" office:value="0.0683697396026163">
            <text:p>0.0683697396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</table:table>
      <table:database-ranges>
        <table:database-range table:target-range-address="Sheet1.B1:Sheet1.H1064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2">04/22/2022</text:date>, <text:time>18:3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2T18:32:33.59</dc:date>
    <dc:creator>silvan peter</dc:creator>
    <meta:generator>OpenOffice/4.1.10$Win32 OpenOffice.org_project/4110m2$Build-9807</meta:generator>
    <meta:editing-duration>P1DT12H37M33S</meta:editing-duration>
    <meta:editing-cycles>27</meta:editing-cycles>
    <meta:document-statistic meta:table-count="1" meta:cell-count="7415" meta:object-count="0"/>
  </office:meta>
</office:document-meta>
</file>